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25in" style:use-optimal-column-width="false"/>
    </style:style>
    <style:style style:name="TableColumn3" style:family="table-column">
      <style:table-column-properties style:column-width="0.668in" style:use-optimal-column-width="false"/>
    </style:style>
    <style:style style:name="TableColumn4" style:family="table-column">
      <style:table-column-properties style:column-width="0.7902in" style:use-optimal-column-width="false"/>
    </style:style>
    <style:style style:name="TableColumn5" style:family="table-column">
      <style:table-column-properties style:column-width="0.6333in" style:use-optimal-column-width="false"/>
    </style:style>
    <style:style style:name="TableColumn6" style:family="table-column">
      <style:table-column-properties style:column-width="0.9208in" style:use-optimal-column-width="false"/>
    </style:style>
    <style:style style:name="TableColumn7" style:family="table-column">
      <style:table-column-properties style:column-width="2.8118in" style:use-optimal-column-width="false"/>
    </style:style>
    <style:style style:name="TableColumn8" style:family="table-column">
      <style:table-column-properties style:column-width="0.7381in" style:use-optimal-column-width="false"/>
    </style:style>
    <style:style style:name="TableColumn9" style:family="table-column">
      <style:table-column-properties style:column-width="0.434in" style:use-optimal-column-width="false"/>
    </style:style>
    <style:style style:name="TableColumn10" style:family="table-column">
      <style:table-column-properties style:column-width="0.868in" style:use-optimal-column-width="false"/>
    </style:style>
    <style:style style:name="TableColumn11" style:family="table-column">
      <style:table-column-properties style:column-width="1.0326in" style:use-optimal-column-width="false"/>
    </style:style>
    <style:style style:name="TableColumn12" style:family="table-column">
      <style:table-column-properties style:column-width="0.6222in" style:use-optimal-column-width="false"/>
    </style:style>
    <style:style style:name="Table1" style:family="table" style:master-page-name="MP0">
      <style:table-properties style:width="10.3444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break-before="page" fo:text-align="center"/>
      <style:text-properties fo:font-weight="bold" style:font-weight-asian="bold" fo:font-size="9pt" style:font-size-asian="9pt" style:font-size-complex="9pt" style:text-underline-type="single" style:text-underline-style="solid" style:text-underline-width="bold" style:text-underline-mode="continuous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39" style:parent-style-name="Fonteparág.padrão" style:family="text">
      <style:text-properties fo:font-size="9pt" style:font-size-asian="9pt" style:font-size-complex="9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Fonteparág.padrão" style:family="text">
      <style:text-properties fo:font-size="9pt" style:font-size-asian="9pt" style:font-size-complex="9pt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45" style:parent-style-name="Fonteparág.padrão" style:family="text">
      <style:text-properties fo:font-size="9pt" style:font-size-asian="9pt" style:font-size-complex="9pt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Fonteparág.padrão" style:family="text">
      <style:text-properties fo:font-size="9pt" style:font-size-asian="9pt" style:font-size-complex="9pt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51" style:parent-style-name="Fonteparág.padrão" style:family="text">
      <style:text-properties fo:font-size="9pt" style:font-size-asian="9pt" style:font-size-complex="9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Fonteparág.padrão" style:family="text">
      <style:text-properties fo:font-size="9pt" style:font-size-asian="9pt" style:font-size-complex="9pt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57" style:parent-style-name="Fonteparág.padrão" style:family="text">
      <style:text-properties fo:font-size="9pt" style:font-size-asian="9pt" style:font-size-complex="9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60" style:parent-style-name="Fonteparág.padrão" style:family="text">
      <style:text-properties fo:font-size="9pt" style:font-size-asian="9pt" style:font-size-complex="9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63" style:parent-style-name="Fonteparág.padrão" style:family="text">
      <style:text-properties fo:font-size="9pt" style:font-size-asian="9pt" style:font-size-complex="9pt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66" style:parent-style-name="Fonteparág.padrão" style:family="text">
      <style:text-properties fo:font-size="9pt" style:font-size-asian="9pt" style:font-size-complex="9pt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415" style:parent-style-name="Fonteparág.padrão" style:family="text">
      <style:text-properties fo:font-weight="bold" style:font-weight-asian="bold"/>
    </style:style>
    <style:style style:name="P416" style:parent-style-name="Standard" style:family="paragraph">
      <style:text-properties fo:font-weight="bold" style:font-weight-asian="bold"/>
    </style:style>
    <style:style style:name="P41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41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olumn420" style:family="table-column">
      <style:table-column-properties style:column-width="0.9055in"/>
    </style:style>
    <style:style style:name="TableColumn421" style:family="table-column">
      <style:table-column-properties style:column-width="1.0993in"/>
    </style:style>
    <style:style style:name="TableColumn422" style:family="table-column">
      <style:table-column-properties style:column-width="0.9055in"/>
    </style:style>
    <style:style style:name="Table419" style:family="table">
      <style:table-properties style:width="2.9104in" fo:margin-left="0in" table:align="left"/>
    </style:style>
    <style:style style:name="TableRow423" style:family="table-row">
      <style:table-row-properties style:min-row-height="0.1972in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430" style:family="table-row">
      <style:table-row-properties style:min-row-height="0.1972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7" style:family="table-row">
      <style:table-row-properties style:min-row-height="0.1972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4" style:family="table-row">
      <style:table-row-properties style:min-row-height="0.1972in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51" style:parent-style-name="Standard" style:family="paragraph">
      <style:text-properties fo:font-size="10pt" style:font-size-asian="10pt" style:font-size-complex="10pt"/>
    </style:style>
    <style:style style:name="P452" style:parent-style-name="Standard" style:family="paragraph">
      <style:text-properties fo:font-size="10pt" style:font-size-asian="10pt" style:font-size-complex="10pt"/>
    </style:style>
    <style:style style:name="P453" style:parent-style-name="Standard" style:family="paragraph">
      <style:text-properties fo:font-weight="bold" style:font-weight-asian="bold" fo:font-size="10pt" style:font-size-asian="10pt" style:font-size-complex="10pt"/>
    </style:style>
    <style:style style:name="TableColumn455" style:family="table-column">
      <style:table-column-properties style:column-width="0.8826in"/>
    </style:style>
    <style:style style:name="TableColumn456" style:family="table-column">
      <style:table-column-properties style:column-width="1.0826in"/>
    </style:style>
    <style:style style:name="TableColumn457" style:family="table-column">
      <style:table-column-properties style:column-width="1.1812in"/>
    </style:style>
    <style:style style:name="TableColumn458" style:family="table-column">
      <style:table-column-properties style:column-width="1.1812in"/>
    </style:style>
    <style:style style:name="Table454" style:family="table">
      <style:table-properties style:width="4.3277in" fo:margin-left="0in" table:align="left"/>
    </style:style>
    <style:style style:name="TableRow459" style:family="table-row">
      <style:table-row-properties style:min-row-height="0.1972in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468" style:family="table-row">
      <style:table-row-properties style:min-row-height="0.1972in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7" style:family="table-row">
      <style:table-row-properties style:min-row-height="0.1972in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6" style:family="table-row">
      <style:table-row-properties style:min-row-height="0.1972in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95" style:parent-style-name="Standard" style:family="paragraph">
      <style:text-properties fo:font-size="10pt" style:font-size-asian="10pt" style:font-size-complex="10pt"/>
    </style:style>
    <style:style style:name="P496" style:parent-style-name="Standard" style:family="paragraph">
      <style:text-properties fo:font-size="10pt" style:font-size-asian="10pt" style:font-size-complex="10pt"/>
    </style:style>
    <style:style style:name="P497" style:parent-style-name="Standard" style:family="paragraph">
      <style:text-properties fo:font-size="10pt" style:font-size-asian="10pt" style:font-size-complex="10pt"/>
    </style:style>
    <style:style style:name="P498" style:parent-style-name="Standard" style:family="paragraph">
      <style:text-properties fo:font-weight="bold" style:font-weight-asian="bold" fo:font-size="10pt" style:font-size-asian="10pt" style:font-size-complex="10pt"/>
    </style:style>
    <style:style style:name="TableColumn500" style:family="table-column">
      <style:table-column-properties style:column-width="0.8826in"/>
    </style:style>
    <style:style style:name="TableColumn501" style:family="table-column">
      <style:table-column-properties style:column-width="0.8861in"/>
    </style:style>
    <style:style style:name="TableColumn502" style:family="table-column">
      <style:table-column-properties style:column-width="2.6576in"/>
    </style:style>
    <style:style style:name="TableColumn503" style:family="table-column">
      <style:table-column-properties style:column-width="0.7875in"/>
    </style:style>
    <style:style style:name="Table499" style:family="table">
      <style:table-properties style:width="5.2138in" fo:margin-left="0in" table:align="left"/>
    </style:style>
    <style:style style:name="TableRow504" style:family="table-row">
      <style:table-row-properties style:min-row-height="0.1972in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513" style:family="table-row">
      <style:table-row-properties style:min-row-height="0.1972in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2" style:family="table-row">
      <style:table-row-properties style:min-row-height="0.1972in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31" style:family="table-row">
      <style:table-row-properties style:min-row-height="0.1972in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40" style:family="table-row">
      <style:table-row-properties style:min-row-height="0.1972in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49" style:family="table-row">
      <style:table-row-properties style:min-row-height="0.1972in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58" style:family="table-row">
      <style:table-row-properties style:min-row-height="0.1972in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567" style:parent-style-name="Standard" style:family="paragraph">
      <style:text-properties fo:font-size="10pt" style:font-size-asian="10pt" style:font-size-complex="10pt"/>
    </style:style>
    <style:style style:name="T56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olumn570" style:family="table-column">
      <style:table-column-properties style:column-width="0.8826in"/>
    </style:style>
    <style:style style:name="TableColumn571" style:family="table-column">
      <style:table-column-properties style:column-width="1.0993in"/>
    </style:style>
    <style:style style:name="TableColumn572" style:family="table-column">
      <style:table-column-properties style:column-width="1.1812in"/>
    </style:style>
    <style:style style:name="Table569" style:family="table">
      <style:table-properties style:width="3.1631in" fo:margin-left="0in" table:align="left"/>
    </style:style>
    <style:style style:name="TableRow573" style:family="table-row">
      <style:table-row-properties style:min-row-height="0.1972in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580" style:family="table-row">
      <style:table-row-properties style:min-row-height="0.1972in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87" style:family="table-row">
      <style:table-row-properties style:min-row-height="0.1972in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94" style:family="table-row">
      <style:table-row-properties style:min-row-height="0.1972in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01" style:family="table-row">
      <style:table-row-properties style:min-row-height="0.1972in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08" style:family="table-row">
      <style:table-row-properties style:min-row-height="0.1972in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15" style:family="table-row">
      <style:table-row-properties style:min-row-height="0.1972in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22" style:family="table-row">
      <style:table-row-properties style:min-row-height="0.1972in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629" style:parent-style-name="Standard" style:family="paragraph">
      <style:text-properties fo:font-size="10pt" style:font-size-asian="10pt" style:font-size-complex="10pt"/>
    </style:style>
    <style:style style:name="P630" style:parent-style-name="Standard" style:family="paragraph">
      <style:text-properties fo:font-size="10pt" style:font-size-asian="10pt" style:font-size-complex="10pt"/>
    </style:style>
    <style:style style:name="T631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olumn633" style:family="table-column">
      <style:table-column-properties style:column-width="0.8826in"/>
    </style:style>
    <style:style style:name="TableColumn634" style:family="table-column">
      <style:table-column-properties style:column-width="1.4763in"/>
    </style:style>
    <style:style style:name="Table632" style:family="table">
      <style:table-properties style:width="2.359in" fo:margin-left="0in" table:align="left"/>
    </style:style>
    <style:style style:name="TableRow635" style:family="table-row">
      <style:table-row-properties style:min-row-height="0.1972in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640" style:family="table-row">
      <style:table-row-properties style:min-row-height="0.1972in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45" style:family="table-row">
      <style:table-row-properties style:min-row-height="0.1972in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50" style:family="table-row">
      <style:table-row-properties style:min-row-height="0.1972in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55" style:family="table-row">
      <style:table-row-properties style:min-row-height="0.1972in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60" style:family="table-row">
      <style:table-row-properties style:min-row-height="0.1972in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665" style:family="table-row">
      <style:table-row-properties style:min-row-height="0.1972in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670" style:parent-style-name="Standard" style:family="paragraph">
      <style:text-properties fo:font-size="10pt" style:font-size-asian="10pt" style:font-size-complex="10pt"/>
    </style:style>
    <style:style style:name="P671" style:parent-style-name="Standard" style:family="paragraph">
      <style:text-properties fo:font-weight="bold" style:font-weight-asian="bold" fo:font-size="10pt" style:font-size-asian="10pt" style:font-size-complex="10pt"/>
    </style:style>
    <style:style style:name="TableColumn673" style:family="table-column">
      <style:table-column-properties style:column-width="0.8826in"/>
    </style:style>
    <style:style style:name="TableColumn674" style:family="table-column">
      <style:table-column-properties style:column-width="2.0673in"/>
    </style:style>
    <style:style style:name="TableColumn675" style:family="table-column">
      <style:table-column-properties style:column-width="1.4763in"/>
    </style:style>
    <style:style style:name="TableColumn676" style:family="table-column">
      <style:table-column-properties style:column-width="0.7875in"/>
    </style:style>
    <style:style style:name="TableColumn677" style:family="table-column">
      <style:table-column-properties style:column-width="0.7875in"/>
    </style:style>
    <style:style style:name="Table672" style:family="table">
      <style:table-properties style:width="6.0013in" fo:margin-left="0in" table:align="left"/>
    </style:style>
    <style:style style:name="TableRow678" style:family="table-row">
      <style:table-row-properties style:min-row-height="0.1972in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681" style:parent-style-name="Fonteparág.padrão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690" style:family="table-row">
      <style:table-row-properties style:min-row-height="0.1972in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01" style:family="table-row">
      <style:table-row-properties style:min-row-height="0.1972in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12" style:family="table-row">
      <style:table-row-properties style:min-row-height="0.1972in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723" style:parent-style-name="Standard" style:family="paragraph">
      <style:text-properties fo:font-size="10pt" style:font-size-asian="10pt" style:font-size-complex="10pt"/>
    </style:style>
    <style:style style:name="P7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7" style:parent-style-name="Standard" style:family="paragraph">
      <style:text-properties fo:font-weight="bold" style:font-weight-asian="bold" fo:font-size="10pt" style:font-size-asian="10pt" style:font-size-complex="10pt"/>
    </style:style>
    <style:style style:name="TableColumn729" style:family="table-column">
      <style:table-column-properties style:column-width="0.8826in"/>
    </style:style>
    <style:style style:name="TableColumn730" style:family="table-column">
      <style:table-column-properties style:column-width="2.6576in"/>
    </style:style>
    <style:style style:name="TableColumn731" style:family="table-column">
      <style:table-column-properties style:column-width="1.0541in"/>
    </style:style>
    <style:style style:name="Table728" style:family="table">
      <style:table-properties style:width="4.5944in" fo:margin-left="0in" table:align="left"/>
    </style:style>
    <style:style style:name="TableRow732" style:family="table-row">
      <style:table-row-properties style:min-row-height="0.1972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735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</style:style>
    <style:style style:name="T73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</style:style>
    <style:style style:name="T74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742" style:family="table-row">
      <style:table-row-properties style:min-row-height="0.1972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</style:style>
    <style:style style:name="T747" style:parent-style-name="Fonteparág.padrão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50" style:family="table-row">
      <style:table-row-properties style:min-row-height="0.1972in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center"/>
    </style:style>
    <style:style style:name="T755" style:parent-style-name="Fonteparág.padrão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58" style:family="table-row">
      <style:table-row-properties style:min-row-height="0.1972i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65" style:family="table-row">
      <style:table-row-properties style:min-row-height="0.1972i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72" style:family="table-row">
      <style:table-row-properties style:min-row-height="0.1972i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79" style:family="table-row">
      <style:table-row-properties style:min-row-height="0.1972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86" style:family="table-row">
      <style:table-row-properties style:min-row-height="0.1972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793" style:family="table-row">
      <style:table-row-properties style:min-row-height="0.1972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00" style:family="table-row">
      <style:table-row-properties style:min-row-height="0.1972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text-align="center"/>
    </style:style>
    <style:style style:name="T805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08" style:family="table-row">
      <style:table-row-properties style:min-row-height="0.1972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15" style:family="table-row">
      <style:table-row-properties style:min-row-height="0.1972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center"/>
    </style:style>
    <style:style style:name="T82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23" style:family="table-row">
      <style:table-row-properties style:min-row-height="0.1972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center"/>
    </style:style>
    <style:style style:name="T82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31" style:family="table-row">
      <style:table-row-properties style:min-row-height="0.1972in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836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39" style:family="table-row">
      <style:table-row-properties style:min-row-height="0.1972in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/>
    </style:style>
    <style:style style:name="T844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47" style:family="table-row">
      <style:table-row-properties style:min-row-height="0.1972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</style:style>
    <style:style style:name="T85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55" style:family="table-row">
      <style:table-row-properties style:min-row-height="0.1972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text-align="center"/>
    </style:style>
    <style:style style:name="T86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63" style:family="table-row">
      <style:table-row-properties style:min-row-height="0.1972i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text-align="center"/>
    </style:style>
    <style:style style:name="T868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71" style:family="table-row">
      <style:table-row-properties style:min-row-height="0.1972in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/>
    </style:style>
    <style:style style:name="T876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79" style:family="table-row">
      <style:table-row-properties style:min-row-height="0.1972in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88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87" style:family="table-row">
      <style:table-row-properties style:min-row-height="0.1972in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center"/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894" style:family="table-row">
      <style:table-row-properties style:min-row-height="0.1972in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center"/>
    </style:style>
    <style:style style:name="T899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902" style:family="table-row">
      <style:table-row-properties style:min-row-height="0.1972in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/>
    </style:style>
    <style:style style:name="T90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910" style:family="table-row">
      <style:table-row-properties style:min-row-height="0.1972in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/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917" style:family="table-row">
      <style:table-row-properties style:min-row-height="0.1972in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center"/>
    </style:style>
    <style:style style:name="T92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925" style:family="table-row">
      <style:table-row-properties style:min-row-height="0.1972in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text-align="center"/>
    </style:style>
    <style:style style:name="T930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931" style:parent-style-name="Fonteparág.padrão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9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8" style:parent-style-name="Standard" style:family="paragraph">
      <style:text-properties fo:font-weight="bold" style:font-weight-asian="bold"/>
    </style:style>
    <style:style style:name="TableColumn940" style:family="table-column">
      <style:table-column-properties style:column-width="0.6861in"/>
    </style:style>
    <style:style style:name="TableColumn941" style:family="table-column">
      <style:table-column-properties style:column-width="2.0666in"/>
    </style:style>
    <style:style style:name="TableColumn942" style:family="table-column">
      <style:table-column-properties style:column-width="0.6166in"/>
    </style:style>
    <style:style style:name="TableColumn943" style:family="table-column">
      <style:table-column-properties style:column-width="2.6319in"/>
    </style:style>
    <style:style style:name="TableColumn944" style:family="table-column">
      <style:table-column-properties style:column-width="1.1812in"/>
    </style:style>
    <style:style style:name="TableColumn945" style:family="table-column">
      <style:table-column-properties style:column-width="0.7875in"/>
    </style:style>
    <style:style style:name="TableColumn946" style:family="table-column">
      <style:table-column-properties style:column-width="0.8861in"/>
    </style:style>
    <style:style style:name="TableColumn947" style:family="table-column">
      <style:table-column-properties style:column-width="0.6888in"/>
    </style:style>
    <style:style style:name="TableColumn948" style:family="table-column">
      <style:table-column-properties style:column-width="0.5659in"/>
    </style:style>
    <style:style style:name="Table939" style:family="table">
      <style:table-properties style:width="10.1111in" fo:margin-left="0in" table:align="left"/>
    </style:style>
    <style:style style:name="TableRow949" style:family="table-row">
      <style:table-row-properties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center"/>
    </style:style>
    <style:style style:name="T952" style:parent-style-name="Fonteparág.padrão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center"/>
    </style:style>
    <style:style style:name="T972" style:parent-style-name="Fonteparág.padrão" style:family="text">
      <style:text-properties fo:font-size="9pt" style:font-size-asian="9pt" style:font-size-complex="9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975" style:parent-style-name="Fonteparág.padrão" style:family="text">
      <style:text-properties fo:font-size="10pt" style:font-size-asian="10pt" style:font-size-complex="10pt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</style:style>
    <style:style style:name="T978" style:parent-style-name="Fonteparág.padrão" style:family="text">
      <style:text-properties fo:font-size="10pt" style:font-size-asian="10pt" style:font-size-complex="10pt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center"/>
    </style:style>
    <style:style style:name="T981" style:parent-style-name="Fonteparág.padrão" style:family="text">
      <style:text-properties fo:font-size="10pt" style:font-size-asian="10pt" style:font-size-complex="10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center"/>
    </style:style>
    <style:style style:name="T984" style:parent-style-name="Fonteparág.padrão" style:family="text">
      <style:text-properties fo:font-size="10pt" style:font-size-asian="10pt" style:font-size-complex="10pt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/>
    </style:style>
    <style:style style:name="T987" style:parent-style-name="Fonteparág.padrão" style:family="text">
      <style:text-properties fo:font-size="10pt" style:font-size-asian="10pt" style:font-size-complex="10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center"/>
    </style:style>
    <style:style style:name="T990" style:parent-style-name="Fonteparág.padrão" style:family="text">
      <style:text-properties fo:font-size="10pt" style:font-size-asian="10pt" style:font-size-complex="10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center"/>
    </style:style>
    <style:style style:name="T993" style:parent-style-name="Fonteparág.padrão" style:family="text">
      <style:text-properties fo:font-size="10pt" style:font-size-asian="10pt" style:font-size-complex="10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center"/>
    </style:style>
    <style:style style:name="T996" style:parent-style-name="Fonteparág.padrão" style:family="text">
      <style:text-properties fo:font-size="10pt" style:font-size-asian="10pt" style:font-size-complex="10p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center"/>
    </style:style>
    <style:style style:name="T1000" style:parent-style-name="Fonteparág.padrão" style:family="text">
      <style:text-properties fo:font-size="9pt" style:font-size-asian="9pt" style:font-size-complex="9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center"/>
    </style:style>
    <style:style style:name="T1020" style:parent-style-name="Fonteparág.padrão" style:family="text">
      <style:text-properties fo:font-size="9pt" style:font-size-asian="9pt" style:font-size-complex="9p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center"/>
    </style:style>
    <style:style style:name="T1040" style:parent-style-name="Fonteparág.padrão" style:family="text">
      <style:text-properties fo:font-size="9pt" style:font-size-asian="9pt" style:font-size-complex="9pt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1079" style:parent-style-name="Fonteparág.padrão" style:family="text">
      <style:text-properties fo:font-size="9pt" style:font-size-asian="9pt" style:font-size-complex="9pt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096" style:family="table-row">
      <style:table-row-properties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center"/>
    </style:style>
    <style:style style:name="T1099" style:parent-style-name="Fonteparág.padrão" style:family="text">
      <style:text-properties fo:font-size="9pt" style:font-size-asian="9pt" style:font-size-complex="9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16" style:family="table-row">
      <style:table-row-properties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/>
    </style:style>
    <style:style style:name="T1119" style:parent-style-name="Fonteparág.padrão" style:family="text">
      <style:text-properties fo:font-size="9pt" style:font-size-asian="9pt" style:font-size-complex="9pt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36" style:family="table-row">
      <style:table-row-properties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center"/>
    </style:style>
    <style:style style:name="T1139" style:parent-style-name="Fonteparág.padrão" style:family="text">
      <style:text-properties fo:font-size="9pt" style:font-size-asian="9pt" style:font-size-complex="9pt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56" style:family="table-row">
      <style:table-row-properties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text-align="center"/>
    </style:style>
    <style:style style:name="T1159" style:parent-style-name="Fonteparág.padrão" style:family="text">
      <style:text-properties fo:font-size="9pt" style:font-size-asian="9pt" style:font-size-complex="9pt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text-align="center"/>
    </style:style>
    <style:style style:name="T1198" style:parent-style-name="Fonteparág.padrão" style:family="text">
      <style:text-properties fo:font-size="9pt" style:font-size-asian="9pt" style:font-size-complex="9pt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215" style:family="table-row">
      <style:table-row-properties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center"/>
    </style:style>
    <style:style style:name="T1218" style:parent-style-name="Fonteparág.padrão" style:family="text">
      <style:text-properties fo:font-size="9pt" style:font-size-asian="9pt" style:font-size-complex="9pt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235" style:family="table-row">
      <style:table-row-properties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center"/>
    </style:style>
    <style:style style:name="T1238" style:parent-style-name="Fonteparág.padrão" style:family="text">
      <style:text-properties fo:font-size="9pt" style:font-size-asian="9pt" style:font-size-complex="9pt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center"/>
    </style:style>
    <style:style style:name="T1258" style:parent-style-name="Fonteparág.padrão" style:family="text">
      <style:text-properties fo:font-size="9pt" style:font-size-asian="9pt" style:font-size-complex="9pt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275" style:family="table-row">
      <style:table-row-properties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center"/>
    </style:style>
    <style:style style:name="T1278" style:parent-style-name="Fonteparág.padrão" style:family="text">
      <style:text-properties fo:font-size="9pt" style:font-size-asian="9pt" style:font-size-complex="9pt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29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9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olumn1298" style:family="table-column">
      <style:table-column-properties style:column-width="1.0576in"/>
    </style:style>
    <style:style style:name="TableColumn1299" style:family="table-column">
      <style:table-column-properties style:column-width="1.3013in"/>
    </style:style>
    <style:style style:name="TableColumn1300" style:family="table-column">
      <style:table-column-properties style:column-width="1.3784in"/>
    </style:style>
    <style:style style:name="Table1297" style:family="table">
      <style:table-properties style:width="3.7375in" fo:margin-left="0in" table:align="left"/>
    </style:style>
    <style:style style:name="TableRow1301" style:family="table-row">
      <style:table-row-properties style:min-row-height="0.1972in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Standard" style:family="paragraph">
      <style:paragraph-properties fo:text-align="center"/>
    </style:style>
    <style:style style:name="T1304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6" style:parent-style-name="Standard" style:family="paragraph">
      <style:paragraph-properties fo:text-align="center"/>
    </style:style>
    <style:style style:name="T1307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Standard" style:family="paragraph">
      <style:paragraph-properties fo:text-align="center"/>
    </style:style>
    <style:style style:name="T131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1311" style:family="table-row">
      <style:table-row-properties style:min-row-height="0.1972in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18" style:family="table-row">
      <style:table-row-properties style:min-row-height="0.1972in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25" style:family="table-row">
      <style:table-row-properties style:min-row-height="0.1972in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32" style:family="table-row">
      <style:table-row-properties style:min-row-height="0.1972in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39" style:family="table-row">
      <style:table-row-properties style:min-row-height="0.1972in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46" style:family="table-row">
      <style:table-row-properties style:min-row-height="0.1972in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53" style:family="table-row">
      <style:table-row-properties style:min-row-height="0.1972in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60" style:family="table-row">
      <style:table-row-properties style:min-row-height="0.1972in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67" style:family="table-row">
      <style:table-row-properties style:min-row-height="0.1972in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74" style:family="table-row">
      <style:table-row-properties style:min-row-height="0.1972in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81" style:family="table-row">
      <style:table-row-properties style:min-row-height="0.1972in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88" style:family="table-row">
      <style:table-row-properties style:min-row-height="0.1972in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395" style:family="table-row">
      <style:table-row-properties style:min-row-height="0.1972in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Standard" style:family="paragraph">
      <style:paragraph-properties fo:text-align="center"/>
    </style:style>
    <style:style style:name="T140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403" style:family="table-row">
      <style:table-row-properties style:min-row-height="0.1972in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410" style:family="table-row">
      <style:table-row-properties style:min-row-height="0.1972in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Standard" style:family="paragraph">
      <style:paragraph-properties fo:text-align="center"/>
    </style:style>
    <style:style style:name="T141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1418" style:family="table-row">
      <style:table-row-properties style:min-row-height="0.1972in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425" style:parent-style-name="Standard" style:family="paragraph">
      <style:text-properties fo:font-weight="bold" style:font-weight-asian="bold"/>
    </style:style>
    <style:style style:name="TableColumn1427" style:family="table-column">
      <style:table-column-properties style:column-width="0.7368in"/>
    </style:style>
    <style:style style:name="TableColumn1428" style:family="table-column">
      <style:table-column-properties style:column-width="0.7875in"/>
    </style:style>
    <style:style style:name="TableColumn1429" style:family="table-column">
      <style:table-column-properties style:column-width="0.7875in"/>
    </style:style>
    <style:style style:name="TableColumn1430" style:family="table-column">
      <style:table-column-properties style:column-width="1.0826in"/>
    </style:style>
    <style:style style:name="Table1426" style:family="table">
      <style:table-properties style:width="3.3944in" fo:margin-left="0in" table:align="left"/>
    </style:style>
    <style:style style:name="TableRow1431" style:family="table-row">
      <style:table-row-properties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center"/>
    </style:style>
    <style:style style:name="T1434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text-align="center"/>
    </style:style>
    <style:style style:name="T1437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text-align="center"/>
    </style:style>
    <style:style style:name="T1440" style:parent-style-name="Fonteparág.padrão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text-align="center"/>
    </style:style>
    <style:style style:name="T144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1444" style:family="table-row">
      <style:table-row-properties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center"/>
    </style:style>
    <style:style style:name="T144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454" style:family="table-row">
      <style:table-row-properties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463" style:family="table-row">
      <style:table-row-properties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center"/>
    </style:style>
    <style:style style:name="T146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473" style:family="table-row">
      <style:table-row-properties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482" style:family="table-row">
      <style:table-row-properties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center"/>
    </style:style>
    <style:style style:name="T148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492" style:family="table-row">
      <style:table-row-properties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01" style:family="table-row">
      <style:table-row-properties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center"/>
    </style:style>
    <style:style style:name="T150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11" style:family="table-row">
      <style:table-row-properties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text-align="center"/>
    </style:style>
    <style:style style:name="T151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21" style:family="table-row">
      <style:table-row-properties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text-align="center"/>
    </style:style>
    <style:style style:name="T152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31" style:family="table-row">
      <style:table-row-properties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40" style:family="table-row">
      <style:table-row-properties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58" style:family="table-row">
      <style:table-row-properties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67" style:family="table-row">
      <style:table-row-properties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center"/>
    </style:style>
    <style:style style:name="T157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77" style:family="table-row">
      <style:table-row-properties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95" style:family="table-row">
      <style:table-row-properties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text-align="center"/>
    </style:style>
    <style:style style:name="T159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14" style:family="table-row">
      <style:table-row-properties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center"/>
    </style:style>
    <style:style style:name="T161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24" style:family="table-row">
      <style:table-row-properties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33" style:family="table-row">
      <style:table-row-properties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center"/>
    </style:style>
    <style:style style:name="T163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52" style:family="table-row">
      <style:table-row-properties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61" style:family="table-row">
      <style:table-row-properties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70" style:family="table-row">
      <style:table-row-properties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79" style:family="table-row">
      <style:table-row-properties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center"/>
    </style:style>
    <style:style style:name="T168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89" style:family="table-row">
      <style:table-row-properties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98" style:family="table-row">
      <style:table-row-properties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07" style:family="table-row">
      <style:table-row-properties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center"/>
    </style:style>
    <style:style style:name="T171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17" style:family="table-row">
      <style:table-row-properties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26" style:family="table-row">
      <style:table-row-properties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35" style:family="table-row">
      <style:table-row-properties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44" style:family="table-row">
      <style:table-row-properties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53" style:family="table-row">
      <style:table-row-properties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62" style:family="table-row">
      <style:table-row-properties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71" style:family="table-row">
      <style:table-row-properties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80" style:family="table-row">
      <style:table-row-properties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89" style:family="table-row">
      <style:table-row-properties/>
    </style:style>
    <style:style style:name="TableCell1790" style:family="table-cell">
      <style:table-cell-properties fo:border="0.0069in solid #000000" style:writing-mode="lr-tb" fo:padding-top="0in" fo:padding-left="0.075in" fo:padding-bottom="0in" fo:padding-right="0.075in"/>
    </style:style>
    <style:style style:name="P179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798" style:family="table-row">
      <style:table-row-properties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07" style:family="table-row">
      <style:table-row-properties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16" style:family="table-row">
      <style:table-row-properties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25" style:family="table-row">
      <style:table-row-properties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34" style:family="table-row">
      <style:table-row-properties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43" style:family="table-row">
      <style:table-row-properties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52" style:family="table-row">
      <style:table-row-properties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61" style:family="table-row">
      <style:table-row-properties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70" style:family="table-row">
      <style:table-row-properties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79" style:family="table-row">
      <style:table-row-properties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88" style:family="table-row">
      <style:table-row-properties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897" style:family="table-row">
      <style:table-row-properties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06" style:family="table-row">
      <style:table-row-properties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15" style:family="table-row">
      <style:table-row-properties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24" style:family="table-row">
      <style:table-row-properties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33" style:family="table-row">
      <style:table-row-properties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42" style:family="table-row">
      <style:table-row-properties/>
    </style:style>
    <style:style style:name="TableCell1943" style:family="table-cell">
      <style:table-cell-properties fo:border="0.0069in solid #000000" style:writing-mode="lr-tb" fo:padding-top="0in" fo:padding-left="0.075in" fo:padding-bottom="0in" fo:padding-right="0.075in"/>
    </style:style>
    <style:style style:name="P19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51" style:family="table-row">
      <style:table-row-properties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960" style:family="table-row">
      <style:table-row-properties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969" style:parent-style-name="Standard" style:family="paragraph">
      <style:text-properties fo:font-size="10pt" style:font-size-asian="10pt" style:font-size-complex="10pt"/>
    </style:style>
    <style:style style:name="P1970" style:parent-style-name="Standard" style:family="paragraph">
      <style:text-properties style:font-name="Times New Roman" style:font-name-complex="Times New Roman" fo:font-weight="bold" style:font-weight-asian="bold"/>
    </style:style>
    <style:style style:name="TableColumn1972" style:family="table-column">
      <style:table-column-properties style:column-width="1.0833in"/>
    </style:style>
    <style:style style:name="TableColumn1973" style:family="table-column">
      <style:table-column-properties style:column-width="1.1131in"/>
    </style:style>
    <style:style style:name="TableColumn1974" style:family="table-column">
      <style:table-column-properties style:column-width="1.1131in"/>
    </style:style>
    <style:style style:name="Table1971" style:family="table">
      <style:table-properties style:width="3.3097in" fo:margin-left="0in" table:align="left"/>
    </style:style>
    <style:style style:name="TableRow1975" style:family="table-row">
      <style:table-row-properties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text-align="center"/>
    </style:style>
    <style:style style:name="T1978" style:parent-style-name="Fonteparág.padrão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text-align="center"/>
    </style:style>
    <style:style style:name="T1981" style:parent-style-name="Fonteparág.padrão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center"/>
    </style:style>
    <style:style style:name="T1984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Row1985" style:family="table-row">
      <style:table-row-properties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Standard" style:family="paragraph">
      <style:paragraph-properties fo:text-align="center"/>
    </style:style>
    <style:style style:name="T198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center"/>
    </style:style>
    <style:style style:name="T1991" style:parent-style-name="Fonteparág.padrão" style:family="text">
      <style:text-properties fo:font-size="10pt" style:font-size-asian="10pt" style:font-size-complex="10pt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text-align="center"/>
    </style:style>
    <style:style style:name="T19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1995" style:family="table-row">
      <style:table-row-properties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center"/>
    </style:style>
    <style:style style:name="T2000" style:parent-style-name="Fonteparág.padrão" style:family="text">
      <style:text-properties fo:font-size="10pt" style:font-size-asian="10pt" style:font-size-complex="10pt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P2002" style:parent-style-name="Standard" style:family="paragraph">
      <style:paragraph-properties fo:text-align="center"/>
    </style:style>
    <style:style style:name="T200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04" style:family="table-row">
      <style:table-row-properties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Standard" style:family="paragraph">
      <style:paragraph-properties fo:text-align="center"/>
    </style:style>
    <style:style style:name="T2009" style:parent-style-name="Fonteparág.padrão" style:family="text">
      <style:text-properties fo:font-size="10pt" style:font-size-asian="10pt" style:font-size-complex="10pt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text-align="center"/>
    </style:style>
    <style:style style:name="T201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13" style:family="table-row">
      <style:table-row-properties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text-align="center"/>
    </style:style>
    <style:style style:name="T2018" style:parent-style-name="Fonteparág.padrão" style:family="text">
      <style:text-properties fo:font-size="10pt" style:font-size-asian="10pt" style:font-size-complex="10pt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center"/>
    </style:style>
    <style:style style:name="T202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22" style:family="table-row">
      <style:table-row-properties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text-align="center"/>
    </style:style>
    <style:style style:name="T2027" style:parent-style-name="Fonteparág.padrão" style:family="text">
      <style:text-properties fo:font-size="10pt" style:font-size-asian="10pt" style:font-size-complex="10pt"/>
    </style:style>
    <style:style style:name="TableCell2028" style:family="table-cell">
      <style:table-cell-properties fo:border="0.0069in solid #000000" style:writing-mode="lr-tb" fo:padding-top="0in" fo:padding-left="0.075in" fo:padding-bottom="0in" fo:padding-right="0.075in"/>
    </style:style>
    <style:style style:name="P2029" style:parent-style-name="Standard" style:family="paragraph">
      <style:paragraph-properties fo:text-align="center"/>
    </style:style>
    <style:style style:name="T203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31" style:family="table-row">
      <style:table-row-properties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34" style:family="table-cell">
      <style:table-cell-properties fo:border="0.0069in solid #000000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center"/>
    </style:style>
    <style:style style:name="T2036" style:parent-style-name="Fonteparág.padrão" style:family="text">
      <style:text-properties fo:font-size="10pt" style:font-size-asian="10pt" style:font-size-complex="10pt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Standard" style:family="paragraph">
      <style:paragraph-properties fo:text-align="center"/>
    </style:style>
    <style:style style:name="T203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40" style:family="table-row">
      <style:table-row-properties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43" style:family="table-cell">
      <style:table-cell-properties fo:border="0.0069in solid #000000" style:writing-mode="lr-tb" fo:padding-top="0in" fo:padding-left="0.075in" fo:padding-bottom="0in" fo:padding-right="0.075in"/>
    </style:style>
    <style:style style:name="P2044" style:parent-style-name="Standard" style:family="paragraph">
      <style:paragraph-properties fo:text-align="center"/>
    </style:style>
    <style:style style:name="T2045" style:parent-style-name="Fonteparág.padrão" style:family="text">
      <style:text-properties fo:font-size="10pt" style:font-size-asian="10pt" style:font-size-complex="10pt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text-align="center"/>
    </style:style>
    <style:style style:name="T204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49" style:family="table-row">
      <style:table-row-properties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Standard" style:family="paragraph">
      <style:paragraph-properties fo:text-align="center"/>
    </style:style>
    <style:style style:name="T2054" style:parent-style-name="Fonteparág.padrão" style:family="text">
      <style:text-properties fo:font-size="10pt" style:font-size-asian="10pt" style:font-size-complex="10pt"/>
    </style:style>
    <style:style style:name="TableCell2055" style:family="table-cell">
      <style:table-cell-properties fo:border="0.0069in solid #000000" style:writing-mode="lr-tb" fo:padding-top="0in" fo:padding-left="0.075in" fo:padding-bottom="0in" fo:padding-right="0.075in"/>
    </style:style>
    <style:style style:name="P2056" style:parent-style-name="Standard" style:family="paragraph">
      <style:paragraph-properties fo:text-align="center"/>
    </style:style>
    <style:style style:name="T205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Row2058" style:family="table-row">
      <style:table-row-properties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Standard" style:family="paragraph">
      <style:paragraph-properties fo:text-align="center"/>
    </style:style>
    <style:style style:name="T2063" style:parent-style-name="Fonteparág.padrão" style:family="text">
      <style:text-properties fo:font-size="10pt" style:font-size-asian="10pt" style:font-size-complex="10pt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066" style:family="table-row">
      <style:table-row-properties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text-align="center"/>
    </style:style>
    <style:style style:name="T2071" style:parent-style-name="Fonteparág.padrão" style:family="text">
      <style:text-properties fo:font-size="10pt" style:font-size-asian="10pt" style:font-size-complex="10pt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074" style:family="table-row">
      <style:table-row-properties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text-align="center"/>
    </style:style>
    <style:style style:name="T2079" style:parent-style-name="Fonteparág.padrão" style:family="text">
      <style:text-properties fo:font-size="10pt" style:font-size-asian="10pt" style:font-size-complex="10pt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082" style:family="table-row">
      <style:table-row-properties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P2086" style:parent-style-name="Standard" style:family="paragraph">
      <style:paragraph-properties fo:text-align="center"/>
    </style:style>
    <style:style style:name="T2087" style:parent-style-name="Fonteparág.padrão" style:family="text">
      <style:text-properties fo:font-size="10pt" style:font-size-asian="10pt" style:font-size-complex="10pt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090" style:family="table-row">
      <style:table-row-properties/>
    </style:style>
    <style:style style:name="TableCell2091" style:family="table-cell">
      <style:table-cell-properties fo:border="0.0069in solid #000000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093" style:family="table-cell">
      <style:table-cell-properties fo:border="0.0069in solid #000000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center"/>
    </style:style>
    <style:style style:name="T2095" style:parent-style-name="Fonteparág.padrão" style:family="text">
      <style:text-properties fo:font-size="10pt" style:font-size-asian="10pt" style:font-size-complex="10pt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098" style:family="table-row">
      <style:table-row-properties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01" style:family="table-cell">
      <style:table-cell-properties fo:border="0.0069in solid #000000" style:writing-mode="lr-tb" fo:padding-top="0in" fo:padding-left="0.075in" fo:padding-bottom="0in" fo:padding-right="0.075in"/>
    </style:style>
    <style:style style:name="P2102" style:parent-style-name="Standard" style:family="paragraph">
      <style:paragraph-properties fo:text-align="center"/>
    </style:style>
    <style:style style:name="T2103" style:parent-style-name="Fonteparág.padrão" style:family="text">
      <style:text-properties fo:font-size="10pt" style:font-size-asian="10pt" style:font-size-complex="10pt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06" style:family="table-row">
      <style:table-row-properties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center"/>
    </style:style>
    <style:style style:name="T2111" style:parent-style-name="Fonteparág.padrão" style:family="text">
      <style:text-properties fo:font-size="10pt" style:font-size-asian="10pt" style:font-size-complex="10pt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14" style:family="table-row">
      <style:table-row-properties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Standard" style:family="paragraph">
      <style:paragraph-properties fo:text-align="center"/>
    </style:style>
    <style:style style:name="T2119" style:parent-style-name="Fonteparág.padrão" style:family="text">
      <style:text-properties fo:font-size="10pt" style:font-size-asian="10pt" style:font-size-complex="10pt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22" style:family="table-row">
      <style:table-row-properties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Standard" style:family="paragraph">
      <style:paragraph-properties fo:text-align="center"/>
    </style:style>
    <style:style style:name="T2127" style:parent-style-name="Fonteparág.padrão" style:family="text">
      <style:text-properties fo:font-size="10pt" style:font-size-asian="10pt" style:font-size-complex="10pt"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30" style:family="table-row">
      <style:table-row-properties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Standard" style:family="paragraph">
      <style:paragraph-properties fo:text-align="center"/>
    </style:style>
    <style:style style:name="T2135" style:parent-style-name="Fonteparág.padrão" style:family="text">
      <style:text-properties fo:font-size="10pt" style:font-size-asian="10pt" style:font-size-complex="10pt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38" style:family="table-row">
      <style:table-row-properties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center"/>
    </style:style>
    <style:style style:name="T2143" style:parent-style-name="Fonteparág.padrão" style:family="text">
      <style:text-properties fo:font-size="10pt" style:font-size-asian="10pt" style:font-size-complex="10pt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46" style:family="table-row">
      <style:table-row-properties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center"/>
    </style:style>
    <style:style style:name="T2151" style:parent-style-name="Fonteparág.padrão" style:family="text">
      <style:text-properties fo:font-size="10pt" style:font-size-asian="10pt" style:font-size-complex="10pt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54" style:family="table-row">
      <style:table-row-properties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center"/>
    </style:style>
    <style:style style:name="T2159" style:parent-style-name="Fonteparág.padrão" style:family="text">
      <style:text-properties fo:font-size="10pt" style:font-size-asian="10pt" style:font-size-complex="10pt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62" style:family="table-row">
      <style:table-row-properties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Standard" style:family="paragraph">
      <style:paragraph-properties fo:text-align="center"/>
    </style:style>
    <style:style style:name="T2167" style:parent-style-name="Fonteparág.padrão" style:family="text">
      <style:text-properties fo:font-size="10pt" style:font-size-asian="10pt" style:font-size-complex="10pt"/>
    </style:style>
    <style:style style:name="TableCell2168" style:family="table-cell">
      <style:table-cell-properties fo:border="0.0069in solid #000000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70" style:family="table-row">
      <style:table-row-properties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text-align="center"/>
    </style:style>
    <style:style style:name="T2175" style:parent-style-name="Fonteparág.padrão" style:family="text">
      <style:text-properties fo:font-size="10pt" style:font-size-asian="10pt" style:font-size-complex="10pt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78" style:family="table-row">
      <style:table-row-properties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center"/>
    </style:style>
    <style:style style:name="T2183" style:parent-style-name="Fonteparág.padrão" style:family="text">
      <style:text-properties fo:font-size="10pt" style:font-size-asian="10pt" style:font-size-complex="10pt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86" style:family="table-row">
      <style:table-row-properties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89" style:family="table-cell">
      <style:table-cell-properties fo:border="0.0069in solid #000000" style:writing-mode="lr-tb" fo:padding-top="0in" fo:padding-left="0.075in" fo:padding-bottom="0in" fo:padding-right="0.075in"/>
    </style:style>
    <style:style style:name="P2190" style:parent-style-name="Standard" style:family="paragraph">
      <style:paragraph-properties fo:text-align="center"/>
    </style:style>
    <style:style style:name="T2191" style:parent-style-name="Fonteparág.padrão" style:family="text">
      <style:text-properties fo:font-size="10pt" style:font-size-asian="10pt" style:font-size-complex="10pt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194" style:family="table-row">
      <style:table-row-properties/>
    </style:style>
    <style:style style:name="TableCell2195" style:family="table-cell">
      <style:table-cell-properties fo:border="0.0069in solid #000000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Standard" style:family="paragraph">
      <style:paragraph-properties fo:text-align="center"/>
    </style:style>
    <style:style style:name="T2199" style:parent-style-name="Fonteparág.padrão" style:family="text">
      <style:text-properties fo:font-size="10pt" style:font-size-asian="10pt" style:font-size-complex="10pt"/>
    </style:style>
    <style:style style:name="TableCell2200" style:family="table-cell">
      <style:table-cell-properties fo:border="0.0069in solid #000000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02" style:family="table-row">
      <style:table-row-properties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text-align="center"/>
    </style:style>
    <style:style style:name="T2207" style:parent-style-name="Fonteparág.padrão" style:family="text">
      <style:text-properties fo:font-size="10pt" style:font-size-asian="10pt" style:font-size-complex="10pt"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P22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10" style:family="table-row">
      <style:table-row-properties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Standard" style:family="paragraph">
      <style:paragraph-properties fo:text-align="center"/>
    </style:style>
    <style:style style:name="T2215" style:parent-style-name="Fonteparág.padrão" style:family="text">
      <style:text-properties fo:font-size="10pt" style:font-size-asian="10pt" style:font-size-complex="10pt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218" style:parent-style-name="Standard" style:family="paragraph">
      <style:text-properties fo:font-size="10pt" style:font-size-asian="10pt" style:font-size-complex="10pt"/>
    </style:style>
    <style:style style:name="P2219" style:parent-style-name="Standard" style:family="paragraph">
      <style:text-properties style:font-name="Times New Roman" style:font-name-complex="Times New Roman" fo:font-weight="bold" style:font-weight-asian="bold"/>
    </style:style>
    <style:style style:name="TableColumn2221" style:family="table-column">
      <style:table-column-properties style:column-width="0.9812in"/>
    </style:style>
    <style:style style:name="TableColumn2222" style:family="table-column">
      <style:table-column-properties style:column-width="1.575in"/>
    </style:style>
    <style:style style:name="Table2220" style:family="table">
      <style:table-properties style:width="2.5562in" fo:margin-left="0in" table:align="left"/>
    </style:style>
    <style:style style:name="TableRow2223" style:family="table-row">
      <style:table-row-properties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Standard" style:family="paragraph">
      <style:paragraph-properties fo:text-align="center"/>
    </style:style>
    <style:style style:name="T2226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center"/>
    </style:style>
    <style:style style:name="T2229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2230" style:family="table-row">
      <style:table-row-properties/>
    </style:style>
    <style:style style:name="TableCell2231" style:family="table-cell">
      <style:table-cell-properties fo:border="0.0069in solid #000000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33" style:family="table-cell">
      <style:table-cell-properties fo:border="0.0069in solid #000000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35" style:family="table-row">
      <style:table-row-properties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40" style:family="table-row">
      <style:table-row-properties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45" style:family="table-row">
      <style:table-row-properties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50" style:family="table-row">
      <style:table-row-properties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55" style:family="table-row">
      <style:table-row-properties/>
    </style:style>
    <style:style style:name="TableCell2256" style:family="table-cell">
      <style:table-cell-properties fo:border="0.0069in solid #000000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60" style:family="table-row">
      <style:table-row-properties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65" style:family="table-row">
      <style:table-row-properties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70" style:family="table-row">
      <style:table-row-properties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75" style:family="table-row">
      <style:table-row-properties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80" style:family="table-row">
      <style:table-row-properties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85" style:family="table-row">
      <style:table-row-properties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90" style:family="table-row">
      <style:table-row-properties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295" style:family="table-row">
      <style:table-row-properties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00" style:family="table-row">
      <style:table-row-properties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05" style:family="table-row">
      <style:table-row-properties/>
    </style:style>
    <style:style style:name="TableCell2306" style:family="table-cell">
      <style:table-cell-properties fo:border="0.0069in solid #000000" style:writing-mode="lr-tb" fo:padding-top="0in" fo:padding-left="0.075in" fo:padding-bottom="0in" fo:padding-right="0.075in"/>
    </style:style>
    <style:style style:name="P23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08" style:family="table-cell">
      <style:table-cell-properties fo:border="0.0069in solid #000000" style:writing-mode="lr-tb" fo:padding-top="0in" fo:padding-left="0.075in" fo:padding-bottom="0in" fo:padding-right="0.075in"/>
    </style:style>
    <style:style style:name="P23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10" style:family="table-row">
      <style:table-row-properties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15" style:family="table-row">
      <style:table-row-properties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20" style:family="table-row">
      <style:table-row-properties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25" style:family="table-row">
      <style:table-row-properties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330" style:parent-style-name="Standard" style:family="paragraph">
      <style:text-properties fo:font-size="10pt" style:font-size-asian="10pt" style:font-size-complex="10pt"/>
    </style:style>
    <style:style style:name="P2331" style:parent-style-name="Standard" style:family="paragraph">
      <style:text-properties style:font-name="Times New Roman" style:font-name-complex="Times New Roman" fo:font-weight="bold" style:font-weight-asian="bold"/>
    </style:style>
    <style:style style:name="TableColumn2333" style:family="table-column">
      <style:table-column-properties style:column-width="0.9812in"/>
    </style:style>
    <style:style style:name="TableColumn2334" style:family="table-column">
      <style:table-column-properties style:column-width="1.6083in"/>
    </style:style>
    <style:style style:name="Table2332" style:family="table">
      <style:table-properties style:width="2.5895in" fo:margin-left="0in" table:align="left"/>
    </style:style>
    <style:style style:name="TableRow2335" style:family="table-row">
      <style:table-row-properties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Standard" style:family="paragraph">
      <style:paragraph-properties fo:text-align="center"/>
    </style:style>
    <style:style style:name="T2338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Standard" style:family="paragraph">
      <style:paragraph-properties fo:text-align="center"/>
    </style:style>
    <style:style style:name="T2341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2342" style:family="table-row">
      <style:table-row-properties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47" style:family="table-row">
      <style:table-row-properties/>
    </style:style>
    <style:style style:name="TableCell2348" style:family="table-cell">
      <style:table-cell-properties fo:border="0.0069in solid #000000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P2351" style:parent-style-name="Standard" style:family="paragraph">
      <style:paragraph-properties fo:text-align="center"/>
    </style:style>
    <style:style style:name="T2352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353" style:family="table-row">
      <style:table-row-properties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Standard" style:family="paragraph">
      <style:paragraph-properties fo:text-align="center"/>
    </style:style>
    <style:style style:name="T2358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359" style:family="table-row">
      <style:table-row-properties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center"/>
    </style:style>
    <style:style style:name="T2364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365" style:family="table-row">
      <style:table-row-properties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70" style:family="table-row">
      <style:table-row-properties/>
    </style:style>
    <style:style style:name="TableCell2371" style:family="table-cell">
      <style:table-cell-properties fo:border="0.0069in solid #000000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75" style:family="table-row">
      <style:table-row-properties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80" style:family="table-row">
      <style:table-row-properties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85" style:family="table-row">
      <style:table-row-properties/>
    </style:style>
    <style:style style:name="TableCell2386" style:family="table-cell">
      <style:table-cell-properties fo:border="0.0069in solid #000000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88" style:family="table-cell">
      <style:table-cell-properties fo:border="0.0069in solid #000000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390" style:family="table-row">
      <style:table-row-properties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center"/>
    </style:style>
    <style:style style:name="T2395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396" style:family="table-row">
      <style:table-row-properties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401" style:family="table-row">
      <style:table-row-properties/>
    </style:style>
    <style:style style:name="TableCell2402" style:family="table-cell">
      <style:table-cell-properties fo:border="0.0069in solid #000000" style:writing-mode="lr-tb" fo:padding-top="0in" fo:padding-left="0.075in" fo:padding-bottom="0in" fo:padding-right="0.075in"/>
    </style:style>
    <style:style style:name="P240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center"/>
    </style:style>
    <style:style style:name="T2406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407" style:family="table-row">
      <style:table-row-properties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412" style:family="table-row">
      <style:table-row-properties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417" style:family="table-row">
      <style:table-row-properties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422" style:family="table-row">
      <style:table-row-properties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P24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25" style:family="table-cell">
      <style:table-cell-properties fo:border="0.0069in solid #000000" style:writing-mode="lr-tb" fo:padding-top="0in" fo:padding-left="0.075in" fo:padding-bottom="0in" fo:padding-right="0.075in"/>
    </style:style>
    <style:style style:name="P2426" style:parent-style-name="Standard" style:family="paragraph">
      <style:paragraph-properties fo:text-align="center"/>
    </style:style>
    <style:style style:name="T2427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428" style:family="table-row">
      <style:table-row-properties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P243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text-align="center"/>
    </style:style>
    <style:style style:name="T2433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434" style:family="table-row">
      <style:table-row-properties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text-align="center"/>
    </style:style>
    <style:style style:name="T2439" style:parent-style-name="Hyper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ableRow2440" style:family="table-row">
      <style:table-row-properties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2445" style:family="table-row">
      <style:table-row-properties/>
    </style:style>
    <style:style style:name="TableCell2446" style:family="table-cell">
      <style:table-cell-properties fo:border="0.0069in solid #000000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48" style:family="table-cell">
      <style:table-cell-properties fo:border="0.0069in solid #000000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450" style:parent-style-name="Standard" style:family="paragraph">
      <style:text-properties fo:font-size="10pt" style:font-size-asian="10pt" style:font-size-complex="10pt"/>
    </style:style>
    <style:style style:name="P2451" style:parent-style-name="Standard" style:family="paragraph">
      <style:text-properties fo:font-size="10pt" style:font-size-asian="10pt" style:font-size-complex="10pt"/>
    </style:style>
    <style:style style:name="T2452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2454" style:family="table-column">
      <style:table-column-properties style:column-width="0.8826in"/>
    </style:style>
    <style:style style:name="TableColumn2455" style:family="table-column">
      <style:table-column-properties style:column-width="0.6888in"/>
    </style:style>
    <style:style style:name="TableColumn2456" style:family="table-column">
      <style:table-column-properties style:column-width="0.6895in"/>
    </style:style>
    <style:style style:name="TableColumn2457" style:family="table-column">
      <style:table-column-properties style:column-width="0.7875in"/>
    </style:style>
    <style:style style:name="Table2453" style:family="table">
      <style:table-properties style:width="3.0486in" fo:margin-left="0in" table:align="left"/>
    </style:style>
    <style:style style:name="TableRow2458" style:family="table-row">
      <style:table-row-properties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Standard" style:family="paragraph">
      <style:paragraph-properties fo:text-align="center"/>
    </style:style>
    <style:style style:name="T2461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center"/>
    </style:style>
    <style:style style:name="T2464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center"/>
    </style:style>
    <style:style style:name="T2467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text-align="center"/>
    </style:style>
    <style:style style:name="T2470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2471" style:family="table-row">
      <style:table-row-properties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P2473" style:parent-style-name="Standard" style:family="paragraph">
      <style:paragraph-properties fo:text-align="center"/>
    </style:style>
    <style:style style:name="T247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2475" style:family="table-cell">
      <style:table-cell-properties fo:border="0.0069in solid #000000" style:writing-mode="lr-tb" fo:padding-top="0in" fo:padding-left="0.075in" fo:padding-bottom="0in" fo:padding-right="0.075in"/>
    </style:style>
    <style:style style:name="P24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481" style:family="table-row">
      <style:table-row-properties/>
    </style:style>
    <style:style style:name="TableCell2482" style:family="table-cell">
      <style:table-cell-properties fo:border="0.0069in solid #000000" style:writing-mode="lr-tb" fo:padding-top="0in" fo:padding-left="0.075in" fo:padding-bottom="0in" fo:padding-right="0.075in"/>
    </style:style>
    <style:style style:name="P248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84" style:family="table-cell">
      <style:table-cell-properties fo:border="0.0069in solid #000000" style:writing-mode="lr-tb" fo:padding-top="0in" fo:padding-left="0.075in" fo:padding-bottom="0in" fo:padding-right="0.075in"/>
    </style:style>
    <style:style style:name="P24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86" style:family="table-cell">
      <style:table-cell-properties fo:border="0.0069in solid #000000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490" style:family="table-row">
      <style:table-row-properties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P24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499" style:family="table-row">
      <style:table-row-properties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08" style:family="table-row">
      <style:table-row-properties/>
    </style:style>
    <style:style style:name="TableCell2509" style:family="table-cell">
      <style:table-cell-properties fo:border="0.0069in solid #000000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11" style:family="table-cell">
      <style:table-cell-properties fo:border="0.0069in solid #000000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15" style:family="table-cell">
      <style:table-cell-properties fo:border="0.0069in solid #000000" style:writing-mode="lr-tb" fo:padding-top="0in" fo:padding-left="0.075in" fo:padding-bottom="0in" fo:padding-right="0.075in"/>
    </style:style>
    <style:style style:name="P25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17" style:family="table-row">
      <style:table-row-properties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20" style:family="table-cell">
      <style:table-cell-properties fo:border="0.0069in solid #000000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22" style:family="table-cell">
      <style:table-cell-properties fo:border="0.0069in solid #000000" style:writing-mode="lr-tb" fo:padding-top="0in" fo:padding-left="0.075in" fo:padding-bottom="0in" fo:padding-right="0.075in"/>
    </style:style>
    <style:style style:name="P25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26" style:family="table-row">
      <style:table-row-properties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35" style:family="table-row">
      <style:table-row-properties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44" style:family="table-row">
      <style:table-row-properties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53" style:family="table-row">
      <style:table-row-properties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56" style:family="table-cell">
      <style:table-cell-properties fo:border="0.0069in solid #000000" style:writing-mode="lr-tb" fo:padding-top="0in" fo:padding-left="0.075in" fo:padding-bottom="0in" fo:padding-right="0.075in"/>
    </style:style>
    <style:style style:name="P25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62" style:family="table-row">
      <style:table-row-properties/>
    </style:style>
    <style:style style:name="TableCell2563" style:family="table-cell">
      <style:table-cell-properties fo:border="0.0069in solid #000000" style:writing-mode="lr-tb" fo:padding-top="0in" fo:padding-left="0.075in" fo:padding-bottom="0in" fo:padding-right="0.075in"/>
    </style:style>
    <style:style style:name="P25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67" style:family="table-cell">
      <style:table-cell-properties fo:border="0.0069in solid #000000" style:writing-mode="lr-tb" fo:padding-top="0in" fo:padding-left="0.075in" fo:padding-bottom="0in" fo:padding-right="0.075in"/>
    </style:style>
    <style:style style:name="P25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71" style:family="table-row">
      <style:table-row-properties/>
    </style:style>
    <style:style style:name="TableCell2572" style:family="table-cell">
      <style:table-cell-properties fo:border="0.0069in solid #000000" style:writing-mode="lr-tb" fo:padding-top="0in" fo:padding-left="0.075in" fo:padding-bottom="0in" fo:padding-right="0.075in"/>
    </style:style>
    <style:style style:name="P25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76" style:family="table-cell">
      <style:table-cell-properties fo:border="0.0069in solid #000000" style:writing-mode="lr-tb" fo:padding-top="0in" fo:padding-left="0.075in" fo:padding-bottom="0in" fo:padding-right="0.075in"/>
    </style:style>
    <style:style style:name="P25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P25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80" style:family="table-row">
      <style:table-row-properties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P25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89" style:family="table-row">
      <style:table-row-properties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598" style:family="table-row">
      <style:table-row-properties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P26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01" style:family="table-cell">
      <style:table-cell-properties fo:border="0.0069in solid #000000" style:writing-mode="lr-tb" fo:padding-top="0in" fo:padding-left="0.075in" fo:padding-bottom="0in" fo:padding-right="0.075in"/>
    </style:style>
    <style:style style:name="P26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03" style:family="table-cell">
      <style:table-cell-properties fo:border="0.0069in solid #000000" style:writing-mode="lr-tb" fo:padding-top="0in" fo:padding-left="0.075in" fo:padding-bottom="0in" fo:padding-right="0.075in"/>
    </style:style>
    <style:style style:name="P26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05" style:family="table-cell">
      <style:table-cell-properties fo:border="0.0069in solid #000000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07" style:family="table-row">
      <style:table-row-properties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16" style:family="table-row">
      <style:table-row-properties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25" style:family="table-row">
      <style:table-row-properties/>
    </style:style>
    <style:style style:name="TableCell2626" style:family="table-cell">
      <style:table-cell-properties fo:border="0.0069in solid #000000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28" style:family="table-cell">
      <style:table-cell-properties fo:border="0.0069in solid #000000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30" style:family="table-cell">
      <style:table-cell-properties fo:border="0.0069in solid #000000" style:writing-mode="lr-tb" fo:padding-top="0in" fo:padding-left="0.075in" fo:padding-bottom="0in" fo:padding-right="0.075in"/>
    </style:style>
    <style:style style:name="P26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32" style:family="table-cell">
      <style:table-cell-properties fo:border="0.0069in solid #000000" style:writing-mode="lr-tb" fo:padding-top="0in" fo:padding-left="0.075in" fo:padding-bottom="0in" fo:padding-right="0.075in"/>
    </style:style>
    <style:style style:name="P26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34" style:family="table-row">
      <style:table-row-properties/>
    </style:style>
    <style:style style:name="TableCell2635" style:family="table-cell">
      <style:table-cell-properties fo:border="0.0069in solid #000000" style:writing-mode="lr-tb" fo:padding-top="0in" fo:padding-left="0.075in" fo:padding-bottom="0in" fo:padding-right="0.075in"/>
    </style:style>
    <style:style style:name="P26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37" style:family="table-cell">
      <style:table-cell-properties fo:border="0.0069in solid #000000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43" style:family="table-row">
      <style:table-row-properties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52" style:family="table-row">
      <style:table-row-properties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55" style:family="table-cell">
      <style:table-cell-properties fo:border="0.0069in solid #000000" style:writing-mode="lr-tb" fo:padding-top="0in" fo:padding-left="0.075in" fo:padding-bottom="0in" fo:padding-right="0.075in"/>
    </style:style>
    <style:style style:name="P26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61" style:family="table-row">
      <style:table-row-properties/>
    </style:style>
    <style:style style:name="TableCell2662" style:family="table-cell">
      <style:table-cell-properties fo:border="0.0069in solid #000000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70" style:family="table-row">
      <style:table-row-properties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79" style:family="table-row">
      <style:table-row-properties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82" style:family="table-cell">
      <style:table-cell-properties fo:border="0.0069in solid #000000" style:writing-mode="lr-tb" fo:padding-top="0in" fo:padding-left="0.075in" fo:padding-bottom="0in" fo:padding-right="0.075in"/>
    </style:style>
    <style:style style:name="P26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88" style:family="table-row">
      <style:table-row-properties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93" style:family="table-cell">
      <style:table-cell-properties fo:border="0.0069in solid #000000" style:writing-mode="lr-tb" fo:padding-top="0in" fo:padding-left="0.075in" fo:padding-bottom="0in" fo:padding-right="0.075in"/>
    </style:style>
    <style:style style:name="P26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697" style:family="table-row">
      <style:table-row-properties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02" style:family="table-cell">
      <style:table-cell-properties fo:border="0.0069in solid #000000" style:writing-mode="lr-tb" fo:padding-top="0in" fo:padding-left="0.075in" fo:padding-bottom="0in" fo:padding-right="0.075in"/>
    </style:style>
    <style:style style:name="P27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04" style:family="table-cell">
      <style:table-cell-properties fo:border="0.0069in solid #000000" style:writing-mode="lr-tb" fo:padding-top="0in" fo:padding-left="0.075in" fo:padding-bottom="0in" fo:padding-right="0.075in"/>
    </style:style>
    <style:style style:name="P27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06" style:family="table-row">
      <style:table-row-properties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15" style:family="table-row">
      <style:table-row-properties/>
    </style:style>
    <style:style style:name="TableCell2716" style:family="table-cell">
      <style:table-cell-properties fo:border="0.0069in solid #000000" style:writing-mode="lr-tb" fo:padding-top="0in" fo:padding-left="0.075in" fo:padding-bottom="0in" fo:padding-right="0.075in"/>
    </style:style>
    <style:style style:name="P27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18" style:family="table-cell">
      <style:table-cell-properties fo:border="0.0069in solid #000000" style:writing-mode="lr-tb" fo:padding-top="0in" fo:padding-left="0.075in" fo:padding-bottom="0in" fo:padding-right="0.075in"/>
    </style:style>
    <style:style style:name="P27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20" style:family="table-cell">
      <style:table-cell-properties fo:border="0.0069in solid #000000" style:writing-mode="lr-tb" fo:padding-top="0in" fo:padding-left="0.075in" fo:padding-bottom="0in" fo:padding-right="0.075in"/>
    </style:style>
    <style:style style:name="P27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22" style:family="table-cell">
      <style:table-cell-properties fo:border="0.0069in solid #000000" style:writing-mode="lr-tb" fo:padding-top="0in" fo:padding-left="0.075in" fo:padding-bottom="0in" fo:padding-right="0.075in"/>
    </style:style>
    <style:style style:name="P27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24" style:family="table-row">
      <style:table-row-properties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33" style:family="table-row">
      <style:table-row-properties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42" style:family="table-row">
      <style:table-row-properties/>
    </style:style>
    <style:style style:name="TableCell2743" style:family="table-cell">
      <style:table-cell-properties fo:border="0.0069in solid #000000" style:writing-mode="lr-tb" fo:padding-top="0in" fo:padding-left="0.075in" fo:padding-bottom="0in" fo:padding-right="0.075in"/>
    </style:style>
    <style:style style:name="P27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45" style:family="table-cell">
      <style:table-cell-properties fo:border="0.0069in solid #000000" style:writing-mode="lr-tb" fo:padding-top="0in" fo:padding-left="0.075in" fo:padding-bottom="0in" fo:padding-right="0.075in"/>
    </style:style>
    <style:style style:name="P27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47" style:family="table-cell">
      <style:table-cell-properties fo:border="0.0069in solid #000000" style:writing-mode="lr-tb" fo:padding-top="0in" fo:padding-left="0.075in" fo:padding-bottom="0in" fo:padding-right="0.075in"/>
    </style:style>
    <style:style style:name="P27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49" style:family="table-cell">
      <style:table-cell-properties fo:border="0.0069in solid #000000" style:writing-mode="lr-tb" fo:padding-top="0in" fo:padding-left="0.075in" fo:padding-bottom="0in" fo:padding-right="0.075in"/>
    </style:style>
    <style:style style:name="P27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51" style:family="table-row">
      <style:table-row-properties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54" style:family="table-cell">
      <style:table-cell-properties fo:border="0.0069in solid #000000" style:writing-mode="lr-tb" fo:padding-top="0in" fo:padding-left="0.075in" fo:padding-bottom="0in" fo:padding-right="0.075in"/>
    </style:style>
    <style:style style:name="P27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58" style:family="table-cell">
      <style:table-cell-properties fo:border="0.0069in solid #000000" style:writing-mode="lr-tb" fo:padding-top="0in" fo:padding-left="0.075in" fo:padding-bottom="0in" fo:padding-right="0.075in"/>
    </style:style>
    <style:style style:name="P27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60" style:family="table-row">
      <style:table-row-properties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69" style:family="table-row">
      <style:table-row-properties/>
    </style:style>
    <style:style style:name="TableCell2770" style:family="table-cell">
      <style:table-cell-properties fo:border="0.0069in solid #000000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P27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78" style:family="table-row">
      <style:table-row-properties/>
    </style:style>
    <style:style style:name="TableCell2779" style:family="table-cell">
      <style:table-cell-properties fo:border="0.0069in solid #000000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81" style:family="table-cell">
      <style:table-cell-properties fo:border="0.0069in solid #000000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83" style:family="table-cell">
      <style:table-cell-properties fo:border="0.0069in solid #000000" style:writing-mode="lr-tb" fo:padding-top="0in" fo:padding-left="0.075in" fo:padding-bottom="0in" fo:padding-right="0.075in"/>
    </style:style>
    <style:style style:name="P27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85" style:family="table-cell">
      <style:table-cell-properties fo:border="0.0069in solid #000000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87" style:family="table-row">
      <style:table-row-properties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P27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794" style:family="table-cell">
      <style:table-cell-properties fo:border="0.0069in solid #000000" style:writing-mode="lr-tb" fo:padding-top="0in" fo:padding-left="0.075in" fo:padding-bottom="0in" fo:padding-right="0.075in"/>
    </style:style>
    <style:style style:name="P27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796" style:family="table-row">
      <style:table-row-properties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05" style:family="table-row">
      <style:table-row-properties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14" style:family="table-row">
      <style:table-row-properties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19" style:family="table-cell">
      <style:table-cell-properties fo:border="0.0069in solid #000000" style:writing-mode="lr-tb" fo:padding-top="0in" fo:padding-left="0.075in" fo:padding-bottom="0in" fo:padding-right="0.075in"/>
    </style:style>
    <style:style style:name="P28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23" style:family="table-row">
      <style:table-row-properties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32" style:family="table-row">
      <style:table-row-properties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37" style:family="table-cell">
      <style:table-cell-properties fo:border="0.0069in solid #000000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39" style:family="table-cell">
      <style:table-cell-properties fo:border="0.0069in solid #000000" style:writing-mode="lr-tb" fo:padding-top="0in" fo:padding-left="0.075in" fo:padding-bottom="0in" fo:padding-right="0.075in"/>
    </style:style>
    <style:style style:name="P28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41" style:family="table-row">
      <style:table-row-properties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50" style:family="table-row">
      <style:table-row-properties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59" style:family="table-row">
      <style:table-row-properties/>
    </style:style>
    <style:style style:name="TableCell2860" style:family="table-cell">
      <style:table-cell-properties fo:border="0.0069in solid #000000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P28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68" style:family="table-row">
      <style:table-row-properties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71" style:family="table-cell">
      <style:table-cell-properties fo:border="0.0069in solid #000000" style:writing-mode="lr-tb" fo:padding-top="0in" fo:padding-left="0.075in" fo:padding-bottom="0in" fo:padding-right="0.075in"/>
    </style:style>
    <style:style style:name="P28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P28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77" style:family="table-row">
      <style:table-row-properties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86" style:family="table-row">
      <style:table-row-properties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895" style:family="table-row">
      <style:table-row-properties/>
    </style:style>
    <style:style style:name="TableCell2896" style:family="table-cell">
      <style:table-cell-properties fo:border="0.0069in solid #000000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02" style:family="table-cell">
      <style:table-cell-properties fo:border="0.0069in solid #000000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04" style:family="table-row">
      <style:table-row-properties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09" style:family="table-cell">
      <style:table-cell-properties fo:border="0.0069in solid #000000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13" style:family="table-row">
      <style:table-row-properties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22" style:family="table-row">
      <style:table-row-properties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31" style:family="table-row">
      <style:table-row-properties/>
    </style:style>
    <style:style style:name="TableCell2932" style:family="table-cell">
      <style:table-cell-properties fo:border="0.0069in solid #000000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40" style:family="table-row">
      <style:table-row-properties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49" style:family="table-row">
      <style:table-row-properties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52" style:family="table-cell">
      <style:table-cell-properties fo:border="0.0069in solid #000000" style:writing-mode="lr-tb" fo:padding-top="0in" fo:padding-left="0.075in" fo:padding-bottom="0in" fo:padding-right="0.075in"/>
    </style:style>
    <style:style style:name="P29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54" style:family="table-cell">
      <style:table-cell-properties fo:border="0.0069in solid #000000" style:writing-mode="lr-tb" fo:padding-top="0in" fo:padding-left="0.075in" fo:padding-bottom="0in" fo:padding-right="0.075in"/>
    </style:style>
    <style:style style:name="P29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58" style:family="table-row">
      <style:table-row-properties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P29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67" style:family="table-row">
      <style:table-row-properties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76" style:family="table-row">
      <style:table-row-properties/>
    </style:style>
    <style:style style:name="TableCell2977" style:family="table-cell">
      <style:table-cell-properties fo:border="0.0069in solid #000000" style:writing-mode="lr-tb" fo:padding-top="0in" fo:padding-left="0.075in" fo:padding-bottom="0in" fo:padding-right="0.075in"/>
    </style:style>
    <style:style style:name="P297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81" style:family="table-cell">
      <style:table-cell-properties fo:border="0.0069in solid #000000" style:writing-mode="lr-tb" fo:padding-top="0in" fo:padding-left="0.075in" fo:padding-bottom="0in" fo:padding-right="0.075in"/>
    </style:style>
    <style:style style:name="P29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85" style:family="table-row">
      <style:table-row-properties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P29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P29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P29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2994" style:family="table-row">
      <style:table-row-properties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03" style:family="table-row">
      <style:table-row-properties/>
    </style:style>
    <style:style style:name="TableCell3004" style:family="table-cell">
      <style:table-cell-properties fo:border="0.0069in solid #000000" style:writing-mode="lr-tb" fo:padding-top="0in" fo:padding-left="0.075in" fo:padding-bottom="0in" fo:padding-right="0.075in"/>
    </style:style>
    <style:style style:name="P300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12" style:family="table-row">
      <style:table-row-properties/>
    </style:style>
    <style:style style:name="TableCell3013" style:family="table-cell">
      <style:table-cell-properties fo:border="0.0069in solid #000000" style:writing-mode="lr-tb" fo:padding-top="0in" fo:padding-left="0.075in" fo:padding-bottom="0in" fo:padding-right="0.075in"/>
    </style:style>
    <style:style style:name="P30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15" style:family="table-cell">
      <style:table-cell-properties fo:border="0.0069in solid #000000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17" style:family="table-cell">
      <style:table-cell-properties fo:border="0.0069in solid #000000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19" style:family="table-cell">
      <style:table-cell-properties fo:border="0.0069in solid #000000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21" style:family="table-row">
      <style:table-row-properties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24" style:family="table-cell">
      <style:table-cell-properties fo:border="0.0069in solid #000000" style:writing-mode="lr-tb" fo:padding-top="0in" fo:padding-left="0.075in" fo:padding-bottom="0in" fo:padding-right="0.075in"/>
    </style:style>
    <style:style style:name="P30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26" style:family="table-cell">
      <style:table-cell-properties fo:border="0.0069in solid #000000" style:writing-mode="lr-tb" fo:padding-top="0in" fo:padding-left="0.075in" fo:padding-bottom="0in" fo:padding-right="0.075in"/>
    </style:style>
    <style:style style:name="P30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P30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30" style:family="table-row">
      <style:table-row-properties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39" style:family="table-row">
      <style:table-row-properties/>
    </style:style>
    <style:style style:name="TableCell3040" style:family="table-cell">
      <style:table-cell-properties fo:border="0.0069in solid #000000" style:writing-mode="lr-tb" fo:padding-top="0in" fo:padding-left="0.075in" fo:padding-bottom="0in" fo:padding-right="0.075in"/>
    </style:style>
    <style:style style:name="P304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48" style:family="table-row">
      <style:table-row-properties/>
    </style:style>
    <style:style style:name="TableCell3049" style:family="table-cell">
      <style:table-cell-properties fo:border="0.0069in solid #000000" style:writing-mode="lr-tb" fo:padding-top="0in" fo:padding-left="0.075in" fo:padding-bottom="0in" fo:padding-right="0.075in"/>
    </style:style>
    <style:style style:name="P305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P30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53" style:family="table-cell">
      <style:table-cell-properties fo:border="0.0069in solid #000000" style:writing-mode="lr-tb" fo:padding-top="0in" fo:padding-left="0.075in" fo:padding-bottom="0in" fo:padding-right="0.075in"/>
    </style:style>
    <style:style style:name="P30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55" style:family="table-cell">
      <style:table-cell-properties fo:border="0.0069in solid #000000" style:writing-mode="lr-tb" fo:padding-top="0in" fo:padding-left="0.075in" fo:padding-bottom="0in" fo:padding-right="0.075in"/>
    </style:style>
    <style:style style:name="P30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57" style:family="table-row">
      <style:table-row-properties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66" style:family="table-row">
      <style:table-row-properties/>
    </style:style>
    <style:style style:name="TableCell3067" style:family="table-cell">
      <style:table-cell-properties fo:border="0.0069in solid #000000" style:writing-mode="lr-tb" fo:padding-top="0in" fo:padding-left="0.075in" fo:padding-bottom="0in" fo:padding-right="0.075in"/>
    </style:style>
    <style:style style:name="P306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69" style:family="table-cell">
      <style:table-cell-properties fo:border="0.0069in solid #000000" style:writing-mode="lr-tb" fo:padding-top="0in" fo:padding-left="0.075in" fo:padding-bottom="0in" fo:padding-right="0.075in"/>
    </style:style>
    <style:style style:name="P30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73" style:family="table-cell">
      <style:table-cell-properties fo:border="0.0069in solid #000000" style:writing-mode="lr-tb" fo:padding-top="0in" fo:padding-left="0.075in" fo:padding-bottom="0in" fo:padding-right="0.075in"/>
    </style:style>
    <style:style style:name="P30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75" style:family="table-row">
      <style:table-row-properties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84" style:family="table-row">
      <style:table-row-properties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87" style:family="table-cell">
      <style:table-cell-properties fo:border="0.0069in solid #000000" style:writing-mode="lr-tb" fo:padding-top="0in" fo:padding-left="0.075in" fo:padding-bottom="0in" fo:padding-right="0.075in"/>
    </style:style>
    <style:style style:name="P30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89" style:family="table-cell">
      <style:table-cell-properties fo:border="0.0069in solid #000000" style:writing-mode="lr-tb" fo:padding-top="0in" fo:padding-left="0.075in" fo:padding-bottom="0in" fo:padding-right="0.075in"/>
    </style:style>
    <style:style style:name="P30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093" style:family="table-row">
      <style:table-row-properties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096" style:family="table-cell">
      <style:table-cell-properties fo:border="0.0069in solid #000000" style:writing-mode="lr-tb" fo:padding-top="0in" fo:padding-left="0.075in" fo:padding-bottom="0in" fo:padding-right="0.075in"/>
    </style:style>
    <style:style style:name="P30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02" style:family="table-row">
      <style:table-row-properties/>
    </style:style>
    <style:style style:name="TableCell3103" style:family="table-cell">
      <style:table-cell-properties fo:border="0.0069in solid #000000" style:writing-mode="lr-tb" fo:padding-top="0in" fo:padding-left="0.075in" fo:padding-bottom="0in" fo:padding-right="0.075in"/>
    </style:style>
    <style:style style:name="P31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09" style:family="table-cell">
      <style:table-cell-properties fo:border="0.0069in solid #000000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11" style:family="table-row">
      <style:table-row-properties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16" style:family="table-cell">
      <style:table-cell-properties fo:border="0.0069in solid #000000" style:writing-mode="lr-tb" fo:padding-top="0in" fo:padding-left="0.075in" fo:padding-bottom="0in" fo:padding-right="0.075in"/>
    </style:style>
    <style:style style:name="P31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P31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3120" style:parent-style-name="Standard" style:family="paragraph">
      <style:text-properties fo:font-size="10pt" style:font-size-asian="10pt" style:font-size-complex="10pt"/>
    </style:style>
    <style:style style:name="P3121" style:parent-style-name="Standard" style:family="paragraph">
      <style:text-properties style:font-name="Times New Roman" style:font-name-complex="Times New Roman" fo:font-weight="bold" style:font-weight-asian="bold"/>
    </style:style>
    <style:style style:name="TableColumn3123" style:family="table-column">
      <style:table-column-properties style:column-width="0.8826in"/>
    </style:style>
    <style:style style:name="TableColumn3124" style:family="table-column">
      <style:table-column-properties style:column-width="0.6888in"/>
    </style:style>
    <style:style style:name="TableColumn3125" style:family="table-column">
      <style:table-column-properties style:column-width="0.6895in"/>
    </style:style>
    <style:style style:name="TableColumn3126" style:family="table-column">
      <style:table-column-properties style:column-width="0.7875in"/>
    </style:style>
    <style:style style:name="Table3122" style:family="table">
      <style:table-properties style:width="3.0486in" fo:margin-left="0in" table:align="left"/>
    </style:style>
    <style:style style:name="TableRow3127" style:family="table-row">
      <style:table-row-properties/>
    </style:style>
    <style:style style:name="TableCell3128" style:family="table-cell">
      <style:table-cell-properties fo:border="0.0069in solid #000000" style:writing-mode="lr-tb" fo:padding-top="0in" fo:padding-left="0.075in" fo:padding-bottom="0in" fo:padding-right="0.075in"/>
    </style:style>
    <style:style style:name="P3129" style:parent-style-name="Standard" style:family="paragraph">
      <style:paragraph-properties fo:text-align="center"/>
    </style:style>
    <style:style style:name="T3130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Standard" style:family="paragraph">
      <style:paragraph-properties fo:text-align="center"/>
    </style:style>
    <style:style style:name="T3133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34" style:family="table-cell">
      <style:table-cell-properties fo:border="0.0069in solid #000000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center"/>
    </style:style>
    <style:style style:name="T3136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Standard" style:family="paragraph">
      <style:paragraph-properties fo:text-align="center"/>
    </style:style>
    <style:style style:name="T3139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3140" style:family="table-row">
      <style:table-row-properties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P3142" style:parent-style-name="Standard" style:family="paragraph">
      <style:paragraph-properties fo:text-align="center"/>
    </style:style>
    <style:style style:name="T314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50" style:family="table-row">
      <style:table-row-properties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53" style:family="table-cell">
      <style:table-cell-properties fo:border="0.0069in solid #000000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55" style:family="table-cell">
      <style:table-cell-properties fo:border="0.0069in solid #000000" style:writing-mode="lr-tb" fo:padding-top="0in" fo:padding-left="0.075in" fo:padding-bottom="0in" fo:padding-right="0.075in"/>
    </style:style>
    <style:style style:name="P31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57" style:family="table-cell">
      <style:table-cell-properties fo:border="0.0069in solid #000000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59" style:family="table-row">
      <style:table-row-properties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P31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64" style:family="table-cell">
      <style:table-cell-properties fo:border="0.0069in solid #000000" style:writing-mode="lr-tb" fo:padding-top="0in" fo:padding-left="0.075in" fo:padding-bottom="0in" fo:padding-right="0.075in"/>
    </style:style>
    <style:style style:name="P3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66" style:family="table-cell">
      <style:table-cell-properties fo:border="0.0069in solid #000000" style:writing-mode="lr-tb" fo:padding-top="0in" fo:padding-left="0.075in" fo:padding-bottom="0in" fo:padding-right="0.075in"/>
    </style:style>
    <style:style style:name="P31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68" style:family="table-row">
      <style:table-row-properties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77" style:family="table-row">
      <style:table-row-properties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P31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86" style:family="table-row">
      <style:table-row-properties/>
    </style:style>
    <style:style style:name="TableCell3187" style:family="table-cell">
      <style:table-cell-properties fo:border="0.0069in solid #000000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89" style:family="table-cell">
      <style:table-cell-properties fo:border="0.0069in solid #000000" style:writing-mode="lr-tb" fo:padding-top="0in" fo:padding-left="0.075in" fo:padding-bottom="0in" fo:padding-right="0.075in"/>
    </style:style>
    <style:style style:name="P31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91" style:family="table-cell">
      <style:table-cell-properties fo:border="0.0069in solid #000000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P31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195" style:family="table-row">
      <style:table-row-properties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98" style:family="table-cell">
      <style:table-cell-properties fo:border="0.0069in solid #000000" style:writing-mode="lr-tb" fo:padding-top="0in" fo:padding-left="0.075in" fo:padding-bottom="0in" fo:padding-right="0.075in"/>
    </style:style>
    <style:style style:name="P31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02" style:family="table-cell">
      <style:table-cell-properties fo:border="0.0069in solid #000000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04" style:family="table-row">
      <style:table-row-properties/>
    </style:style>
    <style:style style:name="TableCell3205" style:family="table-cell">
      <style:table-cell-properties fo:border="0.0069in solid #000000" style:writing-mode="lr-tb" fo:padding-top="0in" fo:padding-left="0.075in" fo:padding-bottom="0in" fo:padding-right="0.075in"/>
    </style:style>
    <style:style style:name="P320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07" style:family="table-cell">
      <style:table-cell-properties fo:border="0.0069in solid #000000" style:writing-mode="lr-tb" fo:padding-top="0in" fo:padding-left="0.075in" fo:padding-bottom="0in" fo:padding-right="0.075in"/>
    </style:style>
    <style:style style:name="P32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11" style:family="table-cell">
      <style:table-cell-properties fo:border="0.0069in solid #000000" style:writing-mode="lr-tb" fo:padding-top="0in" fo:padding-left="0.075in" fo:padding-bottom="0in" fo:padding-right="0.075in"/>
    </style:style>
    <style:style style:name="P32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13" style:family="table-row">
      <style:table-row-properties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P32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P32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18" style:family="table-cell">
      <style:table-cell-properties fo:border="0.0069in solid #000000" style:writing-mode="lr-tb" fo:padding-top="0in" fo:padding-left="0.075in" fo:padding-bottom="0in" fo:padding-right="0.075in"/>
    </style:style>
    <style:style style:name="P32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20" style:family="table-cell">
      <style:table-cell-properties fo:border="0.0069in solid #000000" style:writing-mode="lr-tb" fo:padding-top="0in" fo:padding-left="0.075in" fo:padding-bottom="0in" fo:padding-right="0.075in"/>
    </style:style>
    <style:style style:name="P32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22" style:family="table-row">
      <style:table-row-properties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31" style:family="table-row">
      <style:table-row-properties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34" style:family="table-cell">
      <style:table-cell-properties fo:border="0.0069in solid #000000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40" style:family="table-row">
      <style:table-row-properties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P32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45" style:family="table-cell">
      <style:table-cell-properties fo:border="0.0069in solid #000000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47" style:family="table-cell">
      <style:table-cell-properties fo:border="0.0069in solid #000000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49" style:family="table-row">
      <style:table-row-properties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P32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58" style:family="table-row">
      <style:table-row-properties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67" style:family="table-row">
      <style:table-row-properties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70" style:family="table-cell">
      <style:table-cell-properties fo:border="0.0069in solid #000000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74" style:family="table-cell">
      <style:table-cell-properties fo:border="0.0069in solid #000000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76" style:family="table-row">
      <style:table-row-properties/>
    </style:style>
    <style:style style:name="TableCell3277" style:family="table-cell">
      <style:table-cell-properties fo:border="0.0069in solid #000000" style:writing-mode="lr-tb" fo:padding-top="0in" fo:padding-left="0.075in" fo:padding-bottom="0in" fo:padding-right="0.075in"/>
    </style:style>
    <style:style style:name="P327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79" style:family="table-cell">
      <style:table-cell-properties fo:border="0.0069in solid #000000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81" style:family="table-cell">
      <style:table-cell-properties fo:border="0.0069in solid #000000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83" style:family="table-cell">
      <style:table-cell-properties fo:border="0.0069in solid #000000" style:writing-mode="lr-tb" fo:padding-top="0in" fo:padding-left="0.075in" fo:padding-bottom="0in" fo:padding-right="0.075in"/>
    </style:style>
    <style:style style:name="P32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85" style:family="table-row">
      <style:table-row-properties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94" style:family="table-row">
      <style:table-row-properties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97" style:family="table-cell">
      <style:table-cell-properties fo:border="0.0069in solid #000000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299" style:family="table-cell">
      <style:table-cell-properties fo:border="0.0069in solid #000000" style:writing-mode="lr-tb" fo:padding-top="0in" fo:padding-left="0.075in" fo:padding-bottom="0in" fo:padding-right="0.075in"/>
    </style:style>
    <style:style style:name="P33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01" style:family="table-cell">
      <style:table-cell-properties fo:border="0.0069in solid #000000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03" style:family="table-row">
      <style:table-row-properties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12" style:family="table-row">
      <style:table-row-properties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21" style:family="table-row">
      <style:table-row-properties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P332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26" style:family="table-cell">
      <style:table-cell-properties fo:border="0.0069in solid #000000" style:writing-mode="lr-tb" fo:padding-top="0in" fo:padding-left="0.075in" fo:padding-bottom="0in" fo:padding-right="0.075in"/>
    </style:style>
    <style:style style:name="P33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30" style:family="table-row">
      <style:table-row-properties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39" style:family="table-row">
      <style:table-row-properties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48" style:family="table-row">
      <style:table-row-properties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P335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57" style:family="table-row">
      <style:table-row-properties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P33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P33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62" style:family="table-cell">
      <style:table-cell-properties fo:border="0.0069in solid #000000" style:writing-mode="lr-tb" fo:padding-top="0in" fo:padding-left="0.075in" fo:padding-bottom="0in" fo:padding-right="0.075in"/>
    </style:style>
    <style:style style:name="P33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66" style:family="table-row">
      <style:table-row-properties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P33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P33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75" style:family="table-row">
      <style:table-row-properties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84" style:family="table-row">
      <style:table-row-properties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P338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P33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89" style:family="table-cell">
      <style:table-cell-properties fo:border="0.0069in solid #000000" style:writing-mode="lr-tb" fo:padding-top="0in" fo:padding-left="0.075in" fo:padding-bottom="0in" fo:padding-right="0.075in"/>
    </style:style>
    <style:style style:name="P33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91" style:family="table-cell">
      <style:table-cell-properties fo:border="0.0069in solid #000000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393" style:family="table-row">
      <style:table-row-properties/>
    </style:style>
    <style:style style:name="TableCell3394" style:family="table-cell">
      <style:table-cell-properties fo:border="0.0069in solid #000000" style:writing-mode="lr-tb" fo:padding-top="0in" fo:padding-left="0.075in" fo:padding-bottom="0in" fo:padding-right="0.075in"/>
    </style:style>
    <style:style style:name="P339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P33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398" style:family="table-cell">
      <style:table-cell-properties fo:border="0.0069in solid #000000" style:writing-mode="lr-tb" fo:padding-top="0in" fo:padding-left="0.075in" fo:padding-bottom="0in" fo:padding-right="0.075in"/>
    </style:style>
    <style:style style:name="P33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00" style:family="table-cell">
      <style:table-cell-properties fo:border="0.0069in solid #000000" style:writing-mode="lr-tb" fo:padding-top="0in" fo:padding-left="0.075in" fo:padding-bottom="0in" fo:padding-right="0.075in"/>
    </style:style>
    <style:style style:name="P34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02" style:family="table-row">
      <style:table-row-properties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11" style:family="table-row">
      <style:table-row-properties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P341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18" style:family="table-cell">
      <style:table-cell-properties fo:border="0.0069in solid #000000" style:writing-mode="lr-tb" fo:padding-top="0in" fo:padding-left="0.075in" fo:padding-bottom="0in" fo:padding-right="0.075in"/>
    </style:style>
    <style:style style:name="P34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20" style:family="table-row">
      <style:table-row-properties/>
    </style:style>
    <style:style style:name="TableCell3421" style:family="table-cell">
      <style:table-cell-properties fo:border="0.0069in solid #000000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29" style:family="table-row">
      <style:table-row-properties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38" style:family="table-row">
      <style:table-row-properties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41" style:family="table-cell">
      <style:table-cell-properties fo:border="0.0069in solid #000000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47" style:family="table-row">
      <style:table-row-properties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56" style:family="table-row">
      <style:table-row-properties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61" style:family="table-cell">
      <style:table-cell-properties fo:border="0.0069in solid #000000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P34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65" style:family="table-row">
      <style:table-row-properties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74" style:family="table-row">
      <style:table-row-properties/>
    </style:style>
    <style:style style:name="TableCell3475" style:family="table-cell">
      <style:table-cell-properties fo:border="0.0069in solid #000000" style:writing-mode="lr-tb" fo:padding-top="0in" fo:padding-left="0.075in" fo:padding-bottom="0in" fo:padding-right="0.075in"/>
    </style:style>
    <style:style style:name="P34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77" style:family="table-cell">
      <style:table-cell-properties fo:border="0.0069in solid #000000" style:writing-mode="lr-tb" fo:padding-top="0in" fo:padding-left="0.075in" fo:padding-bottom="0in" fo:padding-right="0.075in"/>
    </style:style>
    <style:style style:name="P34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79" style:family="table-cell">
      <style:table-cell-properties fo:border="0.0069in solid #000000" style:writing-mode="lr-tb" fo:padding-top="0in" fo:padding-left="0.075in" fo:padding-bottom="0in" fo:padding-right="0.075in"/>
    </style:style>
    <style:style style:name="P34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81" style:family="table-cell">
      <style:table-cell-properties fo:border="0.0069in solid #000000" style:writing-mode="lr-tb" fo:padding-top="0in" fo:padding-left="0.075in" fo:padding-bottom="0in" fo:padding-right="0.075in"/>
    </style:style>
    <style:style style:name="P34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83" style:family="table-row">
      <style:table-row-properties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492" style:family="table-row">
      <style:table-row-properties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01" style:family="table-row">
      <style:table-row-properties/>
    </style:style>
    <style:style style:name="TableCell3502" style:family="table-cell">
      <style:table-cell-properties fo:border="0.0069in solid #000000" style:writing-mode="lr-tb" fo:padding-top="0in" fo:padding-left="0.075in" fo:padding-bottom="0in" fo:padding-right="0.075in"/>
    </style:style>
    <style:style style:name="P350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04" style:family="table-cell">
      <style:table-cell-properties fo:border="0.0069in solid #000000" style:writing-mode="lr-tb" fo:padding-top="0in" fo:padding-left="0.075in" fo:padding-bottom="0in" fo:padding-right="0.075in"/>
    </style:style>
    <style:style style:name="P35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06" style:family="table-cell">
      <style:table-cell-properties fo:border="0.0069in solid #000000" style:writing-mode="lr-tb" fo:padding-top="0in" fo:padding-left="0.075in" fo:padding-bottom="0in" fo:padding-right="0.075in"/>
    </style:style>
    <style:style style:name="P35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10" style:family="table-row">
      <style:table-row-properties/>
    </style:style>
    <style:style style:name="TableCell3511" style:family="table-cell">
      <style:table-cell-properties fo:border="0.0069in solid #000000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P35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P35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19" style:family="table-row">
      <style:table-row-properties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28" style:family="table-row">
      <style:table-row-properties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P353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33" style:family="table-cell">
      <style:table-cell-properties fo:border="0.0069in solid #000000" style:writing-mode="lr-tb" fo:padding-top="0in" fo:padding-left="0.075in" fo:padding-bottom="0in" fo:padding-right="0.075in"/>
    </style:style>
    <style:style style:name="P35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37" style:family="table-row">
      <style:table-row-properties/>
    </style:style>
    <style:style style:name="TableCell3538" style:family="table-cell">
      <style:table-cell-properties fo:border="0.0069in solid #000000" style:writing-mode="lr-tb" fo:padding-top="0in" fo:padding-left="0.075in" fo:padding-bottom="0in" fo:padding-right="0.075in"/>
    </style:style>
    <style:style style:name="P353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P35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46" style:family="table-row">
      <style:table-row-properties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53" style:family="table-cell">
      <style:table-cell-properties fo:border="0.0069in solid #000000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55" style:family="table-row">
      <style:table-row-properties/>
    </style:style>
    <style:style style:name="TableCell3556" style:family="table-cell">
      <style:table-cell-properties fo:border="0.0069in solid #000000" style:writing-mode="lr-tb" fo:padding-top="0in" fo:padding-left="0.075in" fo:padding-bottom="0in" fo:padding-right="0.075in"/>
    </style:style>
    <style:style style:name="P35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64" style:family="table-row">
      <style:table-row-properties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P35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P35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73" style:family="table-row">
      <style:table-row-properties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P35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82" style:family="table-row">
      <style:table-row-properties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591" style:family="table-row">
      <style:table-row-properties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96" style:family="table-cell">
      <style:table-cell-properties fo:border="0.0069in solid #000000" style:writing-mode="lr-tb" fo:padding-top="0in" fo:padding-left="0.075in" fo:padding-bottom="0in" fo:padding-right="0.075in"/>
    </style:style>
    <style:style style:name="P35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98" style:family="table-cell">
      <style:table-cell-properties fo:border="0.0069in solid #000000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00" style:family="table-row">
      <style:table-row-properties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09" style:family="table-row">
      <style:table-row-properties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18" style:family="table-row">
      <style:table-row-properties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27" style:family="table-row">
      <style:table-row-properties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36" style:family="table-row">
      <style:table-row-properties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45" style:family="table-row">
      <style:table-row-properties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54" style:family="table-row">
      <style:table-row-properties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63" style:family="table-row">
      <style:table-row-properties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68" style:family="table-cell">
      <style:table-cell-properties fo:border="0.0069in solid #000000" style:writing-mode="lr-tb" fo:padding-top="0in" fo:padding-left="0.075in" fo:padding-bottom="0in" fo:padding-right="0.075in"/>
    </style:style>
    <style:style style:name="P36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70" style:family="table-cell">
      <style:table-cell-properties fo:border="0.0069in solid #000000" style:writing-mode="lr-tb" fo:padding-top="0in" fo:padding-left="0.075in" fo:padding-bottom="0in" fo:padding-right="0.075in"/>
    </style:style>
    <style:style style:name="P36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72" style:family="table-row">
      <style:table-row-properties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81" style:family="table-row">
      <style:table-row-properties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90" style:family="table-row">
      <style:table-row-properties/>
    </style:style>
    <style:style style:name="TableCell3691" style:family="table-cell">
      <style:table-cell-properties fo:border="0.0069in solid #000000" style:writing-mode="lr-tb" fo:padding-top="0in" fo:padding-left="0.075in" fo:padding-bottom="0in" fo:padding-right="0.075in"/>
    </style:style>
    <style:style style:name="P36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P36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699" style:family="table-row">
      <style:table-row-properties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08" style:family="table-row">
      <style:table-row-properties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11" style:family="table-cell">
      <style:table-cell-properties fo:border="0.0069in solid #000000" style:writing-mode="lr-tb" fo:padding-top="0in" fo:padding-left="0.075in" fo:padding-bottom="0in" fo:padding-right="0.075in"/>
    </style:style>
    <style:style style:name="P37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13" style:family="table-cell">
      <style:table-cell-properties fo:border="0.0069in solid #000000" style:writing-mode="lr-tb" fo:padding-top="0in" fo:padding-left="0.075in" fo:padding-bottom="0in" fo:padding-right="0.075in"/>
    </style:style>
    <style:style style:name="P37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17" style:family="table-row">
      <style:table-row-properties/>
    </style:style>
    <style:style style:name="TableCell3718" style:family="table-cell">
      <style:table-cell-properties fo:border="0.0069in solid #000000" style:writing-mode="lr-tb" fo:padding-top="0in" fo:padding-left="0.075in" fo:padding-bottom="0in" fo:padding-right="0.075in"/>
    </style:style>
    <style:style style:name="P37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26" style:family="table-row">
      <style:table-row-properties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35" style:family="table-row">
      <style:table-row-properties/>
    </style:style>
    <style:style style:name="TableCell3736" style:family="table-cell">
      <style:table-cell-properties fo:border="0.0069in solid #000000" style:writing-mode="lr-tb" fo:padding-top="0in" fo:padding-left="0.075in" fo:padding-bottom="0in" fo:padding-right="0.075in"/>
    </style:style>
    <style:style style:name="P37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40" style:family="table-cell">
      <style:table-cell-properties fo:border="0.0069in solid #000000" style:writing-mode="lr-tb" fo:padding-top="0in" fo:padding-left="0.075in" fo:padding-bottom="0in" fo:padding-right="0.075in"/>
    </style:style>
    <style:style style:name="P37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44" style:family="table-row">
      <style:table-row-properties/>
    </style:style>
    <style:style style:name="TableCell3745" style:family="table-cell">
      <style:table-cell-properties fo:border="0.0069in solid #000000" style:writing-mode="lr-tb" fo:padding-top="0in" fo:padding-left="0.075in" fo:padding-bottom="0in" fo:padding-right="0.075in"/>
    </style:style>
    <style:style style:name="P374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47" style:family="table-cell">
      <style:table-cell-properties fo:border="0.0069in solid #000000" style:writing-mode="lr-tb" fo:padding-top="0in" fo:padding-left="0.075in" fo:padding-bottom="0in" fo:padding-right="0.075in"/>
    </style:style>
    <style:style style:name="P37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49" style:family="table-cell">
      <style:table-cell-properties fo:border="0.0069in solid #000000" style:writing-mode="lr-tb" fo:padding-top="0in" fo:padding-left="0.075in" fo:padding-bottom="0in" fo:padding-right="0.075in"/>
    </style:style>
    <style:style style:name="P37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51" style:family="table-cell">
      <style:table-cell-properties fo:border="0.0069in solid #000000" style:writing-mode="lr-tb" fo:padding-top="0in" fo:padding-left="0.075in" fo:padding-bottom="0in" fo:padding-right="0.075in"/>
    </style:style>
    <style:style style:name="P37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53" style:family="table-row">
      <style:table-row-properties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P37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62" style:family="table-row">
      <style:table-row-properties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71" style:family="table-row">
      <style:table-row-properties/>
    </style:style>
    <style:style style:name="TableCell3772" style:family="table-cell">
      <style:table-cell-properties fo:border="0.0069in solid #000000" style:writing-mode="lr-tb" fo:padding-top="0in" fo:padding-left="0.075in" fo:padding-bottom="0in" fo:padding-right="0.075in"/>
    </style:style>
    <style:style style:name="P37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74" style:family="table-cell">
      <style:table-cell-properties fo:border="0.0069in solid #000000" style:writing-mode="lr-tb" fo:padding-top="0in" fo:padding-left="0.075in" fo:padding-bottom="0in" fo:padding-right="0.075in"/>
    </style:style>
    <style:style style:name="P37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780" style:family="table-row">
      <style:table-row-properties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83" style:family="table-cell">
      <style:table-cell-properties fo:border="0.0069in solid #000000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85" style:family="table-cell">
      <style:table-cell-properties fo:border="0.0069in solid #000000" style:writing-mode="lr-tb" fo:padding-top="0in" fo:padding-left="0.075in" fo:padding-bottom="0in" fo:padding-right="0.075in"/>
    </style:style>
    <style:style style:name="P37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87" style:family="table-cell">
      <style:table-cell-properties fo:border="0.0069in solid #000000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3789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3791" style:family="table-column">
      <style:table-column-properties style:column-width="0.8826in"/>
    </style:style>
    <style:style style:name="TableColumn3792" style:family="table-column">
      <style:table-column-properties style:column-width="0.6888in"/>
    </style:style>
    <style:style style:name="TableColumn3793" style:family="table-column">
      <style:table-column-properties style:column-width="0.6895in"/>
    </style:style>
    <style:style style:name="TableColumn3794" style:family="table-column">
      <style:table-column-properties style:column-width="0.8444in"/>
    </style:style>
    <style:style style:name="TableColumn3795" style:family="table-column">
      <style:table-column-properties style:column-width="0.8756in"/>
    </style:style>
    <style:style style:name="TableColumn3796" style:family="table-column">
      <style:table-column-properties style:column-width="1.2784in"/>
    </style:style>
    <style:style style:name="Table3790" style:family="table">
      <style:table-properties style:width="5.2597in" fo:margin-left="0in" table:align="left"/>
    </style:style>
    <style:style style:name="TableRow3797" style:family="table-row">
      <style:table-row-properties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center"/>
    </style:style>
    <style:style style:name="T3800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Standard" style:family="paragraph">
      <style:paragraph-properties fo:text-align="center"/>
    </style:style>
    <style:style style:name="T3803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center"/>
    </style:style>
    <style:style style:name="T3806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Standard" style:family="paragraph">
      <style:paragraph-properties fo:text-align="center"/>
    </style:style>
    <style:style style:name="T3809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3812" style:family="table-cell">
      <style:table-cell-properties fo:border="0.0069in solid #000000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3814" style:family="table-row">
      <style:table-row-properties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center"/>
    </style:style>
    <style:style style:name="T381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P38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22" style:family="table-cell">
      <style:table-cell-properties fo:border="0.0069in solid #000000" style:writing-mode="lr-tb" fo:padding-top="0in" fo:padding-left="0.075in" fo:padding-bottom="0in" fo:padding-right="0.075in"/>
    </style:style>
    <style:style style:name="P3823" style:parent-style-name="Standard" style:family="paragraph">
      <style:paragraph-properties fo:text-align="center"/>
    </style:style>
    <style:style style:name="T382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29" style:family="table-row">
      <style:table-row-properties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32" style:family="table-cell">
      <style:table-cell-properties fo:border="0.0069in solid #000000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center"/>
    </style:style>
    <style:style style:name="T383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41" style:family="table-cell">
      <style:table-cell-properties fo:border="0.0069in solid #000000" style:writing-mode="lr-tb" fo:padding-top="0in" fo:padding-left="0.075in" fo:padding-bottom="0in" fo:padding-right="0.075in"/>
    </style:style>
    <style:style style:name="P38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43" style:family="table-row">
      <style:table-row-properties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center"/>
    </style:style>
    <style:style style:name="T385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55" style:family="table-cell">
      <style:table-cell-properties fo:border="0.0069in solid #000000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57" style:family="table-row">
      <style:table-row-properties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P38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60" style:family="table-cell">
      <style:table-cell-properties fo:border="0.0069in solid #000000" style:writing-mode="lr-tb" fo:padding-top="0in" fo:padding-left="0.075in" fo:padding-bottom="0in" fo:padding-right="0.075in"/>
    </style:style>
    <style:style style:name="P38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64" style:family="table-cell">
      <style:table-cell-properties fo:border="0.0069in solid #000000" style:writing-mode="lr-tb" fo:padding-top="0in" fo:padding-left="0.075in" fo:padding-bottom="0in" fo:padding-right="0.075in"/>
    </style:style>
    <style:style style:name="P3865" style:parent-style-name="Standard" style:family="paragraph">
      <style:paragraph-properties fo:text-align="center"/>
    </style:style>
    <style:style style:name="T386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71" style:family="table-row">
      <style:table-row-properties/>
    </style:style>
    <style:style style:name="TableCell3872" style:family="table-cell">
      <style:table-cell-properties fo:border="0.0069in solid #000000" style:writing-mode="lr-tb" fo:padding-top="0in" fo:padding-left="0.075in" fo:padding-bottom="0in" fo:padding-right="0.075in"/>
    </style:style>
    <style:style style:name="P38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74" style:family="table-cell">
      <style:table-cell-properties fo:border="0.0069in solid #000000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78" style:family="table-cell">
      <style:table-cell-properties fo:border="0.0069in solid #000000" style:writing-mode="lr-tb" fo:padding-top="0in" fo:padding-left="0.075in" fo:padding-bottom="0in" fo:padding-right="0.075in"/>
    </style:style>
    <style:style style:name="P3879" style:parent-style-name="Standard" style:family="paragraph">
      <style:paragraph-properties fo:text-align="center"/>
    </style:style>
    <style:style style:name="T388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81" style:family="table-cell">
      <style:table-cell-properties fo:border="0.0069in solid #000000" style:writing-mode="lr-tb" fo:padding-top="0in" fo:padding-left="0.075in" fo:padding-bottom="0in" fo:padding-right="0.075in"/>
    </style:style>
    <style:style style:name="P38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83" style:family="table-cell">
      <style:table-cell-properties fo:border="0.0069in solid #000000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85" style:family="table-row">
      <style:table-row-properties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center"/>
    </style:style>
    <style:style style:name="T38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895" style:family="table-cell">
      <style:table-cell-properties fo:border="0.0069in solid #000000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899" style:family="table-row">
      <style:table-row-properties/>
    </style:style>
    <style:style style:name="TableCell3900" style:family="table-cell">
      <style:table-cell-properties fo:border="0.0069in solid #000000" style:writing-mode="lr-tb" fo:padding-top="0in" fo:padding-left="0.075in" fo:padding-bottom="0in" fo:padding-right="0.075in"/>
    </style:style>
    <style:style style:name="P39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02" style:family="table-cell">
      <style:table-cell-properties fo:border="0.0069in solid #000000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center"/>
    </style:style>
    <style:style style:name="T390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13" style:family="table-row">
      <style:table-row-properties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P3921" style:parent-style-name="Standard" style:family="paragraph">
      <style:paragraph-properties fo:text-align="center"/>
    </style:style>
    <style:style style:name="T392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P39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25" style:family="table-cell">
      <style:table-cell-properties fo:border="0.0069in solid #000000" style:writing-mode="lr-tb" fo:padding-top="0in" fo:padding-left="0.075in" fo:padding-bottom="0in" fo:padding-right="0.075in"/>
    </style:style>
    <style:style style:name="P39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27" style:family="table-row">
      <style:table-row-properties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center"/>
    </style:style>
    <style:style style:name="T393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37" style:family="table-cell">
      <style:table-cell-properties fo:border="0.0069in solid #000000" style:writing-mode="lr-tb" fo:padding-top="0in" fo:padding-left="0.075in" fo:padding-bottom="0in" fo:padding-right="0.075in"/>
    </style:style>
    <style:style style:name="P39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39" style:family="table-cell">
      <style:table-cell-properties fo:border="0.0069in solid #000000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41" style:family="table-row">
      <style:table-row-properties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P39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P39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center"/>
    </style:style>
    <style:style style:name="T395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55" style:family="table-row">
      <style:table-row-properties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P395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P39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center"/>
    </style:style>
    <style:style style:name="T396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69" style:family="table-row">
      <style:table-row-properties/>
    </style:style>
    <style:style style:name="TableCell3970" style:family="table-cell">
      <style:table-cell-properties fo:border="0.0069in solid #000000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Standard" style:family="paragraph">
      <style:paragraph-properties fo:text-align="center"/>
    </style:style>
    <style:style style:name="T397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83" style:family="table-row">
      <style:table-row-properties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center"/>
    </style:style>
    <style:style style:name="T399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3993" style:family="table-cell">
      <style:table-cell-properties fo:border="0.0069in solid #000000" style:writing-mode="lr-tb" fo:padding-top="0in" fo:padding-left="0.075in" fo:padding-bottom="0in" fo:padding-right="0.075in"/>
    </style:style>
    <style:style style:name="P39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997" style:family="table-row">
      <style:table-row-properties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P40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P40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Standard" style:family="paragraph">
      <style:paragraph-properties fo:text-align="center"/>
    </style:style>
    <style:style style:name="T400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11" style:family="table-row">
      <style:table-row-properties/>
    </style:style>
    <style:style style:name="TableCell4012" style:family="table-cell">
      <style:table-cell-properties fo:border="0.0069in solid #000000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16" style:family="table-cell">
      <style:table-cell-properties fo:border="0.0069in solid #000000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center"/>
    </style:style>
    <style:style style:name="T402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21" style:family="table-cell">
      <style:table-cell-properties fo:border="0.0069in solid #000000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23" style:family="table-cell">
      <style:table-cell-properties fo:border="0.0069in solid #000000" style:writing-mode="lr-tb" fo:padding-top="0in" fo:padding-left="0.075in" fo:padding-bottom="0in" fo:padding-right="0.075in"/>
    </style:style>
    <style:style style:name="P40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25" style:family="table-row">
      <style:table-row-properties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Standard" style:family="paragraph">
      <style:paragraph-properties fo:text-align="center"/>
    </style:style>
    <style:style style:name="T403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P40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39" style:family="table-row">
      <style:table-row-properties/>
    </style:style>
    <style:style style:name="TableCell4040" style:family="table-cell">
      <style:table-cell-properties fo:border="0.0069in solid #000000" style:writing-mode="lr-tb" fo:padding-top="0in" fo:padding-left="0.075in" fo:padding-bottom="0in" fo:padding-right="0.075in"/>
    </style:style>
    <style:style style:name="P404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42" style:family="table-cell">
      <style:table-cell-properties fo:border="0.0069in solid #000000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P40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46" style:family="table-cell">
      <style:table-cell-properties fo:border="0.0069in solid #000000" style:writing-mode="lr-tb" fo:padding-top="0in" fo:padding-left="0.075in" fo:padding-bottom="0in" fo:padding-right="0.075in"/>
    </style:style>
    <style:style style:name="P4047" style:parent-style-name="Standard" style:family="paragraph">
      <style:paragraph-properties fo:text-align="center"/>
    </style:style>
    <style:style style:name="T404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53" style:family="table-row">
      <style:table-row-properties/>
    </style:style>
    <style:style style:name="TableCell4054" style:family="table-cell">
      <style:table-cell-properties fo:border="0.0069in solid #000000" style:writing-mode="lr-tb" fo:padding-top="0in" fo:padding-left="0.075in" fo:padding-bottom="0in" fo:padding-right="0.075in"/>
    </style:style>
    <style:style style:name="P405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56" style:family="table-cell">
      <style:table-cell-properties fo:border="0.0069in solid #000000" style:writing-mode="lr-tb" fo:padding-top="0in" fo:padding-left="0.075in" fo:padding-bottom="0in" fo:padding-right="0.075in"/>
    </style:style>
    <style:style style:name="P40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58" style:family="table-cell">
      <style:table-cell-properties fo:border="0.0069in solid #000000" style:writing-mode="lr-tb" fo:padding-top="0in" fo:padding-left="0.075in" fo:padding-bottom="0in" fo:padding-right="0.075in"/>
    </style:style>
    <style:style style:name="P40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P4061" style:parent-style-name="Standard" style:family="paragraph">
      <style:paragraph-properties fo:text-align="center"/>
    </style:style>
    <style:style style:name="T406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63" style:family="table-cell">
      <style:table-cell-properties fo:border="0.0069in solid #000000" style:writing-mode="lr-tb" fo:padding-top="0in" fo:padding-left="0.075in" fo:padding-bottom="0in" fo:padding-right="0.075in"/>
    </style:style>
    <style:style style:name="P40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65" style:family="table-cell">
      <style:table-cell-properties fo:border="0.0069in solid #000000" style:writing-mode="lr-tb" fo:padding-top="0in" fo:padding-left="0.075in" fo:padding-bottom="0in" fo:padding-right="0.075in"/>
    </style:style>
    <style:style style:name="P40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67" style:family="table-row">
      <style:table-row-properties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Standard" style:family="paragraph">
      <style:paragraph-properties fo:text-align="center"/>
    </style:style>
    <style:style style:name="T407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77" style:family="table-cell">
      <style:table-cell-properties fo:border="0.0069in solid #000000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81" style:family="table-row">
      <style:table-row-properties/>
    </style:style>
    <style:style style:name="TableCell4082" style:family="table-cell">
      <style:table-cell-properties fo:border="0.0069in solid #000000" style:writing-mode="lr-tb" fo:padding-top="0in" fo:padding-left="0.075in" fo:padding-bottom="0in" fo:padding-right="0.075in"/>
    </style:style>
    <style:style style:name="P408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84" style:family="table-cell">
      <style:table-cell-properties fo:border="0.0069in solid #000000" style:writing-mode="lr-tb" fo:padding-top="0in" fo:padding-left="0.075in" fo:padding-bottom="0in" fo:padding-right="0.075in"/>
    </style:style>
    <style:style style:name="P40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86" style:family="table-cell">
      <style:table-cell-properties fo:border="0.0069in solid #000000" style:writing-mode="lr-tb" fo:padding-top="0in" fo:padding-left="0.075in" fo:padding-bottom="0in" fo:padding-right="0.075in"/>
    </style:style>
    <style:style style:name="P40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88" style:family="table-cell">
      <style:table-cell-properties fo:border="0.0069in solid #000000" style:writing-mode="lr-tb" fo:padding-top="0in" fo:padding-left="0.075in" fo:padding-bottom="0in" fo:padding-right="0.075in"/>
    </style:style>
    <style:style style:name="P4089" style:parent-style-name="Standard" style:family="paragraph">
      <style:paragraph-properties fo:text-align="center"/>
    </style:style>
    <style:style style:name="T409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095" style:family="table-row">
      <style:table-row-properties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P41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P4103" style:parent-style-name="Standard" style:family="paragraph">
      <style:paragraph-properties fo:text-align="center"/>
    </style:style>
    <style:style style:name="T410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05" style:family="table-cell">
      <style:table-cell-properties fo:border="0.0069in solid #000000" style:writing-mode="lr-tb" fo:padding-top="0in" fo:padding-left="0.075in" fo:padding-bottom="0in" fo:padding-right="0.075in"/>
    </style:style>
    <style:style style:name="P41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07" style:family="table-cell">
      <style:table-cell-properties fo:border="0.0069in solid #000000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09" style:family="table-row">
      <style:table-row-properties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Standard" style:family="paragraph">
      <style:paragraph-properties fo:text-align="center"/>
    </style:style>
    <style:style style:name="T411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P41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P41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23" style:family="table-row">
      <style:table-row-properties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28" style:family="table-cell">
      <style:table-cell-properties fo:border="0.0069in solid #000000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center"/>
    </style:style>
    <style:style style:name="T413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37" style:family="table-row">
      <style:table-row-properties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Standard" style:family="paragraph">
      <style:paragraph-properties fo:text-align="center"/>
    </style:style>
    <style:style style:name="T414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51" style:family="table-row">
      <style:table-row-properties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54" style:family="table-cell">
      <style:table-cell-properties fo:border="0.0069in solid #000000" style:writing-mode="lr-tb" fo:padding-top="0in" fo:padding-left="0.075in" fo:padding-bottom="0in" fo:padding-right="0.075in"/>
    </style:style>
    <style:style style:name="P41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P41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center"/>
    </style:style>
    <style:style style:name="T416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P4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65" style:family="table-row">
      <style:table-row-properties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Standard" style:family="paragraph">
      <style:paragraph-properties fo:text-align="center"/>
    </style:style>
    <style:style style:name="T417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77" style:family="table-cell">
      <style:table-cell-properties fo:border="0.0069in solid #000000" style:writing-mode="lr-tb" fo:padding-top="0in" fo:padding-left="0.075in" fo:padding-bottom="0in" fo:padding-right="0.075in"/>
    </style:style>
    <style:style style:name="P41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79" style:family="table-row">
      <style:table-row-properties/>
    </style:style>
    <style:style style:name="TableCell4180" style:family="table-cell">
      <style:table-cell-properties fo:border="0.0069in solid #000000" style:writing-mode="lr-tb" fo:padding-top="0in" fo:padding-left="0.075in" fo:padding-bottom="0in" fo:padding-right="0.075in"/>
    </style:style>
    <style:style style:name="P418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82" style:family="table-cell">
      <style:table-cell-properties fo:border="0.0069in solid #000000" style:writing-mode="lr-tb" fo:padding-top="0in" fo:padding-left="0.075in" fo:padding-bottom="0in" fo:padding-right="0.075in"/>
    </style:style>
    <style:style style:name="P41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84" style:family="table-cell">
      <style:table-cell-properties fo:border="0.0069in solid #000000" style:writing-mode="lr-tb" fo:padding-top="0in" fo:padding-left="0.075in" fo:padding-bottom="0in" fo:padding-right="0.075in"/>
    </style:style>
    <style:style style:name="P41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86" style:family="table-cell">
      <style:table-cell-properties fo:border="0.0069in solid #000000" style:writing-mode="lr-tb" fo:padding-top="0in" fo:padding-left="0.075in" fo:padding-bottom="0in" fo:padding-right="0.075in"/>
    </style:style>
    <style:style style:name="P4187" style:parent-style-name="Standard" style:family="paragraph">
      <style:paragraph-properties fo:text-align="center"/>
    </style:style>
    <style:style style:name="T418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193" style:family="table-row">
      <style:table-row-properties/>
    </style:style>
    <style:style style:name="TableCell4194" style:family="table-cell">
      <style:table-cell-properties fo:border="0.0069in solid #000000" style:writing-mode="lr-tb" fo:padding-top="0in" fo:padding-left="0.075in" fo:padding-bottom="0in" fo:padding-right="0.075in"/>
    </style:style>
    <style:style style:name="P419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196" style:family="table-cell">
      <style:table-cell-properties fo:border="0.0069in solid #000000" style:writing-mode="lr-tb" fo:padding-top="0in" fo:padding-left="0.075in" fo:padding-bottom="0in" fo:padding-right="0.075in"/>
    </style:style>
    <style:style style:name="P41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00" style:family="table-cell">
      <style:table-cell-properties fo:border="0.0069in solid #000000" style:writing-mode="lr-tb" fo:padding-top="0in" fo:padding-left="0.075in" fo:padding-bottom="0in" fo:padding-right="0.075in"/>
    </style:style>
    <style:style style:name="P4201" style:parent-style-name="Standard" style:family="paragraph">
      <style:paragraph-properties fo:text-align="center"/>
    </style:style>
    <style:style style:name="T420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03" style:family="table-cell">
      <style:table-cell-properties fo:border="0.0069in solid #000000" style:writing-mode="lr-tb" fo:padding-top="0in" fo:padding-left="0.075in" fo:padding-bottom="0in" fo:padding-right="0.075in"/>
    </style:style>
    <style:style style:name="P42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05" style:family="table-cell">
      <style:table-cell-properties fo:border="0.0069in solid #000000" style:writing-mode="lr-tb" fo:padding-top="0in" fo:padding-left="0.075in" fo:padding-bottom="0in" fo:padding-right="0.075in"/>
    </style:style>
    <style:style style:name="P42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07" style:family="table-row">
      <style:table-row-properties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Standard" style:family="paragraph">
      <style:paragraph-properties fo:text-align="center"/>
    </style:style>
    <style:style style:name="T421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17" style:family="table-cell">
      <style:table-cell-properties fo:border="0.0069in solid #000000" style:writing-mode="lr-tb" fo:padding-top="0in" fo:padding-left="0.075in" fo:padding-bottom="0in" fo:padding-right="0.075in"/>
    </style:style>
    <style:style style:name="P42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19" style:family="table-cell">
      <style:table-cell-properties fo:border="0.0069in solid #000000" style:writing-mode="lr-tb" fo:padding-top="0in" fo:padding-left="0.075in" fo:padding-bottom="0in" fo:padding-right="0.075in"/>
    </style:style>
    <style:style style:name="P42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21" style:family="table-row">
      <style:table-row-properties/>
    </style:style>
    <style:style style:name="TableCell4222" style:family="table-cell">
      <style:table-cell-properties fo:border="0.0069in solid #000000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24" style:family="table-cell">
      <style:table-cell-properties fo:border="0.0069in solid #000000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26" style:family="table-cell">
      <style:table-cell-properties fo:border="0.0069in solid #000000" style:writing-mode="lr-tb" fo:padding-top="0in" fo:padding-left="0.075in" fo:padding-bottom="0in" fo:padding-right="0.075in"/>
    </style:style>
    <style:style style:name="P422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Standard" style:family="paragraph">
      <style:paragraph-properties fo:text-align="center"/>
    </style:style>
    <style:style style:name="T423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35" style:family="table-row">
      <style:table-row-properties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Standard" style:family="paragraph">
      <style:paragraph-properties fo:text-align="center"/>
    </style:style>
    <style:style style:name="T424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49" style:family="table-row">
      <style:table-row-properties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Standard" style:family="paragraph">
      <style:paragraph-properties fo:text-align="center"/>
    </style:style>
    <style:style style:name="T425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63" style:family="table-row">
      <style:table-row-properties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66" style:family="table-cell">
      <style:table-cell-properties fo:border="0.0069in solid #000000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P4271" style:parent-style-name="Standard" style:family="paragraph">
      <style:paragraph-properties fo:text-align="center"/>
    </style:style>
    <style:style style:name="T427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77" style:family="table-row">
      <style:table-row-properties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80" style:family="table-cell">
      <style:table-cell-properties fo:border="0.0069in solid #000000" style:writing-mode="lr-tb" fo:padding-top="0in" fo:padding-left="0.075in" fo:padding-bottom="0in" fo:padding-right="0.075in"/>
    </style:style>
    <style:style style:name="P42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82" style:family="table-cell">
      <style:table-cell-properties fo:border="0.0069in solid #000000" style:writing-mode="lr-tb" fo:padding-top="0in" fo:padding-left="0.075in" fo:padding-bottom="0in" fo:padding-right="0.075in"/>
    </style:style>
    <style:style style:name="P42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center"/>
    </style:style>
    <style:style style:name="T428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291" style:family="table-row">
      <style:table-row-properties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center"/>
    </style:style>
    <style:style style:name="T430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05" style:family="table-row">
      <style:table-row-properties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center"/>
    </style:style>
    <style:style style:name="T431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15" style:family="table-cell">
      <style:table-cell-properties fo:border="0.0069in solid #000000" style:writing-mode="lr-tb" fo:padding-top="0in" fo:padding-left="0.075in" fo:padding-bottom="0in" fo:padding-right="0.075in"/>
    </style:style>
    <style:style style:name="P43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19" style:family="table-row">
      <style:table-row-properties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24" style:family="table-cell">
      <style:table-cell-properties fo:border="0.0069in solid #000000" style:writing-mode="lr-tb" fo:padding-top="0in" fo:padding-left="0.075in" fo:padding-bottom="0in" fo:padding-right="0.075in"/>
    </style:style>
    <style:style style:name="P43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26" style:family="table-cell">
      <style:table-cell-properties fo:border="0.0069in solid #000000" style:writing-mode="lr-tb" fo:padding-top="0in" fo:padding-left="0.075in" fo:padding-bottom="0in" fo:padding-right="0.075in"/>
    </style:style>
    <style:style style:name="P4327" style:parent-style-name="Standard" style:family="paragraph">
      <style:paragraph-properties fo:text-align="center"/>
    </style:style>
    <style:style style:name="T432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33" style:family="table-row">
      <style:table-row-properties/>
    </style:style>
    <style:style style:name="TableCell4334" style:family="table-cell">
      <style:table-cell-properties fo:border="0.0069in solid #000000" style:writing-mode="lr-tb" fo:padding-top="0in" fo:padding-left="0.075in" fo:padding-bottom="0in" fo:padding-right="0.075in"/>
    </style:style>
    <style:style style:name="P433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38" style:family="table-cell">
      <style:table-cell-properties fo:border="0.0069in solid #000000" style:writing-mode="lr-tb" fo:padding-top="0in" fo:padding-left="0.075in" fo:padding-bottom="0in" fo:padding-right="0.075in"/>
    </style:style>
    <style:style style:name="P433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center"/>
    </style:style>
    <style:style style:name="T434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43" style:family="table-cell">
      <style:table-cell-properties fo:border="0.0069in solid #000000" style:writing-mode="lr-tb" fo:padding-top="0in" fo:padding-left="0.075in" fo:padding-bottom="0in" fo:padding-right="0.075in"/>
    </style:style>
    <style:style style:name="P43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P43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47" style:family="table-row">
      <style:table-row-properties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P43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P4355" style:parent-style-name="Standard" style:family="paragraph">
      <style:paragraph-properties fo:text-align="center"/>
    </style:style>
    <style:style style:name="T435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57" style:family="table-cell">
      <style:table-cell-properties fo:border="0.0069in solid #000000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61" style:family="table-row">
      <style:table-row-properties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P436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64" style:family="table-cell">
      <style:table-cell-properties fo:border="0.0069in solid #000000" style:writing-mode="lr-tb" fo:padding-top="0in" fo:padding-left="0.075in" fo:padding-bottom="0in" fo:padding-right="0.075in"/>
    </style:style>
    <style:style style:name="P43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66" style:family="table-cell">
      <style:table-cell-properties fo:border="0.0069in solid #000000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68" style:family="table-cell">
      <style:table-cell-properties fo:border="0.0069in solid #000000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center"/>
    </style:style>
    <style:style style:name="T437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75" style:family="table-row">
      <style:table-row-properties/>
    </style:style>
    <style:style style:name="TableCell4376" style:family="table-cell">
      <style:table-cell-properties fo:border="0.0069in solid #000000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78" style:family="table-cell">
      <style:table-cell-properties fo:border="0.0069in solid #000000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P43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Standard" style:family="paragraph">
      <style:paragraph-properties fo:text-align="center"/>
    </style:style>
    <style:style style:name="T438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85" style:family="table-cell">
      <style:table-cell-properties fo:border="0.0069in solid #000000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389" style:family="table-row">
      <style:table-row-properties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Standard" style:family="paragraph">
      <style:paragraph-properties fo:text-align="center"/>
    </style:style>
    <style:style style:name="T439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P44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01" style:family="table-cell">
      <style:table-cell-properties fo:border="0.0069in solid #000000" style:writing-mode="lr-tb" fo:padding-top="0in" fo:padding-left="0.075in" fo:padding-bottom="0in" fo:padding-right="0.075in"/>
    </style:style>
    <style:style style:name="P44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03" style:family="table-row">
      <style:table-row-properties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P440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08" style:family="table-cell">
      <style:table-cell-properties fo:border="0.0069in solid #000000" style:writing-mode="lr-tb" fo:padding-top="0in" fo:padding-left="0.075in" fo:padding-bottom="0in" fo:padding-right="0.075in"/>
    </style:style>
    <style:style style:name="P44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10" style:family="table-cell">
      <style:table-cell-properties fo:border="0.0069in solid #000000" style:writing-mode="lr-tb" fo:padding-top="0in" fo:padding-left="0.075in" fo:padding-bottom="0in" fo:padding-right="0.075in"/>
    </style:style>
    <style:style style:name="P4411" style:parent-style-name="Standard" style:family="paragraph">
      <style:paragraph-properties fo:text-align="center"/>
    </style:style>
    <style:style style:name="T441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17" style:family="table-row">
      <style:table-row-properties/>
    </style:style>
    <style:style style:name="TableCell4418" style:family="table-cell">
      <style:table-cell-properties fo:border="0.0069in solid #000000" style:writing-mode="lr-tb" fo:padding-top="0in" fo:padding-left="0.075in" fo:padding-bottom="0in" fo:padding-right="0.075in"/>
    </style:style>
    <style:style style:name="P441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20" style:family="table-cell">
      <style:table-cell-properties fo:border="0.0069in solid #000000" style:writing-mode="lr-tb" fo:padding-top="0in" fo:padding-left="0.075in" fo:padding-bottom="0in" fo:padding-right="0.075in"/>
    </style:style>
    <style:style style:name="P44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22" style:family="table-cell">
      <style:table-cell-properties fo:border="0.0069in solid #000000" style:writing-mode="lr-tb" fo:padding-top="0in" fo:padding-left="0.075in" fo:padding-bottom="0in" fo:padding-right="0.075in"/>
    </style:style>
    <style:style style:name="P442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24" style:family="table-cell">
      <style:table-cell-properties fo:border="0.0069in solid #000000" style:writing-mode="lr-tb" fo:padding-top="0in" fo:padding-left="0.075in" fo:padding-bottom="0in" fo:padding-right="0.075in"/>
    </style:style>
    <style:style style:name="P4425" style:parent-style-name="Standard" style:family="paragraph">
      <style:paragraph-properties fo:text-align="center"/>
    </style:style>
    <style:style style:name="T442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27" style:family="table-cell">
      <style:table-cell-properties fo:border="0.0069in solid #000000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31" style:family="table-row">
      <style:table-row-properties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34" style:family="table-cell">
      <style:table-cell-properties fo:border="0.0069in solid #000000" style:writing-mode="lr-tb" fo:padding-top="0in" fo:padding-left="0.075in" fo:padding-bottom="0in" fo:padding-right="0.075in"/>
    </style:style>
    <style:style style:name="P44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Standard" style:family="paragraph">
      <style:paragraph-properties fo:text-align="center"/>
    </style:style>
    <style:style style:name="T444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45" style:family="table-row">
      <style:table-row-properties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52" style:family="table-cell">
      <style:table-cell-properties fo:border="0.0069in solid #000000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center"/>
    </style:style>
    <style:style style:name="T445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59" style:family="table-row">
      <style:table-row-properties/>
    </style:style>
    <style:style style:name="TableCell4460" style:family="table-cell">
      <style:table-cell-properties fo:border="0.0069in solid #000000" style:writing-mode="lr-tb" fo:padding-top="0in" fo:padding-left="0.075in" fo:padding-bottom="0in" fo:padding-right="0.075in"/>
    </style:style>
    <style:style style:name="P446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62" style:family="table-cell">
      <style:table-cell-properties fo:border="0.0069in solid #000000" style:writing-mode="lr-tb" fo:padding-top="0in" fo:padding-left="0.075in" fo:padding-bottom="0in" fo:padding-right="0.075in"/>
    </style:style>
    <style:style style:name="P44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64" style:family="table-cell">
      <style:table-cell-properties fo:border="0.0069in solid #000000" style:writing-mode="lr-tb" fo:padding-top="0in" fo:padding-left="0.075in" fo:padding-bottom="0in" fo:padding-right="0.075in"/>
    </style:style>
    <style:style style:name="P44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66" style:family="table-cell">
      <style:table-cell-properties fo:border="0.0069in solid #000000" style:writing-mode="lr-tb" fo:padding-top="0in" fo:padding-left="0.075in" fo:padding-bottom="0in" fo:padding-right="0.075in"/>
    </style:style>
    <style:style style:name="P4467" style:parent-style-name="Standard" style:family="paragraph">
      <style:paragraph-properties fo:text-align="center"/>
    </style:style>
    <style:style style:name="T446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P44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73" style:family="table-row">
      <style:table-row-properties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76" style:family="table-cell">
      <style:table-cell-properties fo:border="0.0069in solid #000000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Standard" style:family="paragraph">
      <style:paragraph-properties fo:text-align="center"/>
    </style:style>
    <style:style style:name="T448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83" style:family="table-cell">
      <style:table-cell-properties fo:border="0.0069in solid #000000" style:writing-mode="lr-tb" fo:padding-top="0in" fo:padding-left="0.075in" fo:padding-bottom="0in" fo:padding-right="0.075in"/>
    </style:style>
    <style:style style:name="P44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85" style:family="table-cell">
      <style:table-cell-properties fo:border="0.0069in solid #000000" style:writing-mode="lr-tb" fo:padding-top="0in" fo:padding-left="0.075in" fo:padding-bottom="0in" fo:padding-right="0.075in"/>
    </style:style>
    <style:style style:name="P44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487" style:family="table-row">
      <style:table-row-properties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Standard" style:family="paragraph">
      <style:paragraph-properties fo:text-align="center"/>
    </style:style>
    <style:style style:name="T449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01" style:family="table-row">
      <style:table-row-properties/>
    </style:style>
    <style:style style:name="TableCell4502" style:family="table-cell">
      <style:table-cell-properties fo:border="0.0069in solid #000000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P4509" style:parent-style-name="Standard" style:family="paragraph">
      <style:paragraph-properties fo:text-align="center"/>
    </style:style>
    <style:style style:name="T451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15" style:family="table-row">
      <style:table-row-properties/>
    </style:style>
    <style:style style:name="TableCell4516" style:family="table-cell">
      <style:table-cell-properties fo:border="0.0069in solid #000000" style:writing-mode="lr-tb" fo:padding-top="0in" fo:padding-left="0.075in" fo:padding-bottom="0in" fo:padding-right="0.075in"/>
    </style:style>
    <style:style style:name="P451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P451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22" style:family="table-cell">
      <style:table-cell-properties fo:border="0.0069in solid #000000" style:writing-mode="lr-tb" fo:padding-top="0in" fo:padding-left="0.075in" fo:padding-bottom="0in" fo:padding-right="0.075in"/>
    </style:style>
    <style:style style:name="P4523" style:parent-style-name="Standard" style:family="paragraph">
      <style:paragraph-properties fo:text-align="center"/>
    </style:style>
    <style:style style:name="T452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P45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29" style:family="table-row">
      <style:table-row-properties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P45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Standard" style:family="paragraph">
      <style:paragraph-properties fo:text-align="center"/>
    </style:style>
    <style:style style:name="T453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39" style:family="table-cell">
      <style:table-cell-properties fo:border="0.0069in solid #000000" style:writing-mode="lr-tb" fo:padding-top="0in" fo:padding-left="0.075in" fo:padding-bottom="0in" fo:padding-right="0.075in"/>
    </style:style>
    <style:style style:name="P45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41" style:family="table-cell">
      <style:table-cell-properties fo:border="0.0069in solid #000000" style:writing-mode="lr-tb" fo:padding-top="0in" fo:padding-left="0.075in" fo:padding-bottom="0in" fo:padding-right="0.075in"/>
    </style:style>
    <style:style style:name="P45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43" style:family="table-row">
      <style:table-row-properties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P4545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P45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Standard" style:family="paragraph">
      <style:paragraph-properties fo:text-align="center"/>
    </style:style>
    <style:style style:name="T4552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57" style:family="table-row">
      <style:table-row-properties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P45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62" style:family="table-cell">
      <style:table-cell-properties fo:border="0.0069in solid #000000" style:writing-mode="lr-tb" fo:padding-top="0in" fo:padding-left="0.075in" fo:padding-bottom="0in" fo:padding-right="0.075in"/>
    </style:style>
    <style:style style:name="P45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64" style:family="table-cell">
      <style:table-cell-properties fo:border="0.0069in solid #000000" style:writing-mode="lr-tb" fo:padding-top="0in" fo:padding-left="0.075in" fo:padding-bottom="0in" fo:padding-right="0.075in"/>
    </style:style>
    <style:style style:name="P4565" style:parent-style-name="Standard" style:family="paragraph">
      <style:paragraph-properties fo:text-align="center"/>
    </style:style>
    <style:style style:name="T456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69" style:family="table-cell">
      <style:table-cell-properties fo:border="0.0069in solid #000000" style:writing-mode="lr-tb" fo:padding-top="0in" fo:padding-left="0.075in" fo:padding-bottom="0in" fo:padding-right="0.075in"/>
    </style:style>
    <style:style style:name="P45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71" style:family="table-row">
      <style:table-row-properties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Standard" style:family="paragraph">
      <style:paragraph-properties fo:text-align="center"/>
    </style:style>
    <style:style style:name="T458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81" style:family="table-cell">
      <style:table-cell-properties fo:border="0.0069in solid #000000" style:writing-mode="lr-tb" fo:padding-top="0in" fo:padding-left="0.075in" fo:padding-bottom="0in" fo:padding-right="0.075in"/>
    </style:style>
    <style:style style:name="P45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85" style:family="table-row">
      <style:table-row-properties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588" style:family="table-cell">
      <style:table-cell-properties fo:border="0.0069in solid #000000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92" style:family="table-cell">
      <style:table-cell-properties fo:border="0.0069in solid #000000" style:writing-mode="lr-tb" fo:padding-top="0in" fo:padding-left="0.075in" fo:padding-bottom="0in" fo:padding-right="0.075in"/>
    </style:style>
    <style:style style:name="P4593" style:parent-style-name="Standard" style:family="paragraph">
      <style:paragraph-properties fo:text-align="center"/>
    </style:style>
    <style:style style:name="T45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599" style:family="table-row">
      <style:table-row-properties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P4601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602" style:family="table-cell">
      <style:table-cell-properties fo:border="0.0069in solid #000000" style:writing-mode="lr-tb" fo:padding-top="0in" fo:padding-left="0.075in" fo:padding-bottom="0in" fo:padding-right="0.075in"/>
    </style:style>
    <style:style style:name="P460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04" style:family="table-cell">
      <style:table-cell-properties fo:border="0.0069in solid #000000" style:writing-mode="lr-tb" fo:padding-top="0in" fo:padding-left="0.075in" fo:padding-bottom="0in" fo:padding-right="0.075in"/>
    </style:style>
    <style:style style:name="P46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Standard" style:family="paragraph">
      <style:paragraph-properties fo:text-align="center"/>
    </style:style>
    <style:style style:name="T4608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11" style:family="table-cell">
      <style:table-cell-properties fo:border="0.0069in solid #000000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613" style:parent-style-name="Standard" style:family="paragraph">
      <style:text-properties fo:font-size="10pt" style:font-size-asian="10pt" style:font-size-complex="10pt"/>
    </style:style>
    <style:style style:name="P4614" style:parent-style-name="Standard" style:family="paragraph">
      <style:text-properties style:font-name="Times New Roman" style:font-name-complex="Times New Roman" fo:font-weight="bold" style:font-weight-asian="bold"/>
    </style:style>
    <style:style style:name="TableColumn4616" style:family="table-column">
      <style:table-column-properties style:column-width="0.8826in"/>
    </style:style>
    <style:style style:name="TableColumn4617" style:family="table-column">
      <style:table-column-properties style:column-width="0.6888in"/>
    </style:style>
    <style:style style:name="TableColumn4618" style:family="table-column">
      <style:table-column-properties style:column-width="0.6895in"/>
    </style:style>
    <style:style style:name="TableColumn4619" style:family="table-column">
      <style:table-column-properties style:column-width="0.8444in"/>
    </style:style>
    <style:style style:name="TableColumn4620" style:family="table-column">
      <style:table-column-properties style:column-width="0.6319in"/>
    </style:style>
    <style:style style:name="Table4615" style:family="table">
      <style:table-properties style:width="3.7375in" fo:margin-left="0in" table:align="left"/>
    </style:style>
    <style:style style:name="TableRow4621" style:family="table-row">
      <style:table-row-properties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center"/>
    </style:style>
    <style:style style:name="T4624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P4626" style:parent-style-name="Standard" style:family="paragraph">
      <style:paragraph-properties fo:text-align="center"/>
    </style:style>
    <style:style style:name="T4627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center"/>
    </style:style>
    <style:style style:name="T4630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center"/>
    </style:style>
    <style:style style:name="T4633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center"/>
    </style:style>
    <style:style style:name="T4636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 style:text-underline-type="single" style:text-underline-style="solid" style:text-underline-width="bold" style:text-underline-mode="continuous"/>
    </style:style>
    <style:style style:name="TableRow4637" style:family="table-row">
      <style:table-row-properties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Standard" style:family="paragraph">
      <style:paragraph-properties fo:text-align="center"/>
    </style:style>
    <style:style style:name="T4640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center"/>
    </style:style>
    <style:style style:name="T464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650" style:family="table-row">
      <style:table-row-properties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P4658" style:parent-style-name="Standard" style:family="paragraph">
      <style:paragraph-properties fo:text-align="center"/>
    </style:style>
    <style:style style:name="T465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60" style:family="table-cell">
      <style:table-cell-properties fo:border="0.0069in solid #000000" style:writing-mode="lr-tb" fo:padding-top="0in" fo:padding-left="0.075in" fo:padding-bottom="0in" fo:padding-right="0.075in"/>
    </style:style>
    <style:style style:name="P46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662" style:family="table-row">
      <style:table-row-properties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6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center"/>
    </style:style>
    <style:style style:name="T467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674" style:family="table-row">
      <style:table-row-properties/>
    </style:style>
    <style:style style:name="TableCell4675" style:family="table-cell">
      <style:table-cell-properties fo:border="0.0069in solid #000000" style:writing-mode="lr-tb" fo:padding-top="0in" fo:padding-left="0.075in" fo:padding-bottom="0in" fo:padding-right="0.075in"/>
    </style:style>
    <style:style style:name="P46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677" style:family="table-cell">
      <style:table-cell-properties fo:border="0.0069in solid #000000" style:writing-mode="lr-tb" fo:padding-top="0in" fo:padding-left="0.075in" fo:padding-bottom="0in" fo:padding-right="0.075in"/>
    </style:style>
    <style:style style:name="P46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79" style:family="table-cell">
      <style:table-cell-properties fo:border="0.0069in solid #000000" style:writing-mode="lr-tb" fo:padding-top="0in" fo:padding-left="0.075in" fo:padding-bottom="0in" fo:padding-right="0.075in"/>
    </style:style>
    <style:style style:name="P46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Standard" style:family="paragraph">
      <style:paragraph-properties fo:text-align="center"/>
    </style:style>
    <style:style style:name="T468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686" style:family="table-row">
      <style:table-row-properties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Standard" style:family="paragraph">
      <style:paragraph-properties fo:text-align="center"/>
    </style:style>
    <style:style style:name="T469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696" style:family="table-cell">
      <style:table-cell-properties fo:border="0.0069in solid #000000" style:writing-mode="lr-tb" fo:padding-top="0in" fo:padding-left="0.075in" fo:padding-bottom="0in" fo:padding-right="0.075in"/>
    </style:style>
    <style:style style:name="P46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698" style:family="table-row">
      <style:table-row-properties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P47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05" style:family="table-cell">
      <style:table-cell-properties fo:border="0.0069in solid #000000" style:writing-mode="lr-tb" fo:padding-top="0in" fo:padding-left="0.075in" fo:padding-bottom="0in" fo:padding-right="0.075in"/>
    </style:style>
    <style:style style:name="P4706" style:parent-style-name="Standard" style:family="paragraph">
      <style:paragraph-properties fo:text-align="center"/>
    </style:style>
    <style:style style:name="T470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10" style:family="table-row">
      <style:table-row-properties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P47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P47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P4718" style:parent-style-name="Standard" style:family="paragraph">
      <style:paragraph-properties fo:text-align="center"/>
    </style:style>
    <style:style style:name="T471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22" style:family="table-row">
      <style:table-row-properties/>
    </style:style>
    <style:style style:name="TableCell4723" style:family="table-cell">
      <style:table-cell-properties fo:border="0.0069in solid #000000" style:writing-mode="lr-tb" fo:padding-top="0in" fo:padding-left="0.075in" fo:padding-bottom="0in" fo:padding-right="0.075in"/>
    </style:style>
    <style:style style:name="P47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P47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P4730" style:parent-style-name="Standard" style:family="paragraph">
      <style:paragraph-properties fo:text-align="center"/>
    </style:style>
    <style:style style:name="T473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32" style:family="table-cell">
      <style:table-cell-properties fo:border="0.0069in solid #000000" style:writing-mode="lr-tb" fo:padding-top="0in" fo:padding-left="0.075in" fo:padding-bottom="0in" fo:padding-right="0.075in"/>
    </style:style>
    <style:style style:name="P47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34" style:family="table-row">
      <style:table-row-properties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Standard" style:family="paragraph">
      <style:paragraph-properties fo:text-align="center"/>
    </style:style>
    <style:style style:name="T474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44" style:family="table-cell">
      <style:table-cell-properties fo:border="0.0069in solid #000000" style:writing-mode="lr-tb" fo:padding-top="0in" fo:padding-left="0.075in" fo:padding-bottom="0in" fo:padding-right="0.075in"/>
    </style:style>
    <style:style style:name="P47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46" style:family="table-row">
      <style:table-row-properties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49" style:family="table-cell">
      <style:table-cell-properties fo:border="0.0069in solid #000000" style:writing-mode="lr-tb" fo:padding-top="0in" fo:padding-left="0.075in" fo:padding-bottom="0in" fo:padding-right="0.075in"/>
    </style:style>
    <style:style style:name="P47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51" style:family="table-cell">
      <style:table-cell-properties fo:border="0.0069in solid #000000" style:writing-mode="lr-tb" fo:padding-top="0in" fo:padding-left="0.075in" fo:padding-bottom="0in" fo:padding-right="0.075in"/>
    </style:style>
    <style:style style:name="P47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53" style:family="table-cell">
      <style:table-cell-properties fo:border="0.0069in solid #000000" style:writing-mode="lr-tb" fo:padding-top="0in" fo:padding-left="0.075in" fo:padding-bottom="0in" fo:padding-right="0.075in"/>
    </style:style>
    <style:style style:name="P4754" style:parent-style-name="Standard" style:family="paragraph">
      <style:paragraph-properties fo:text-align="center"/>
    </style:style>
    <style:style style:name="T475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58" style:family="table-row">
      <style:table-row-properties/>
    </style:style>
    <style:style style:name="TableCell4759" style:family="table-cell">
      <style:table-cell-properties fo:border="0.0069in solid #000000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61" style:family="table-cell">
      <style:table-cell-properties fo:border="0.0069in solid #000000" style:writing-mode="lr-tb" fo:padding-top="0in" fo:padding-left="0.075in" fo:padding-bottom="0in" fo:padding-right="0.075in"/>
    </style:style>
    <style:style style:name="P47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65" style:family="table-cell">
      <style:table-cell-properties fo:border="0.0069in solid #000000" style:writing-mode="lr-tb" fo:padding-top="0in" fo:padding-left="0.075in" fo:padding-bottom="0in" fo:padding-right="0.075in"/>
    </style:style>
    <style:style style:name="P4766" style:parent-style-name="Standard" style:family="paragraph">
      <style:paragraph-properties fo:text-align="center"/>
    </style:style>
    <style:style style:name="T476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70" style:family="table-row">
      <style:table-row-properties/>
    </style:style>
    <style:style style:name="TableCell4771" style:family="table-cell">
      <style:table-cell-properties fo:border="0.0069in solid #000000" style:writing-mode="lr-tb" fo:padding-top="0in" fo:padding-left="0.075in" fo:padding-bottom="0in" fo:padding-right="0.075in"/>
    </style:style>
    <style:style style:name="P47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75" style:family="table-cell">
      <style:table-cell-properties fo:border="0.0069in solid #000000" style:writing-mode="lr-tb" fo:padding-top="0in" fo:padding-left="0.075in" fo:padding-bottom="0in" fo:padding-right="0.075in"/>
    </style:style>
    <style:style style:name="P47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P4778" style:parent-style-name="Standard" style:family="paragraph">
      <style:paragraph-properties fo:text-align="center"/>
    </style:style>
    <style:style style:name="T477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P47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82" style:family="table-row">
      <style:table-row-properties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Standard" style:family="paragraph">
      <style:paragraph-properties fo:text-align="center"/>
    </style:style>
    <style:style style:name="T479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792" style:family="table-cell">
      <style:table-cell-properties fo:border="0.0069in solid #000000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794" style:family="table-row">
      <style:table-row-properties/>
    </style:style>
    <style:style style:name="TableCell4795" style:family="table-cell">
      <style:table-cell-properties fo:border="0.0069in solid #000000" style:writing-mode="lr-tb" fo:padding-top="0in" fo:padding-left="0.075in" fo:padding-bottom="0in" fo:padding-right="0.075in"/>
    </style:style>
    <style:style style:name="P47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Standard" style:family="paragraph">
      <style:paragraph-properties fo:text-align="center"/>
    </style:style>
    <style:style style:name="T480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P48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06" style:family="table-row">
      <style:table-row-properties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P480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09" style:family="table-cell">
      <style:table-cell-properties fo:border="0.0069in solid #000000" style:writing-mode="lr-tb" fo:padding-top="0in" fo:padding-left="0.075in" fo:padding-bottom="0in" fo:padding-right="0.075in"/>
    </style:style>
    <style:style style:name="P48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P48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Standard" style:family="paragraph">
      <style:paragraph-properties fo:text-align="center"/>
    </style:style>
    <style:style style:name="T481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18" style:family="table-row">
      <style:table-row-properties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21" style:family="table-cell">
      <style:table-cell-properties fo:border="0.0069in solid #000000" style:writing-mode="lr-tb" fo:padding-top="0in" fo:padding-left="0.075in" fo:padding-bottom="0in" fo:padding-right="0.075in"/>
    </style:style>
    <style:style style:name="P48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Standard" style:family="paragraph">
      <style:paragraph-properties fo:text-align="center"/>
    </style:style>
    <style:style style:name="T482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28" style:family="table-cell">
      <style:table-cell-properties fo:border="0.0069in solid #000000" style:writing-mode="lr-tb" fo:padding-top="0in" fo:padding-left="0.075in" fo:padding-bottom="0in" fo:padding-right="0.075in"/>
    </style:style>
    <style:style style:name="P48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30" style:family="table-row">
      <style:table-row-properties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Standard" style:family="paragraph">
      <style:paragraph-properties fo:text-align="center"/>
    </style:style>
    <style:style style:name="T483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40" style:family="table-cell">
      <style:table-cell-properties fo:border="0.0069in solid #000000" style:writing-mode="lr-tb" fo:padding-top="0in" fo:padding-left="0.075in" fo:padding-bottom="0in" fo:padding-right="0.075in"/>
    </style:style>
    <style:style style:name="P48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42" style:family="table-row">
      <style:table-row-properties/>
    </style:style>
    <style:style style:name="TableCell4843" style:family="table-cell">
      <style:table-cell-properties fo:border="0.0069in solid #000000" style:writing-mode="lr-tb" fo:padding-top="0in" fo:padding-left="0.075in" fo:padding-bottom="0in" fo:padding-right="0.075in"/>
    </style:style>
    <style:style style:name="P48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45" style:family="table-cell">
      <style:table-cell-properties fo:border="0.0069in solid #000000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47" style:family="table-cell">
      <style:table-cell-properties fo:border="0.0069in solid #000000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Standard" style:family="paragraph">
      <style:paragraph-properties fo:text-align="center"/>
    </style:style>
    <style:style style:name="T485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54" style:family="table-row">
      <style:table-row-properties/>
    </style:style>
    <style:style style:name="TableCell4855" style:family="table-cell">
      <style:table-cell-properties fo:border="0.0069in solid #000000" style:writing-mode="lr-tb" fo:padding-top="0in" fo:padding-left="0.075in" fo:padding-bottom="0in" fo:padding-right="0.075in"/>
    </style:style>
    <style:style style:name="P485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57" style:family="table-cell">
      <style:table-cell-properties fo:border="0.0069in solid #000000" style:writing-mode="lr-tb" fo:padding-top="0in" fo:padding-left="0.075in" fo:padding-bottom="0in" fo:padding-right="0.075in"/>
    </style:style>
    <style:style style:name="P48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59" style:family="table-cell">
      <style:table-cell-properties fo:border="0.0069in solid #000000" style:writing-mode="lr-tb" fo:padding-top="0in" fo:padding-left="0.075in" fo:padding-bottom="0in" fo:padding-right="0.075in"/>
    </style:style>
    <style:style style:name="P48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Standard" style:family="paragraph">
      <style:paragraph-properties fo:text-align="center"/>
    </style:style>
    <style:style style:name="T486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64" style:family="table-cell">
      <style:table-cell-properties fo:border="0.0069in solid #000000" style:writing-mode="lr-tb" fo:padding-top="0in" fo:padding-left="0.075in" fo:padding-bottom="0in" fo:padding-right="0.075in"/>
    </style:style>
    <style:style style:name="P48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66" style:family="table-row">
      <style:table-row-properties/>
    </style:style>
    <style:style style:name="TableCell4867" style:family="table-cell">
      <style:table-cell-properties fo:border="0.0069in solid #000000" style:writing-mode="lr-tb" fo:padding-top="0in" fo:padding-left="0.075in" fo:padding-bottom="0in" fo:padding-right="0.075in"/>
    </style:style>
    <style:style style:name="P486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Standard" style:family="paragraph">
      <style:paragraph-properties fo:text-align="center"/>
    </style:style>
    <style:style style:name="T487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76" style:family="table-cell">
      <style:table-cell-properties fo:border="0.0069in solid #000000" style:writing-mode="lr-tb" fo:padding-top="0in" fo:padding-left="0.075in" fo:padding-bottom="0in" fo:padding-right="0.075in"/>
    </style:style>
    <style:style style:name="P48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78" style:family="table-row">
      <style:table-row-properties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Standard" style:family="paragraph">
      <style:paragraph-properties fo:text-align="center"/>
    </style:style>
    <style:style style:name="T488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890" style:family="table-row">
      <style:table-row-properties/>
    </style:style>
    <style:style style:name="TableCell4891" style:family="table-cell">
      <style:table-cell-properties fo:border="0.0069in solid #000000" style:writing-mode="lr-tb" fo:padding-top="0in" fo:padding-left="0.075in" fo:padding-bottom="0in" fo:padding-right="0.075in"/>
    </style:style>
    <style:style style:name="P48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P48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95" style:family="table-cell">
      <style:table-cell-properties fo:border="0.0069in solid #000000" style:writing-mode="lr-tb" fo:padding-top="0in" fo:padding-left="0.075in" fo:padding-bottom="0in" fo:padding-right="0.075in"/>
    </style:style>
    <style:style style:name="P48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897" style:family="table-cell">
      <style:table-cell-properties fo:border="0.0069in solid #000000" style:writing-mode="lr-tb" fo:padding-top="0in" fo:padding-left="0.075in" fo:padding-bottom="0in" fo:padding-right="0.075in"/>
    </style:style>
    <style:style style:name="P4898" style:parent-style-name="Standard" style:family="paragraph">
      <style:paragraph-properties fo:text-align="center"/>
    </style:style>
    <style:style style:name="T489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02" style:family="table-row">
      <style:table-row-properties/>
    </style:style>
    <style:style style:name="TableCell4903" style:family="table-cell">
      <style:table-cell-properties fo:border="0.0069in solid #000000" style:writing-mode="lr-tb" fo:padding-top="0in" fo:padding-left="0.075in" fo:padding-bottom="0in" fo:padding-right="0.075in"/>
    </style:style>
    <style:style style:name="P49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05" style:family="table-cell">
      <style:table-cell-properties fo:border="0.0069in solid #000000" style:writing-mode="lr-tb" fo:padding-top="0in" fo:padding-left="0.075in" fo:padding-bottom="0in" fo:padding-right="0.075in"/>
    </style:style>
    <style:style style:name="P49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07" style:family="table-cell">
      <style:table-cell-properties fo:border="0.0069in solid #000000" style:writing-mode="lr-tb" fo:padding-top="0in" fo:padding-left="0.075in" fo:padding-bottom="0in" fo:padding-right="0.075in"/>
    </style:style>
    <style:style style:name="P49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09" style:family="table-cell">
      <style:table-cell-properties fo:border="0.0069in solid #000000" style:writing-mode="lr-tb" fo:padding-top="0in" fo:padding-left="0.075in" fo:padding-bottom="0in" fo:padding-right="0.075in"/>
    </style:style>
    <style:style style:name="P4910" style:parent-style-name="Standard" style:family="paragraph">
      <style:paragraph-properties fo:text-align="center"/>
    </style:style>
    <style:style style:name="T491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12" style:family="table-cell">
      <style:table-cell-properties fo:border="0.0069in solid #000000" style:writing-mode="lr-tb" fo:padding-top="0in" fo:padding-left="0.075in" fo:padding-bottom="0in" fo:padding-right="0.075in"/>
    </style:style>
    <style:style style:name="P49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14" style:family="table-row">
      <style:table-row-properties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17" style:family="table-cell">
      <style:table-cell-properties fo:border="0.0069in solid #000000" style:writing-mode="lr-tb" fo:padding-top="0in" fo:padding-left="0.075in" fo:padding-bottom="0in" fo:padding-right="0.075in"/>
    </style:style>
    <style:style style:name="P49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19" style:family="table-cell">
      <style:table-cell-properties fo:border="0.0069in solid #000000" style:writing-mode="lr-tb" fo:padding-top="0in" fo:padding-left="0.075in" fo:padding-bottom="0in" fo:padding-right="0.075in"/>
    </style:style>
    <style:style style:name="P49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Standard" style:family="paragraph">
      <style:paragraph-properties fo:text-align="center"/>
    </style:style>
    <style:style style:name="T492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P49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26" style:family="table-row">
      <style:table-row-properties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33" style:family="table-cell">
      <style:table-cell-properties fo:border="0.0069in solid #000000" style:writing-mode="lr-tb" fo:padding-top="0in" fo:padding-left="0.075in" fo:padding-bottom="0in" fo:padding-right="0.075in"/>
    </style:style>
    <style:style style:name="P4934" style:parent-style-name="Standard" style:family="paragraph">
      <style:paragraph-properties fo:text-align="center"/>
    </style:style>
    <style:style style:name="T493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36" style:family="table-cell">
      <style:table-cell-properties fo:border="0.0069in solid #000000" style:writing-mode="lr-tb" fo:padding-top="0in" fo:padding-left="0.075in" fo:padding-bottom="0in" fo:padding-right="0.075in"/>
    </style:style>
    <style:style style:name="P49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38" style:family="table-row">
      <style:table-row-properties/>
    </style:style>
    <style:style style:name="TableCell4939" style:family="table-cell">
      <style:table-cell-properties fo:border="0.0069in solid #000000" style:writing-mode="lr-tb" fo:padding-top="0in" fo:padding-left="0.075in" fo:padding-bottom="0in" fo:padding-right="0.075in"/>
    </style:style>
    <style:style style:name="P494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Standard" style:family="paragraph">
      <style:paragraph-properties fo:text-align="center"/>
    </style:style>
    <style:style style:name="T494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P49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50" style:family="table-row">
      <style:table-row-properties/>
    </style:style>
    <style:style style:name="TableCell4951" style:family="table-cell">
      <style:table-cell-properties fo:border="0.0069in solid #000000" style:writing-mode="lr-tb" fo:padding-top="0in" fo:padding-left="0.075in" fo:padding-bottom="0in" fo:padding-right="0.075in"/>
    </style:style>
    <style:style style:name="P49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53" style:family="table-cell">
      <style:table-cell-properties fo:border="0.0069in solid #000000" style:writing-mode="lr-tb" fo:padding-top="0in" fo:padding-left="0.075in" fo:padding-bottom="0in" fo:padding-right="0.075in"/>
    </style:style>
    <style:style style:name="P49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55" style:family="table-cell">
      <style:table-cell-properties fo:border="0.0069in solid #000000" style:writing-mode="lr-tb" fo:padding-top="0in" fo:padding-left="0.075in" fo:padding-bottom="0in" fo:padding-right="0.075in"/>
    </style:style>
    <style:style style:name="P49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Standard" style:family="paragraph">
      <style:paragraph-properties fo:text-align="center"/>
    </style:style>
    <style:style style:name="T495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P49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62" style:family="table-row">
      <style:table-row-properties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Standard" style:family="paragraph">
      <style:paragraph-properties fo:text-align="center"/>
    </style:style>
    <style:style style:name="T497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72" style:family="table-cell">
      <style:table-cell-properties fo:border="0.0069in solid #000000" style:writing-mode="lr-tb" fo:padding-top="0in" fo:padding-left="0.075in" fo:padding-bottom="0in" fo:padding-right="0.075in"/>
    </style:style>
    <style:style style:name="P49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74" style:family="table-row">
      <style:table-row-properties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79" style:family="table-cell">
      <style:table-cell-properties fo:border="0.0069in solid #000000" style:writing-mode="lr-tb" fo:padding-top="0in" fo:padding-left="0.075in" fo:padding-bottom="0in" fo:padding-right="0.075in"/>
    </style:style>
    <style:style style:name="P49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P4982" style:parent-style-name="Standard" style:family="paragraph">
      <style:paragraph-properties fo:text-align="center"/>
    </style:style>
    <style:style style:name="T498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86" style:family="table-row">
      <style:table-row-properties/>
    </style:style>
    <style:style style:name="TableCell4987" style:family="table-cell">
      <style:table-cell-properties fo:border="0.0069in solid #000000" style:writing-mode="lr-tb" fo:padding-top="0in" fo:padding-left="0.075in" fo:padding-bottom="0in" fo:padding-right="0.075in"/>
    </style:style>
    <style:style style:name="P49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4989" style:family="table-cell">
      <style:table-cell-properties fo:border="0.0069in solid #000000" style:writing-mode="lr-tb" fo:padding-top="0in" fo:padding-left="0.075in" fo:padding-bottom="0in" fo:padding-right="0.075in"/>
    </style:style>
    <style:style style:name="P49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91" style:family="table-cell">
      <style:table-cell-properties fo:border="0.0069in solid #000000" style:writing-mode="lr-tb" fo:padding-top="0in" fo:padding-left="0.075in" fo:padding-bottom="0in" fo:padding-right="0.075in"/>
    </style:style>
    <style:style style:name="P49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4993" style:family="table-cell">
      <style:table-cell-properties fo:border="0.0069in solid #000000" style:writing-mode="lr-tb" fo:padding-top="0in" fo:padding-left="0.075in" fo:padding-bottom="0in" fo:padding-right="0.075in"/>
    </style:style>
    <style:style style:name="P4994" style:parent-style-name="Standard" style:family="paragraph">
      <style:paragraph-properties fo:text-align="center"/>
    </style:style>
    <style:style style:name="T499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4998" style:family="table-row">
      <style:table-row-properties/>
    </style:style>
    <style:style style:name="TableCell49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P50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P5006" style:parent-style-name="Standard" style:family="paragraph">
      <style:paragraph-properties fo:text-align="center"/>
    </style:style>
    <style:style style:name="T500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08" style:family="table-cell">
      <style:table-cell-properties fo:border="0.0069in solid #000000" style:writing-mode="lr-tb" fo:padding-top="0in" fo:padding-left="0.075in" fo:padding-bottom="0in" fo:padding-right="0.075in"/>
    </style:style>
    <style:style style:name="P50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10" style:family="table-row">
      <style:table-row-properties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Standard" style:family="paragraph">
      <style:paragraph-properties fo:text-align="center"/>
    </style:style>
    <style:style style:name="T501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20" style:family="table-cell">
      <style:table-cell-properties fo:border="0.0069in solid #000000" style:writing-mode="lr-tb" fo:padding-top="0in" fo:padding-left="0.075in" fo:padding-bottom="0in" fo:padding-right="0.075in"/>
    </style:style>
    <style:style style:name="P50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22" style:family="table-row">
      <style:table-row-properties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25" style:family="table-cell">
      <style:table-cell-properties fo:border="0.0069in solid #000000" style:writing-mode="lr-tb" fo:padding-top="0in" fo:padding-left="0.075in" fo:padding-bottom="0in" fo:padding-right="0.075in"/>
    </style:style>
    <style:style style:name="P50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27" style:family="table-cell">
      <style:table-cell-properties fo:border="0.0069in solid #000000" style:writing-mode="lr-tb" fo:padding-top="0in" fo:padding-left="0.075in" fo:padding-bottom="0in" fo:padding-right="0.075in"/>
    </style:style>
    <style:style style:name="P50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29" style:family="table-cell">
      <style:table-cell-properties fo:border="0.0069in solid #000000" style:writing-mode="lr-tb" fo:padding-top="0in" fo:padding-left="0.075in" fo:padding-bottom="0in" fo:padding-right="0.075in"/>
    </style:style>
    <style:style style:name="P5030" style:parent-style-name="Standard" style:family="paragraph">
      <style:paragraph-properties fo:text-align="center"/>
    </style:style>
    <style:style style:name="T503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34" style:family="table-row">
      <style:table-row-properties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P50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P5042" style:parent-style-name="Standard" style:family="paragraph">
      <style:paragraph-properties fo:text-align="center"/>
    </style:style>
    <style:style style:name="T504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46" style:family="table-row">
      <style:table-row-properties/>
    </style:style>
    <style:style style:name="TableCell5047" style:family="table-cell">
      <style:table-cell-properties fo:border="0.0069in solid #000000" style:writing-mode="lr-tb" fo:padding-top="0in" fo:padding-left="0.075in" fo:padding-bottom="0in" fo:padding-right="0.075in"/>
    </style:style>
    <style:style style:name="P504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51" style:family="table-cell">
      <style:table-cell-properties fo:border="0.0069in solid #000000" style:writing-mode="lr-tb" fo:padding-top="0in" fo:padding-left="0.075in" fo:padding-bottom="0in" fo:padding-right="0.075in"/>
    </style:style>
    <style:style style:name="P505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Standard" style:family="paragraph">
      <style:paragraph-properties fo:text-align="center"/>
    </style:style>
    <style:style style:name="T505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P505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58" style:family="table-row">
      <style:table-row-properties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Standard" style:family="paragraph">
      <style:paragraph-properties fo:text-align="center"/>
    </style:style>
    <style:style style:name="T506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68" style:family="table-cell">
      <style:table-cell-properties fo:border="0.0069in solid #000000" style:writing-mode="lr-tb" fo:padding-top="0in" fo:padding-left="0.075in" fo:padding-bottom="0in" fo:padding-right="0.075in"/>
    </style:style>
    <style:style style:name="P50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70" style:family="table-row">
      <style:table-row-properties/>
    </style:style>
    <style:style style:name="TableCell5071" style:family="table-cell">
      <style:table-cell-properties fo:border="0.0069in solid #000000" style:writing-mode="lr-tb" fo:padding-top="0in" fo:padding-left="0.075in" fo:padding-bottom="0in" fo:padding-right="0.075in"/>
    </style:style>
    <style:style style:name="P507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75" style:family="table-cell">
      <style:table-cell-properties fo:border="0.0069in solid #000000" style:writing-mode="lr-tb" fo:padding-top="0in" fo:padding-left="0.075in" fo:padding-bottom="0in" fo:padding-right="0.075in"/>
    </style:style>
    <style:style style:name="P50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77" style:family="table-cell">
      <style:table-cell-properties fo:border="0.0069in solid #000000" style:writing-mode="lr-tb" fo:padding-top="0in" fo:padding-left="0.075in" fo:padding-bottom="0in" fo:padding-right="0.075in"/>
    </style:style>
    <style:style style:name="P5078" style:parent-style-name="Standard" style:family="paragraph">
      <style:paragraph-properties fo:text-align="center"/>
    </style:style>
    <style:style style:name="T507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82" style:family="table-row">
      <style:table-row-properties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P508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85" style:family="table-cell">
      <style:table-cell-properties fo:border="0.0069in solid #000000" style:writing-mode="lr-tb" fo:padding-top="0in" fo:padding-left="0.075in" fo:padding-bottom="0in" fo:padding-right="0.075in"/>
    </style:style>
    <style:style style:name="P50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P50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89" style:family="table-cell">
      <style:table-cell-properties fo:border="0.0069in solid #000000" style:writing-mode="lr-tb" fo:padding-top="0in" fo:padding-left="0.075in" fo:padding-bottom="0in" fo:padding-right="0.075in"/>
    </style:style>
    <style:style style:name="P5090" style:parent-style-name="Standard" style:family="paragraph">
      <style:paragraph-properties fo:text-align="center"/>
    </style:style>
    <style:style style:name="T509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094" style:family="table-row">
      <style:table-row-properties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P509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097" style:family="table-cell">
      <style:table-cell-properties fo:border="0.0069in solid #000000" style:writing-mode="lr-tb" fo:padding-top="0in" fo:padding-left="0.075in" fo:padding-bottom="0in" fo:padding-right="0.075in"/>
    </style:style>
    <style:style style:name="P50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P510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P5102" style:parent-style-name="Standard" style:family="paragraph">
      <style:paragraph-properties fo:text-align="center"/>
    </style:style>
    <style:style style:name="T510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04" style:family="table-cell">
      <style:table-cell-properties fo:border="0.0069in solid #000000" style:writing-mode="lr-tb" fo:padding-top="0in" fo:padding-left="0.075in" fo:padding-bottom="0in" fo:padding-right="0.075in"/>
    </style:style>
    <style:style style:name="P51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06" style:family="table-row">
      <style:table-row-properties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Standard" style:family="paragraph">
      <style:paragraph-properties fo:text-align="center"/>
    </style:style>
    <style:style style:name="T511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16" style:family="table-cell">
      <style:table-cell-properties fo:border="0.0069in solid #000000" style:writing-mode="lr-tb" fo:padding-top="0in" fo:padding-left="0.075in" fo:padding-bottom="0in" fo:padding-right="0.075in"/>
    </style:style>
    <style:style style:name="P51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18" style:family="table-row">
      <style:table-row-properties/>
    </style:style>
    <style:style style:name="TableCell5119" style:family="table-cell">
      <style:table-cell-properties fo:border="0.0069in solid #000000" style:writing-mode="lr-tb" fo:padding-top="0in" fo:padding-left="0.075in" fo:padding-bottom="0in" fo:padding-right="0.075in"/>
    </style:style>
    <style:style style:name="P512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21" style:family="table-cell">
      <style:table-cell-properties fo:border="0.0069in solid #000000" style:writing-mode="lr-tb" fo:padding-top="0in" fo:padding-left="0.075in" fo:padding-bottom="0in" fo:padding-right="0.075in"/>
    </style:style>
    <style:style style:name="P51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23" style:family="table-cell">
      <style:table-cell-properties fo:border="0.0069in solid #000000" style:writing-mode="lr-tb" fo:padding-top="0in" fo:padding-left="0.075in" fo:padding-bottom="0in" fo:padding-right="0.075in"/>
    </style:style>
    <style:style style:name="P51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25" style:family="table-cell">
      <style:table-cell-properties fo:border="0.0069in solid #000000" style:writing-mode="lr-tb" fo:padding-top="0in" fo:padding-left="0.075in" fo:padding-bottom="0in" fo:padding-right="0.075in"/>
    </style:style>
    <style:style style:name="P5126" style:parent-style-name="Standard" style:family="paragraph">
      <style:paragraph-properties fo:text-align="center"/>
    </style:style>
    <style:style style:name="T512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30" style:family="table-row">
      <style:table-row-properties/>
    </style:style>
    <style:style style:name="TableCell5131" style:family="table-cell">
      <style:table-cell-properties fo:border="0.0069in solid #000000" style:writing-mode="lr-tb" fo:padding-top="0in" fo:padding-left="0.075in" fo:padding-bottom="0in" fo:padding-right="0.075in"/>
    </style:style>
    <style:style style:name="P513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33" style:family="table-cell">
      <style:table-cell-properties fo:border="0.0069in solid #000000" style:writing-mode="lr-tb" fo:padding-top="0in" fo:padding-left="0.075in" fo:padding-bottom="0in" fo:padding-right="0.075in"/>
    </style:style>
    <style:style style:name="P51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35" style:family="table-cell">
      <style:table-cell-properties fo:border="0.0069in solid #000000" style:writing-mode="lr-tb" fo:padding-top="0in" fo:padding-left="0.075in" fo:padding-bottom="0in" fo:padding-right="0.075in"/>
    </style:style>
    <style:style style:name="P51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37" style:family="table-cell">
      <style:table-cell-properties fo:border="0.0069in solid #000000" style:writing-mode="lr-tb" fo:padding-top="0in" fo:padding-left="0.075in" fo:padding-bottom="0in" fo:padding-right="0.075in"/>
    </style:style>
    <style:style style:name="P5138" style:parent-style-name="Standard" style:family="paragraph">
      <style:paragraph-properties fo:text-align="center"/>
    </style:style>
    <style:style style:name="T513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40" style:family="table-cell">
      <style:table-cell-properties fo:border="0.0069in solid #000000" style:writing-mode="lr-tb" fo:padding-top="0in" fo:padding-left="0.075in" fo:padding-bottom="0in" fo:padding-right="0.075in"/>
    </style:style>
    <style:style style:name="P514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42" style:family="table-row">
      <style:table-row-properties/>
    </style:style>
    <style:style style:name="TableCell5143" style:family="table-cell">
      <style:table-cell-properties fo:border="0.0069in solid #000000" style:writing-mode="lr-tb" fo:padding-top="0in" fo:padding-left="0.075in" fo:padding-bottom="0in" fo:padding-right="0.075in"/>
    </style:style>
    <style:style style:name="P514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Standard" style:family="paragraph">
      <style:paragraph-properties fo:text-align="center"/>
    </style:style>
    <style:style style:name="T515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52" style:family="table-cell">
      <style:table-cell-properties fo:border="0.0069in solid #000000" style:writing-mode="lr-tb" fo:padding-top="0in" fo:padding-left="0.075in" fo:padding-bottom="0in" fo:padding-right="0.075in"/>
    </style:style>
    <style:style style:name="P51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54" style:family="table-row">
      <style:table-row-properties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P515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Standard" style:family="paragraph">
      <style:paragraph-properties fo:text-align="center"/>
    </style:style>
    <style:style style:name="T516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66" style:family="table-row">
      <style:table-row-properties/>
    </style:style>
    <style:style style:name="TableCell5167" style:family="table-cell">
      <style:table-cell-properties fo:border="0.0069in solid #000000" style:writing-mode="lr-tb" fo:padding-top="0in" fo:padding-left="0.075in" fo:padding-bottom="0in" fo:padding-right="0.075in"/>
    </style:style>
    <style:style style:name="P516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69" style:family="table-cell">
      <style:table-cell-properties fo:border="0.0069in solid #000000" style:writing-mode="lr-tb" fo:padding-top="0in" fo:padding-left="0.075in" fo:padding-bottom="0in" fo:padding-right="0.075in"/>
    </style:style>
    <style:style style:name="P51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71" style:family="table-cell">
      <style:table-cell-properties fo:border="0.0069in solid #000000" style:writing-mode="lr-tb" fo:padding-top="0in" fo:padding-left="0.075in" fo:padding-bottom="0in" fo:padding-right="0.075in"/>
    </style:style>
    <style:style style:name="P51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73" style:family="table-cell">
      <style:table-cell-properties fo:border="0.0069in solid #000000" style:writing-mode="lr-tb" fo:padding-top="0in" fo:padding-left="0.075in" fo:padding-bottom="0in" fo:padding-right="0.075in"/>
    </style:style>
    <style:style style:name="P5174" style:parent-style-name="Standard" style:family="paragraph">
      <style:paragraph-properties fo:text-align="center"/>
    </style:style>
    <style:style style:name="T517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78" style:family="table-row">
      <style:table-row-properties/>
    </style:style>
    <style:style style:name="TableCell5179" style:family="table-cell">
      <style:table-cell-properties fo:border="0.0069in solid #000000" style:writing-mode="lr-tb" fo:padding-top="0in" fo:padding-left="0.075in" fo:padding-bottom="0in" fo:padding-right="0.075in"/>
    </style:style>
    <style:style style:name="P51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81" style:family="table-cell">
      <style:table-cell-properties fo:border="0.0069in solid #000000" style:writing-mode="lr-tb" fo:padding-top="0in" fo:padding-left="0.075in" fo:padding-bottom="0in" fo:padding-right="0.075in"/>
    </style:style>
    <style:style style:name="P51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83" style:family="table-cell">
      <style:table-cell-properties fo:border="0.0069in solid #000000" style:writing-mode="lr-tb" fo:padding-top="0in" fo:padding-left="0.075in" fo:padding-bottom="0in" fo:padding-right="0.075in"/>
    </style:style>
    <style:style style:name="P51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85" style:family="table-cell">
      <style:table-cell-properties fo:border="0.0069in solid #000000" style:writing-mode="lr-tb" fo:padding-top="0in" fo:padding-left="0.075in" fo:padding-bottom="0in" fo:padding-right="0.075in"/>
    </style:style>
    <style:style style:name="P5186" style:parent-style-name="Standard" style:family="paragraph">
      <style:paragraph-properties fo:text-align="center"/>
    </style:style>
    <style:style style:name="T518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P51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190" style:family="table-row">
      <style:table-row-properties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P519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Standard" style:family="paragraph">
      <style:paragraph-properties fo:text-align="center"/>
    </style:style>
    <style:style style:name="T519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00" style:family="table-cell">
      <style:table-cell-properties fo:border="0.0069in solid #000000" style:writing-mode="lr-tb" fo:padding-top="0in" fo:padding-left="0.075in" fo:padding-bottom="0in" fo:padding-right="0.075in"/>
    </style:style>
    <style:style style:name="P520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02" style:family="table-row">
      <style:table-row-properties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P520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09" style:family="table-cell">
      <style:table-cell-properties fo:border="0.0069in solid #000000" style:writing-mode="lr-tb" fo:padding-top="0in" fo:padding-left="0.075in" fo:padding-bottom="0in" fo:padding-right="0.075in"/>
    </style:style>
    <style:style style:name="P5210" style:parent-style-name="Standard" style:family="paragraph">
      <style:paragraph-properties fo:text-align="center"/>
    </style:style>
    <style:style style:name="T521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12" style:family="table-cell">
      <style:table-cell-properties fo:border="0.0069in solid #000000" style:writing-mode="lr-tb" fo:padding-top="0in" fo:padding-left="0.075in" fo:padding-bottom="0in" fo:padding-right="0.075in"/>
    </style:style>
    <style:style style:name="P52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14" style:family="table-row">
      <style:table-row-properties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17" style:family="table-cell">
      <style:table-cell-properties fo:border="0.0069in solid #000000" style:writing-mode="lr-tb" fo:padding-top="0in" fo:padding-left="0.075in" fo:padding-bottom="0in" fo:padding-right="0.075in"/>
    </style:style>
    <style:style style:name="P521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19" style:family="table-cell">
      <style:table-cell-properties fo:border="0.0069in solid #000000" style:writing-mode="lr-tb" fo:padding-top="0in" fo:padding-left="0.075in" fo:padding-bottom="0in" fo:padding-right="0.075in"/>
    </style:style>
    <style:style style:name="P522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2" style:parent-style-name="Standard" style:family="paragraph">
      <style:paragraph-properties fo:text-align="center"/>
    </style:style>
    <style:style style:name="T522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26" style:family="table-row">
      <style:table-row-properties/>
    </style:style>
    <style:style style:name="TableCell5227" style:family="table-cell">
      <style:table-cell-properties fo:border="0.0069in solid #000000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29" style:family="table-cell">
      <style:table-cell-properties fo:border="0.0069in solid #000000" style:writing-mode="lr-tb" fo:padding-top="0in" fo:padding-left="0.075in" fo:padding-bottom="0in" fo:padding-right="0.075in"/>
    </style:style>
    <style:style style:name="P52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31" style:family="table-cell">
      <style:table-cell-properties fo:border="0.0069in solid #000000" style:writing-mode="lr-tb" fo:padding-top="0in" fo:padding-left="0.075in" fo:padding-bottom="0in" fo:padding-right="0.075in"/>
    </style:style>
    <style:style style:name="P523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Standard" style:family="paragraph">
      <style:paragraph-properties fo:text-align="center"/>
    </style:style>
    <style:style style:name="T523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36" style:family="table-cell">
      <style:table-cell-properties fo:border="0.0069in solid #000000" style:writing-mode="lr-tb" fo:padding-top="0in" fo:padding-left="0.075in" fo:padding-bottom="0in" fo:padding-right="0.075in"/>
    </style:style>
    <style:style style:name="P523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38" style:family="table-row">
      <style:table-row-properties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Standard" style:family="paragraph">
      <style:paragraph-properties fo:text-align="center"/>
    </style:style>
    <style:style style:name="T524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48" style:family="table-cell">
      <style:table-cell-properties fo:border="0.0069in solid #000000" style:writing-mode="lr-tb" fo:padding-top="0in" fo:padding-left="0.075in" fo:padding-bottom="0in" fo:padding-right="0.075in"/>
    </style:style>
    <style:style style:name="P524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50" style:family="table-row">
      <style:table-row-properties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55" style:family="table-cell">
      <style:table-cell-properties fo:border="0.0069in solid #000000" style:writing-mode="lr-tb" fo:padding-top="0in" fo:padding-left="0.075in" fo:padding-bottom="0in" fo:padding-right="0.075in"/>
    </style:style>
    <style:style style:name="P52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57" style:family="table-cell">
      <style:table-cell-properties fo:border="0.0069in solid #000000" style:writing-mode="lr-tb" fo:padding-top="0in" fo:padding-left="0.075in" fo:padding-bottom="0in" fo:padding-right="0.075in"/>
    </style:style>
    <style:style style:name="P5258" style:parent-style-name="Standard" style:family="paragraph">
      <style:paragraph-properties fo:text-align="center"/>
    </style:style>
    <style:style style:name="T525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62" style:family="table-row">
      <style:table-row-properties/>
    </style:style>
    <style:style style:name="TableCell5263" style:family="table-cell">
      <style:table-cell-properties fo:border="0.0069in solid #000000" style:writing-mode="lr-tb" fo:padding-top="0in" fo:padding-left="0.075in" fo:padding-bottom="0in" fo:padding-right="0.075in"/>
    </style:style>
    <style:style style:name="P5264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65" style:family="table-cell">
      <style:table-cell-properties fo:border="0.0069in solid #000000" style:writing-mode="lr-tb" fo:padding-top="0in" fo:padding-left="0.075in" fo:padding-bottom="0in" fo:padding-right="0.075in"/>
    </style:style>
    <style:style style:name="P52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67" style:family="table-cell">
      <style:table-cell-properties fo:border="0.0069in solid #000000" style:writing-mode="lr-tb" fo:padding-top="0in" fo:padding-left="0.075in" fo:padding-bottom="0in" fo:padding-right="0.075in"/>
    </style:style>
    <style:style style:name="P52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69" style:family="table-cell">
      <style:table-cell-properties fo:border="0.0069in solid #000000" style:writing-mode="lr-tb" fo:padding-top="0in" fo:padding-left="0.075in" fo:padding-bottom="0in" fo:padding-right="0.075in"/>
    </style:style>
    <style:style style:name="P5270" style:parent-style-name="Standard" style:family="paragraph">
      <style:paragraph-properties fo:text-align="center"/>
    </style:style>
    <style:style style:name="T527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72" style:family="table-cell">
      <style:table-cell-properties fo:border="0.0069in solid #000000" style:writing-mode="lr-tb" fo:padding-top="0in" fo:padding-left="0.075in" fo:padding-bottom="0in" fo:padding-right="0.075in"/>
    </style:style>
    <style:style style:name="P52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74" style:family="table-row">
      <style:table-row-properties/>
    </style:style>
    <style:style style:name="TableCell5275" style:family="table-cell">
      <style:table-cell-properties fo:border="0.0069in solid #000000" style:writing-mode="lr-tb" fo:padding-top="0in" fo:padding-left="0.075in" fo:padding-bottom="0in" fo:padding-right="0.075in"/>
    </style:style>
    <style:style style:name="P5276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77" style:family="table-cell">
      <style:table-cell-properties fo:border="0.0069in solid #000000" style:writing-mode="lr-tb" fo:padding-top="0in" fo:padding-left="0.075in" fo:padding-bottom="0in" fo:padding-right="0.075in"/>
    </style:style>
    <style:style style:name="P52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81" style:family="table-cell">
      <style:table-cell-properties fo:border="0.0069in solid #000000" style:writing-mode="lr-tb" fo:padding-top="0in" fo:padding-left="0.075in" fo:padding-bottom="0in" fo:padding-right="0.075in"/>
    </style:style>
    <style:style style:name="P5282" style:parent-style-name="Standard" style:family="paragraph">
      <style:paragraph-properties fo:text-align="center"/>
    </style:style>
    <style:style style:name="T5283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84" style:family="table-cell">
      <style:table-cell-properties fo:border="0.0069in solid #000000" style:writing-mode="lr-tb" fo:padding-top="0in" fo:padding-left="0.075in" fo:padding-bottom="0in" fo:padding-right="0.075in"/>
    </style:style>
    <style:style style:name="P52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86" style:family="table-row">
      <style:table-row-properties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P52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P5294" style:parent-style-name="Standard" style:family="paragraph">
      <style:paragraph-properties fo:text-align="center"/>
    </style:style>
    <style:style style:name="T5295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P529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298" style:family="table-row">
      <style:table-row-properties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301" style:family="table-cell">
      <style:table-cell-properties fo:border="0.0069in solid #000000" style:writing-mode="lr-tb" fo:padding-top="0in" fo:padding-left="0.075in" fo:padding-bottom="0in" fo:padding-right="0.075in"/>
    </style:style>
    <style:style style:name="P530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P53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05" style:family="table-cell">
      <style:table-cell-properties fo:border="0.0069in solid #000000" style:writing-mode="lr-tb" fo:padding-top="0in" fo:padding-left="0.075in" fo:padding-bottom="0in" fo:padding-right="0.075in"/>
    </style:style>
    <style:style style:name="P5306" style:parent-style-name="Standard" style:family="paragraph">
      <style:paragraph-properties fo:text-align="center"/>
    </style:style>
    <style:style style:name="T5307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P53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5310" style:family="table-row">
      <style:table-row-properties/>
    </style:style>
    <style:style style:name="TableCell5311" style:family="table-cell">
      <style:table-cell-properties fo:border="0.0069in solid #000000" style:writing-mode="lr-tb" fo:padding-top="0in" fo:padding-left="0.075in" fo:padding-bottom="0in" fo:padding-right="0.075in"/>
    </style:style>
    <style:style style:name="P5312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5313" style:family="table-cell">
      <style:table-cell-properties fo:border="0.0069in solid #000000" style:writing-mode="lr-tb" fo:padding-top="0in" fo:padding-left="0.075in" fo:padding-bottom="0in" fo:padding-right="0.075in"/>
    </style:style>
    <style:style style:name="P53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15" style:family="table-cell">
      <style:table-cell-properties fo:border="0.0069in solid #000000" style:writing-mode="lr-tb" fo:padding-top="0in" fo:padding-left="0.075in" fo:padding-bottom="0in" fo:padding-right="0.075in"/>
    </style:style>
    <style:style style:name="P53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P5318" style:parent-style-name="Standard" style:family="paragraph">
      <style:paragraph-properties fo:text-align="center"/>
    </style:style>
    <style:style style:name="T531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ableCell5320" style:family="table-cell">
      <style:table-cell-properties fo:border="0.0069in solid #000000" style:writing-mode="lr-tb" fo:padding-top="0in" fo:padding-left="0.075in" fo:padding-bottom="0in" fo:padding-right="0.075in"/>
    </style:style>
    <style:style style:name="P532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5322" style:parent-style-name="Standard" style:family="paragraph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5323" style:parent-style-name="Standard" style:family="paragraph">
      <style:text-properties style:font-name="Times New Roman" style:font-name-complex="Times New Roman"/>
    </style:style>
    <style:style style:name="P532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Matricula</text:p>
          </table:table-cell>
          <table:table-cell table:style-name="TableCell16">
            <text:p text:style-name="P17">DtMat</text:p>
          </table:table-cell>
          <table:table-cell table:style-name="TableCell18">
            <text:p text:style-name="P19">Cpf</text:p>
          </table:table-cell>
          <table:table-cell table:style-name="TableCell20">
            <text:p text:style-name="P21">Num_Idt</text:p>
          </table:table-cell>
          <table:table-cell table:style-name="TableCell22">
            <text:p text:style-name="P23">OrgaoExp_Idt</text:p>
          </table:table-cell>
          <table:table-cell table:style-name="TableCell24">
            <text:p text:style-name="P25">NomeComp</text:p>
          </table:table-cell>
          <table:table-cell table:style-name="TableCell26">
            <text:p text:style-name="P27">Dt_Nasc</text:p>
          </table:table-cell>
          <table:table-cell table:style-name="TableCell28">
            <text:p text:style-name="P29">Sexo</text:p>
          </table:table-cell>
          <table:table-cell table:style-name="TableCell30">
            <text:p text:style-name="P31">Login</text:p>
          </table:table-cell>
          <table:table-cell table:style-name="TableCell32">
            <text:p text:style-name="P33">Senha</text:p>
          </table:table-cell>
          <table:table-cell table:style-name="TableCell34">
            <text:p text:style-name="P35">IdEnd</text:p>
          </table:table-cell>
        </table:table-row>
        <table:table-row table:style-name="TableRow36">
          <table:table-cell table:style-name="TableCell37">
            <text:p text:style-name="P38"><text:span text:style-name="T39">1999103687</text:span></text:p>
          </table:table-cell>
          <table:table-cell table:style-name="TableCell40">
            <text:p text:style-name="P41"><text:span text:style-name="T42">12/10/1999</text:span></text:p>
          </table:table-cell>
          <table:table-cell table:style-name="TableCell43">
            <text:p text:style-name="P44"><text:span text:style-name="T45">65747564732</text:span></text:p>
          </table:table-cell>
          <table:table-cell table:style-name="TableCell46">
            <text:p text:style-name="P47"><text:span text:style-name="T48">55989923</text:span></text:p>
          </table:table-cell>
          <table:table-cell table:style-name="TableCell49">
            <text:p text:style-name="P50"><text:span text:style-name="T51">SSPGO</text:span></text:p>
          </table:table-cell>
          <table:table-cell table:style-name="TableCell52">
            <text:p text:style-name="P53"><text:span text:style-name="T54">ROBERTO TELLES ANTUNES NETO – prof coor</text:span></text:p>
          </table:table-cell>
          <table:table-cell table:style-name="TableCell55">
            <text:p text:style-name="P56"><text:span text:style-name="T57">13/04/1972</text:span></text:p>
          </table:table-cell>
          <table:table-cell table:style-name="TableCell58">
            <text:p text:style-name="P59"><text:span text:style-name="T60">M</text:span></text:p>
          </table:table-cell>
          <table:table-cell table:style-name="TableCell61">
            <text:p text:style-name="P62"><text:span text:style-name="T63">robertoinf</text:span></text:p>
          </table:table-cell>
          <table:table-cell table:style-name="TableCell64">
            <text:p text:style-name="P65"><text:span text:style-name="T66">r1133227</text:span></text:p>
          </table:table-cell>
          <table:table-cell table:style-name="TableCell67">
            <text:p text:style-name="P68"><text:span text:style-name="T69">0031456</text:span></text:p>
          </table:table-cell>
        </table:table-row>
        <table:table-row table:style-name="TableRow70">
          <table:table-cell table:style-name="TableCell71">
            <text:p text:style-name="P72">2000110123</text:p>
          </table:table-cell>
          <table:table-cell table:style-name="TableCell73">
            <text:p text:style-name="P74">10/11/2000</text:p>
          </table:table-cell>
          <table:table-cell table:style-name="TableCell75">
            <text:p text:style-name="P76">01234567887</text:p>
          </table:table-cell>
          <table:table-cell table:style-name="TableCell77">
            <text:p text:style-name="P78">11233564</text:p>
          </table:table-cell>
          <table:table-cell table:style-name="TableCell79">
            <text:p text:style-name="P80">SSPMG</text:p>
          </table:table-cell>
          <table:table-cell table:style-name="TableCell81">
            <text:p text:style-name="P82">JOÃO PEDRO DA SILVA JÚNIOR – prof coor</text:p>
          </table:table-cell>
          <table:table-cell table:style-name="TableCell83">
            <text:p text:style-name="P84">03/05/1970</text:p>
          </table:table-cell>
          <table:table-cell table:style-name="TableCell85">
            <text:p text:style-name="P86">M</text:p>
          </table:table-cell>
          <table:table-cell table:style-name="TableCell87">
            <text:p text:style-name="P88">profjoao</text:p>
          </table:table-cell>
          <table:table-cell table:style-name="TableCell89">
            <text:p text:style-name="P90">progamacao</text:p>
          </table:table-cell>
          <table:table-cell table:style-name="TableCell91">
            <text:p text:style-name="P92">0033345</text:p>
          </table:table-cell>
        </table:table-row>
        <table:table-row table:style-name="TableRow93">
          <table:table-cell table:style-name="TableCell94">
            <text:p text:style-name="P95">2001084433</text:p>
          </table:table-cell>
          <table:table-cell table:style-name="TableCell96">
            <text:p text:style-name="P97">01/08/2001</text:p>
          </table:table-cell>
          <table:table-cell table:style-name="TableCell98">
            <text:p text:style-name="P99">66775533290</text:p>
          </table:table-cell>
          <table:table-cell table:style-name="TableCell100">
            <text:p text:style-name="P101">22331178</text:p>
          </table:table-cell>
          <table:table-cell table:style-name="TableCell102">
            <text:p text:style-name="P103">SSPMT</text:p>
          </table:table-cell>
          <table:table-cell table:style-name="TableCell104">
            <text:p text:style-name="P105">OSMAR CARDOSO DOS REIS – prof</text:p>
          </table:table-cell>
          <table:table-cell table:style-name="TableCell106">
            <text:p text:style-name="P107">19/10/1975</text:p>
          </table:table-cell>
          <table:table-cell table:style-name="TableCell108">
            <text:p text:style-name="P109">M</text:p>
          </table:table-cell>
          <table:table-cell table:style-name="TableCell110">
            <text:p text:style-name="P111">osmar6574</text:p>
          </table:table-cell>
          <table:table-cell table:style-name="TableCell112">
            <text:p text:style-name="P113">665543oc</text:p>
          </table:table-cell>
          <table:table-cell table:style-name="TableCell114">
            <text:p text:style-name="P115">0035098</text:p>
          </table:table-cell>
        </table:table-row>
        <table:table-row table:style-name="TableRow116">
          <table:table-cell table:style-name="TableCell117">
            <text:p text:style-name="P118">2005017689</text:p>
          </table:table-cell>
          <table:table-cell table:style-name="TableCell119">
            <text:p text:style-name="P120">23/01/2005</text:p>
          </table:table-cell>
          <table:table-cell table:style-name="TableCell121">
            <text:p text:style-name="P122">78954432789</text:p>
          </table:table-cell>
          <table:table-cell table:style-name="TableCell123">
            <text:p text:style-name="P124">23145365</text:p>
          </table:table-cell>
          <table:table-cell table:style-name="TableCell125">
            <text:p text:style-name="P126">SSPGO</text:p>
          </table:table-cell>
          <table:table-cell table:style-name="TableCell127">
            <text:p text:style-name="P128">ANA RITA DE CASSIA – prof coor</text:p>
          </table:table-cell>
          <table:table-cell table:style-name="TableCell129">
            <text:p text:style-name="P130">11/12/1975</text:p>
          </table:table-cell>
          <table:table-cell table:style-name="TableCell131">
            <text:p text:style-name="P132">F</text:p>
          </table:table-cell>
          <table:table-cell table:style-name="TableCell133">
            <text:p text:style-name="P134">anaritac</text:p>
          </table:table-cell>
          <table:table-cell table:style-name="TableCell135">
            <text:p text:style-name="P136">3453anar</text:p>
          </table:table-cell>
          <table:table-cell table:style-name="TableCell137">
            <text:p text:style-name="P138">0041654</text:p>
          </table:table-cell>
        </table:table-row>
        <table:table-row table:style-name="TableRow139">
          <table:table-cell table:style-name="TableCell140">
            <text:p text:style-name="P141">2005017999</text:p>
          </table:table-cell>
          <table:table-cell table:style-name="TableCell142">
            <text:p text:style-name="P143">25/01/2005</text:p>
          </table:table-cell>
          <table:table-cell table:style-name="TableCell144">
            <text:p text:style-name="P145">99880076589</text:p>
          </table:table-cell>
          <table:table-cell table:style-name="TableCell146">
            <text:p text:style-name="P147">44322122</text:p>
          </table:table-cell>
          <table:table-cell table:style-name="TableCell148">
            <text:p text:style-name="P149">SSPRS</text:p>
          </table:table-cell>
          <table:table-cell table:style-name="TableCell150">
            <text:p text:style-name="P151">GIOVANA CRISTINA FIDELIS – prof</text:p>
          </table:table-cell>
          <table:table-cell table:style-name="TableCell152">
            <text:p text:style-name="P153">07/05/1977</text:p>
          </table:table-cell>
          <table:table-cell table:style-name="TableCell154">
            <text:p text:style-name="P155">F</text:p>
          </table:table-cell>
          <table:table-cell table:style-name="TableCell156">
            <text:p text:style-name="P157">giovanacf1</text:p>
          </table:table-cell>
          <table:table-cell table:style-name="TableCell158">
            <text:p text:style-name="P159">gi445567</text:p>
          </table:table-cell>
          <table:table-cell table:style-name="TableCell160">
            <text:p text:style-name="P161">0041998</text:p>
          </table:table-cell>
        </table:table-row>
        <table:table-row table:style-name="TableRow162">
          <table:table-cell table:style-name="TableCell163">
            <text:p text:style-name="P164">2005051111</text:p>
          </table:table-cell>
          <table:table-cell table:style-name="TableCell165">
            <text:p text:style-name="P166">03/07/2005</text:p>
          </table:table-cell>
          <table:table-cell table:style-name="TableCell167">
            <text:p text:style-name="P168">98795436210</text:p>
          </table:table-cell>
          <table:table-cell table:style-name="TableCell169">
            <text:p text:style-name="P170">67433890</text:p>
          </table:table-cell>
          <table:table-cell table:style-name="TableCell171">
            <text:p text:style-name="P172">SSPGO</text:p>
          </table:table-cell>
          <table:table-cell table:style-name="TableCell173">
            <text:p text:style-name="P174">MARIA CLÁUDIA REGINA LOPES – aluno</text:p>
          </table:table-cell>
          <table:table-cell table:style-name="TableCell175">
            <text:p text:style-name="P176">08/06/1983</text:p>
          </table:table-cell>
          <table:table-cell table:style-name="TableCell177">
            <text:p text:style-name="P178">F</text:p>
          </table:table-cell>
          <table:table-cell table:style-name="TableCell179">
            <text:p text:style-name="P180">mariacrl</text:p>
          </table:table-cell>
          <table:table-cell table:style-name="TableCell181">
            <text:p text:style-name="P182">java567c</text:p>
          </table:table-cell>
          <table:table-cell table:style-name="TableCell183">
            <text:p text:style-name="P184">0042012</text:p>
          </table:table-cell>
        </table:table-row>
        <table:table-row table:style-name="TableRow185">
          <table:table-cell table:style-name="TableCell186">
            <text:p text:style-name="P187">2005058645</text:p>
          </table:table-cell>
          <table:table-cell table:style-name="TableCell188">
            <text:p text:style-name="P189">18/07/2005</text:p>
          </table:table-cell>
          <table:table-cell table:style-name="TableCell190">
            <text:p text:style-name="P191">38878776990</text:p>
          </table:table-cell>
          <table:table-cell table:style-name="TableCell192">
            <text:p text:style-name="P193">19876542</text:p>
          </table:table-cell>
          <table:table-cell table:style-name="TableCell194">
            <text:p text:style-name="P195">SSPRN</text:p>
          </table:table-cell>
          <table:table-cell table:style-name="TableCell196">
            <text:p text:style-name="P197">ERNESTO GONÇALVES FILHO – aluno</text:p>
          </table:table-cell>
          <table:table-cell table:style-name="TableCell198">
            <text:p text:style-name="P199">23/06/1986</text:p>
          </table:table-cell>
          <table:table-cell table:style-name="TableCell200">
            <text:p text:style-name="P201">M</text:p>
          </table:table-cell>
          <table:table-cell table:style-name="TableCell202">
            <text:p text:style-name="P203">ernesto11</text:p>
          </table:table-cell>
          <table:table-cell table:style-name="TableCell204">
            <text:p text:style-name="P205">23456432</text:p>
          </table:table-cell>
          <table:table-cell table:style-name="TableCell206">
            <text:p text:style-name="P207">0042319</text:p>
          </table:table-cell>
        </table:table-row>
        <table:table-row table:style-name="TableRow208">
          <table:table-cell table:style-name="TableCell209">
            <text:p text:style-name="P210">2006033456</text:p>
          </table:table-cell>
          <table:table-cell table:style-name="TableCell211">
            <text:p text:style-name="P212">22/03/2006</text:p>
          </table:table-cell>
          <table:table-cell table:style-name="TableCell213">
            <text:p text:style-name="P214">54432219987</text:p>
          </table:table-cell>
          <table:table-cell table:style-name="TableCell215">
            <text:p text:style-name="P216">09112334</text:p>
          </table:table-cell>
          <table:table-cell table:style-name="TableCell217">
            <text:p text:style-name="P218">SSPGO</text:p>
          </table:table-cell>
          <table:table-cell table:style-name="TableCell219">
            <text:p text:style-name="P220">FABIOLA FERREIRA LIMA – técnico</text:p>
          </table:table-cell>
          <table:table-cell table:style-name="TableCell221">
            <text:p text:style-name="P222">25/04/1987</text:p>
          </table:table-cell>
          <table:table-cell table:style-name="TableCell223">
            <text:p text:style-name="P224">F</text:p>
          </table:table-cell>
          <table:table-cell table:style-name="TableCell225">
            <text:p text:style-name="P226">fabiola12</text:p>
          </table:table-cell>
          <table:table-cell table:style-name="TableCell227">
            <text:p text:style-name="P228">fab7654</text:p>
          </table:table-cell>
          <table:table-cell table:style-name="TableCell229">
            <text:p text:style-name="P230">0043876</text:p>
          </table:table-cell>
        </table:table-row>
        <table:table-row table:style-name="TableRow231">
          <table:table-cell table:style-name="TableCell232">
            <text:p text:style-name="P233">2009026755</text:p>
          </table:table-cell>
          <table:table-cell table:style-name="TableCell234">
            <text:p text:style-name="P235">03/02/2009</text:p>
          </table:table-cell>
          <table:table-cell table:style-name="TableCell236">
            <text:p text:style-name="P237">89898977884</text:p>
          </table:table-cell>
          <table:table-cell table:style-name="TableCell238">
            <text:p text:style-name="P239">78786600</text:p>
          </table:table-cell>
          <table:table-cell table:style-name="TableCell240">
            <text:p text:style-name="P241">SSPGO</text:p>
          </table:table-cell>
          <table:table-cell table:style-name="TableCell242">
            <text:p text:style-name="P243">ANTONIO SANTOS DE JESUS – aluno</text:p>
          </table:table-cell>
          <table:table-cell table:style-name="TableCell244">
            <text:p text:style-name="P245">21/02/1990</text:p>
          </table:table-cell>
          <table:table-cell table:style-name="TableCell246">
            <text:p text:style-name="P247">M</text:p>
          </table:table-cell>
          <table:table-cell table:style-name="TableCell248">
            <text:p text:style-name="P249">antonio45</text:p>
          </table:table-cell>
          <table:table-cell table:style-name="TableCell250">
            <text:p text:style-name="P251">66554488</text:p>
          </table:table-cell>
          <table:table-cell table:style-name="TableCell252">
            <text:p text:style-name="P253">0047776</text:p>
          </table:table-cell>
        </table:table-row>
        <table:table-row table:style-name="TableRow254">
          <table:table-cell table:style-name="TableCell255">
            <text:p text:style-name="P256">2009095743</text:p>
          </table:table-cell>
          <table:table-cell table:style-name="TableCell257">
            <text:p text:style-name="P258">12/09/2009</text:p>
          </table:table-cell>
          <table:table-cell table:style-name="TableCell259">
            <text:p text:style-name="P260">32564321089</text:p>
          </table:table-cell>
          <table:table-cell table:style-name="TableCell261">
            <text:p text:style-name="P262">67332191</text:p>
          </table:table-cell>
          <table:table-cell table:style-name="TableCell263">
            <text:p text:style-name="P264">SSPRJ</text:p>
          </table:table-cell>
          <table:table-cell table:style-name="TableCell265">
            <text:p text:style-name="P266">CARLOS AUGUSTO CESAR – técnico</text:p>
          </table:table-cell>
          <table:table-cell table:style-name="TableCell267">
            <text:p text:style-name="P268">27/11/1982</text:p>
          </table:table-cell>
          <table:table-cell table:style-name="TableCell269">
            <text:p text:style-name="P270">M</text:p>
          </table:table-cell>
          <table:table-cell table:style-name="TableCell271">
            <text:p text:style-name="P272">profcac</text:p>
          </table:table-cell>
          <table:table-cell table:style-name="TableCell273">
            <text:p text:style-name="P274">1carlosinf</text:p>
          </table:table-cell>
          <table:table-cell table:style-name="TableCell275">
            <text:p text:style-name="P276">0048234</text:p>
          </table:table-cell>
        </table:table-row>
        <table:table-row table:style-name="TableRow277">
          <table:table-cell table:style-name="TableCell278">
            <text:p text:style-name="P279">2010054256</text:p>
          </table:table-cell>
          <table:table-cell table:style-name="TableCell280">
            <text:p text:style-name="P281">29/05/2010</text:p>
          </table:table-cell>
          <table:table-cell table:style-name="TableCell282">
            <text:p text:style-name="P283">44433222332</text:p>
          </table:table-cell>
          <table:table-cell table:style-name="TableCell284">
            <text:p text:style-name="P285">00998876</text:p>
          </table:table-cell>
          <table:table-cell table:style-name="TableCell286">
            <text:p text:style-name="P287">SSPDF</text:p>
          </table:table-cell>
          <table:table-cell table:style-name="TableCell288">
            <text:p text:style-name="P289">LAURA FELICIANO CAXIAS – prof m</text:p>
          </table:table-cell>
          <table:table-cell table:style-name="TableCell290">
            <text:p text:style-name="P291">14/02/1983</text:p>
          </table:table-cell>
          <table:table-cell table:style-name="TableCell292">
            <text:p text:style-name="P293">F</text:p>
          </table:table-cell>
          <table:table-cell table:style-name="TableCell294">
            <text:p text:style-name="P295">laura44</text:p>
          </table:table-cell>
          <table:table-cell table:style-name="TableCell296">
            <text:p text:style-name="P297">456443578</text:p>
          </table:table-cell>
          <table:table-cell table:style-name="TableCell298">
            <text:p text:style-name="P299">0050543</text:p>
          </table:table-cell>
        </table:table-row>
        <table:table-row table:style-name="TableRow300">
          <table:table-cell table:style-name="TableCell301">
            <text:p text:style-name="P302">2011015658</text:p>
          </table:table-cell>
          <table:table-cell table:style-name="TableCell303">
            <text:p text:style-name="P304">04/01/2011</text:p>
          </table:table-cell>
          <table:table-cell table:style-name="TableCell305">
            <text:p text:style-name="P306">76932445690</text:p>
          </table:table-cell>
          <table:table-cell table:style-name="TableCell307">
            <text:p text:style-name="P308">32445960</text:p>
          </table:table-cell>
          <table:table-cell table:style-name="TableCell309">
            <text:p text:style-name="P310">SSPDF</text:p>
          </table:table-cell>
          <table:table-cell table:style-name="TableCell311">
            <text:p text:style-name="P312">PAULO HENRIQUE PEREIRA COSTA – técnico</text:p>
          </table:table-cell>
          <table:table-cell table:style-name="TableCell313">
            <text:p text:style-name="P314">30/08/2002</text:p>
          </table:table-cell>
          <table:table-cell table:style-name="TableCell315">
            <text:p text:style-name="P316">M</text:p>
          </table:table-cell>
          <table:table-cell table:style-name="TableCell317">
            <text:p text:style-name="P318">phpereira</text:p>
          </table:table-cell>
          <table:table-cell table:style-name="TableCell319">
            <text:p text:style-name="P320">SI2011ufg</text:p>
          </table:table-cell>
          <table:table-cell table:style-name="TableCell321">
            <text:p text:style-name="P322">0051345</text:p>
          </table:table-cell>
        </table:table-row>
        <table:table-row table:style-name="TableRow323">
          <table:table-cell table:style-name="TableCell324">
            <text:p text:style-name="P325">2012020987</text:p>
          </table:table-cell>
          <table:table-cell table:style-name="TableCell326">
            <text:p text:style-name="P327">18/02/2012</text:p>
          </table:table-cell>
          <table:table-cell table:style-name="TableCell328">
            <text:p text:style-name="P329">18971123778</text:p>
          </table:table-cell>
          <table:table-cell table:style-name="TableCell330">
            <text:p text:style-name="P331">77875098</text:p>
          </table:table-cell>
          <table:table-cell table:style-name="TableCell332">
            <text:p text:style-name="P333">SSPSP</text:p>
          </table:table-cell>
          <table:table-cell table:style-name="TableCell334">
            <text:p text:style-name="P335">HELENA VIANA CUNHA – aluno</text:p>
          </table:table-cell>
          <table:table-cell table:style-name="TableCell336">
            <text:p text:style-name="P337">19/09/1993</text:p>
          </table:table-cell>
          <table:table-cell table:style-name="TableCell338">
            <text:p text:style-name="P339">F</text:p>
          </table:table-cell>
          <table:table-cell table:style-name="TableCell340">
            <text:p text:style-name="P341">helena12</text:p>
          </table:table-cell>
          <table:table-cell table:style-name="TableCell342">
            <text:p text:style-name="P343">134654h</text:p>
          </table:table-cell>
          <table:table-cell table:style-name="TableCell344">
            <text:p text:style-name="P345">0052779</text:p>
          </table:table-cell>
        </table:table-row>
        <table:table-row table:style-name="TableRow346">
          <table:table-cell table:style-name="TableCell347">
            <text:p text:style-name="P348">2013083322</text:p>
          </table:table-cell>
          <table:table-cell table:style-name="TableCell349">
            <text:p text:style-name="P350">05/08/2013</text:p>
          </table:table-cell>
          <table:table-cell table:style-name="TableCell351">
            <text:p text:style-name="P352">32323424241</text:p>
          </table:table-cell>
          <table:table-cell table:style-name="TableCell353">
            <text:p text:style-name="P354">34343467</text:p>
          </table:table-cell>
          <table:table-cell table:style-name="TableCell355">
            <text:p text:style-name="P356">SSPGO</text:p>
          </table:table-cell>
          <table:table-cell table:style-name="TableCell357">
            <text:p text:style-name="P358">CRISTINA NEVES CASTRO – aluna</text:p>
          </table:table-cell>
          <table:table-cell table:style-name="TableCell359">
            <text:p text:style-name="P360">19/03/1993</text:p>
          </table:table-cell>
          <table:table-cell table:style-name="TableCell361">
            <text:p text:style-name="P362">F</text:p>
          </table:table-cell>
          <table:table-cell table:style-name="TableCell363">
            <text:p text:style-name="P364">crisnc</text:p>
          </table:table-cell>
          <table:table-cell table:style-name="TableCell365">
            <text:p text:style-name="P366">cris44553</text:p>
          </table:table-cell>
          <table:table-cell table:style-name="TableCell367">
            <text:p text:style-name="P368">0053999</text:p>
          </table:table-cell>
        </table:table-row>
        <table:table-row table:style-name="TableRow369">
          <table:table-cell table:style-name="TableCell370">
            <text:p text:style-name="P371">2014080453</text:p>
          </table:table-cell>
          <table:table-cell table:style-name="TableCell372">
            <text:p text:style-name="P373">08/08/2014</text:p>
          </table:table-cell>
          <table:table-cell table:style-name="TableCell374">
            <text:p text:style-name="P375">08997653217</text:p>
          </table:table-cell>
          <table:table-cell table:style-name="TableCell376">
            <text:p text:style-name="P377">78443229</text:p>
          </table:table-cell>
          <table:table-cell table:style-name="TableCell378">
            <text:p text:style-name="P379">SSPPA</text:p>
          </table:table-cell>
          <table:table-cell table:style-name="TableCell380">
            <text:p text:style-name="P381">EDUARDA CARVALHO BARBOSA – aluno</text:p>
          </table:table-cell>
          <table:table-cell table:style-name="TableCell382">
            <text:p text:style-name="P383">15/03/2005</text:p>
          </table:table-cell>
          <table:table-cell table:style-name="TableCell384">
            <text:p text:style-name="P385">F</text:p>
          </table:table-cell>
          <table:table-cell table:style-name="TableCell386">
            <text:p text:style-name="P387">eduarda2014</text:p>
          </table:table-cell>
          <table:table-cell table:style-name="TableCell388">
            <text:p text:style-name="P389">987654edu</text:p>
          </table:table-cell>
          <table:table-cell table:style-name="TableCell390">
            <text:p text:style-name="P391">0054987</text:p>
          </table:table-cell>
        </table:table-row>
        <table:table-row table:style-name="TableRow392">
          <table:table-cell table:style-name="TableCell393">
            <text:p text:style-name="P394">2015086743</text:p>
          </table:table-cell>
          <table:table-cell table:style-name="TableCell395">
            <text:p text:style-name="P396">11/02/2015</text:p>
          </table:table-cell>
          <table:table-cell table:style-name="TableCell397">
            <text:p text:style-name="P398">75757443357</text:p>
          </table:table-cell>
          <table:table-cell table:style-name="TableCell399">
            <text:p text:style-name="P400">78786991</text:p>
          </table:table-cell>
          <table:table-cell table:style-name="TableCell401">
            <text:p text:style-name="P402">SSPDF</text:p>
          </table:table-cell>
          <table:table-cell table:style-name="TableCell403">
            <text:p text:style-name="P404">DANIELA NUNES SAMPAIO – aluna</text:p>
          </table:table-cell>
          <table:table-cell table:style-name="TableCell405">
            <text:p text:style-name="P406">02/10/1994</text:p>
          </table:table-cell>
          <table:table-cell table:style-name="TableCell407">
            <text:p text:style-name="P408">F</text:p>
          </table:table-cell>
          <table:table-cell table:style-name="TableCell409">
            <text:p text:style-name="P410">dani2015</text:p>
          </table:table-cell>
          <table:table-cell table:style-name="TableCell411">
            <text:p text:style-name="P412">dani1234</text:p>
          </table:table-cell>
          <table:table-cell table:style-name="TableCell413">
            <text:p text:style-name="P414">0056545</text:p>
          </table:table-cell>
        </table:table-row>
      </table:table>
      <text:p text:style-name="Standard"><text:span text:style-name="T415">PESSOA</text:span></text:p>
      <text:p text:style-name="P416"/>
      <text:p text:style-name="P417"/>
      <text:p text:style-name="Standard"><text:span text:style-name="T418">COORDENADOR</text:span></text:p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Mat</text:p>
          </table:table-cell>
          <table:table-cell table:style-name="TableCell426">
            <text:p text:style-name="P427">AdicionalCoord</text:p>
          </table:table-cell>
          <table:table-cell table:style-name="TableCell428">
            <text:p text:style-name="P429">CodInst</text:p>
          </table:table-cell>
        </table:table-row>
        <table:table-row table:style-name="TableRow430">
          <table:table-cell table:style-name="TableCell431">
            <text:p text:style-name="P432">1999103687</text:p>
          </table:table-cell>
          <table:table-cell table:style-name="TableCell433">
            <text:p text:style-name="P434">3500,00</text:p>
          </table:table-cell>
          <table:table-cell table:style-name="TableCell435">
            <text:p text:style-name="P436">15</text:p>
          </table:table-cell>
        </table:table-row>
        <table:table-row table:style-name="TableRow437">
          <table:table-cell table:style-name="TableCell438">
            <text:p text:style-name="P439">2000110123</text:p>
          </table:table-cell>
          <table:table-cell table:style-name="TableCell440">
            <text:p text:style-name="P441">3500,00</text:p>
          </table:table-cell>
          <table:table-cell table:style-name="TableCell442">
            <text:p text:style-name="P443">15</text:p>
          </table:table-cell>
        </table:table-row>
        <table:table-row table:style-name="TableRow444">
          <table:table-cell table:style-name="TableCell445">
            <text:p text:style-name="P446">2005017689</text:p>
          </table:table-cell>
          <table:table-cell table:style-name="TableCell447">
            <text:p text:style-name="P448">3500,00</text:p>
          </table:table-cell>
          <table:table-cell table:style-name="TableCell449">
            <text:p text:style-name="P450">11</text:p>
          </table:table-cell>
        </table:table-row>
      </table:table>
      <text:p text:style-name="P451"/>
      <text:p text:style-name="P452"/>
      <text:p text:style-name="P453">TECNICO_ADM</text:p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Mat</text:p>
          </table:table-cell>
          <table:table-cell table:style-name="TableCell462">
            <text:p text:style-name="P463">Salario</text:p>
          </table:table-cell>
          <table:table-cell table:style-name="TableCell464">
            <text:p text:style-name="P465">Funcao</text:p>
          </table:table-cell>
          <table:table-cell table:style-name="TableCell466">
            <text:p text:style-name="P467">CodInst</text:p>
          </table:table-cell>
        </table:table-row>
        <table:table-row table:style-name="TableRow468">
          <table:table-cell table:style-name="TableCell469">
            <text:p text:style-name="P470">2006033456</text:p>
          </table:table-cell>
          <table:table-cell table:style-name="TableCell471">
            <text:p text:style-name="P472">3000,00</text:p>
          </table:table-cell>
          <table:table-cell table:style-name="TableCell473">
            <text:p text:style-name="P474">Secretaria</text:p>
          </table:table-cell>
          <table:table-cell table:style-name="TableCell475">
            <text:p text:style-name="P476">15</text:p>
          </table:table-cell>
        </table:table-row>
        <table:table-row table:style-name="TableRow477">
          <table:table-cell table:style-name="TableCell478">
            <text:p text:style-name="P479">2009095743</text:p>
          </table:table-cell>
          <table:table-cell table:style-name="TableCell480">
            <text:p text:style-name="P481">3000,00</text:p>
          </table:table-cell>
          <table:table-cell table:style-name="TableCell482">
            <text:p text:style-name="P483">Secretario</text:p>
          </table:table-cell>
          <table:table-cell table:style-name="TableCell484">
            <text:p text:style-name="P485">15</text:p>
          </table:table-cell>
        </table:table-row>
        <table:table-row table:style-name="TableRow486">
          <table:table-cell table:style-name="TableCell487">
            <text:p text:style-name="P488">2011015658</text:p>
          </table:table-cell>
          <table:table-cell table:style-name="TableCell489">
            <text:p text:style-name="P490">2800,00</text:p>
          </table:table-cell>
          <table:table-cell table:style-name="TableCell491">
            <text:p text:style-name="P492">Aux Suporte</text:p>
          </table:table-cell>
          <table:table-cell table:style-name="TableCell493">
            <text:p text:style-name="P494">11</text:p>
          </table:table-cell>
        </table:table-row>
      </table:table>
      <text:p text:style-name="P495"/>
      <text:p text:style-name="P496"/>
      <text:p text:style-name="P497"/>
      <text:p text:style-name="P498">PROFESSOR</text:p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Mat</text:p>
          </table:table-cell>
          <table:table-cell table:style-name="TableCell507">
            <text:p text:style-name="P508">Salario</text:p>
          </table:table-cell>
          <table:table-cell table:style-name="TableCell509">
            <text:p text:style-name="P510">Titulo</text:p>
          </table:table-cell>
          <table:table-cell table:style-name="TableCell511">
            <text:p text:style-name="P512">CodInst</text:p>
          </table:table-cell>
        </table:table-row>
        <table:table-row table:style-name="TableRow513">
          <table:table-cell table:style-name="TableCell514">
            <text:p text:style-name="P515">1999103687</text:p>
          </table:table-cell>
          <table:table-cell table:style-name="TableCell516">
            <text:p text:style-name="P517">11000,00</text:p>
          </table:table-cell>
          <table:table-cell table:style-name="TableCell518">
            <text:p text:style-name="P519">Doutorado em Ciências da Computação</text:p>
          </table:table-cell>
          <table:table-cell table:style-name="TableCell520">
            <text:p text:style-name="P521">15</text:p>
          </table:table-cell>
        </table:table-row>
        <table:table-row table:style-name="TableRow522">
          <table:table-cell table:style-name="TableCell523">
            <text:p text:style-name="P524">2000110123</text:p>
          </table:table-cell>
          <table:table-cell table:style-name="TableCell525">
            <text:p text:style-name="P526">10000,00</text:p>
          </table:table-cell>
          <table:table-cell table:style-name="TableCell527">
            <text:p text:style-name="P528">Doutorado em Ciências da Computação</text:p>
          </table:table-cell>
          <table:table-cell table:style-name="TableCell529">
            <text:p text:style-name="P530">15</text:p>
          </table:table-cell>
        </table:table-row>
        <table:table-row table:style-name="TableRow531">
          <table:table-cell table:style-name="TableCell532">
            <text:p text:style-name="P533">2001084433</text:p>
          </table:table-cell>
          <table:table-cell table:style-name="TableCell534">
            <text:p text:style-name="P535">7000,00</text:p>
          </table:table-cell>
          <table:table-cell table:style-name="TableCell536">
            <text:p text:style-name="P537">Mestrado em Ciências da Computação</text:p>
          </table:table-cell>
          <table:table-cell table:style-name="TableCell538">
            <text:p text:style-name="P539">15</text:p>
          </table:table-cell>
        </table:table-row>
        <table:table-row table:style-name="TableRow540">
          <table:table-cell table:style-name="TableCell541">
            <text:p text:style-name="P542">2005017689</text:p>
          </table:table-cell>
          <table:table-cell table:style-name="TableCell543">
            <text:p text:style-name="P544">10000,00</text:p>
          </table:table-cell>
          <table:table-cell table:style-name="TableCell545">
            <text:p text:style-name="P546">Doutorado em Patologia</text:p>
          </table:table-cell>
          <table:table-cell table:style-name="TableCell547">
            <text:p text:style-name="P548">11</text:p>
          </table:table-cell>
        </table:table-row>
        <table:table-row table:style-name="TableRow549">
          <table:table-cell table:style-name="TableCell550">
            <text:p text:style-name="P551">2005017999</text:p>
          </table:table-cell>
          <table:table-cell table:style-name="TableCell552">
            <text:p text:style-name="P553">7000,00</text:p>
          </table:table-cell>
          <table:table-cell table:style-name="TableCell554">
            <text:p text:style-name="P555">Mestrado em Ciências da Computação</text:p>
          </table:table-cell>
          <table:table-cell table:style-name="TableCell556">
            <text:p text:style-name="P557">15</text:p>
          </table:table-cell>
        </table:table-row>
        <table:table-row table:style-name="TableRow558">
          <table:table-cell table:style-name="TableCell559">
            <text:p text:style-name="P560">2010054256</text:p>
          </table:table-cell>
          <table:table-cell table:style-name="TableCell561">
            <text:p text:style-name="P562">7800,00</text:p>
          </table:table-cell>
          <table:table-cell table:style-name="TableCell563">
            <text:p text:style-name="P564">Mestrado em Oftalmologia</text:p>
          </table:table-cell>
          <table:table-cell table:style-name="TableCell565">
            <text:p text:style-name="P566">11</text:p>
          </table:table-cell>
        </table:table-row>
      </table:table>
      <text:p text:style-name="P567"/>
      <text:p text:style-name="Standard"><text:span text:style-name="T568">ALUNO</text:span></text:p>
      <table:table table:style-name="Table569">
        <table:table-columns>
          <table:table-column table:style-name="TableColumn570"/>
          <table:table-column table:style-name="TableColumn571"/>
          <table:table-column table:style-name="TableColumn572"/>
        </table:table-columns>
        <table:table-row table:style-name="TableRow573">
          <table:table-cell table:style-name="TableCell574">
            <text:p text:style-name="P575">Mat</text:p>
          </table:table-cell>
          <table:table-cell table:style-name="TableCell576">
            <text:p text:style-name="P577">AtendEsp</text:p>
          </table:table-cell>
          <table:table-cell table:style-name="TableCell578">
            <text:p text:style-name="P579">CodC</text:p>
          </table:table-cell>
        </table:table-row>
        <table:table-row table:style-name="TableRow580">
          <table:table-cell table:style-name="TableCell581">
            <text:p text:style-name="P582">2005051111</text:p>
          </table:table-cell>
          <table:table-cell table:style-name="TableCell583">
            <text:p text:style-name="P584">Não</text:p>
          </table:table-cell>
          <table:table-cell table:style-name="TableCell585">
            <text:p text:style-name="P586">0054</text:p>
          </table:table-cell>
        </table:table-row>
        <table:table-row table:style-name="TableRow587">
          <table:table-cell table:style-name="TableCell588">
            <text:p text:style-name="P589">2005058645</text:p>
          </table:table-cell>
          <table:table-cell table:style-name="TableCell590">
            <text:p text:style-name="P591">Não</text:p>
          </table:table-cell>
          <table:table-cell table:style-name="TableCell592">
            <text:p text:style-name="P593">0055</text:p>
          </table:table-cell>
        </table:table-row>
        <table:table-row table:style-name="TableRow594">
          <table:table-cell table:style-name="TableCell595">
            <text:p text:style-name="P596">2009026755</text:p>
          </table:table-cell>
          <table:table-cell table:style-name="TableCell597">
            <text:p text:style-name="P598">Sim</text:p>
          </table:table-cell>
          <table:table-cell table:style-name="TableCell599">
            <text:p text:style-name="P600">0055</text:p>
          </table:table-cell>
        </table:table-row>
        <table:table-row table:style-name="TableRow601">
          <table:table-cell table:style-name="TableCell602">
            <text:p text:style-name="P603">2012020987</text:p>
          </table:table-cell>
          <table:table-cell table:style-name="TableCell604">
            <text:p text:style-name="P605">Não</text:p>
          </table:table-cell>
          <table:table-cell table:style-name="TableCell606">
            <text:p text:style-name="P607">0033</text:p>
          </table:table-cell>
        </table:table-row>
        <table:table-row table:style-name="TableRow608">
          <table:table-cell table:style-name="TableCell609">
            <text:p text:style-name="P610">2013083322</text:p>
          </table:table-cell>
          <table:table-cell table:style-name="TableCell611">
            <text:p text:style-name="P612">Não</text:p>
          </table:table-cell>
          <table:table-cell table:style-name="TableCell613">
            <text:p text:style-name="P614">0054</text:p>
          </table:table-cell>
        </table:table-row>
        <table:table-row table:style-name="TableRow615">
          <table:table-cell table:style-name="TableCell616">
            <text:p text:style-name="P617">2014080453</text:p>
          </table:table-cell>
          <table:table-cell table:style-name="TableCell618">
            <text:p text:style-name="P619">Sim</text:p>
          </table:table-cell>
          <table:table-cell table:style-name="TableCell620">
            <text:p text:style-name="P621">0055</text:p>
          </table:table-cell>
        </table:table-row>
        <table:table-row table:style-name="TableRow622">
          <table:table-cell table:style-name="TableCell623">
            <text:p text:style-name="P624">2015086743</text:p>
          </table:table-cell>
          <table:table-cell table:style-name="TableCell625">
            <text:p text:style-name="P626">Não</text:p>
          </table:table-cell>
          <table:table-cell table:style-name="TableCell627">
            <text:p text:style-name="P628">0033</text:p>
          </table:table-cell>
        </table:table-row>
      </table:table>
      <text:p text:style-name="P629"/>
      <text:p text:style-name="P630"/>
      <text:p text:style-name="Standard"><text:span text:style-name="T631">INSTITUTO</text:span></text:p>
      <table:table table:style-name="Table632">
        <table:table-columns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CodInst</text:p>
          </table:table-cell>
          <table:table-cell table:style-name="TableCell638">
            <text:p text:style-name="P639">NomeInst</text:p>
          </table:table-cell>
        </table:table-row>
        <table:table-row table:style-name="TableRow640">
          <table:table-cell table:style-name="TableCell641">
            <text:p text:style-name="P642">002</text:p>
          </table:table-cell>
          <table:table-cell table:style-name="TableCell643">
            <text:p text:style-name="P644">AGRONOMIA</text:p>
          </table:table-cell>
        </table:table-row>
        <table:table-row table:style-name="TableRow645">
          <table:table-cell table:style-name="TableCell646">
            <text:p text:style-name="P647">006</text:p>
          </table:table-cell>
          <table:table-cell table:style-name="TableCell648">
            <text:p text:style-name="P649">LETRAS</text:p>
          </table:table-cell>
        </table:table-row>
        <table:table-row table:style-name="TableRow650">
          <table:table-cell table:style-name="TableCell651">
            <text:p text:style-name="P652">011</text:p>
          </table:table-cell>
          <table:table-cell table:style-name="TableCell653">
            <text:p text:style-name="P654">MEDICINA</text:p>
          </table:table-cell>
        </table:table-row>
        <table:table-row table:style-name="TableRow655">
          <table:table-cell table:style-name="TableCell656">
            <text:p text:style-name="P657">015</text:p>
          </table:table-cell>
          <table:table-cell table:style-name="TableCell658">
            <text:p text:style-name="P659">INFORMÁTICA</text:p>
          </table:table-cell>
        </table:table-row>
        <table:table-row table:style-name="TableRow660">
          <table:table-cell table:style-name="TableCell661">
            <text:p text:style-name="P662">013</text:p>
          </table:table-cell>
          <table:table-cell table:style-name="TableCell663">
            <text:p text:style-name="P664">ODONTOLOGIA</text:p>
          </table:table-cell>
        </table:table-row>
        <table:table-row table:style-name="TableRow665">
          <table:table-cell table:style-name="TableCell666">
            <text:p text:style-name="P667">020</text:p>
          </table:table-cell>
          <table:table-cell table:style-name="TableCell668">
            <text:p text:style-name="P669">EDUCAÇÃO FÍSICA</text:p>
          </table:table-cell>
        </table:table-row>
      </table:table>
      <text:p text:style-name="P670"/>
      <text:p text:style-name="P671">CURSO</text:p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<text:span text:style-name="T681">CodC</text:span></text:p>
          </table:table-cell>
          <table:table-cell table:style-name="TableCell682">
            <text:p text:style-name="P683">NomeCurso</text:p>
          </table:table-cell>
          <table:table-cell table:style-name="TableCell684">
            <text:p text:style-name="P685">MatCoor</text:p>
          </table:table-cell>
          <table:table-cell table:style-name="TableCell686">
            <text:p text:style-name="P687">DtIniCoor</text:p>
          </table:table-cell>
          <table:table-cell table:style-name="TableCell688">
            <text:p text:style-name="P689">CodInst</text:p>
          </table:table-cell>
        </table:table-row>
        <table:table-row table:style-name="TableRow690">
          <table:table-cell table:style-name="TableCell691">
            <text:p text:style-name="P692">0033</text:p>
          </table:table-cell>
          <table:table-cell table:style-name="TableCell693">
            <text:p text:style-name="P694">MEDICINA</text:p>
          </table:table-cell>
          <table:table-cell table:style-name="TableCell695">
            <text:p text:style-name="P696">2005017689</text:p>
          </table:table-cell>
          <table:table-cell table:style-name="TableCell697">
            <text:p text:style-name="P698">23/02/2011</text:p>
          </table:table-cell>
          <table:table-cell table:style-name="TableCell699">
            <text:p text:style-name="P700">011</text:p>
          </table:table-cell>
        </table:table-row>
        <table:table-row table:style-name="TableRow701">
          <table:table-cell table:style-name="TableCell702">
            <text:p text:style-name="P703">0054</text:p>
          </table:table-cell>
          <table:table-cell table:style-name="TableCell704">
            <text:p text:style-name="P705">CIÊNCIAS DA COMPUTAÇÃO</text:p>
          </table:table-cell>
          <table:table-cell table:style-name="TableCell706">
            <text:p text:style-name="P707">1999103687</text:p>
          </table:table-cell>
          <table:table-cell table:style-name="TableCell708">
            <text:p text:style-name="P709">12/07/2008</text:p>
          </table:table-cell>
          <table:table-cell table:style-name="TableCell710">
            <text:p text:style-name="P711">015</text:p>
          </table:table-cell>
        </table:table-row>
        <table:table-row table:style-name="TableRow712">
          <table:table-cell table:style-name="TableCell713">
            <text:p text:style-name="P714">0055</text:p>
          </table:table-cell>
          <table:table-cell table:style-name="TableCell715">
            <text:p text:style-name="P716">SISTEMAS DE INFORMAÇÃO</text:p>
          </table:table-cell>
          <table:table-cell table:style-name="TableCell717">
            <text:p text:style-name="P718">2000110123</text:p>
          </table:table-cell>
          <table:table-cell table:style-name="TableCell719">
            <text:p text:style-name="P720">25/11/2010</text:p>
          </table:table-cell>
          <table:table-cell table:style-name="TableCell721">
            <text:p text:style-name="P722">015</text:p>
          </table:table-cell>
        </table:table-row>
      </table:table>
      <text:p text:style-name="P723"/>
      <text:p text:style-name="P724"/>
      <text:p text:style-name="P725"/>
      <text:p text:style-name="P726"/>
      <text:p text:style-name="P727">DISCIPLINA</text:p>
      <table:table table:style-name="Table728">
        <table:table-columns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<text:span text:style-name="T735">CodDisc</text:span></text:p>
          </table:table-cell>
          <table:table-cell table:style-name="TableCell736">
            <text:p text:style-name="P737"><text:span text:style-name="T738">NomeDisc</text:span></text:p>
          </table:table-cell>
          <table:table-cell table:style-name="TableCell739">
            <text:p text:style-name="P740"><text:span text:style-name="T741">CargaHoraria</text:span></text:p>
          </table:table-cell>
        </table:table-row>
        <table:table-row table:style-name="TableRow742">
          <table:table-cell table:style-name="TableCell743">
            <text:p text:style-name="P744">MED0001</text:p>
          </table:table-cell>
          <table:table-cell table:style-name="TableCell745">
            <text:p text:style-name="P746"><text:span text:style-name="T747">Anatomia Humana</text:span></text:p>
          </table:table-cell>
          <table:table-cell table:style-name="TableCell748">
            <text:p text:style-name="P749">252</text:p>
          </table:table-cell>
        </table:table-row>
        <table:table-row table:style-name="TableRow750">
          <table:table-cell table:style-name="TableCell751">
            <text:p text:style-name="P752">MED0002</text:p>
          </table:table-cell>
          <table:table-cell table:style-name="TableCell753">
            <text:p text:style-name="P754"><text:span text:style-name="T755">Bioquímica</text:span></text:p>
          </table:table-cell>
          <table:table-cell table:style-name="TableCell756">
            <text:p text:style-name="P757">108</text:p>
          </table:table-cell>
        </table:table-row>
        <table:table-row table:style-name="TableRow758">
          <table:table-cell table:style-name="TableCell759">
            <text:p text:style-name="P760">MED0013</text:p>
          </table:table-cell>
          <table:table-cell table:style-name="TableCell761">
            <text:p text:style-name="P762">Imunologia</text:p>
          </table:table-cell>
          <table:table-cell table:style-name="TableCell763">
            <text:p text:style-name="P764">100</text:p>
          </table:table-cell>
        </table:table-row>
        <table:table-row table:style-name="TableRow765">
          <table:table-cell table:style-name="TableCell766">
            <text:p text:style-name="P767">MED0018</text:p>
          </table:table-cell>
          <table:table-cell table:style-name="TableCell768">
            <text:p text:style-name="P769">Microbiologia</text:p>
          </table:table-cell>
          <table:table-cell table:style-name="TableCell770">
            <text:p text:style-name="P771">100</text:p>
          </table:table-cell>
        </table:table-row>
        <table:table-row table:style-name="TableRow772">
          <table:table-cell table:style-name="TableCell773">
            <text:p text:style-name="P774">MED0027</text:p>
          </table:table-cell>
          <table:table-cell table:style-name="TableCell775">
            <text:p text:style-name="P776">Patologia Funcional</text:p>
          </table:table-cell>
          <table:table-cell table:style-name="TableCell777">
            <text:p text:style-name="P778">300</text:p>
          </table:table-cell>
        </table:table-row>
        <table:table-row table:style-name="TableRow779">
          <table:table-cell table:style-name="TableCell780">
            <text:p text:style-name="P781">MED0029</text:p>
          </table:table-cell>
          <table:table-cell table:style-name="TableCell782">
            <text:p text:style-name="P783">Oftalmologia</text:p>
          </table:table-cell>
          <table:table-cell table:style-name="TableCell784">
            <text:p text:style-name="P785">30</text:p>
          </table:table-cell>
        </table:table-row>
        <table:table-row table:style-name="TableRow786">
          <table:table-cell table:style-name="TableCell787">
            <text:p text:style-name="P788">MED0046</text:p>
          </table:table-cell>
          <table:table-cell table:style-name="TableCell789">
            <text:p text:style-name="P790">Psiquiatria</text:p>
          </table:table-cell>
          <table:table-cell table:style-name="TableCell791">
            <text:p text:style-name="P792">100</text:p>
          </table:table-cell>
        </table:table-row>
        <table:table-row table:style-name="TableRow793">
          <table:table-cell table:style-name="TableCell794">
            <text:p text:style-name="P795">MED0047</text:p>
          </table:table-cell>
          <table:table-cell table:style-name="TableCell796">
            <text:p text:style-name="P797">Clínica Cirúrgica</text:p>
          </table:table-cell>
          <table:table-cell table:style-name="TableCell798">
            <text:p text:style-name="P799">240</text:p>
          </table:table-cell>
        </table:table-row>
        <table:table-row table:style-name="TableRow800">
          <table:table-cell table:style-name="TableCell801">
            <text:p text:style-name="P802">INF0010</text:p>
          </table:table-cell>
          <table:table-cell table:style-name="TableCell803">
            <text:p text:style-name="P804"><text:span text:style-name="T805">Arquitetura de Computadores</text:span></text:p>
          </table:table-cell>
          <table:table-cell table:style-name="TableCell806">
            <text:p text:style-name="P807">64</text:p>
          </table:table-cell>
        </table:table-row>
        <table:table-row table:style-name="TableRow808">
          <table:table-cell table:style-name="TableCell809">
            <text:p text:style-name="P810">INF0011</text:p>
          </table:table-cell>
          <table:table-cell table:style-name="TableCell811">
            <text:p text:style-name="P812">Introdução à Programação</text:p>
          </table:table-cell>
          <table:table-cell table:style-name="TableCell813">
            <text:p text:style-name="P814">64</text:p>
          </table:table-cell>
        </table:table-row>
        <table:table-row table:style-name="TableRow815">
          <table:table-cell table:style-name="TableCell816">
            <text:p text:style-name="P817">INF0012</text:p>
          </table:table-cell>
          <table:table-cell table:style-name="TableCell818">
            <text:p text:style-name="P819"><text:span text:style-name="T820">Cálculo 1</text:span></text:p>
          </table:table-cell>
          <table:table-cell table:style-name="TableCell821">
            <text:p text:style-name="P822">64</text:p>
          </table:table-cell>
        </table:table-row>
        <table:table-row table:style-name="TableRow823">
          <table:table-cell table:style-name="TableCell824">
            <text:p text:style-name="P825">INF0013</text:p>
          </table:table-cell>
          <table:table-cell table:style-name="TableCell826">
            <text:p text:style-name="P827"><text:span text:style-name="T828">Introdução à Computação</text:span></text:p>
          </table:table-cell>
          <table:table-cell table:style-name="TableCell829">
            <text:p text:style-name="P830">64</text:p>
          </table:table-cell>
        </table:table-row>
        <table:table-row table:style-name="TableRow831">
          <table:table-cell table:style-name="TableCell832">
            <text:p text:style-name="P833">INF0021</text:p>
          </table:table-cell>
          <table:table-cell table:style-name="TableCell834">
            <text:p text:style-name="P835"><text:span text:style-name="T836">Engenharia de Software</text:span></text:p>
          </table:table-cell>
          <table:table-cell table:style-name="TableCell837">
            <text:p text:style-name="P838">64</text:p>
          </table:table-cell>
        </table:table-row>
        <table:table-row table:style-name="TableRow839">
          <table:table-cell table:style-name="TableCell840">
            <text:p text:style-name="P841">INF0022</text:p>
          </table:table-cell>
          <table:table-cell table:style-name="TableCell842">
            <text:p text:style-name="P843"><text:span text:style-name="T844">Programação Imperativa</text:span></text:p>
          </table:table-cell>
          <table:table-cell table:style-name="TableCell845">
            <text:p text:style-name="P846">64</text:p>
          </table:table-cell>
        </table:table-row>
        <table:table-row table:style-name="TableRow847">
          <table:table-cell table:style-name="TableCell848">
            <text:p text:style-name="P849">INF0023</text:p>
          </table:table-cell>
          <table:table-cell table:style-name="TableCell850">
            <text:p text:style-name="P851"><text:span text:style-name="T852">Sistemas Digitais</text:span></text:p>
          </table:table-cell>
          <table:table-cell table:style-name="TableCell853">
            <text:p text:style-name="P854">64</text:p>
          </table:table-cell>
        </table:table-row>
        <table:table-row table:style-name="TableRow855">
          <table:table-cell table:style-name="TableCell856">
            <text:p text:style-name="P857">INF0024</text:p>
          </table:table-cell>
          <table:table-cell table:style-name="TableCell858">
            <text:p text:style-name="P859"><text:span text:style-name="T860">Cálculo 2</text:span></text:p>
          </table:table-cell>
          <table:table-cell table:style-name="TableCell861">
            <text:p text:style-name="P862">64</text:p>
          </table:table-cell>
        </table:table-row>
        <table:table-row table:style-name="TableRow863">
          <table:table-cell table:style-name="TableCell864">
            <text:p text:style-name="P865">INF0030</text:p>
          </table:table-cell>
          <table:table-cell table:style-name="TableCell866">
            <text:p text:style-name="P867"><text:span text:style-name="T868">Programação Orientada a Objetos</text:span></text:p>
          </table:table-cell>
          <table:table-cell table:style-name="TableCell869">
            <text:p text:style-name="P870">96</text:p>
          </table:table-cell>
        </table:table-row>
        <table:table-row table:style-name="TableRow871">
          <table:table-cell table:style-name="TableCell872">
            <text:p text:style-name="P873">INF0031</text:p>
          </table:table-cell>
          <table:table-cell table:style-name="TableCell874">
            <text:p text:style-name="P875"><text:span text:style-name="T876">Estruturas de Dados</text:span></text:p>
          </table:table-cell>
          <table:table-cell table:style-name="TableCell877">
            <text:p text:style-name="P878">64</text:p>
          </table:table-cell>
        </table:table-row>
        <table:table-row table:style-name="TableRow879">
          <table:table-cell table:style-name="TableCell880">
            <text:p text:style-name="P881">INF0032</text:p>
          </table:table-cell>
          <table:table-cell table:style-name="TableCell882">
            <text:p text:style-name="P883"><text:span text:style-name="T884">Teoria dos Grafos</text:span></text:p>
          </table:table-cell>
          <table:table-cell table:style-name="TableCell885">
            <text:p text:style-name="P886">64</text:p>
          </table:table-cell>
        </table:table-row>
        <table:table-row table:style-name="TableRow887">
          <table:table-cell table:style-name="TableCell888">
            <text:p text:style-name="P889">INF0039</text:p>
          </table:table-cell>
          <table:table-cell table:style-name="TableCell890">
            <text:p text:style-name="P891">Programação para Web</text:p>
          </table:table-cell>
          <table:table-cell table:style-name="TableCell892">
            <text:p text:style-name="P893">96</text:p>
          </table:table-cell>
        </table:table-row>
        <table:table-row table:style-name="TableRow894">
          <table:table-cell table:style-name="TableCell895">
            <text:p text:style-name="P896">INF0040</text:p>
          </table:table-cell>
          <table:table-cell table:style-name="TableCell897">
            <text:p text:style-name="P898"><text:span text:style-name="T899">Banco de Dados</text:span></text:p>
          </table:table-cell>
          <table:table-cell table:style-name="TableCell900">
            <text:p text:style-name="P901">64</text:p>
          </table:table-cell>
        </table:table-row>
        <table:table-row table:style-name="TableRow902">
          <table:table-cell table:style-name="TableCell903">
            <text:p text:style-name="P904">INF0041</text:p>
          </table:table-cell>
          <table:table-cell table:style-name="TableCell905">
            <text:p text:style-name="P906"><text:span text:style-name="T907">Projeto de Software</text:span></text:p>
          </table:table-cell>
          <table:table-cell table:style-name="TableCell908">
            <text:p text:style-name="P909">64</text:p>
          </table:table-cell>
        </table:table-row>
        <table:table-row table:style-name="TableRow910">
          <table:table-cell table:style-name="TableCell911">
            <text:p text:style-name="P912">INF0047</text:p>
          </table:table-cell>
          <table:table-cell table:style-name="TableCell913">
            <text:p text:style-name="P914">Redes de Computadores</text:p>
          </table:table-cell>
          <table:table-cell table:style-name="TableCell915">
            <text:p text:style-name="P916">64</text:p>
          </table:table-cell>
        </table:table-row>
        <table:table-row table:style-name="TableRow917">
          <table:table-cell table:style-name="TableCell918">
            <text:p text:style-name="P919">INF0055</text:p>
          </table:table-cell>
          <table:table-cell table:style-name="TableCell920">
            <text:p text:style-name="P921"><text:span text:style-name="T922">Sistemas Distribuídos</text:span></text:p>
          </table:table-cell>
          <table:table-cell table:style-name="TableCell923">
            <text:p text:style-name="P924">64</text:p>
          </table:table-cell>
        </table:table-row>
        <table:table-row table:style-name="TableRow925">
          <table:table-cell table:style-name="TableCell926">
            <text:p text:style-name="P927">INF0056</text:p>
          </table:table-cell>
          <table:table-cell table:style-name="TableCell928">
            <text:p text:style-name="P929"><text:span text:style-name="T930">Arquitetura de<text:s/></text:span><text:span text:style-name="T931">Software</text:span></text:p>
          </table:table-cell>
          <table:table-cell table:style-name="TableCell932">
            <text:p text:style-name="P933">64</text:p>
          </table:table-cell>
        </table:table-row>
      </table:table>
      <text:p text:style-name="P934"/>
      <text:p text:style-name="P935"/>
      <text:p text:style-name="P936"/>
      <text:p text:style-name="P937"/>
      <text:soft-page-break/>
      <text:p text:style-name="P938">ENDERECO</text:p>
      <table:table table:style-name="Table939">
        <table:table-columns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</table:table-columns>
        <table:table-row table:style-name="TableRow949">
          <table:table-cell table:style-name="TableCell950">
            <text:p text:style-name="P951"><text:span text:style-name="T952">IdEnd</text:span></text:p>
          </table:table-cell>
          <table:table-cell table:style-name="TableCell953">
            <text:p text:style-name="P954">Logradouro</text:p>
          </table:table-cell>
          <table:table-cell table:style-name="TableCell955">
            <text:p text:style-name="P956">Num</text:p>
          </table:table-cell>
          <table:table-cell table:style-name="TableCell957">
            <text:p text:style-name="P958">Complemento</text:p>
          </table:table-cell>
          <table:table-cell table:style-name="TableCell959">
            <text:p text:style-name="P960">Bairro</text:p>
          </table:table-cell>
          <table:table-cell table:style-name="TableCell961">
            <text:p text:style-name="P962">Cidade</text:p>
          </table:table-cell>
          <table:table-cell table:style-name="TableCell963">
            <text:p text:style-name="P964">Cep</text:p>
          </table:table-cell>
          <table:table-cell table:style-name="TableCell965">
            <text:p text:style-name="P966">Estado</text:p>
          </table:table-cell>
          <table:table-cell table:style-name="TableCell967">
            <text:p text:style-name="P968">Pais</text:p>
          </table:table-cell>
        </table:table-row>
        <table:table-row table:style-name="TableRow969">
          <table:table-cell table:style-name="TableCell970">
            <text:p text:style-name="P971"><text:span text:style-name="T972">0031456</text:span></text:p>
          </table:table-cell>
          <table:table-cell table:style-name="TableCell973">
            <text:p text:style-name="P974"><text:span text:style-name="T975">Rua T1</text:span></text:p>
          </table:table-cell>
          <table:table-cell table:style-name="TableCell976">
            <text:p text:style-name="P977"><text:span text:style-name="T978">18</text:span></text:p>
          </table:table-cell>
          <table:table-cell table:style-name="TableCell979">
            <text:p text:style-name="P980"><text:span text:style-name="T981">Casa</text:span></text:p>
          </table:table-cell>
          <table:table-cell table:style-name="TableCell982">
            <text:p text:style-name="P983"><text:span text:style-name="T984">Setor Centro</text:span></text:p>
          </table:table-cell>
          <table:table-cell table:style-name="TableCell985">
            <text:p text:style-name="P986"><text:span text:style-name="T987">Goiânia</text:span></text:p>
          </table:table-cell>
          <table:table-cell table:style-name="TableCell988">
            <text:p text:style-name="P989"><text:span text:style-name="T990">74000-011</text:span></text:p>
          </table:table-cell>
          <table:table-cell table:style-name="TableCell991">
            <text:p text:style-name="P992"><text:span text:style-name="T993">Goiás</text:span></text:p>
          </table:table-cell>
          <table:table-cell table:style-name="TableCell994">
            <text:p text:style-name="P995"><text:span text:style-name="T996">Brasil</text:span></text:p>
          </table:table-cell>
        </table:table-row>
        <table:table-row table:style-name="TableRow997">
          <table:table-cell table:style-name="TableCell998">
            <text:p text:style-name="P999"><text:span text:style-name="T1000">0033345</text:span></text:p>
          </table:table-cell>
          <table:table-cell table:style-name="TableCell1001">
            <text:p text:style-name="P1002">Avenida Brasil</text:p>
          </table:table-cell>
          <table:table-cell table:style-name="TableCell1003">
            <text:p text:style-name="P1004">788</text:p>
          </table:table-cell>
          <table:table-cell table:style-name="TableCell1005">
            <text:p text:style-name="P1006">Ed Morada, Bl 1 Apto 410</text:p>
          </table:table-cell>
          <table:table-cell table:style-name="TableCell1007">
            <text:p text:style-name="P1008">Setor Sul</text:p>
          </table:table-cell>
          <table:table-cell table:style-name="TableCell1009">
            <text:p text:style-name="P1010">Goiânia</text:p>
          </table:table-cell>
          <table:table-cell table:style-name="TableCell1011">
            <text:p text:style-name="P1012">74111-000</text:p>
          </table:table-cell>
          <table:table-cell table:style-name="TableCell1013">
            <text:p text:style-name="P1014">Goiás</text:p>
          </table:table-cell>
          <table:table-cell table:style-name="TableCell1015">
            <text:p text:style-name="P1016">Brasil</text:p>
          </table:table-cell>
        </table:table-row>
        <table:table-row table:style-name="TableRow1017">
          <table:table-cell table:style-name="TableCell1018">
            <text:p text:style-name="P1019"><text:span text:style-name="T1020">0035098</text:span></text:p>
          </table:table-cell>
          <table:table-cell table:style-name="TableCell1021">
            <text:p text:style-name="P1022">Rua GB 13</text:p>
          </table:table-cell>
          <table:table-cell table:style-name="TableCell1023">
            <text:p text:style-name="P1024">0</text:p>
          </table:table-cell>
          <table:table-cell table:style-name="TableCell1025">
            <text:p text:style-name="P1026">Qd 5, Lt3, Cs 2</text:p>
          </table:table-cell>
          <table:table-cell table:style-name="TableCell1027">
            <text:p text:style-name="P1028">Setor Campinas</text:p>
          </table:table-cell>
          <table:table-cell table:style-name="TableCell1029">
            <text:p text:style-name="P1030">Goiânia</text:p>
          </table:table-cell>
          <table:table-cell table:style-name="TableCell1031">
            <text:p text:style-name="P1032">74555-098</text:p>
          </table:table-cell>
          <table:table-cell table:style-name="TableCell1033">
            <text:p text:style-name="P1034">Goiás</text:p>
          </table:table-cell>
          <table:table-cell table:style-name="TableCell1035">
            <text:p text:style-name="P1036">Brasil</text:p>
          </table:table-cell>
        </table:table-row>
        <table:table-row table:style-name="TableRow1037">
          <table:table-cell table:style-name="TableCell1038">
            <text:p text:style-name="P1039"><text:span text:style-name="T1040">0041654</text:span></text:p>
          </table:table-cell>
          <table:table-cell table:style-name="TableCell1041">
            <text:p text:style-name="P1042">Rua D 33</text:p>
          </table:table-cell>
          <table:table-cell table:style-name="TableCell1043">
            <text:p text:style-name="P1044">55</text:p>
          </table:table-cell>
          <table:table-cell table:style-name="TableCell1045">
            <text:p text:style-name="P1046">Casa</text:p>
          </table:table-cell>
          <table:table-cell table:style-name="TableCell1047">
            <text:p text:style-name="P1048">Setor Jaó</text:p>
          </table:table-cell>
          <table:table-cell table:style-name="TableCell1049">
            <text:p text:style-name="P1050">Goiânia</text:p>
          </table:table-cell>
          <table:table-cell table:style-name="TableCell1051">
            <text:p text:style-name="P1052">74878-012</text:p>
          </table:table-cell>
          <table:table-cell table:style-name="TableCell1053">
            <text:p text:style-name="P1054">Goiás</text:p>
          </table:table-cell>
          <table:table-cell table:style-name="TableCell1055">
            <text:p text:style-name="P1056">Brasil</text:p>
          </table:table-cell>
        </table:table-row>
        <table:table-row table:style-name="TableRow1057">
          <table:table-cell table:style-name="TableCell1058">
            <text:p text:style-name="P1059">0041998</text:p>
          </table:table-cell>
          <table:table-cell table:style-name="TableCell1060">
            <text:p text:style-name="P1061">Rua 007</text:p>
          </table:table-cell>
          <table:table-cell table:style-name="TableCell1062">
            <text:p text:style-name="P1063">333</text:p>
          </table:table-cell>
          <table:table-cell table:style-name="TableCell1064">
            <text:p text:style-name="P1065">Casa</text:p>
          </table:table-cell>
          <table:table-cell table:style-name="TableCell1066">
            <text:p text:style-name="P1067">Jardim Primavera</text:p>
          </table:table-cell>
          <table:table-cell table:style-name="TableCell1068">
            <text:p text:style-name="P1069">Goiânia</text:p>
          </table:table-cell>
          <table:table-cell table:style-name="TableCell1070">
            <text:p text:style-name="P1071">74112-043</text:p>
          </table:table-cell>
          <table:table-cell table:style-name="TableCell1072">
            <text:p text:style-name="P1073">Goiás</text:p>
          </table:table-cell>
          <table:table-cell table:style-name="TableCell1074">
            <text:p text:style-name="P1075">Brasil</text:p>
          </table:table-cell>
        </table:table-row>
        <table:table-row table:style-name="TableRow1076">
          <table:table-cell table:style-name="TableCell1077">
            <text:p text:style-name="P1078"><text:span text:style-name="T1079">0042012</text:span></text:p>
          </table:table-cell>
          <table:table-cell table:style-name="TableCell1080">
            <text:p text:style-name="P1081">Avenida 85</text:p>
          </table:table-cell>
          <table:table-cell table:style-name="TableCell1082">
            <text:p text:style-name="P1083">459</text:p>
          </table:table-cell>
          <table:table-cell table:style-name="TableCell1084">
            <text:p text:style-name="P1085">Ed Azul,<text:s/>Apto 509</text:p>
          </table:table-cell>
          <table:table-cell table:style-name="TableCell1086">
            <text:p text:style-name="P1087">Setor Marista</text:p>
          </table:table-cell>
          <table:table-cell table:style-name="TableCell1088">
            <text:p text:style-name="P1089">Goiânia</text:p>
          </table:table-cell>
          <table:table-cell table:style-name="TableCell1090">
            <text:p text:style-name="P1091">74565-123</text:p>
          </table:table-cell>
          <table:table-cell table:style-name="TableCell1092">
            <text:p text:style-name="P1093">Goiás</text:p>
          </table:table-cell>
          <table:table-cell table:style-name="TableCell1094">
            <text:p text:style-name="P1095">Brasil</text:p>
          </table:table-cell>
        </table:table-row>
        <table:table-row table:style-name="TableRow1096">
          <table:table-cell table:style-name="TableCell1097">
            <text:p text:style-name="P1098"><text:span text:style-name="T1099">0042319</text:span></text:p>
          </table:table-cell>
          <table:table-cell table:style-name="TableCell1100">
            <text:p text:style-name="P1101">Rua F 12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Qd 13, Lt 4, Cs 1</text:p>
          </table:table-cell>
          <table:table-cell table:style-name="TableCell1106">
            <text:p text:style-name="P1107">Setor Goiânia II</text:p>
          </table:table-cell>
          <table:table-cell table:style-name="TableCell1108">
            <text:p text:style-name="P1109">Goiânia</text:p>
          </table:table-cell>
          <table:table-cell table:style-name="TableCell1110">
            <text:p text:style-name="P1111">74234-987</text:p>
          </table:table-cell>
          <table:table-cell table:style-name="TableCell1112">
            <text:p text:style-name="P1113">Goiás</text:p>
          </table:table-cell>
          <table:table-cell table:style-name="TableCell1114">
            <text:p text:style-name="P1115">Brasil</text:p>
          </table:table-cell>
        </table:table-row>
        <table:table-row table:style-name="TableRow1116">
          <table:table-cell table:style-name="TableCell1117">
            <text:p text:style-name="P1118"><text:span text:style-name="T1119">0043876</text:span></text:p>
          </table:table-cell>
          <table:table-cell table:style-name="TableCell1120">
            <text:p text:style-name="P1121">Rua S 44</text:p>
          </table:table-cell>
          <table:table-cell table:style-name="TableCell1122">
            <text:p text:style-name="P1123">0</text:p>
          </table:table-cell>
          <table:table-cell table:style-name="TableCell1124">
            <text:p text:style-name="P1125">Qd 10, Lt 5, Cs 1</text:p>
          </table:table-cell>
          <table:table-cell table:style-name="TableCell1126">
            <text:p text:style-name="P1127">Setor Oeste</text:p>
          </table:table-cell>
          <table:table-cell table:style-name="TableCell1128">
            <text:p text:style-name="P1129">Goiânia</text:p>
          </table:table-cell>
          <table:table-cell table:style-name="TableCell1130">
            <text:p text:style-name="P1131">74098-890</text:p>
          </table:table-cell>
          <table:table-cell table:style-name="TableCell1132">
            <text:p text:style-name="P1133">Goiás</text:p>
          </table:table-cell>
          <table:table-cell table:style-name="TableCell1134">
            <text:p text:style-name="P1135">Brasil</text:p>
          </table:table-cell>
        </table:table-row>
        <table:table-row table:style-name="TableRow1136">
          <table:table-cell table:style-name="TableCell1137">
            <text:p text:style-name="P1138"><text:span text:style-name="T1139">0047776</text:span></text:p>
          </table:table-cell>
          <table:table-cell table:style-name="TableCell1140">
            <text:p text:style-name="P1141">Avenida Goiás</text:p>
          </table:table-cell>
          <table:table-cell table:style-name="TableCell1142">
            <text:p text:style-name="P1143">1098</text:p>
          </table:table-cell>
          <table:table-cell table:style-name="TableCell1144">
            <text:p text:style-name="P1145">Ed<text:s/>Milenium, Apto 606</text:p>
          </table:table-cell>
          <table:table-cell table:style-name="TableCell1146">
            <text:p text:style-name="P1147">Setor Centro</text:p>
          </table:table-cell>
          <table:table-cell table:style-name="TableCell1148">
            <text:p text:style-name="P1149">Goiânia</text:p>
          </table:table-cell>
          <table:table-cell table:style-name="TableCell1150">
            <text:p text:style-name="P1151">74655-876</text:p>
          </table:table-cell>
          <table:table-cell table:style-name="TableCell1152">
            <text:p text:style-name="P1153">Goiás</text:p>
          </table:table-cell>
          <table:table-cell table:style-name="TableCell1154">
            <text:p text:style-name="P1155">Brasil</text:p>
          </table:table-cell>
        </table:table-row>
        <table:table-row table:style-name="TableRow1156">
          <table:table-cell table:style-name="TableCell1157">
            <text:p text:style-name="P1158"><text:span text:style-name="T1159">0048234</text:span></text:p>
          </table:table-cell>
          <table:table-cell table:style-name="TableCell1160">
            <text:p text:style-name="P1161">Rua 65</text:p>
          </table:table-cell>
          <table:table-cell table:style-name="TableCell1162">
            <text:p text:style-name="P1163">321</text:p>
          </table:table-cell>
          <table:table-cell table:style-name="TableCell1164">
            <text:p text:style-name="P1165">Casa</text:p>
          </table:table-cell>
          <table:table-cell table:style-name="TableCell1166">
            <text:p text:style-name="P1167">Setor Vilanova</text:p>
          </table:table-cell>
          <table:table-cell table:style-name="TableCell1168">
            <text:p text:style-name="P1169">Goiânia</text:p>
          </table:table-cell>
          <table:table-cell table:style-name="TableCell1170">
            <text:p text:style-name="P1171">74543-099</text:p>
          </table:table-cell>
          <table:table-cell table:style-name="TableCell1172">
            <text:p text:style-name="P1173">Goiás</text:p>
          </table:table-cell>
          <table:table-cell table:style-name="TableCell1174">
            <text:p text:style-name="P1175">Brasil</text:p>
          </table:table-cell>
        </table:table-row>
        <table:table-row table:style-name="TableRow1176">
          <table:table-cell table:style-name="TableCell1177">
            <text:p text:style-name="P1178">0050543</text:p>
          </table:table-cell>
          <table:table-cell table:style-name="TableCell1179">
            <text:p text:style-name="P1180">Rua 67</text:p>
          </table:table-cell>
          <table:table-cell table:style-name="TableCell1181">
            <text:p text:style-name="P1182">679</text:p>
          </table:table-cell>
          <table:table-cell table:style-name="TableCell1183">
            <text:p text:style-name="P1184">Casa</text:p>
          </table:table-cell>
          <table:table-cell table:style-name="TableCell1185">
            <text:p text:style-name="P1186">Jardim Europa</text:p>
          </table:table-cell>
          <table:table-cell table:style-name="TableCell1187">
            <text:p text:style-name="P1188">Goiânia</text:p>
          </table:table-cell>
          <table:table-cell table:style-name="TableCell1189">
            <text:p text:style-name="P1190">74998-001</text:p>
          </table:table-cell>
          <table:table-cell table:style-name="TableCell1191">
            <text:p text:style-name="P1192">Goiás</text:p>
          </table:table-cell>
          <table:table-cell table:style-name="TableCell1193">
            <text:p text:style-name="P1194">Brasil</text:p>
          </table:table-cell>
        </table:table-row>
        <table:table-row table:style-name="TableRow1195">
          <table:table-cell table:style-name="TableCell1196">
            <text:p text:style-name="P1197"><text:span text:style-name="T1198">0051345</text:span></text:p>
          </table:table-cell>
          <table:table-cell table:style-name="TableCell1199">
            <text:p text:style-name="P1200">Rua 121</text:p>
          </table:table-cell>
          <table:table-cell table:style-name="TableCell1201">
            <text:p text:style-name="P1202">567</text:p>
          </table:table-cell>
          <table:table-cell table:style-name="TableCell1203">
            <text:p text:style-name="P1204">Ed Plaza, Apto 707</text:p>
          </table:table-cell>
          <table:table-cell table:style-name="TableCell1205">
            <text:p text:style-name="P1206">Setor Bueno</text:p>
          </table:table-cell>
          <table:table-cell table:style-name="TableCell1207">
            <text:p text:style-name="P1208">Goiânia</text:p>
          </table:table-cell>
          <table:table-cell table:style-name="TableCell1209">
            <text:p text:style-name="P1210">74343-088</text:p>
          </table:table-cell>
          <table:table-cell table:style-name="TableCell1211">
            <text:p text:style-name="P1212">Goiás</text:p>
          </table:table-cell>
          <table:table-cell table:style-name="TableCell1213">
            <text:p text:style-name="P1214">Brasil</text:p>
          </table:table-cell>
        </table:table-row>
        <table:table-row table:style-name="TableRow1215">
          <table:table-cell table:style-name="TableCell1216">
            <text:p text:style-name="P1217"><text:span text:style-name="T1218">0052779</text:span></text:p>
          </table:table-cell>
          <table:table-cell table:style-name="TableCell1219">
            <text:p text:style-name="P1220">Rua F 33</text:p>
          </table:table-cell>
          <table:table-cell table:style-name="TableCell1221">
            <text:p text:style-name="P1222">0</text:p>
          </table:table-cell>
          <table:table-cell table:style-name="TableCell1223">
            <text:p text:style-name="P1224">Qd 5, Lt 4</text:p>
          </table:table-cell>
          <table:table-cell table:style-name="TableCell1225">
            <text:p text:style-name="P1226">Setor Oeste</text:p>
          </table:table-cell>
          <table:table-cell table:style-name="TableCell1227">
            <text:p text:style-name="P1228">Goiânia</text:p>
          </table:table-cell>
          <table:table-cell table:style-name="TableCell1229">
            <text:p text:style-name="P1230">74988-065</text:p>
          </table:table-cell>
          <table:table-cell table:style-name="TableCell1231">
            <text:p text:style-name="P1232">Goiás</text:p>
          </table:table-cell>
          <table:table-cell table:style-name="TableCell1233">
            <text:p text:style-name="P1234">Brasil</text:p>
          </table:table-cell>
        </table:table-row>
        <table:table-row table:style-name="TableRow1235">
          <table:table-cell table:style-name="TableCell1236">
            <text:p text:style-name="P1237"><text:span text:style-name="T1238">0053999</text:span></text:p>
          </table:table-cell>
          <table:table-cell table:style-name="TableCell1239">
            <text:p text:style-name="P1240">Avenida Jose Oliveira</text:p>
          </table:table-cell>
          <table:table-cell table:style-name="TableCell1241">
            <text:p text:style-name="P1242">578</text:p>
          </table:table-cell>
          <table:table-cell table:style-name="TableCell1243">
            <text:p text:style-name="P1244">Casa</text:p>
          </table:table-cell>
          <table:table-cell table:style-name="TableCell1245">
            <text:p text:style-name="P1246">Jardim Guanabara</text:p>
          </table:table-cell>
          <table:table-cell table:style-name="TableCell1247">
            <text:p text:style-name="P1248">Goiânia</text:p>
          </table:table-cell>
          <table:table-cell table:style-name="TableCell1249">
            <text:p text:style-name="P1250">74334-133</text:p>
          </table:table-cell>
          <table:table-cell table:style-name="TableCell1251">
            <text:p text:style-name="P1252">Goiás</text:p>
          </table:table-cell>
          <table:table-cell table:style-name="TableCell1253">
            <text:p text:style-name="P1254">Brasil</text:p>
          </table:table-cell>
        </table:table-row>
        <table:table-row table:style-name="TableRow1255">
          <table:table-cell table:style-name="TableCell1256">
            <text:p text:style-name="P1257"><text:span text:style-name="T1258">0054987</text:span></text:p>
          </table:table-cell>
          <table:table-cell table:style-name="TableCell1259">
            <text:p text:style-name="P1260">Avenida D 6</text:p>
          </table:table-cell>
          <table:table-cell table:style-name="TableCell1261">
            <text:p text:style-name="P1262">2090</text:p>
          </table:table-cell>
          <table:table-cell table:style-name="TableCell1263">
            <text:p text:style-name="P1264">Ed Dom Pedro, Apto 111</text:p>
          </table:table-cell>
          <table:table-cell table:style-name="TableCell1265">
            <text:p text:style-name="P1266">Setor<text:s/>Aeroporto</text:p>
          </table:table-cell>
          <table:table-cell table:style-name="TableCell1267">
            <text:p text:style-name="P1268">Goiânia</text:p>
          </table:table-cell>
          <table:table-cell table:style-name="TableCell1269">
            <text:p text:style-name="P1270">74577-067</text:p>
          </table:table-cell>
          <table:table-cell table:style-name="TableCell1271">
            <text:p text:style-name="P1272">Goiás</text:p>
          </table:table-cell>
          <table:table-cell table:style-name="TableCell1273">
            <text:p text:style-name="P1274">Brasil</text:p>
          </table:table-cell>
        </table:table-row>
        <table:table-row table:style-name="TableRow1275">
          <table:table-cell table:style-name="TableCell1276">
            <text:p text:style-name="P1277"><text:span text:style-name="T1278">0056545</text:span></text:p>
          </table:table-cell>
          <table:table-cell table:style-name="TableCell1279">
            <text:p text:style-name="P1280">Rua 79</text:p>
          </table:table-cell>
          <table:table-cell table:style-name="TableCell1281">
            <text:p text:style-name="P1282">344</text:p>
          </table:table-cell>
          <table:table-cell table:style-name="TableCell1283">
            <text:p text:style-name="P1284">Casa</text:p>
          </table:table-cell>
          <table:table-cell table:style-name="TableCell1285">
            <text:p text:style-name="P1286">Setor Campinas</text:p>
          </table:table-cell>
          <table:table-cell table:style-name="TableCell1287">
            <text:p text:style-name="P1288">Goiânia</text:p>
          </table:table-cell>
          <table:table-cell table:style-name="TableCell1289">
            <text:p text:style-name="P1290">74132-044</text:p>
          </table:table-cell>
          <table:table-cell table:style-name="TableCell1291">
            <text:p text:style-name="P1292">Goiás</text:p>
          </table:table-cell>
          <table:table-cell table:style-name="TableCell1293">
            <text:p text:style-name="P1294">Brasil</text:p>
          </table:table-cell>
        </table:table-row>
      </table:table>
      <text:p text:style-name="P1295"/>
      <text:p text:style-name="Standard"><text:span text:style-name="T1296">GRADUACAO</text:span></text:p>
      <table:table table:style-name="Table1297">
        <table:table-columns>
          <table:table-column table:style-name="TableColumn1298"/>
          <table:table-column table:style-name="TableColumn1299"/>
          <table:table-column table:style-name="TableColumn1300"/>
        </table:table-columns>
        <table:table-row table:style-name="TableRow1301">
          <table:table-cell table:style-name="TableCell1302">
            <text:p text:style-name="P1303"><text:span text:style-name="T1304">SituacaoGrad</text:span></text:p>
          </table:table-cell>
          <table:table-cell table:style-name="TableCell1305">
            <text:p text:style-name="P1306"><text:span text:style-name="T1307">Mat</text:span></text:p>
          </table:table-cell>
          <table:table-cell table:style-name="TableCell1308">
            <text:p text:style-name="P1309"><text:span text:style-name="T1310">DtMudancaSit</text:span></text:p>
          </table:table-cell>
        </table:table-row>
        <table:table-row table:style-name="TableRow1311">
          <table:table-cell table:style-name="TableCell1312">
            <text:p text:style-name="P1313">Regular</text:p>
          </table:table-cell>
          <table:table-cell table:style-name="TableCell1314">
            <text:p text:style-name="P1315">2005051111</text:p>
          </table:table-cell>
          <table:table-cell table:style-name="TableCell1316">
            <text:p text:style-name="P1317">03/07/2005</text:p>
          </table:table-cell>
        </table:table-row>
        <table:table-row table:style-name="TableRow1318">
          <table:table-cell table:style-name="TableCell1319">
            <text:p text:style-name="P1320">Regular</text:p>
          </table:table-cell>
          <table:table-cell table:style-name="TableCell1321">
            <text:p text:style-name="P1322">2005058645</text:p>
          </table:table-cell>
          <table:table-cell table:style-name="TableCell1323">
            <text:p text:style-name="P1324">18/07/2005</text:p>
          </table:table-cell>
        </table:table-row>
        <table:table-row table:style-name="TableRow1325">
          <table:table-cell table:style-name="TableCell1326">
            <text:p text:style-name="P1327">Trancada</text:p>
          </table:table-cell>
          <table:table-cell table:style-name="TableCell1328">
            <text:p text:style-name="P1329">2005051111</text:p>
          </table:table-cell>
          <table:table-cell table:style-name="TableCell1330">
            <text:p text:style-name="P1331">22/08/2006</text:p>
          </table:table-cell>
        </table:table-row>
        <table:table-row table:style-name="TableRow1332">
          <table:table-cell table:style-name="TableCell1333">
            <text:p text:style-name="P1334">Regular</text:p>
          </table:table-cell>
          <table:table-cell table:style-name="TableCell1335">
            <text:p text:style-name="P1336">2005051111</text:p>
          </table:table-cell>
          <table:table-cell table:style-name="TableCell1337">
            <text:p text:style-name="P1338">25/01/2007</text:p>
          </table:table-cell>
        </table:table-row>
        <table:table-row table:style-name="TableRow1339">
          <table:table-cell table:style-name="TableCell1340">
            <text:p text:style-name="P1341">Trancada</text:p>
          </table:table-cell>
          <table:table-cell table:style-name="TableCell1342">
            <text:p text:style-name="P1343">2005058645</text:p>
          </table:table-cell>
          <table:table-cell table:style-name="TableCell1344">
            <text:p text:style-name="P1345">10/02/2007</text:p>
          </table:table-cell>
        </table:table-row>
        <table:table-row table:style-name="TableRow1346">
          <table:table-cell table:style-name="TableCell1347">
            <text:p text:style-name="P1348">Regular</text:p>
          </table:table-cell>
          <table:table-cell table:style-name="TableCell1349">
            <text:p text:style-name="P1350">2005058645</text:p>
          </table:table-cell>
          <table:table-cell table:style-name="TableCell1351">
            <text:p text:style-name="P1352">05/08/2007</text:p>
          </table:table-cell>
        </table:table-row>
        <table:table-row table:style-name="TableRow1353">
          <table:table-cell table:style-name="TableCell1354">
            <text:p text:style-name="P1355">Regular</text:p>
          </table:table-cell>
          <table:table-cell table:style-name="TableCell1356">
            <text:p text:style-name="P1357">2009026755</text:p>
          </table:table-cell>
          <table:table-cell table:style-name="TableCell1358">
            <text:p text:style-name="P1359">03/02/2009</text:p>
          </table:table-cell>
        </table:table-row>
        <table:table-row table:style-name="TableRow1360">
          <table:table-cell table:style-name="TableCell1361">
            <text:p text:style-name="P1362">Concluída<text:s/></text:p>
          </table:table-cell>
          <table:table-cell table:style-name="TableCell1363">
            <text:p text:style-name="P1364">2005058645</text:p>
          </table:table-cell>
          <table:table-cell table:style-name="TableCell1365">
            <text:p text:style-name="P1366">14/12/2009</text:p>
          </table:table-cell>
        </table:table-row>
        <table:table-row table:style-name="TableRow1367">
          <table:table-cell table:style-name="TableCell1368">
            <text:p text:style-name="P1369">Concluída</text:p>
          </table:table-cell>
          <table:table-cell table:style-name="TableCell1370">
            <text:p text:style-name="P1371">2005051111</text:p>
          </table:table-cell>
          <table:table-cell table:style-name="TableCell1372">
            <text:p text:style-name="P1373">13/12/2011</text:p>
          </table:table-cell>
        </table:table-row>
        <table:table-row table:style-name="TableRow1374">
          <table:table-cell table:style-name="TableCell1375">
            <text:p text:style-name="P1376">Regular</text:p>
          </table:table-cell>
          <table:table-cell table:style-name="TableCell1377">
            <text:p text:style-name="P1378">2012020987</text:p>
          </table:table-cell>
          <table:table-cell table:style-name="TableCell1379">
            <text:p text:style-name="P1380">18/02/2012</text:p>
          </table:table-cell>
        </table:table-row>
        <table:table-row table:style-name="TableRow1381">
          <table:table-cell table:style-name="TableCell1382">
            <text:p text:style-name="P1383">Regular</text:p>
          </table:table-cell>
          <table:table-cell table:style-name="TableCell1384">
            <text:p text:style-name="P1385">2013083322</text:p>
          </table:table-cell>
          <table:table-cell table:style-name="TableCell1386">
            <text:p text:style-name="P1387">05/08/2013</text:p>
          </table:table-cell>
        </table:table-row>
        <table:table-row table:style-name="TableRow1388">
          <table:table-cell table:style-name="TableCell1389">
            <text:p text:style-name="P1390">Concluída</text:p>
          </table:table-cell>
          <table:table-cell table:style-name="TableCell1391">
            <text:p text:style-name="P1392">2009026755</text:p>
          </table:table-cell>
          <table:table-cell table:style-name="TableCell1393">
            <text:p text:style-name="P1394">17/12/2013</text:p>
          </table:table-cell>
        </table:table-row>
        <table:table-row table:style-name="TableRow1395">
          <table:table-cell table:style-name="TableCell1396">
            <text:p text:style-name="P1397">Trancada</text:p>
          </table:table-cell>
          <table:table-cell table:style-name="TableCell1398">
            <text:p text:style-name="P1399"><text:span text:style-name="T1400">2012020987</text:span></text:p>
          </table:table-cell>
          <table:table-cell table:style-name="TableCell1401">
            <text:p text:style-name="P1402">13/02/2014</text:p>
          </table:table-cell>
        </table:table-row>
        <table:table-row table:style-name="TableRow1403">
          <table:table-cell table:style-name="TableCell1404">
            <text:p text:style-name="P1405">Regular</text:p>
          </table:table-cell>
          <table:table-cell table:style-name="TableCell1406">
            <text:p text:style-name="P1407">2014080453</text:p>
          </table:table-cell>
          <table:table-cell table:style-name="TableCell1408">
            <text:p text:style-name="P1409">08/08/2014</text:p>
          </table:table-cell>
        </table:table-row>
        <table:table-row table:style-name="TableRow1410">
          <table:table-cell table:style-name="TableCell1411">
            <text:p text:style-name="P1412">Regular</text:p>
          </table:table-cell>
          <table:table-cell table:style-name="TableCell1413">
            <text:p text:style-name="P1414"><text:span text:style-name="T1415">2012020987</text:span></text:p>
          </table:table-cell>
          <table:table-cell table:style-name="TableCell1416">
            <text:p text:style-name="P1417">07/02/2015</text:p>
          </table:table-cell>
        </table:table-row>
        <table:table-row table:style-name="TableRow1418">
          <table:table-cell table:style-name="TableCell1419">
            <text:p text:style-name="P1420">Regular</text:p>
          </table:table-cell>
          <table:table-cell table:style-name="TableCell1421">
            <text:p text:style-name="P1422">2015086743 m</text:p>
          </table:table-cell>
          <table:table-cell table:style-name="TableCell1423">
            <text:p text:style-name="P1424">11/02/2015</text:p>
          </table:table-cell>
        </table:table-row>
      </table:table>
      <text:soft-page-break/>
      <text:p text:style-name="P1425">TURMA</text:p>
      <table:table table:style-name="Table1426">
        <table:table-columns>
          <table:table-column table:style-name="TableColumn1427"/>
          <table:table-column table:style-name="TableColumn1428"/>
          <table:table-column table:style-name="TableColumn1429"/>
          <table:table-column table:style-name="TableColumn1430"/>
        </table:table-columns>
        <table:table-row table:style-name="TableRow1431">
          <table:table-cell table:style-name="TableCell1432">
            <text:p text:style-name="P1433"><text:span text:style-name="T1434">CodD</text:span></text:p>
          </table:table-cell>
          <table:table-cell table:style-name="TableCell1435">
            <text:p text:style-name="P1436"><text:span text:style-name="T1437">Semestre</text:span></text:p>
          </table:table-cell>
          <table:table-cell table:style-name="TableCell1438">
            <text:p text:style-name="P1439"><text:span text:style-name="T1440">Ano</text:span></text:p>
          </table:table-cell>
          <table:table-cell table:style-name="TableCell1441">
            <text:p text:style-name="P1442"><text:span text:style-name="T1443">MatP</text:span></text:p>
          </table:table-cell>
        </table:table-row>
        <table:table-row table:style-name="TableRow1444">
          <table:table-cell table:style-name="TableCell1445">
            <text:p text:style-name="P1446"><text:span text:style-name="T1447">MED0001</text:span></text:p>
          </table:table-cell>
          <table:table-cell table:style-name="TableCell1448">
            <text:p text:style-name="P1449">1º</text:p>
          </table:table-cell>
          <table:table-cell table:style-name="TableCell1450">
            <text:p text:style-name="P1451">2012</text:p>
          </table:table-cell>
          <table:table-cell table:style-name="TableCell1452">
            <text:p text:style-name="P1453">2010054256</text:p>
          </table:table-cell>
        </table:table-row>
        <table:table-row table:style-name="TableRow1454">
          <table:table-cell table:style-name="TableCell1455">
            <text:p text:style-name="P1456">MED0001</text:p>
          </table:table-cell>
          <table:table-cell table:style-name="TableCell1457">
            <text:p text:style-name="P1458">1º</text:p>
          </table:table-cell>
          <table:table-cell table:style-name="TableCell1459">
            <text:p text:style-name="P1460">2015</text:p>
          </table:table-cell>
          <table:table-cell table:style-name="TableCell1461">
            <text:p text:style-name="P1462">2010054256</text:p>
          </table:table-cell>
        </table:table-row>
        <table:table-row table:style-name="TableRow1463">
          <table:table-cell table:style-name="TableCell1464">
            <text:p text:style-name="P1465"><text:span text:style-name="T1466">MED0002</text:span></text:p>
          </table:table-cell>
          <table:table-cell table:style-name="TableCell1467">
            <text:p text:style-name="P1468">1º</text:p>
          </table:table-cell>
          <table:table-cell table:style-name="TableCell1469">
            <text:p text:style-name="P1470">2012</text:p>
          </table:table-cell>
          <table:table-cell table:style-name="TableCell1471">
            <text:p text:style-name="P1472">2005017689</text:p>
          </table:table-cell>
        </table:table-row>
        <table:table-row table:style-name="TableRow1473">
          <table:table-cell table:style-name="TableCell1474">
            <text:p text:style-name="P1475">MED0002</text:p>
          </table:table-cell>
          <table:table-cell table:style-name="TableCell1476">
            <text:p text:style-name="P1477">1º</text:p>
          </table:table-cell>
          <table:table-cell table:style-name="TableCell1478">
            <text:p text:style-name="P1479">2015</text:p>
          </table:table-cell>
          <table:table-cell table:style-name="TableCell1480">
            <text:p text:style-name="P1481">2005017689</text:p>
          </table:table-cell>
        </table:table-row>
        <table:table-row table:style-name="TableRow1482">
          <table:table-cell table:style-name="TableCell1483">
            <text:p text:style-name="P1484"><text:span text:style-name="T1485">MED0013</text:span></text:p>
          </table:table-cell>
          <table:table-cell table:style-name="TableCell1486">
            <text:p text:style-name="P1487">1º</text:p>
          </table:table-cell>
          <table:table-cell table:style-name="TableCell1488">
            <text:p text:style-name="P1489">2013</text:p>
          </table:table-cell>
          <table:table-cell table:style-name="TableCell1490">
            <text:p text:style-name="P1491">2010054256</text:p>
          </table:table-cell>
        </table:table-row>
        <table:table-row table:style-name="TableRow1492">
          <table:table-cell table:style-name="TableCell1493">
            <text:p text:style-name="P1494">MED0013</text:p>
          </table:table-cell>
          <table:table-cell table:style-name="TableCell1495">
            <text:p text:style-name="P1496">1º</text:p>
          </table:table-cell>
          <table:table-cell table:style-name="TableCell1497">
            <text:p text:style-name="P1498">2016</text:p>
          </table:table-cell>
          <table:table-cell table:style-name="TableCell1499">
            <text:p text:style-name="P1500">2010054256</text:p>
          </table:table-cell>
        </table:table-row>
        <table:table-row table:style-name="TableRow1501">
          <table:table-cell table:style-name="TableCell1502">
            <text:p text:style-name="P1503"><text:span text:style-name="T1504">MED0018</text:span></text:p>
          </table:table-cell>
          <table:table-cell table:style-name="TableCell1505">
            <text:p text:style-name="P1506">2º</text:p>
          </table:table-cell>
          <table:table-cell table:style-name="TableCell1507">
            <text:p text:style-name="P1508">2013</text:p>
          </table:table-cell>
          <table:table-cell table:style-name="TableCell1509">
            <text:p text:style-name="P1510">2005017689</text:p>
          </table:table-cell>
        </table:table-row>
        <table:table-row table:style-name="TableRow1511">
          <table:table-cell table:style-name="TableCell1512">
            <text:p text:style-name="P1513"><text:span text:style-name="T1514">MED0029</text:span></text:p>
          </table:table-cell>
          <table:table-cell table:style-name="TableCell1515">
            <text:p text:style-name="P1516">2º</text:p>
          </table:table-cell>
          <table:table-cell table:style-name="TableCell1517">
            <text:p text:style-name="P1518">2014</text:p>
          </table:table-cell>
          <table:table-cell table:style-name="TableCell1519">
            <text:p text:style-name="P1520">2010054256</text:p>
          </table:table-cell>
        </table:table-row>
        <table:table-row table:style-name="TableRow1521">
          <table:table-cell table:style-name="TableCell1522">
            <text:p text:style-name="P1523"><text:span text:style-name="T1524">INF0010</text:span></text:p>
          </table:table-cell>
          <table:table-cell table:style-name="TableCell1525">
            <text:p text:style-name="P1526">2º</text:p>
          </table:table-cell>
          <table:table-cell table:style-name="TableCell1527">
            <text:p text:style-name="P1528">2005</text:p>
          </table:table-cell>
          <table:table-cell table:style-name="TableCell1529">
            <text:p text:style-name="P1530">1999103687</text:p>
          </table:table-cell>
        </table:table-row>
        <table:table-row table:style-name="TableRow1531">
          <table:table-cell table:style-name="TableCell1532">
            <text:p text:style-name="P1533">INF0010</text:p>
          </table:table-cell>
          <table:table-cell table:style-name="TableCell1534">
            <text:p text:style-name="P1535">1º</text:p>
          </table:table-cell>
          <table:table-cell table:style-name="TableCell1536">
            <text:p text:style-name="P1537">2007</text:p>
          </table:table-cell>
          <table:table-cell table:style-name="TableCell1538">
            <text:p text:style-name="P1539">1999103687</text:p>
          </table:table-cell>
        </table:table-row>
        <table:table-row table:style-name="TableRow1540">
          <table:table-cell table:style-name="TableCell1541">
            <text:p text:style-name="P1542">INF0010</text:p>
          </table:table-cell>
          <table:table-cell table:style-name="TableCell1543">
            <text:p text:style-name="P1544">1º</text:p>
          </table:table-cell>
          <table:table-cell table:style-name="TableCell1545">
            <text:p text:style-name="P1546">2009</text:p>
          </table:table-cell>
          <table:table-cell table:style-name="TableCell1547">
            <text:p text:style-name="P1548">1999103687</text:p>
          </table:table-cell>
        </table:table-row>
        <table:table-row table:style-name="TableRow1549">
          <table:table-cell table:style-name="TableCell1550">
            <text:p text:style-name="P1551">INF0010</text:p>
          </table:table-cell>
          <table:table-cell table:style-name="TableCell1552">
            <text:p text:style-name="P1553">1º</text:p>
          </table:table-cell>
          <table:table-cell table:style-name="TableCell1554">
            <text:p text:style-name="P1555">2014</text:p>
          </table:table-cell>
          <table:table-cell table:style-name="TableCell1556">
            <text:p text:style-name="P1557">1999103687</text:p>
          </table:table-cell>
        </table:table-row>
        <table:table-row table:style-name="TableRow1558">
          <table:table-cell table:style-name="TableCell1559">
            <text:p text:style-name="P1560">INF0010</text:p>
          </table:table-cell>
          <table:table-cell table:style-name="TableCell1561">
            <text:p text:style-name="P1562">2º</text:p>
          </table:table-cell>
          <table:table-cell table:style-name="TableCell1563">
            <text:p text:style-name="P1564">2014</text:p>
          </table:table-cell>
          <table:table-cell table:style-name="TableCell1565">
            <text:p text:style-name="P1566">1999103687</text:p>
          </table:table-cell>
        </table:table-row>
        <table:table-row table:style-name="TableRow1567">
          <table:table-cell table:style-name="TableCell1568">
            <text:p text:style-name="P1569"><text:span text:style-name="T1570">INF0011</text:span></text:p>
          </table:table-cell>
          <table:table-cell table:style-name="TableCell1571">
            <text:p text:style-name="P1572">2º</text:p>
          </table:table-cell>
          <table:table-cell table:style-name="TableCell1573">
            <text:p text:style-name="P1574">2005</text:p>
          </table:table-cell>
          <table:table-cell table:style-name="TableCell1575">
            <text:p text:style-name="P1576">2000110123</text:p>
          </table:table-cell>
        </table:table-row>
        <table:table-row table:style-name="TableRow1577">
          <table:table-cell table:style-name="TableCell1578">
            <text:p text:style-name="P1579">INF0011</text:p>
          </table:table-cell>
          <table:table-cell table:style-name="TableCell1580">
            <text:p text:style-name="P1581">1º</text:p>
          </table:table-cell>
          <table:table-cell table:style-name="TableCell1582">
            <text:p text:style-name="P1583">2009</text:p>
          </table:table-cell>
          <table:table-cell table:style-name="TableCell1584">
            <text:p text:style-name="P1585">2000110123</text:p>
          </table:table-cell>
        </table:table-row>
        <table:table-row table:style-name="TableRow1586">
          <table:table-cell table:style-name="TableCell1587">
            <text:p text:style-name="P1588">INF0011</text:p>
          </table:table-cell>
          <table:table-cell table:style-name="TableCell1589">
            <text:p text:style-name="P1590">1º</text:p>
          </table:table-cell>
          <table:table-cell table:style-name="TableCell1591">
            <text:p text:style-name="P1592">2014</text:p>
          </table:table-cell>
          <table:table-cell table:style-name="TableCell1593">
            <text:p text:style-name="P1594">2000110123</text:p>
          </table:table-cell>
        </table:table-row>
        <table:table-row table:style-name="TableRow1595">
          <table:table-cell table:style-name="TableCell1596">
            <text:p text:style-name="P1597"><text:span text:style-name="T1598">INF0012</text:span></text:p>
          </table:table-cell>
          <table:table-cell table:style-name="TableCell1599">
            <text:p text:style-name="P1600">2º</text:p>
          </table:table-cell>
          <table:table-cell table:style-name="TableCell1601">
            <text:p text:style-name="P1602">2005</text:p>
          </table:table-cell>
          <table:table-cell table:style-name="TableCell1603">
            <text:p text:style-name="P1604">2001084433</text:p>
          </table:table-cell>
        </table:table-row>
        <table:table-row table:style-name="TableRow1605">
          <table:table-cell table:style-name="TableCell1606">
            <text:p text:style-name="P1607">INF0012</text:p>
          </table:table-cell>
          <table:table-cell table:style-name="TableCell1608">
            <text:p text:style-name="P1609">2º</text:p>
          </table:table-cell>
          <table:table-cell table:style-name="TableCell1610">
            <text:p text:style-name="P1611">2013</text:p>
          </table:table-cell>
          <table:table-cell table:style-name="TableCell1612">
            <text:p text:style-name="P1613">2001084433</text:p>
          </table:table-cell>
        </table:table-row>
        <table:table-row table:style-name="TableRow1614">
          <table:table-cell table:style-name="TableCell1615">
            <text:p text:style-name="P1616"><text:span text:style-name="T1617">INF0013</text:span></text:p>
          </table:table-cell>
          <table:table-cell table:style-name="TableCell1618">
            <text:p text:style-name="P1619">2º</text:p>
          </table:table-cell>
          <table:table-cell table:style-name="TableCell1620">
            <text:p text:style-name="P1621">2005</text:p>
          </table:table-cell>
          <table:table-cell table:style-name="TableCell1622">
            <text:p text:style-name="P1623">2005017999</text:p>
          </table:table-cell>
        </table:table-row>
        <table:table-row table:style-name="TableRow1624">
          <table:table-cell table:style-name="TableCell1625">
            <text:p text:style-name="P1626">INF0013</text:p>
          </table:table-cell>
          <table:table-cell table:style-name="TableCell1627">
            <text:p text:style-name="P1628">2º</text:p>
          </table:table-cell>
          <table:table-cell table:style-name="TableCell1629">
            <text:p text:style-name="P1630">2013</text:p>
          </table:table-cell>
          <table:table-cell table:style-name="TableCell1631">
            <text:p text:style-name="P1632">2005017999</text:p>
          </table:table-cell>
        </table:table-row>
        <table:table-row table:style-name="TableRow1633">
          <table:table-cell table:style-name="TableCell1634">
            <text:p text:style-name="P1635"><text:span text:style-name="T1636">INF0021</text:span></text:p>
          </table:table-cell>
          <table:table-cell table:style-name="TableCell1637">
            <text:p text:style-name="P1638">1º</text:p>
          </table:table-cell>
          <table:table-cell table:style-name="TableCell1639">
            <text:p text:style-name="P1640">2006</text:p>
          </table:table-cell>
          <table:table-cell table:style-name="TableCell1641">
            <text:p text:style-name="P1642">1999103687</text:p>
          </table:table-cell>
        </table:table-row>
        <table:table-row table:style-name="TableRow1643">
          <table:table-cell table:style-name="TableCell1644">
            <text:p text:style-name="P1645">INF0021</text:p>
          </table:table-cell>
          <table:table-cell table:style-name="TableCell1646">
            <text:p text:style-name="P1647">1º</text:p>
          </table:table-cell>
          <table:table-cell table:style-name="TableCell1648">
            <text:p text:style-name="P1649">2009</text:p>
          </table:table-cell>
          <table:table-cell table:style-name="TableCell1650">
            <text:p text:style-name="P1651">1999103687</text:p>
          </table:table-cell>
        </table:table-row>
        <table:table-row table:style-name="TableRow1652">
          <table:table-cell table:style-name="TableCell1653">
            <text:p text:style-name="P1654">INF0021</text:p>
          </table:table-cell>
          <table:table-cell table:style-name="TableCell1655">
            <text:p text:style-name="P1656">2º</text:p>
          </table:table-cell>
          <table:table-cell table:style-name="TableCell1657">
            <text:p text:style-name="P1658">2009</text:p>
          </table:table-cell>
          <table:table-cell table:style-name="TableCell1659">
            <text:p text:style-name="P1660">1999103687</text:p>
          </table:table-cell>
        </table:table-row>
        <table:table-row table:style-name="TableRow1661">
          <table:table-cell table:style-name="TableCell1662">
            <text:p text:style-name="P1663">INF0021</text:p>
          </table:table-cell>
          <table:table-cell table:style-name="TableCell1664">
            <text:p text:style-name="P1665">1º</text:p>
          </table:table-cell>
          <table:table-cell table:style-name="TableCell1666">
            <text:p text:style-name="P1667">2015</text:p>
          </table:table-cell>
          <table:table-cell table:style-name="TableCell1668">
            <text:p text:style-name="P1669">1999103687</text:p>
          </table:table-cell>
        </table:table-row>
        <table:table-row table:style-name="TableRow1670">
          <table:table-cell table:style-name="TableCell1671">
            <text:p text:style-name="P1672">INF0021</text:p>
          </table:table-cell>
          <table:table-cell table:style-name="TableCell1673">
            <text:p text:style-name="P1674">2º</text:p>
          </table:table-cell>
          <table:table-cell table:style-name="TableCell1675">
            <text:p text:style-name="P1676">2015</text:p>
          </table:table-cell>
          <table:table-cell table:style-name="TableCell1677">
            <text:p text:style-name="P1678">1999103687</text:p>
          </table:table-cell>
        </table:table-row>
        <table:table-row table:style-name="TableRow1679">
          <table:table-cell table:style-name="TableCell1680">
            <text:p text:style-name="P1681"><text:span text:style-name="T1682">INF0022</text:span></text:p>
          </table:table-cell>
          <table:table-cell table:style-name="TableCell1683">
            <text:p text:style-name="P1684">1º</text:p>
          </table:table-cell>
          <table:table-cell table:style-name="TableCell1685">
            <text:p text:style-name="P1686">2006</text:p>
          </table:table-cell>
          <table:table-cell table:style-name="TableCell1687">
            <text:p text:style-name="P1688">2000110123</text:p>
          </table:table-cell>
        </table:table-row>
        <table:table-row table:style-name="TableRow1689">
          <table:table-cell table:style-name="TableCell1690">
            <text:p text:style-name="P1691">INF0022</text:p>
          </table:table-cell>
          <table:table-cell table:style-name="TableCell1692">
            <text:p text:style-name="P1693">2º</text:p>
          </table:table-cell>
          <table:table-cell table:style-name="TableCell1694">
            <text:p text:style-name="P1695">2009</text:p>
          </table:table-cell>
          <table:table-cell table:style-name="TableCell1696">
            <text:p text:style-name="P1697">2000110123</text:p>
          </table:table-cell>
        </table:table-row>
        <table:table-row table:style-name="TableRow1698">
          <table:table-cell table:style-name="TableCell1699">
            <text:p text:style-name="P1700">INF0022</text:p>
          </table:table-cell>
          <table:table-cell table:style-name="TableCell1701">
            <text:p text:style-name="P1702">1º</text:p>
          </table:table-cell>
          <table:table-cell table:style-name="TableCell1703">
            <text:p text:style-name="P1704">2015</text:p>
          </table:table-cell>
          <table:table-cell table:style-name="TableCell1705">
            <text:p text:style-name="P1706">2000110123</text:p>
          </table:table-cell>
        </table:table-row>
        <table:table-row table:style-name="TableRow1707">
          <table:table-cell table:style-name="TableCell1708">
            <text:p text:style-name="P1709"><text:span text:style-name="T1710">INF0023</text:span></text:p>
          </table:table-cell>
          <table:table-cell table:style-name="TableCell1711">
            <text:p text:style-name="P1712">1º</text:p>
          </table:table-cell>
          <table:table-cell table:style-name="TableCell1713">
            <text:p text:style-name="P1714">2006</text:p>
          </table:table-cell>
          <table:table-cell table:style-name="TableCell1715">
            <text:p text:style-name="P1716">2001084433</text:p>
          </table:table-cell>
        </table:table-row>
        <table:table-row table:style-name="TableRow1717">
          <table:table-cell table:style-name="TableCell1718">
            <text:p text:style-name="P1719">INF0023</text:p>
          </table:table-cell>
          <table:table-cell table:style-name="TableCell1720">
            <text:p text:style-name="P1721">1º</text:p>
          </table:table-cell>
          <table:table-cell table:style-name="TableCell1722">
            <text:p text:style-name="P1723">2014</text:p>
          </table:table-cell>
          <table:table-cell table:style-name="TableCell1724">
            <text:p text:style-name="P1725">2001084433</text:p>
          </table:table-cell>
        </table:table-row>
        <table:table-row table:style-name="TableRow1726">
          <table:table-cell table:style-name="TableCell1727">
            <text:p text:style-name="P1728">INF0024</text:p>
          </table:table-cell>
          <table:table-cell table:style-name="TableCell1729">
            <text:p text:style-name="P1730">1º</text:p>
          </table:table-cell>
          <table:table-cell table:style-name="TableCell1731">
            <text:p text:style-name="P1732">2006</text:p>
          </table:table-cell>
          <table:table-cell table:style-name="TableCell1733">
            <text:p text:style-name="P1734">2005017999</text:p>
          </table:table-cell>
        </table:table-row>
        <table:table-row table:style-name="TableRow1735">
          <table:table-cell table:style-name="TableCell1736">
            <text:p text:style-name="P1737">INF0024</text:p>
          </table:table-cell>
          <table:table-cell table:style-name="TableCell1738">
            <text:p text:style-name="P1739">1º</text:p>
          </table:table-cell>
          <table:table-cell table:style-name="TableCell1740">
            <text:p text:style-name="P1741">2014</text:p>
          </table:table-cell>
          <table:table-cell table:style-name="TableCell1742">
            <text:p text:style-name="P1743">2005017999</text:p>
          </table:table-cell>
        </table:table-row>
        <table:table-row table:style-name="TableRow1744">
          <table:table-cell table:style-name="TableCell1745">
            <text:p text:style-name="P1746">INF0030</text:p>
          </table:table-cell>
          <table:table-cell table:style-name="TableCell1747">
            <text:p text:style-name="P1748">2º</text:p>
          </table:table-cell>
          <table:table-cell table:style-name="TableCell1749">
            <text:p text:style-name="P1750">2006</text:p>
          </table:table-cell>
          <table:table-cell table:style-name="TableCell1751">
            <text:p text:style-name="P1752">1999103687</text:p>
          </table:table-cell>
        </table:table-row>
        <table:table-row table:style-name="TableRow1753">
          <table:table-cell table:style-name="TableCell1754">
            <text:p text:style-name="P1755">INF0030</text:p>
          </table:table-cell>
          <table:table-cell table:style-name="TableCell1756">
            <text:p text:style-name="P1757">2º</text:p>
          </table:table-cell>
          <table:table-cell table:style-name="TableCell1758">
            <text:p text:style-name="P1759">2007</text:p>
          </table:table-cell>
          <table:table-cell table:style-name="TableCell1760">
            <text:p text:style-name="P1761">1999103687</text:p>
          </table:table-cell>
        </table:table-row>
        <table:table-row table:style-name="TableRow1762">
          <table:table-cell table:style-name="TableCell1763">
            <text:p text:style-name="P1764">INF0030</text:p>
          </table:table-cell>
          <table:table-cell table:style-name="TableCell1765">
            <text:p text:style-name="P1766">1º</text:p>
          </table:table-cell>
          <table:table-cell table:style-name="TableCell1767">
            <text:p text:style-name="P1768">2010</text:p>
          </table:table-cell>
          <table:table-cell table:style-name="TableCell1769">
            <text:p text:style-name="P1770">1999103687</text:p>
          </table:table-cell>
        </table:table-row>
        <table:table-row table:style-name="TableRow1771">
          <table:table-cell table:style-name="TableCell1772">
            <text:p text:style-name="P1773">INF0030</text:p>
          </table:table-cell>
          <table:table-cell table:style-name="TableCell1774">
            <text:p text:style-name="P1775">2º</text:p>
          </table:table-cell>
          <table:table-cell table:style-name="TableCell1776">
            <text:p text:style-name="P1777">2014</text:p>
          </table:table-cell>
          <table:table-cell table:style-name="TableCell1778">
            <text:p text:style-name="P1779">1999103687</text:p>
          </table:table-cell>
        </table:table-row>
        <table:table-row table:style-name="TableRow1780">
          <table:table-cell table:style-name="TableCell1781">
            <text:p text:style-name="P1782">INF0030</text:p>
          </table:table-cell>
          <table:table-cell table:style-name="TableCell1783">
            <text:p text:style-name="P1784">2º</text:p>
          </table:table-cell>
          <table:table-cell table:style-name="TableCell1785">
            <text:p text:style-name="P1786">2015</text:p>
          </table:table-cell>
          <table:table-cell table:style-name="TableCell1787">
            <text:p text:style-name="P1788">1999103687</text:p>
          </table:table-cell>
        </table:table-row>
        <table:table-row table:style-name="TableRow1789">
          <table:table-cell table:style-name="TableCell1790">
            <text:p text:style-name="P1791">INF0031</text:p>
          </table:table-cell>
          <table:table-cell table:style-name="TableCell1792">
            <text:p text:style-name="P1793">2º</text:p>
          </table:table-cell>
          <table:table-cell table:style-name="TableCell1794">
            <text:p text:style-name="P1795">2006</text:p>
          </table:table-cell>
          <table:table-cell table:style-name="TableCell1796">
            <text:p text:style-name="P1797">2000110123</text:p>
          </table:table-cell>
        </table:table-row>
        <table:table-row table:style-name="TableRow1798">
          <table:table-cell table:style-name="TableCell1799">
            <text:p text:style-name="P1800">INF0031</text:p>
          </table:table-cell>
          <table:table-cell table:style-name="TableCell1801">
            <text:p text:style-name="P1802">1º</text:p>
          </table:table-cell>
          <table:table-cell table:style-name="TableCell1803">
            <text:p text:style-name="P1804">2010</text:p>
          </table:table-cell>
          <table:table-cell table:style-name="TableCell1805">
            <text:p text:style-name="P1806">2000110123</text:p>
          </table:table-cell>
        </table:table-row>
        <text:soft-page-break/>
        <table:table-row table:style-name="TableRow1807">
          <table:table-cell table:style-name="TableCell1808">
            <text:p text:style-name="P1809">INF0031</text:p>
          </table:table-cell>
          <table:table-cell table:style-name="TableCell1810">
            <text:p text:style-name="P1811">2º</text:p>
          </table:table-cell>
          <table:table-cell table:style-name="TableCell1812">
            <text:p text:style-name="P1813">2015</text:p>
          </table:table-cell>
          <table:table-cell table:style-name="TableCell1814">
            <text:p text:style-name="P1815">2000110123</text:p>
          </table:table-cell>
        </table:table-row>
        <table:table-row table:style-name="TableRow1816">
          <table:table-cell table:style-name="TableCell1817">
            <text:p text:style-name="P1818">INF0032</text:p>
          </table:table-cell>
          <table:table-cell table:style-name="TableCell1819">
            <text:p text:style-name="P1820">1º</text:p>
          </table:table-cell>
          <table:table-cell table:style-name="TableCell1821">
            <text:p text:style-name="P1822">2007</text:p>
          </table:table-cell>
          <table:table-cell table:style-name="TableCell1823">
            <text:p text:style-name="P1824">2001084433</text:p>
          </table:table-cell>
        </table:table-row>
        <table:table-row table:style-name="TableRow1825">
          <table:table-cell table:style-name="TableCell1826">
            <text:p text:style-name="P1827">INF0032</text:p>
          </table:table-cell>
          <table:table-cell table:style-name="TableCell1828">
            <text:p text:style-name="P1829">2º</text:p>
          </table:table-cell>
          <table:table-cell table:style-name="TableCell1830">
            <text:p text:style-name="P1831">2014</text:p>
          </table:table-cell>
          <table:table-cell table:style-name="TableCell1832">
            <text:p text:style-name="P1833">2001084433</text:p>
          </table:table-cell>
        </table:table-row>
        <table:table-row table:style-name="TableRow1834">
          <table:table-cell table:style-name="TableCell1835">
            <text:p text:style-name="P1836">INF0039</text:p>
          </table:table-cell>
          <table:table-cell table:style-name="TableCell1837">
            <text:p text:style-name="P1838">1º</text:p>
          </table:table-cell>
          <table:table-cell table:style-name="TableCell1839">
            <text:p text:style-name="P1840">2006</text:p>
          </table:table-cell>
          <table:table-cell table:style-name="TableCell1841">
            <text:p text:style-name="P1842">2005017999</text:p>
          </table:table-cell>
        </table:table-row>
        <table:table-row table:style-name="TableRow1843">
          <table:table-cell table:style-name="TableCell1844">
            <text:p text:style-name="P1845">INF0039</text:p>
          </table:table-cell>
          <table:table-cell table:style-name="TableCell1846">
            <text:p text:style-name="P1847">2º</text:p>
          </table:table-cell>
          <table:table-cell table:style-name="TableCell1848">
            <text:p text:style-name="P1849">2010</text:p>
          </table:table-cell>
          <table:table-cell table:style-name="TableCell1850">
            <text:p text:style-name="P1851">2005017999</text:p>
          </table:table-cell>
        </table:table-row>
        <table:table-row table:style-name="TableRow1852">
          <table:table-cell table:style-name="TableCell1853">
            <text:p text:style-name="P1854">INF0039</text:p>
          </table:table-cell>
          <table:table-cell table:style-name="TableCell1855">
            <text:p text:style-name="P1856">1º</text:p>
          </table:table-cell>
          <table:table-cell table:style-name="TableCell1857">
            <text:p text:style-name="P1858">2016</text:p>
          </table:table-cell>
          <table:table-cell table:style-name="TableCell1859">
            <text:p text:style-name="P1860">2005017999</text:p>
          </table:table-cell>
        </table:table-row>
        <table:table-row table:style-name="TableRow1861">
          <table:table-cell table:style-name="TableCell1862">
            <text:p text:style-name="P1863">INF0040</text:p>
          </table:table-cell>
          <table:table-cell table:style-name="TableCell1864">
            <text:p text:style-name="P1865">1º</text:p>
          </table:table-cell>
          <table:table-cell table:style-name="TableCell1866">
            <text:p text:style-name="P1867">2007</text:p>
          </table:table-cell>
          <table:table-cell table:style-name="TableCell1868">
            <text:p text:style-name="P1869">1999103687</text:p>
          </table:table-cell>
        </table:table-row>
        <table:table-row table:style-name="TableRow1870">
          <table:table-cell table:style-name="TableCell1871">
            <text:p text:style-name="P1872">INF0040</text:p>
          </table:table-cell>
          <table:table-cell table:style-name="TableCell1873">
            <text:p text:style-name="P1874">1º</text:p>
          </table:table-cell>
          <table:table-cell table:style-name="TableCell1875">
            <text:p text:style-name="P1876">2015</text:p>
          </table:table-cell>
          <table:table-cell table:style-name="TableCell1877">
            <text:p text:style-name="P1878">1999103687</text:p>
          </table:table-cell>
        </table:table-row>
        <table:table-row table:style-name="TableRow1879">
          <table:table-cell table:style-name="TableCell1880">
            <text:p text:style-name="P1881">INF0041</text:p>
          </table:table-cell>
          <table:table-cell table:style-name="TableCell1882">
            <text:p text:style-name="P1883">2º</text:p>
          </table:table-cell>
          <table:table-cell table:style-name="TableCell1884">
            <text:p text:style-name="P1885">2007</text:p>
          </table:table-cell>
          <table:table-cell table:style-name="TableCell1886">
            <text:p text:style-name="P1887">2000110123</text:p>
          </table:table-cell>
        </table:table-row>
        <table:table-row table:style-name="TableRow1888">
          <table:table-cell table:style-name="TableCell1889">
            <text:p text:style-name="P1890">INF0041</text:p>
          </table:table-cell>
          <table:table-cell table:style-name="TableCell1891">
            <text:p text:style-name="P1892">2º</text:p>
          </table:table-cell>
          <table:table-cell table:style-name="TableCell1893">
            <text:p text:style-name="P1894">2008</text:p>
          </table:table-cell>
          <table:table-cell table:style-name="TableCell1895">
            <text:p text:style-name="P1896">2000110123</text:p>
          </table:table-cell>
        </table:table-row>
        <table:table-row table:style-name="TableRow1897">
          <table:table-cell table:style-name="TableCell1898">
            <text:p text:style-name="P1899">INF0041</text:p>
          </table:table-cell>
          <table:table-cell table:style-name="TableCell1900">
            <text:p text:style-name="P1901">2º</text:p>
          </table:table-cell>
          <table:table-cell table:style-name="TableCell1902">
            <text:p text:style-name="P1903">2010</text:p>
          </table:table-cell>
          <table:table-cell table:style-name="TableCell1904">
            <text:p text:style-name="P1905">2000110123</text:p>
          </table:table-cell>
        </table:table-row>
        <table:table-row table:style-name="TableRow1906">
          <table:table-cell table:style-name="TableCell1907">
            <text:p text:style-name="P1908">INF0041</text:p>
          </table:table-cell>
          <table:table-cell table:style-name="TableCell1909">
            <text:p text:style-name="P1910">1º</text:p>
          </table:table-cell>
          <table:table-cell table:style-name="TableCell1911">
            <text:p text:style-name="P1912">2016</text:p>
          </table:table-cell>
          <table:table-cell table:style-name="TableCell1913">
            <text:p text:style-name="P1914">2000110123</text:p>
          </table:table-cell>
        </table:table-row>
        <table:table-row table:style-name="TableRow1915">
          <table:table-cell table:style-name="TableCell1916">
            <text:p text:style-name="P1917">INF0047</text:p>
          </table:table-cell>
          <table:table-cell table:style-name="TableCell1918">
            <text:p text:style-name="P1919">2º</text:p>
          </table:table-cell>
          <table:table-cell table:style-name="TableCell1920">
            <text:p text:style-name="P1921">2007</text:p>
          </table:table-cell>
          <table:table-cell table:style-name="TableCell1922">
            <text:p text:style-name="P1923">2001084433</text:p>
          </table:table-cell>
        </table:table-row>
        <table:table-row table:style-name="TableRow1924">
          <table:table-cell table:style-name="TableCell1925">
            <text:p text:style-name="P1926">INF0047</text:p>
          </table:table-cell>
          <table:table-cell table:style-name="TableCell1927">
            <text:p text:style-name="P1928">1º</text:p>
          </table:table-cell>
          <table:table-cell table:style-name="TableCell1929">
            <text:p text:style-name="P1930">2011</text:p>
          </table:table-cell>
          <table:table-cell table:style-name="TableCell1931">
            <text:p text:style-name="P1932">2001084433</text:p>
          </table:table-cell>
        </table:table-row>
        <table:table-row table:style-name="TableRow1933">
          <table:table-cell table:style-name="TableCell1934">
            <text:p text:style-name="P1935">INF0055</text:p>
          </table:table-cell>
          <table:table-cell table:style-name="TableCell1936">
            <text:p text:style-name="P1937">1º</text:p>
          </table:table-cell>
          <table:table-cell table:style-name="TableCell1938">
            <text:p text:style-name="P1939">2008</text:p>
          </table:table-cell>
          <table:table-cell table:style-name="TableCell1940">
            <text:p text:style-name="P1941">2005017999</text:p>
          </table:table-cell>
        </table:table-row>
        <table:table-row table:style-name="TableRow1942">
          <table:table-cell table:style-name="TableCell1943">
            <text:p text:style-name="P1944">INF0055</text:p>
          </table:table-cell>
          <table:table-cell table:style-name="TableCell1945">
            <text:p text:style-name="P1946">1º</text:p>
          </table:table-cell>
          <table:table-cell table:style-name="TableCell1947">
            <text:p text:style-name="P1948">2016</text:p>
          </table:table-cell>
          <table:table-cell table:style-name="TableCell1949">
            <text:p text:style-name="P1950">2005017999</text:p>
          </table:table-cell>
        </table:table-row>
        <table:table-row table:style-name="TableRow1951">
          <table:table-cell table:style-name="TableCell1952">
            <text:p text:style-name="P1953">INF0056</text:p>
          </table:table-cell>
          <table:table-cell table:style-name="TableCell1954">
            <text:p text:style-name="P1955">1º</text:p>
          </table:table-cell>
          <table:table-cell table:style-name="TableCell1956">
            <text:p text:style-name="P1957">2008</text:p>
          </table:table-cell>
          <table:table-cell table:style-name="TableCell1958">
            <text:p text:style-name="P1959">2005017999</text:p>
          </table:table-cell>
        </table:table-row>
        <table:table-row table:style-name="TableRow1960">
          <table:table-cell table:style-name="TableCell1961">
            <text:p text:style-name="P1962">INF0056</text:p>
          </table:table-cell>
          <table:table-cell table:style-name="TableCell1963">
            <text:p text:style-name="P1964">2º</text:p>
          </table:table-cell>
          <table:table-cell table:style-name="TableCell1965">
            <text:p text:style-name="P1966">2011</text:p>
          </table:table-cell>
          <table:table-cell table:style-name="TableCell1967">
            <text:p text:style-name="P1968">2005017999</text:p>
          </table:table-cell>
        </table:table-row>
      </table:table>
      <text:p text:style-name="P1969"/>
      <text:p text:style-name="P1970">GRADE_CURRICULAR</text:p>
      <table:table table:style-name="Table1971">
        <table:table-columns>
          <table:table-column table:style-name="TableColumn1972"/>
          <table:table-column table:style-name="TableColumn1973"/>
          <table:table-column table:style-name="TableColumn1974"/>
        </table:table-columns>
        <table:table-row table:style-name="TableRow1975">
          <table:table-cell table:style-name="TableCell1976">
            <text:p text:style-name="P1977"><text:span text:style-name="T1978">CodDisc</text:span></text:p>
          </table:table-cell>
          <table:table-cell table:style-name="TableCell1979">
            <text:p text:style-name="P1980"><text:span text:style-name="T1981">CodC</text:span></text:p>
          </table:table-cell>
          <table:table-cell table:style-name="TableCell1982">
            <text:p text:style-name="P1983"><text:span text:style-name="T1984">PeriodoFluxo</text:span></text:p>
          </table:table-cell>
        </table:table-row>
        <table:table-row table:style-name="TableRow1985">
          <table:table-cell table:style-name="TableCell1986">
            <text:p text:style-name="P1987"><text:span text:style-name="T1988">MED0001</text:span></text:p>
          </table:table-cell>
          <table:table-cell table:style-name="TableCell1989">
            <text:p text:style-name="P1990"><text:span text:style-name="T1991">0033</text:span></text:p>
          </table:table-cell>
          <table:table-cell table:style-name="TableCell1992">
            <text:p text:style-name="P1993"><text:span text:style-name="T1994">1º - 2º</text:span></text:p>
          </table:table-cell>
        </table:table-row>
        <table:table-row table:style-name="TableRow1995">
          <table:table-cell table:style-name="TableCell1996">
            <text:p text:style-name="P1997">MED0002</text:p>
          </table:table-cell>
          <table:table-cell table:style-name="TableCell1998">
            <text:p text:style-name="P1999"><text:span text:style-name="T2000">0033</text:span></text:p>
          </table:table-cell>
          <table:table-cell table:style-name="TableCell2001">
            <text:p text:style-name="P2002"><text:span text:style-name="T2003">1º - 2º</text:span></text:p>
          </table:table-cell>
        </table:table-row>
        <table:table-row table:style-name="TableRow2004">
          <table:table-cell table:style-name="TableCell2005">
            <text:p text:style-name="P2006">MED0013</text:p>
          </table:table-cell>
          <table:table-cell table:style-name="TableCell2007">
            <text:p text:style-name="P2008"><text:span text:style-name="T2009">0033</text:span></text:p>
          </table:table-cell>
          <table:table-cell table:style-name="TableCell2010">
            <text:p text:style-name="P2011"><text:span text:style-name="T2012">3º</text:span></text:p>
          </table:table-cell>
        </table:table-row>
        <table:table-row table:style-name="TableRow2013">
          <table:table-cell table:style-name="TableCell2014">
            <text:p text:style-name="P2015">MED0018</text:p>
          </table:table-cell>
          <table:table-cell table:style-name="TableCell2016">
            <text:p text:style-name="P2017"><text:span text:style-name="T2018">0033</text:span></text:p>
          </table:table-cell>
          <table:table-cell table:style-name="TableCell2019">
            <text:p text:style-name="P2020"><text:span text:style-name="T2021">4º</text:span></text:p>
          </table:table-cell>
        </table:table-row>
        <table:table-row table:style-name="TableRow2022">
          <table:table-cell table:style-name="TableCell2023">
            <text:p text:style-name="P2024">MED0027</text:p>
          </table:table-cell>
          <table:table-cell table:style-name="TableCell2025">
            <text:p text:style-name="P2026"><text:span text:style-name="T2027">0033</text:span></text:p>
          </table:table-cell>
          <table:table-cell table:style-name="TableCell2028">
            <text:p text:style-name="P2029"><text:span text:style-name="T2030">5º - 6º</text:span></text:p>
          </table:table-cell>
        </table:table-row>
        <table:table-row table:style-name="TableRow2031">
          <table:table-cell table:style-name="TableCell2032">
            <text:p text:style-name="P2033">MED0029</text:p>
          </table:table-cell>
          <table:table-cell table:style-name="TableCell2034">
            <text:p text:style-name="P2035"><text:span text:style-name="T2036">0033</text:span></text:p>
          </table:table-cell>
          <table:table-cell table:style-name="TableCell2037">
            <text:p text:style-name="P2038"><text:span text:style-name="T2039">6º</text:span></text:p>
          </table:table-cell>
        </table:table-row>
        <table:table-row table:style-name="TableRow2040">
          <table:table-cell table:style-name="TableCell2041">
            <text:p text:style-name="P2042">MED0046</text:p>
          </table:table-cell>
          <table:table-cell table:style-name="TableCell2043">
            <text:p text:style-name="P2044"><text:span text:style-name="T2045">0033</text:span></text:p>
          </table:table-cell>
          <table:table-cell table:style-name="TableCell2046">
            <text:p text:style-name="P2047"><text:span text:style-name="T2048">8º</text:span></text:p>
          </table:table-cell>
        </table:table-row>
        <table:table-row table:style-name="TableRow2049">
          <table:table-cell table:style-name="TableCell2050">
            <text:p text:style-name="P2051">MED0047</text:p>
          </table:table-cell>
          <table:table-cell table:style-name="TableCell2052">
            <text:p text:style-name="P2053"><text:span text:style-name="T2054">0033</text:span></text:p>
          </table:table-cell>
          <table:table-cell table:style-name="TableCell2055">
            <text:p text:style-name="P2056"><text:span text:style-name="T2057">8º</text:span></text:p>
          </table:table-cell>
        </table:table-row>
        <table:table-row table:style-name="TableRow2058">
          <table:table-cell table:style-name="TableCell2059">
            <text:p text:style-name="P2060">INF0010</text:p>
          </table:table-cell>
          <table:table-cell table:style-name="TableCell2061">
            <text:p text:style-name="P2062"><text:span text:style-name="T2063">0055</text:span></text:p>
          </table:table-cell>
          <table:table-cell table:style-name="TableCell2064">
            <text:p text:style-name="P2065">1º</text:p>
          </table:table-cell>
        </table:table-row>
        <table:table-row table:style-name="TableRow2066">
          <table:table-cell table:style-name="TableCell2067">
            <text:p text:style-name="P2068">INF0011</text:p>
          </table:table-cell>
          <table:table-cell table:style-name="TableCell2069">
            <text:p text:style-name="P2070"><text:span text:style-name="T2071">0055</text:span></text:p>
          </table:table-cell>
          <table:table-cell table:style-name="TableCell2072">
            <text:p text:style-name="P2073">1º</text:p>
          </table:table-cell>
        </table:table-row>
        <table:table-row table:style-name="TableRow2074">
          <table:table-cell table:style-name="TableCell2075">
            <text:p text:style-name="P2076">INF0012</text:p>
          </table:table-cell>
          <table:table-cell table:style-name="TableCell2077">
            <text:p text:style-name="P2078"><text:span text:style-name="T2079">0054</text:span></text:p>
          </table:table-cell>
          <table:table-cell table:style-name="TableCell2080">
            <text:p text:style-name="P2081">1º</text:p>
          </table:table-cell>
        </table:table-row>
        <table:table-row table:style-name="TableRow2082">
          <table:table-cell table:style-name="TableCell2083">
            <text:p text:style-name="P2084">INF0013</text:p>
          </table:table-cell>
          <table:table-cell table:style-name="TableCell2085">
            <text:p text:style-name="P2086"><text:span text:style-name="T2087">0054</text:span></text:p>
          </table:table-cell>
          <table:table-cell table:style-name="TableCell2088">
            <text:p text:style-name="P2089">1º</text:p>
          </table:table-cell>
        </table:table-row>
        <table:table-row table:style-name="TableRow2090">
          <table:table-cell table:style-name="TableCell2091">
            <text:p text:style-name="P2092">INF0021</text:p>
          </table:table-cell>
          <table:table-cell table:style-name="TableCell2093">
            <text:p text:style-name="P2094"><text:span text:style-name="T2095">0054</text:span></text:p>
          </table:table-cell>
          <table:table-cell table:style-name="TableCell2096">
            <text:p text:style-name="P2097">5º</text:p>
          </table:table-cell>
        </table:table-row>
        <table:table-row table:style-name="TableRow2098">
          <table:table-cell table:style-name="TableCell2099">
            <text:p text:style-name="P2100">INF0021</text:p>
          </table:table-cell>
          <table:table-cell table:style-name="TableCell2101">
            <text:p text:style-name="P2102"><text:span text:style-name="T2103">0055</text:span></text:p>
          </table:table-cell>
          <table:table-cell table:style-name="TableCell2104">
            <text:p text:style-name="P2105">2º</text:p>
          </table:table-cell>
        </table:table-row>
        <table:table-row table:style-name="TableRow2106">
          <table:table-cell table:style-name="TableCell2107">
            <text:p text:style-name="P2108">INF0022</text:p>
          </table:table-cell>
          <table:table-cell table:style-name="TableCell2109">
            <text:p text:style-name="P2110"><text:span text:style-name="T2111">0055</text:span></text:p>
          </table:table-cell>
          <table:table-cell table:style-name="TableCell2112">
            <text:p text:style-name="P2113">2º</text:p>
          </table:table-cell>
        </table:table-row>
        <table:table-row table:style-name="TableRow2114">
          <table:table-cell table:style-name="TableCell2115">
            <text:p text:style-name="P2116">INF0023</text:p>
          </table:table-cell>
          <table:table-cell table:style-name="TableCell2117">
            <text:p text:style-name="P2118"><text:span text:style-name="T2119">0054</text:span></text:p>
          </table:table-cell>
          <table:table-cell table:style-name="TableCell2120">
            <text:p text:style-name="P2121">2º</text:p>
          </table:table-cell>
        </table:table-row>
        <table:table-row table:style-name="TableRow2122">
          <table:table-cell table:style-name="TableCell2123">
            <text:p text:style-name="P2124">INF0024</text:p>
          </table:table-cell>
          <table:table-cell table:style-name="TableCell2125">
            <text:p text:style-name="P2126"><text:span text:style-name="T2127">0054</text:span></text:p>
          </table:table-cell>
          <table:table-cell table:style-name="TableCell2128">
            <text:p text:style-name="P2129">2º</text:p>
          </table:table-cell>
        </table:table-row>
        <table:table-row table:style-name="TableRow2130">
          <table:table-cell table:style-name="TableCell2131">
            <text:p text:style-name="P2132">INF0030</text:p>
          </table:table-cell>
          <table:table-cell table:style-name="TableCell2133">
            <text:p text:style-name="P2134"><text:span text:style-name="T2135">0054</text:span></text:p>
          </table:table-cell>
          <table:table-cell table:style-name="TableCell2136">
            <text:p text:style-name="P2137">3º</text:p>
          </table:table-cell>
        </table:table-row>
        <table:table-row table:style-name="TableRow2138">
          <table:table-cell table:style-name="TableCell2139">
            <text:p text:style-name="P2140">INF0030</text:p>
          </table:table-cell>
          <table:table-cell table:style-name="TableCell2141">
            <text:p text:style-name="P2142"><text:span text:style-name="T2143">0055</text:span></text:p>
          </table:table-cell>
          <table:table-cell table:style-name="TableCell2144">
            <text:p text:style-name="P2145">3º</text:p>
          </table:table-cell>
        </table:table-row>
        <table:table-row table:style-name="TableRow2146">
          <table:table-cell table:style-name="TableCell2147">
            <text:p text:style-name="P2148">INF0031</text:p>
          </table:table-cell>
          <table:table-cell table:style-name="TableCell2149">
            <text:p text:style-name="P2150"><text:span text:style-name="T2151">0055</text:span></text:p>
          </table:table-cell>
          <table:table-cell table:style-name="TableCell2152">
            <text:p text:style-name="P2153">3º</text:p>
          </table:table-cell>
        </table:table-row>
        <text:soft-page-break/>
        <table:table-row table:style-name="TableRow2154">
          <table:table-cell table:style-name="TableCell2155">
            <text:p text:style-name="P2156">INF0032</text:p>
          </table:table-cell>
          <table:table-cell table:style-name="TableCell2157">
            <text:p text:style-name="P2158"><text:span text:style-name="T2159">0054</text:span></text:p>
          </table:table-cell>
          <table:table-cell table:style-name="TableCell2160">
            <text:p text:style-name="P2161">3º</text:p>
          </table:table-cell>
        </table:table-row>
        <table:table-row table:style-name="TableRow2162">
          <table:table-cell table:style-name="TableCell2163">
            <text:p text:style-name="P2164">INF0039</text:p>
          </table:table-cell>
          <table:table-cell table:style-name="TableCell2165">
            <text:p text:style-name="P2166"><text:span text:style-name="T2167">0055</text:span></text:p>
          </table:table-cell>
          <table:table-cell table:style-name="TableCell2168">
            <text:p text:style-name="P2169">4º</text:p>
          </table:table-cell>
        </table:table-row>
        <table:table-row table:style-name="TableRow2170">
          <table:table-cell table:style-name="TableCell2171">
            <text:p text:style-name="P2172">INF0040</text:p>
          </table:table-cell>
          <table:table-cell table:style-name="TableCell2173">
            <text:p text:style-name="P2174"><text:span text:style-name="T2175">0054</text:span></text:p>
          </table:table-cell>
          <table:table-cell table:style-name="TableCell2176">
            <text:p text:style-name="P2177">4º</text:p>
          </table:table-cell>
        </table:table-row>
        <table:table-row table:style-name="TableRow2178">
          <table:table-cell table:style-name="TableCell2179">
            <text:p text:style-name="P2180">INF0041</text:p>
          </table:table-cell>
          <table:table-cell table:style-name="TableCell2181">
            <text:p text:style-name="P2182"><text:span text:style-name="T2183">0054</text:span></text:p>
          </table:table-cell>
          <table:table-cell table:style-name="TableCell2184">
            <text:p text:style-name="P2185">7º</text:p>
          </table:table-cell>
        </table:table-row>
        <table:table-row table:style-name="TableRow2186">
          <table:table-cell table:style-name="TableCell2187">
            <text:p text:style-name="P2188">INF0041</text:p>
          </table:table-cell>
          <table:table-cell table:style-name="TableCell2189">
            <text:p text:style-name="P2190"><text:span text:style-name="T2191">0055</text:span></text:p>
          </table:table-cell>
          <table:table-cell table:style-name="TableCell2192">
            <text:p text:style-name="P2193">4º</text:p>
          </table:table-cell>
        </table:table-row>
        <table:table-row table:style-name="TableRow2194">
          <table:table-cell table:style-name="TableCell2195">
            <text:p text:style-name="P2196">INF0047</text:p>
          </table:table-cell>
          <table:table-cell table:style-name="TableCell2197">
            <text:p text:style-name="P2198"><text:span text:style-name="T2199">0055</text:span></text:p>
          </table:table-cell>
          <table:table-cell table:style-name="TableCell2200">
            <text:p text:style-name="P2201">5º</text:p>
          </table:table-cell>
        </table:table-row>
        <table:table-row table:style-name="TableRow2202">
          <table:table-cell table:style-name="TableCell2203">
            <text:p text:style-name="P2204">INF0055</text:p>
          </table:table-cell>
          <table:table-cell table:style-name="TableCell2205">
            <text:p text:style-name="P2206"><text:span text:style-name="T2207">0054</text:span></text:p>
          </table:table-cell>
          <table:table-cell table:style-name="TableCell2208">
            <text:p text:style-name="P2209">6º</text:p>
          </table:table-cell>
        </table:table-row>
        <table:table-row table:style-name="TableRow2210">
          <table:table-cell table:style-name="TableCell2211">
            <text:p text:style-name="P2212">INF0056</text:p>
          </table:table-cell>
          <table:table-cell table:style-name="TableCell2213">
            <text:p text:style-name="P2214"><text:span text:style-name="T2215">0055</text:span></text:p>
          </table:table-cell>
          <table:table-cell table:style-name="TableCell2216">
            <text:p text:style-name="P2217">6º</text:p>
          </table:table-cell>
        </table:table-row>
      </table:table>
      <text:p text:style-name="P2218"/>
      <text:p text:style-name="P2219">TELEFONE_PESSOA</text:p>
      <table:table table:style-name="Table2220">
        <table:table-columns>
          <table:table-column table:style-name="TableColumn2221"/>
          <table:table-column table:style-name="TableColumn2222"/>
        </table:table-columns>
        <table:table-row table:style-name="TableRow2223">
          <table:table-cell table:style-name="TableCell2224">
            <text:p text:style-name="P2225"><text:span text:style-name="T2226">Mat</text:span></text:p>
          </table:table-cell>
          <table:table-cell table:style-name="TableCell2227">
            <text:p text:style-name="P2228"><text:span text:style-name="T2229">Telefone</text:span></text:p>
          </table:table-cell>
        </table:table-row>
        <table:table-row table:style-name="TableRow2230">
          <table:table-cell table:style-name="TableCell2231">
            <text:p text:style-name="P2232">1999103687</text:p>
          </table:table-cell>
          <table:table-cell table:style-name="TableCell2233">
            <text:p text:style-name="P2234">6233222100</text:p>
          </table:table-cell>
        </table:table-row>
        <table:table-row table:style-name="TableRow2235">
          <table:table-cell table:style-name="TableCell2236">
            <text:p text:style-name="P2237">1999103687</text:p>
          </table:table-cell>
          <table:table-cell table:style-name="TableCell2238">
            <text:p text:style-name="P2239">6299991111</text:p>
          </table:table-cell>
        </table:table-row>
        <table:table-row table:style-name="TableRow2240">
          <table:table-cell table:style-name="TableCell2241">
            <text:p text:style-name="P2242">2000110123</text:p>
          </table:table-cell>
          <table:table-cell table:style-name="TableCell2243">
            <text:p text:style-name="P2244">6288881112</text:p>
          </table:table-cell>
        </table:table-row>
        <table:table-row table:style-name="TableRow2245">
          <table:table-cell table:style-name="TableCell2246">
            <text:p text:style-name="P2247">2001084433</text:p>
          </table:table-cell>
          <table:table-cell table:style-name="TableCell2248">
            <text:p text:style-name="P2249">6233443322</text:p>
          </table:table-cell>
        </table:table-row>
        <table:table-row table:style-name="TableRow2250">
          <table:table-cell table:style-name="TableCell2251">
            <text:p text:style-name="P2252">2001084433</text:p>
          </table:table-cell>
          <table:table-cell table:style-name="TableCell2253">
            <text:p text:style-name="P2254">6277666655</text:p>
          </table:table-cell>
        </table:table-row>
        <table:table-row table:style-name="TableRow2255">
          <table:table-cell table:style-name="TableCell2256">
            <text:p text:style-name="P2257">2005017689</text:p>
          </table:table-cell>
          <table:table-cell table:style-name="TableCell2258">
            <text:p text:style-name="P2259">6298784435</text:p>
          </table:table-cell>
        </table:table-row>
        <table:table-row table:style-name="TableRow2260">
          <table:table-cell table:style-name="TableCell2261">
            <text:p text:style-name="P2262">2005017999</text:p>
          </table:table-cell>
          <table:table-cell table:style-name="TableCell2263">
            <text:p text:style-name="P2264">6281112345</text:p>
          </table:table-cell>
        </table:table-row>
        <table:table-row table:style-name="TableRow2265">
          <table:table-cell table:style-name="TableCell2266">
            <text:p text:style-name="P2267">2005051111</text:p>
          </table:table-cell>
          <table:table-cell table:style-name="TableCell2268">
            <text:p text:style-name="P2269">6297764455</text:p>
          </table:table-cell>
        </table:table-row>
        <table:table-row table:style-name="TableRow2270">
          <table:table-cell table:style-name="TableCell2271">
            <text:p text:style-name="P2272">2005058645</text:p>
          </table:table-cell>
          <table:table-cell table:style-name="TableCell2273">
            <text:p text:style-name="P2274">6288226556</text:p>
          </table:table-cell>
        </table:table-row>
        <table:table-row table:style-name="TableRow2275">
          <table:table-cell table:style-name="TableCell2276">
            <text:p text:style-name="P2277">2006033456</text:p>
          </table:table-cell>
          <table:table-cell table:style-name="TableCell2278">
            <text:p text:style-name="P2279">6298995466</text:p>
          </table:table-cell>
        </table:table-row>
        <table:table-row table:style-name="TableRow2280">
          <table:table-cell table:style-name="TableCell2281">
            <text:p text:style-name="P2282">2009026755</text:p>
          </table:table-cell>
          <table:table-cell table:style-name="TableCell2283">
            <text:p text:style-name="P2284">6231110000</text:p>
          </table:table-cell>
        </table:table-row>
        <table:table-row table:style-name="TableRow2285">
          <table:table-cell table:style-name="TableCell2286">
            <text:p text:style-name="P2287">2009026755</text:p>
          </table:table-cell>
          <table:table-cell table:style-name="TableCell2288">
            <text:p text:style-name="P2289">6286556712</text:p>
          </table:table-cell>
        </table:table-row>
        <table:table-row table:style-name="TableRow2290">
          <table:table-cell table:style-name="TableCell2291">
            <text:p text:style-name="P2292">2009095743</text:p>
          </table:table-cell>
          <table:table-cell table:style-name="TableCell2293">
            <text:p text:style-name="P2294">6289004772</text:p>
          </table:table-cell>
        </table:table-row>
        <table:table-row table:style-name="TableRow2295">
          <table:table-cell table:style-name="TableCell2296">
            <text:p text:style-name="P2297">2010054256</text:p>
          </table:table-cell>
          <table:table-cell table:style-name="TableCell2298">
            <text:p text:style-name="P2299">6287656780</text:p>
          </table:table-cell>
        </table:table-row>
        <table:table-row table:style-name="TableRow2300">
          <table:table-cell table:style-name="TableCell2301">
            <text:p text:style-name="P2302">2011015658</text:p>
          </table:table-cell>
          <table:table-cell table:style-name="TableCell2303">
            <text:p text:style-name="P2304">6291336754</text:p>
          </table:table-cell>
        </table:table-row>
        <table:table-row table:style-name="TableRow2305">
          <table:table-cell table:style-name="TableCell2306">
            <text:p text:style-name="P2307">2012020987</text:p>
          </table:table-cell>
          <table:table-cell table:style-name="TableCell2308">
            <text:p text:style-name="P2309">6290563289</text:p>
          </table:table-cell>
        </table:table-row>
        <table:table-row table:style-name="TableRow2310">
          <table:table-cell table:style-name="TableCell2311">
            <text:p text:style-name="P2312">2013083322</text:p>
          </table:table-cell>
          <table:table-cell table:style-name="TableCell2313">
            <text:p text:style-name="P2314">6234563244</text:p>
          </table:table-cell>
        </table:table-row>
        <table:table-row table:style-name="TableRow2315">
          <table:table-cell table:style-name="TableCell2316">
            <text:p text:style-name="P2317">2013083322</text:p>
          </table:table-cell>
          <table:table-cell table:style-name="TableCell2318">
            <text:p text:style-name="P2319">6293116789</text:p>
          </table:table-cell>
        </table:table-row>
        <table:table-row table:style-name="TableRow2320">
          <table:table-cell table:style-name="TableCell2321">
            <text:p text:style-name="P2322">2014080453</text:p>
          </table:table-cell>
          <table:table-cell table:style-name="TableCell2323">
            <text:p text:style-name="P2324">6288136766</text:p>
          </table:table-cell>
        </table:table-row>
        <table:table-row table:style-name="TableRow2325">
          <table:table-cell table:style-name="TableCell2326">
            <text:p text:style-name="P2327">2015086743</text:p>
          </table:table-cell>
          <table:table-cell table:style-name="TableCell2328">
            <text:p text:style-name="P2329">6288891166</text:p>
          </table:table-cell>
        </table:table-row>
      </table:table>
      <text:p text:style-name="P2330"/>
      <text:p text:style-name="P2331">EMAIL_PESSOA</text:p>
      <table:table table:style-name="Table2332">
        <table:table-columns>
          <table:table-column table:style-name="TableColumn2333"/>
          <table:table-column table:style-name="TableColumn2334"/>
        </table:table-columns>
        <table:table-row table:style-name="TableRow2335">
          <table:table-cell table:style-name="TableCell2336">
            <text:p text:style-name="P2337"><text:span text:style-name="T2338">Mat</text:span></text:p>
          </table:table-cell>
          <table:table-cell table:style-name="TableCell2339">
            <text:p text:style-name="P2340"><text:span text:style-name="T2341">Email</text:span></text:p>
          </table:table-cell>
        </table:table-row>
        <table:table-row table:style-name="TableRow2342">
          <table:table-cell table:style-name="TableCell2343">
            <text:p text:style-name="P2344">1999103687</text:p>
          </table:table-cell>
          <table:table-cell table:style-name="TableCell2345">
            <text:p text:style-name="P2346">robertotelles@facu.com</text:p>
          </table:table-cell>
        </table:table-row>
        <table:table-row table:style-name="TableRow2347">
          <table:table-cell table:style-name="TableCell2348">
            <text:p text:style-name="P2349">2000110123</text:p>
          </table:table-cell>
          <table:table-cell table:style-name="TableCell2350">
            <text:p text:style-name="P2351"><text:a xlink:href="mailto:joao@facu.com" office:target-frame-name="_top" xlink:show="replace"><text:span text:style-name="T2352">joao@facu.com</text:span></text:a></text:p>
          </table:table-cell>
        </table:table-row>
        <table:table-row table:style-name="TableRow2353">
          <table:table-cell table:style-name="TableCell2354">
            <text:p text:style-name="P2355">2001084433</text:p>
          </table:table-cell>
          <table:table-cell table:style-name="TableCell2356">
            <text:p text:style-name="P2357"><text:a xlink:href="mailto:osmarcardoso@facu.com" office:target-frame-name="_top" xlink:show="replace"><text:span text:style-name="T2358">osmarcardoso@facu.com</text:span></text:a></text:p>
          </table:table-cell>
        </table:table-row>
        <table:table-row table:style-name="TableRow2359">
          <table:table-cell table:style-name="TableCell2360">
            <text:p text:style-name="P2361">2005017689</text:p>
          </table:table-cell>
          <table:table-cell table:style-name="TableCell2362">
            <text:p text:style-name="P2363"><text:a xlink:href="mailto:anarita@facu.com" office:target-frame-name="_top" xlink:show="replace"><text:span text:style-name="T2364">anarita@facu.com</text:span></text:a></text:p>
          </table:table-cell>
        </table:table-row>
        <table:table-row table:style-name="TableRow2365">
          <table:table-cell table:style-name="TableCell2366">
            <text:p text:style-name="P2367">2005017999</text:p>
          </table:table-cell>
          <table:table-cell table:style-name="TableCell2368">
            <text:p text:style-name="P2369">giovana@outro.com</text:p>
          </table:table-cell>
        </table:table-row>
        <table:table-row table:style-name="TableRow2370">
          <table:table-cell table:style-name="TableCell2371">
            <text:p text:style-name="P2372">2005051111</text:p>
          </table:table-cell>
          <table:table-cell table:style-name="TableCell2373">
            <text:p text:style-name="P2374">mariaclaudia@facu.com</text:p>
          </table:table-cell>
        </table:table-row>
        <table:table-row table:style-name="TableRow2375">
          <table:table-cell table:style-name="TableCell2376">
            <text:p text:style-name="P2377">2005051111</text:p>
          </table:table-cell>
          <table:table-cell table:style-name="TableCell2378">
            <text:p text:style-name="P2379">mariaclaudia@outro.com</text:p>
          </table:table-cell>
        </table:table-row>
        <text:soft-page-break/>
        <table:table-row table:style-name="TableRow2380">
          <table:table-cell table:style-name="TableCell2381">
            <text:p text:style-name="P2382">2005058645</text:p>
          </table:table-cell>
          <table:table-cell table:style-name="TableCell2383">
            <text:p text:style-name="P2384">ernesto@facu.com</text:p>
          </table:table-cell>
        </table:table-row>
        <table:table-row table:style-name="TableRow2385">
          <table:table-cell table:style-name="TableCell2386">
            <text:p text:style-name="P2387">2005058645</text:p>
          </table:table-cell>
          <table:table-cell table:style-name="TableCell2388">
            <text:p text:style-name="P2389">ernesto@outro.com</text:p>
          </table:table-cell>
        </table:table-row>
        <table:table-row table:style-name="TableRow2390">
          <table:table-cell table:style-name="TableCell2391">
            <text:p text:style-name="P2392">2006033456</text:p>
          </table:table-cell>
          <table:table-cell table:style-name="TableCell2393">
            <text:p text:style-name="P2394"><text:a xlink:href="mailto:fabiola@facu.com" office:target-frame-name="_top" xlink:show="replace"><text:span text:style-name="T2395">fabiola@facu.com</text:span></text:a></text:p>
          </table:table-cell>
        </table:table-row>
        <table:table-row table:style-name="TableRow2396">
          <table:table-cell table:style-name="TableCell2397">
            <text:p text:style-name="P2398">2009026755</text:p>
          </table:table-cell>
          <table:table-cell table:style-name="TableCell2399">
            <text:p text:style-name="P2400">antoniosantos@facu.com</text:p>
          </table:table-cell>
        </table:table-row>
        <table:table-row table:style-name="TableRow2401">
          <table:table-cell table:style-name="TableCell2402">
            <text:p text:style-name="P2403">2009095743</text:p>
          </table:table-cell>
          <table:table-cell table:style-name="TableCell2404">
            <text:p text:style-name="P2405"><text:a xlink:href="mailto:carlosac@facu.com" office:target-frame-name="_top" xlink:show="replace"><text:span text:style-name="T2406">carlosac@facu.com</text:span></text:a></text:p>
          </table:table-cell>
        </table:table-row>
        <table:table-row table:style-name="TableRow2407">
          <table:table-cell table:style-name="TableCell2408">
            <text:p text:style-name="P2409">2010054256</text:p>
          </table:table-cell>
          <table:table-cell table:style-name="TableCell2410">
            <text:p text:style-name="P2411">laurafc@facu.com</text:p>
          </table:table-cell>
        </table:table-row>
        <table:table-row table:style-name="TableRow2412">
          <table:table-cell table:style-name="TableCell2413">
            <text:p text:style-name="P2414">2010054256</text:p>
          </table:table-cell>
          <table:table-cell table:style-name="TableCell2415">
            <text:p text:style-name="P2416">laurafeliciano@outro.com</text:p>
          </table:table-cell>
        </table:table-row>
        <table:table-row table:style-name="TableRow2417">
          <table:table-cell table:style-name="TableCell2418">
            <text:p text:style-name="P2419">2011015658</text:p>
          </table:table-cell>
          <table:table-cell table:style-name="TableCell2420">
            <text:p text:style-name="P2421">paulohenrique@facu.com</text:p>
          </table:table-cell>
        </table:table-row>
        <table:table-row table:style-name="TableRow2422">
          <table:table-cell table:style-name="TableCell2423">
            <text:p text:style-name="P2424">2012020987</text:p>
          </table:table-cell>
          <table:table-cell table:style-name="TableCell2425">
            <text:p text:style-name="P2426"><text:a xlink:href="mailto:helena@facu.com" office:target-frame-name="_top" xlink:show="replace"><text:span text:style-name="T2427">helena@facu.com</text:span></text:a></text:p>
          </table:table-cell>
        </table:table-row>
        <table:table-row table:style-name="TableRow2428">
          <table:table-cell table:style-name="TableCell2429">
            <text:p text:style-name="P2430">2013083322</text:p>
          </table:table-cell>
          <table:table-cell table:style-name="TableCell2431">
            <text:p text:style-name="P2432"><text:a xlink:href="mailto:cristinanc@facu.com" office:target-frame-name="_top" xlink:show="replace"><text:span text:style-name="T2433">cristinanc@facu.com</text:span></text:a></text:p>
          </table:table-cell>
        </table:table-row>
        <table:table-row table:style-name="TableRow2434">
          <table:table-cell table:style-name="TableCell2435">
            <text:p text:style-name="P2436">2014080453</text:p>
          </table:table-cell>
          <table:table-cell table:style-name="TableCell2437">
            <text:p text:style-name="P2438"><text:a xlink:href="mailto:eduardacb@facu.com" office:target-frame-name="_top" xlink:show="replace"><text:span text:style-name="T2439">eduardacb@facu.com</text:span></text:a></text:p>
          </table:table-cell>
        </table:table-row>
        <table:table-row table:style-name="TableRow2440">
          <table:table-cell table:style-name="TableCell2441">
            <text:p text:style-name="P2442">2015086743</text:p>
          </table:table-cell>
          <table:table-cell table:style-name="TableCell2443">
            <text:p text:style-name="P2444">danielanunes@facu.com</text:p>
          </table:table-cell>
        </table:table-row>
        <table:table-row table:style-name="TableRow2445">
          <table:table-cell table:style-name="TableCell2446">
            <text:p text:style-name="P2447">2015086743</text:p>
          </table:table-cell>
          <table:table-cell table:style-name="TableCell2448">
            <text:p text:style-name="P2449">daninues@outro.com</text:p>
          </table:table-cell>
        </table:table-row>
      </table:table>
      <text:p text:style-name="P2450"/>
      <text:p text:style-name="P2451"/>
      <text:p text:style-name="Standard"><text:span text:style-name="T2452">HORARIO_TURMA</text:span></text:p>
      <table:table table:style-name="Table2453">
        <table:table-columns>
          <table:table-column table:style-name="TableColumn2454"/>
          <table:table-column table:style-name="TableColumn2455"/>
          <table:table-column table:style-name="TableColumn2456"/>
          <table:table-column table:style-name="TableColumn2457"/>
        </table:table-columns>
        <table:table-row table:style-name="TableRow2458">
          <table:table-cell table:style-name="TableCell2459">
            <text:p text:style-name="P2460"><text:span text:style-name="T2461">CodD</text:span></text:p>
          </table:table-cell>
          <table:table-cell table:style-name="TableCell2462">
            <text:p text:style-name="P2463"><text:span text:style-name="T2464">Semestre</text:span></text:p>
          </table:table-cell>
          <table:table-cell table:style-name="TableCell2465">
            <text:p text:style-name="P2466"><text:span text:style-name="T2467">Ano</text:span></text:p>
          </table:table-cell>
          <table:table-cell table:style-name="TableCell2468">
            <text:p text:style-name="P2469"><text:span text:style-name="T2470">Horario</text:span></text:p>
          </table:table-cell>
        </table:table-row>
        <table:table-row table:style-name="TableRow2471">
          <table:table-cell table:style-name="TableCell2472">
            <text:p text:style-name="P2473"><text:span text:style-name="T2474">MED0001</text:span></text:p>
          </table:table-cell>
          <table:table-cell table:style-name="TableCell2475">
            <text:p text:style-name="P2476">1º</text:p>
          </table:table-cell>
          <table:table-cell table:style-name="TableCell2477">
            <text:p text:style-name="P2478">2012</text:p>
          </table:table-cell>
          <table:table-cell table:style-name="TableCell2479">
            <text:p text:style-name="P2480">2M1234</text:p>
          </table:table-cell>
        </table:table-row>
        <table:table-row table:style-name="TableRow2481">
          <table:table-cell table:style-name="TableCell2482">
            <text:p text:style-name="P2483">MED0001</text:p>
          </table:table-cell>
          <table:table-cell table:style-name="TableCell2484">
            <text:p text:style-name="P2485">1º</text:p>
          </table:table-cell>
          <table:table-cell table:style-name="TableCell2486">
            <text:p text:style-name="P2487">2012</text:p>
          </table:table-cell>
          <table:table-cell table:style-name="TableCell2488">
            <text:p text:style-name="P2489">4M1234</text:p>
          </table:table-cell>
        </table:table-row>
        <table:table-row table:style-name="TableRow2490">
          <table:table-cell table:style-name="TableCell2491">
            <text:p text:style-name="P2492">MED0001</text:p>
          </table:table-cell>
          <table:table-cell table:style-name="TableCell2493">
            <text:p text:style-name="P2494">1º</text:p>
          </table:table-cell>
          <table:table-cell table:style-name="TableCell2495">
            <text:p text:style-name="P2496">2015</text:p>
          </table:table-cell>
          <table:table-cell table:style-name="TableCell2497">
            <text:p text:style-name="P2498">2M1234</text:p>
          </table:table-cell>
        </table:table-row>
        <table:table-row table:style-name="TableRow2499">
          <table:table-cell table:style-name="TableCell2500">
            <text:p text:style-name="P2501">MED0001</text:p>
          </table:table-cell>
          <table:table-cell table:style-name="TableCell2502">
            <text:p text:style-name="P2503">1º</text:p>
          </table:table-cell>
          <table:table-cell table:style-name="TableCell2504">
            <text:p text:style-name="P2505">2015</text:p>
          </table:table-cell>
          <table:table-cell table:style-name="TableCell2506">
            <text:p text:style-name="P2507">4M1234</text:p>
          </table:table-cell>
        </table:table-row>
        <table:table-row table:style-name="TableRow2508">
          <table:table-cell table:style-name="TableCell2509">
            <text:p text:style-name="P2510">MED0002</text:p>
          </table:table-cell>
          <table:table-cell table:style-name="TableCell2511">
            <text:p text:style-name="P2512">1º</text:p>
          </table:table-cell>
          <table:table-cell table:style-name="TableCell2513">
            <text:p text:style-name="P2514">2012</text:p>
          </table:table-cell>
          <table:table-cell table:style-name="TableCell2515">
            <text:p text:style-name="P2516">3T2345</text:p>
          </table:table-cell>
        </table:table-row>
        <table:table-row table:style-name="TableRow2517">
          <table:table-cell table:style-name="TableCell2518">
            <text:p text:style-name="P2519">MED0002</text:p>
          </table:table-cell>
          <table:table-cell table:style-name="TableCell2520">
            <text:p text:style-name="P2521">1º</text:p>
          </table:table-cell>
          <table:table-cell table:style-name="TableCell2522">
            <text:p text:style-name="P2523">2012</text:p>
          </table:table-cell>
          <table:table-cell table:style-name="TableCell2524">
            <text:p text:style-name="P2525">5M234</text:p>
          </table:table-cell>
        </table:table-row>
        <table:table-row table:style-name="TableRow2526">
          <table:table-cell table:style-name="TableCell2527">
            <text:p text:style-name="P2528">MED0002</text:p>
          </table:table-cell>
          <table:table-cell table:style-name="TableCell2529">
            <text:p text:style-name="P2530">1º</text:p>
          </table:table-cell>
          <table:table-cell table:style-name="TableCell2531">
            <text:p text:style-name="P2532">2015</text:p>
          </table:table-cell>
          <table:table-cell table:style-name="TableCell2533">
            <text:p text:style-name="P2534">3T3345</text:p>
          </table:table-cell>
        </table:table-row>
        <table:table-row table:style-name="TableRow2535">
          <table:table-cell table:style-name="TableCell2536">
            <text:p text:style-name="P2537">MED0002</text:p>
          </table:table-cell>
          <table:table-cell table:style-name="TableCell2538">
            <text:p text:style-name="P2539">1º</text:p>
          </table:table-cell>
          <table:table-cell table:style-name="TableCell2540">
            <text:p text:style-name="P2541">2015</text:p>
          </table:table-cell>
          <table:table-cell table:style-name="TableCell2542">
            <text:p text:style-name="P2543">5M234</text:p>
          </table:table-cell>
        </table:table-row>
        <table:table-row table:style-name="TableRow2544">
          <table:table-cell table:style-name="TableCell2545">
            <text:p text:style-name="P2546">MED0013</text:p>
          </table:table-cell>
          <table:table-cell table:style-name="TableCell2547">
            <text:p text:style-name="P2548">1º</text:p>
          </table:table-cell>
          <table:table-cell table:style-name="TableCell2549">
            <text:p text:style-name="P2550">2013</text:p>
          </table:table-cell>
          <table:table-cell table:style-name="TableCell2551">
            <text:p text:style-name="P2552">4M1234</text:p>
          </table:table-cell>
        </table:table-row>
        <table:table-row table:style-name="TableRow2553">
          <table:table-cell table:style-name="TableCell2554">
            <text:p text:style-name="P2555">MED0013</text:p>
          </table:table-cell>
          <table:table-cell table:style-name="TableCell2556">
            <text:p text:style-name="P2557">1º</text:p>
          </table:table-cell>
          <table:table-cell table:style-name="TableCell2558">
            <text:p text:style-name="P2559">2013</text:p>
          </table:table-cell>
          <table:table-cell table:style-name="TableCell2560">
            <text:p text:style-name="P2561">6M34</text:p>
          </table:table-cell>
        </table:table-row>
        <table:table-row table:style-name="TableRow2562">
          <table:table-cell table:style-name="TableCell2563">
            <text:p text:style-name="P2564">MED0013</text:p>
          </table:table-cell>
          <table:table-cell table:style-name="TableCell2565">
            <text:p text:style-name="P2566">1º</text:p>
          </table:table-cell>
          <table:table-cell table:style-name="TableCell2567">
            <text:p text:style-name="P2568">2016</text:p>
          </table:table-cell>
          <table:table-cell table:style-name="TableCell2569">
            <text:p text:style-name="P2570">4M1234</text:p>
          </table:table-cell>
        </table:table-row>
        <table:table-row table:style-name="TableRow2571">
          <table:table-cell table:style-name="TableCell2572">
            <text:p text:style-name="P2573">MED0013</text:p>
          </table:table-cell>
          <table:table-cell table:style-name="TableCell2574">
            <text:p text:style-name="P2575">1º</text:p>
          </table:table-cell>
          <table:table-cell table:style-name="TableCell2576">
            <text:p text:style-name="P2577">2016</text:p>
          </table:table-cell>
          <table:table-cell table:style-name="TableCell2578">
            <text:p text:style-name="P2579">6M34</text:p>
          </table:table-cell>
        </table:table-row>
        <table:table-row table:style-name="TableRow2580">
          <table:table-cell table:style-name="TableCell2581">
            <text:p text:style-name="P2582">MED0018</text:p>
          </table:table-cell>
          <table:table-cell table:style-name="TableCell2583">
            <text:p text:style-name="P2584">2º</text:p>
          </table:table-cell>
          <table:table-cell table:style-name="TableCell2585">
            <text:p text:style-name="P2586">2013</text:p>
          </table:table-cell>
          <table:table-cell table:style-name="TableCell2587">
            <text:p text:style-name="P2588">3M1234</text:p>
          </table:table-cell>
        </table:table-row>
        <table:table-row table:style-name="TableRow2589">
          <table:table-cell table:style-name="TableCell2590">
            <text:p text:style-name="P2591">MED0018</text:p>
          </table:table-cell>
          <table:table-cell table:style-name="TableCell2592">
            <text:p text:style-name="P2593">2º</text:p>
          </table:table-cell>
          <table:table-cell table:style-name="TableCell2594">
            <text:p text:style-name="P2595">2013</text:p>
          </table:table-cell>
          <table:table-cell table:style-name="TableCell2596">
            <text:p text:style-name="P2597">4T12</text:p>
          </table:table-cell>
        </table:table-row>
        <table:table-row table:style-name="TableRow2598">
          <table:table-cell table:style-name="TableCell2599">
            <text:p text:style-name="P2600">MED0029</text:p>
          </table:table-cell>
          <table:table-cell table:style-name="TableCell2601">
            <text:p text:style-name="P2602">2º</text:p>
          </table:table-cell>
          <table:table-cell table:style-name="TableCell2603">
            <text:p text:style-name="P2604">2014</text:p>
          </table:table-cell>
          <table:table-cell table:style-name="TableCell2605">
            <text:p text:style-name="P2606">2T12</text:p>
          </table:table-cell>
        </table:table-row>
        <table:table-row table:style-name="TableRow2607">
          <table:table-cell table:style-name="TableCell2608">
            <text:p text:style-name="P2609">INF0010</text:p>
          </table:table-cell>
          <table:table-cell table:style-name="TableCell2610">
            <text:p text:style-name="P2611">2º</text:p>
          </table:table-cell>
          <table:table-cell table:style-name="TableCell2612">
            <text:p text:style-name="P2613">2005</text:p>
          </table:table-cell>
          <table:table-cell table:style-name="TableCell2614">
            <text:p text:style-name="P2615">2N2345</text:p>
          </table:table-cell>
        </table:table-row>
        <table:table-row table:style-name="TableRow2616">
          <table:table-cell table:style-name="TableCell2617">
            <text:p text:style-name="P2618">INF0010</text:p>
          </table:table-cell>
          <table:table-cell table:style-name="TableCell2619">
            <text:p text:style-name="P2620">1º</text:p>
          </table:table-cell>
          <table:table-cell table:style-name="TableCell2621">
            <text:p text:style-name="P2622">2007</text:p>
          </table:table-cell>
          <table:table-cell table:style-name="TableCell2623">
            <text:p text:style-name="P2624">2M1234</text:p>
          </table:table-cell>
        </table:table-row>
        <table:table-row table:style-name="TableRow2625">
          <table:table-cell table:style-name="TableCell2626">
            <text:p text:style-name="P2627">INF0010</text:p>
          </table:table-cell>
          <table:table-cell table:style-name="TableCell2628">
            <text:p text:style-name="P2629">1º</text:p>
          </table:table-cell>
          <table:table-cell table:style-name="TableCell2630">
            <text:p text:style-name="P2631">2009</text:p>
          </table:table-cell>
          <table:table-cell table:style-name="TableCell2632">
            <text:p text:style-name="P2633">2N2345</text:p>
          </table:table-cell>
        </table:table-row>
        <table:table-row table:style-name="TableRow2634">
          <table:table-cell table:style-name="TableCell2635">
            <text:p text:style-name="P2636">INF0010</text:p>
          </table:table-cell>
          <table:table-cell table:style-name="TableCell2637">
            <text:p text:style-name="P2638">1º</text:p>
          </table:table-cell>
          <table:table-cell table:style-name="TableCell2639">
            <text:p text:style-name="P2640">2014</text:p>
          </table:table-cell>
          <table:table-cell table:style-name="TableCell2641">
            <text:p text:style-name="P2642">2M1234</text:p>
          </table:table-cell>
        </table:table-row>
        <table:table-row table:style-name="TableRow2643">
          <table:table-cell table:style-name="TableCell2644">
            <text:p text:style-name="P2645">INF0010</text:p>
          </table:table-cell>
          <table:table-cell table:style-name="TableCell2646">
            <text:p text:style-name="P2647">2º</text:p>
          </table:table-cell>
          <table:table-cell table:style-name="TableCell2648">
            <text:p text:style-name="P2649">2014</text:p>
          </table:table-cell>
          <table:table-cell table:style-name="TableCell2650">
            <text:p text:style-name="P2651">2N2345</text:p>
          </table:table-cell>
        </table:table-row>
        <table:table-row table:style-name="TableRow2652">
          <table:table-cell table:style-name="TableCell2653">
            <text:p text:style-name="P2654">INF0011</text:p>
          </table:table-cell>
          <table:table-cell table:style-name="TableCell2655">
            <text:p text:style-name="P2656">2º</text:p>
          </table:table-cell>
          <table:table-cell table:style-name="TableCell2657">
            <text:p text:style-name="P2658">2005</text:p>
          </table:table-cell>
          <table:table-cell table:style-name="TableCell2659">
            <text:p text:style-name="P2660">3N2345</text:p>
          </table:table-cell>
        </table:table-row>
        <table:table-row table:style-name="TableRow2661">
          <table:table-cell table:style-name="TableCell2662">
            <text:p text:style-name="P2663">INF0011</text:p>
          </table:table-cell>
          <table:table-cell table:style-name="TableCell2664">
            <text:p text:style-name="P2665">1º</text:p>
          </table:table-cell>
          <table:table-cell table:style-name="TableCell2666">
            <text:p text:style-name="P2667">2009</text:p>
          </table:table-cell>
          <table:table-cell table:style-name="TableCell2668">
            <text:p text:style-name="P2669">3N2345</text:p>
          </table:table-cell>
        </table:table-row>
        <table:table-row table:style-name="TableRow2670">
          <table:table-cell table:style-name="TableCell2671">
            <text:p text:style-name="P2672">INF0011</text:p>
          </table:table-cell>
          <table:table-cell table:style-name="TableCell2673">
            <text:p text:style-name="P2674">1º</text:p>
          </table:table-cell>
          <table:table-cell table:style-name="TableCell2675">
            <text:p text:style-name="P2676">2014</text:p>
          </table:table-cell>
          <table:table-cell table:style-name="TableCell2677">
            <text:p text:style-name="P2678">3N2345</text:p>
          </table:table-cell>
        </table:table-row>
        <table:table-row table:style-name="TableRow2679">
          <table:table-cell table:style-name="TableCell2680">
            <text:p text:style-name="P2681">INF0012</text:p>
          </table:table-cell>
          <table:table-cell table:style-name="TableCell2682">
            <text:p text:style-name="P2683">2º</text:p>
          </table:table-cell>
          <table:table-cell table:style-name="TableCell2684">
            <text:p text:style-name="P2685">2005</text:p>
          </table:table-cell>
          <table:table-cell table:style-name="TableCell2686">
            <text:p text:style-name="P2687">3M1234</text:p>
          </table:table-cell>
        </table:table-row>
        <text:soft-page-break/>
        <table:table-row table:style-name="TableRow2688">
          <table:table-cell table:style-name="TableCell2689">
            <text:p text:style-name="P2690">INF0012</text:p>
          </table:table-cell>
          <table:table-cell table:style-name="TableCell2691">
            <text:p text:style-name="P2692">2º</text:p>
          </table:table-cell>
          <table:table-cell table:style-name="TableCell2693">
            <text:p text:style-name="P2694">2013</text:p>
          </table:table-cell>
          <table:table-cell table:style-name="TableCell2695">
            <text:p text:style-name="P2696">3M1234</text:p>
          </table:table-cell>
        </table:table-row>
        <table:table-row table:style-name="TableRow2697">
          <table:table-cell table:style-name="TableCell2698">
            <text:p text:style-name="P2699">INF0013</text:p>
          </table:table-cell>
          <table:table-cell table:style-name="TableCell2700">
            <text:p text:style-name="P2701">2º</text:p>
          </table:table-cell>
          <table:table-cell table:style-name="TableCell2702">
            <text:p text:style-name="P2703">2005</text:p>
          </table:table-cell>
          <table:table-cell table:style-name="TableCell2704">
            <text:p text:style-name="P2705">4M1234</text:p>
          </table:table-cell>
        </table:table-row>
        <table:table-row table:style-name="TableRow2706">
          <table:table-cell table:style-name="TableCell2707">
            <text:p text:style-name="P2708">INF0013</text:p>
          </table:table-cell>
          <table:table-cell table:style-name="TableCell2709">
            <text:p text:style-name="P2710">2º</text:p>
          </table:table-cell>
          <table:table-cell table:style-name="TableCell2711">
            <text:p text:style-name="P2712">2013</text:p>
          </table:table-cell>
          <table:table-cell table:style-name="TableCell2713">
            <text:p text:style-name="P2714">4M1234</text:p>
          </table:table-cell>
        </table:table-row>
        <table:table-row table:style-name="TableRow2715">
          <table:table-cell table:style-name="TableCell2716">
            <text:p text:style-name="P2717">INF0021</text:p>
          </table:table-cell>
          <table:table-cell table:style-name="TableCell2718">
            <text:p text:style-name="P2719">1º</text:p>
          </table:table-cell>
          <table:table-cell table:style-name="TableCell2720">
            <text:p text:style-name="P2721">2006</text:p>
          </table:table-cell>
          <table:table-cell table:style-name="TableCell2722">
            <text:p text:style-name="P2723">5N2345</text:p>
          </table:table-cell>
        </table:table-row>
        <table:table-row table:style-name="TableRow2724">
          <table:table-cell table:style-name="TableCell2725">
            <text:p text:style-name="P2726">INF0021</text:p>
          </table:table-cell>
          <table:table-cell table:style-name="TableCell2727">
            <text:p text:style-name="P2728">1º</text:p>
          </table:table-cell>
          <table:table-cell table:style-name="TableCell2729">
            <text:p text:style-name="P2730">2009</text:p>
          </table:table-cell>
          <table:table-cell table:style-name="TableCell2731">
            <text:p text:style-name="P2732">6M1234</text:p>
          </table:table-cell>
        </table:table-row>
        <table:table-row table:style-name="TableRow2733">
          <table:table-cell table:style-name="TableCell2734">
            <text:p text:style-name="P2735">INF0021</text:p>
          </table:table-cell>
          <table:table-cell table:style-name="TableCell2736">
            <text:p text:style-name="P2737">2º</text:p>
          </table:table-cell>
          <table:table-cell table:style-name="TableCell2738">
            <text:p text:style-name="P2739">2009</text:p>
          </table:table-cell>
          <table:table-cell table:style-name="TableCell2740">
            <text:p text:style-name="P2741">6N1234</text:p>
          </table:table-cell>
        </table:table-row>
        <table:table-row table:style-name="TableRow2742">
          <table:table-cell table:style-name="TableCell2743">
            <text:p text:style-name="P2744">INF0021</text:p>
          </table:table-cell>
          <table:table-cell table:style-name="TableCell2745">
            <text:p text:style-name="P2746">1º</text:p>
          </table:table-cell>
          <table:table-cell table:style-name="TableCell2747">
            <text:p text:style-name="P2748">2015</text:p>
          </table:table-cell>
          <table:table-cell table:style-name="TableCell2749">
            <text:p text:style-name="P2750">6N1234</text:p>
          </table:table-cell>
        </table:table-row>
        <table:table-row table:style-name="TableRow2751">
          <table:table-cell table:style-name="TableCell2752">
            <text:p text:style-name="P2753">INF0021</text:p>
          </table:table-cell>
          <table:table-cell table:style-name="TableCell2754">
            <text:p text:style-name="P2755">2º</text:p>
          </table:table-cell>
          <table:table-cell table:style-name="TableCell2756">
            <text:p text:style-name="P2757">2015</text:p>
          </table:table-cell>
          <table:table-cell table:style-name="TableCell2758">
            <text:p text:style-name="P2759">6M1234</text:p>
          </table:table-cell>
        </table:table-row>
        <table:table-row table:style-name="TableRow2760">
          <table:table-cell table:style-name="TableCell2761">
            <text:p text:style-name="P2762">INF0022</text:p>
          </table:table-cell>
          <table:table-cell table:style-name="TableCell2763">
            <text:p text:style-name="P2764">1º</text:p>
          </table:table-cell>
          <table:table-cell table:style-name="TableCell2765">
            <text:p text:style-name="P2766">2006</text:p>
          </table:table-cell>
          <table:table-cell table:style-name="TableCell2767">
            <text:p text:style-name="P2768">4N2345</text:p>
          </table:table-cell>
        </table:table-row>
        <table:table-row table:style-name="TableRow2769">
          <table:table-cell table:style-name="TableCell2770">
            <text:p text:style-name="P2771">INF0022</text:p>
          </table:table-cell>
          <table:table-cell table:style-name="TableCell2772">
            <text:p text:style-name="P2773">2º</text:p>
          </table:table-cell>
          <table:table-cell table:style-name="TableCell2774">
            <text:p text:style-name="P2775">2009</text:p>
          </table:table-cell>
          <table:table-cell table:style-name="TableCell2776">
            <text:p text:style-name="P2777">4N2345</text:p>
          </table:table-cell>
        </table:table-row>
        <table:table-row table:style-name="TableRow2778">
          <table:table-cell table:style-name="TableCell2779">
            <text:p text:style-name="P2780">INF0022</text:p>
          </table:table-cell>
          <table:table-cell table:style-name="TableCell2781">
            <text:p text:style-name="P2782">1º</text:p>
          </table:table-cell>
          <table:table-cell table:style-name="TableCell2783">
            <text:p text:style-name="P2784">2015</text:p>
          </table:table-cell>
          <table:table-cell table:style-name="TableCell2785">
            <text:p text:style-name="P2786">4N2345</text:p>
          </table:table-cell>
        </table:table-row>
        <table:table-row table:style-name="TableRow2787">
          <table:table-cell table:style-name="TableCell2788">
            <text:p text:style-name="P2789">INF0023</text:p>
          </table:table-cell>
          <table:table-cell table:style-name="TableCell2790">
            <text:p text:style-name="P2791">1º</text:p>
          </table:table-cell>
          <table:table-cell table:style-name="TableCell2792">
            <text:p text:style-name="P2793">2006</text:p>
          </table:table-cell>
          <table:table-cell table:style-name="TableCell2794">
            <text:p text:style-name="P2795">4T2345</text:p>
          </table:table-cell>
        </table:table-row>
        <table:table-row table:style-name="TableRow2796">
          <table:table-cell table:style-name="TableCell2797">
            <text:p text:style-name="P2798">INF0023</text:p>
          </table:table-cell>
          <table:table-cell table:style-name="TableCell2799">
            <text:p text:style-name="P2800">1º</text:p>
          </table:table-cell>
          <table:table-cell table:style-name="TableCell2801">
            <text:p text:style-name="P2802">2014</text:p>
          </table:table-cell>
          <table:table-cell table:style-name="TableCell2803">
            <text:p text:style-name="P2804">4T2345</text:p>
          </table:table-cell>
        </table:table-row>
        <table:table-row table:style-name="TableRow2805">
          <table:table-cell table:style-name="TableCell2806">
            <text:p text:style-name="P2807">INF0024</text:p>
          </table:table-cell>
          <table:table-cell table:style-name="TableCell2808">
            <text:p text:style-name="P2809">1º</text:p>
          </table:table-cell>
          <table:table-cell table:style-name="TableCell2810">
            <text:p text:style-name="P2811">2006</text:p>
          </table:table-cell>
          <table:table-cell table:style-name="TableCell2812">
            <text:p text:style-name="P2813">5M1234</text:p>
          </table:table-cell>
        </table:table-row>
        <table:table-row table:style-name="TableRow2814">
          <table:table-cell table:style-name="TableCell2815">
            <text:p text:style-name="P2816">INF0024</text:p>
          </table:table-cell>
          <table:table-cell table:style-name="TableCell2817">
            <text:p text:style-name="P2818">1º</text:p>
          </table:table-cell>
          <table:table-cell table:style-name="TableCell2819">
            <text:p text:style-name="P2820">2014</text:p>
          </table:table-cell>
          <table:table-cell table:style-name="TableCell2821">
            <text:p text:style-name="P2822">5M1234</text:p>
          </table:table-cell>
        </table:table-row>
        <table:table-row table:style-name="TableRow2823">
          <table:table-cell table:style-name="TableCell2824">
            <text:p text:style-name="P2825">INF0030</text:p>
          </table:table-cell>
          <table:table-cell table:style-name="TableCell2826">
            <text:p text:style-name="P2827">2º</text:p>
          </table:table-cell>
          <table:table-cell table:style-name="TableCell2828">
            <text:p text:style-name="P2829">2006</text:p>
          </table:table-cell>
          <table:table-cell table:style-name="TableCell2830">
            <text:p text:style-name="P2831">6N2345</text:p>
          </table:table-cell>
        </table:table-row>
        <table:table-row table:style-name="TableRow2832">
          <table:table-cell table:style-name="TableCell2833">
            <text:p text:style-name="P2834">INF0030</text:p>
          </table:table-cell>
          <table:table-cell table:style-name="TableCell2835">
            <text:p text:style-name="P2836">2º</text:p>
          </table:table-cell>
          <table:table-cell table:style-name="TableCell2837">
            <text:p text:style-name="P2838">2006</text:p>
          </table:table-cell>
          <table:table-cell table:style-name="TableCell2839">
            <text:p text:style-name="P2840">3N23</text:p>
          </table:table-cell>
        </table:table-row>
        <table:table-row table:style-name="TableRow2841">
          <table:table-cell table:style-name="TableCell2842">
            <text:p text:style-name="P2843">INF0030</text:p>
          </table:table-cell>
          <table:table-cell table:style-name="TableCell2844">
            <text:p text:style-name="P2845">2º</text:p>
          </table:table-cell>
          <table:table-cell table:style-name="TableCell2846">
            <text:p text:style-name="P2847">2007</text:p>
          </table:table-cell>
          <table:table-cell table:style-name="TableCell2848">
            <text:p text:style-name="P2849">4T23</text:p>
          </table:table-cell>
        </table:table-row>
        <table:table-row table:style-name="TableRow2850">
          <table:table-cell table:style-name="TableCell2851">
            <text:p text:style-name="P2852">INF0030</text:p>
          </table:table-cell>
          <table:table-cell table:style-name="TableCell2853">
            <text:p text:style-name="P2854">2º</text:p>
          </table:table-cell>
          <table:table-cell table:style-name="TableCell2855">
            <text:p text:style-name="P2856">2007</text:p>
          </table:table-cell>
          <table:table-cell table:style-name="TableCell2857">
            <text:p text:style-name="P2858">6M1234</text:p>
          </table:table-cell>
        </table:table-row>
        <table:table-row table:style-name="TableRow2859">
          <table:table-cell table:style-name="TableCell2860">
            <text:p text:style-name="P2861">INF0030</text:p>
          </table:table-cell>
          <table:table-cell table:style-name="TableCell2862">
            <text:p text:style-name="P2863">1º</text:p>
          </table:table-cell>
          <table:table-cell table:style-name="TableCell2864">
            <text:p text:style-name="P2865">2010</text:p>
          </table:table-cell>
          <table:table-cell table:style-name="TableCell2866">
            <text:p text:style-name="P2867">6N2345</text:p>
          </table:table-cell>
        </table:table-row>
        <table:table-row table:style-name="TableRow2868">
          <table:table-cell table:style-name="TableCell2869">
            <text:p text:style-name="P2870">INF0030</text:p>
          </table:table-cell>
          <table:table-cell table:style-name="TableCell2871">
            <text:p text:style-name="P2872">1º</text:p>
          </table:table-cell>
          <table:table-cell table:style-name="TableCell2873">
            <text:p text:style-name="P2874">2010</text:p>
          </table:table-cell>
          <table:table-cell table:style-name="TableCell2875">
            <text:p text:style-name="P2876">3N23</text:p>
          </table:table-cell>
        </table:table-row>
        <table:table-row table:style-name="TableRow2877">
          <table:table-cell table:style-name="TableCell2878">
            <text:p text:style-name="P2879">INF0030</text:p>
          </table:table-cell>
          <table:table-cell table:style-name="TableCell2880">
            <text:p text:style-name="P2881">2º</text:p>
          </table:table-cell>
          <table:table-cell table:style-name="TableCell2882">
            <text:p text:style-name="P2883">2014</text:p>
          </table:table-cell>
          <table:table-cell table:style-name="TableCell2884">
            <text:p text:style-name="P2885">4T23</text:p>
          </table:table-cell>
        </table:table-row>
        <table:table-row table:style-name="TableRow2886">
          <table:table-cell table:style-name="TableCell2887">
            <text:p text:style-name="P2888">INF0030</text:p>
          </table:table-cell>
          <table:table-cell table:style-name="TableCell2889">
            <text:p text:style-name="P2890">2º</text:p>
          </table:table-cell>
          <table:table-cell table:style-name="TableCell2891">
            <text:p text:style-name="P2892">2014</text:p>
          </table:table-cell>
          <table:table-cell table:style-name="TableCell2893">
            <text:p text:style-name="P2894">6M1234</text:p>
          </table:table-cell>
        </table:table-row>
        <table:table-row table:style-name="TableRow2895">
          <table:table-cell table:style-name="TableCell2896">
            <text:p text:style-name="P2897">INF0030</text:p>
          </table:table-cell>
          <table:table-cell table:style-name="TableCell2898">
            <text:p text:style-name="P2899">2º</text:p>
          </table:table-cell>
          <table:table-cell table:style-name="TableCell2900">
            <text:p text:style-name="P2901">2015</text:p>
          </table:table-cell>
          <table:table-cell table:style-name="TableCell2902">
            <text:p text:style-name="P2903">6N2345</text:p>
          </table:table-cell>
        </table:table-row>
        <table:table-row table:style-name="TableRow2904">
          <table:table-cell table:style-name="TableCell2905">
            <text:p text:style-name="P2906">INF0030</text:p>
          </table:table-cell>
          <table:table-cell table:style-name="TableCell2907">
            <text:p text:style-name="P2908">2º</text:p>
          </table:table-cell>
          <table:table-cell table:style-name="TableCell2909">
            <text:p text:style-name="P2910">2015</text:p>
          </table:table-cell>
          <table:table-cell table:style-name="TableCell2911">
            <text:p text:style-name="P2912">3N23</text:p>
          </table:table-cell>
        </table:table-row>
        <table:table-row table:style-name="TableRow2913">
          <table:table-cell table:style-name="TableCell2914">
            <text:p text:style-name="P2915">INF0031</text:p>
          </table:table-cell>
          <table:table-cell table:style-name="TableCell2916">
            <text:p text:style-name="P2917">2º</text:p>
          </table:table-cell>
          <table:table-cell table:style-name="TableCell2918">
            <text:p text:style-name="P2919">2006</text:p>
          </table:table-cell>
          <table:table-cell table:style-name="TableCell2920">
            <text:p text:style-name="P2921">5N2345</text:p>
          </table:table-cell>
        </table:table-row>
        <table:table-row table:style-name="TableRow2922">
          <table:table-cell table:style-name="TableCell2923">
            <text:p text:style-name="P2924">INF0031</text:p>
          </table:table-cell>
          <table:table-cell table:style-name="TableCell2925">
            <text:p text:style-name="P2926">1º</text:p>
          </table:table-cell>
          <table:table-cell table:style-name="TableCell2927">
            <text:p text:style-name="P2928">2010</text:p>
          </table:table-cell>
          <table:table-cell table:style-name="TableCell2929">
            <text:p text:style-name="P2930">5N2345</text:p>
          </table:table-cell>
        </table:table-row>
        <table:table-row table:style-name="TableRow2931">
          <table:table-cell table:style-name="TableCell2932">
            <text:p text:style-name="P2933">INF0031</text:p>
          </table:table-cell>
          <table:table-cell table:style-name="TableCell2934">
            <text:p text:style-name="P2935">2º</text:p>
          </table:table-cell>
          <table:table-cell table:style-name="TableCell2936">
            <text:p text:style-name="P2937">2015</text:p>
          </table:table-cell>
          <table:table-cell table:style-name="TableCell2938">
            <text:p text:style-name="P2939">5N2345</text:p>
          </table:table-cell>
        </table:table-row>
        <table:table-row table:style-name="TableRow2940">
          <table:table-cell table:style-name="TableCell2941">
            <text:p text:style-name="P2942">INF0032</text:p>
          </table:table-cell>
          <table:table-cell table:style-name="TableCell2943">
            <text:p text:style-name="P2944">1º</text:p>
          </table:table-cell>
          <table:table-cell table:style-name="TableCell2945">
            <text:p text:style-name="P2946">2007</text:p>
          </table:table-cell>
          <table:table-cell table:style-name="TableCell2947">
            <text:p text:style-name="P2948">6T2345</text:p>
          </table:table-cell>
        </table:table-row>
        <table:table-row table:style-name="TableRow2949">
          <table:table-cell table:style-name="TableCell2950">
            <text:p text:style-name="P2951">INF0032</text:p>
          </table:table-cell>
          <table:table-cell table:style-name="TableCell2952">
            <text:p text:style-name="P2953">2º</text:p>
          </table:table-cell>
          <table:table-cell table:style-name="TableCell2954">
            <text:p text:style-name="P2955">2014</text:p>
          </table:table-cell>
          <table:table-cell table:style-name="TableCell2956">
            <text:p text:style-name="P2957">6T2345</text:p>
          </table:table-cell>
        </table:table-row>
        <table:table-row table:style-name="TableRow2958">
          <table:table-cell table:style-name="TableCell2959">
            <text:p text:style-name="P2960">INF0039</text:p>
          </table:table-cell>
          <table:table-cell table:style-name="TableCell2961">
            <text:p text:style-name="P2962">1º</text:p>
          </table:table-cell>
          <table:table-cell table:style-name="TableCell2963">
            <text:p text:style-name="P2964">2006</text:p>
          </table:table-cell>
          <table:table-cell table:style-name="TableCell2965">
            <text:p text:style-name="P2966">3N2345</text:p>
          </table:table-cell>
        </table:table-row>
        <table:table-row table:style-name="TableRow2967">
          <table:table-cell table:style-name="TableCell2968">
            <text:p text:style-name="P2969">INF0039</text:p>
          </table:table-cell>
          <table:table-cell table:style-name="TableCell2970">
            <text:p text:style-name="P2971">1º</text:p>
          </table:table-cell>
          <table:table-cell table:style-name="TableCell2972">
            <text:p text:style-name="P2973">2006</text:p>
          </table:table-cell>
          <table:table-cell table:style-name="TableCell2974">
            <text:p text:style-name="P2975">5N45</text:p>
          </table:table-cell>
        </table:table-row>
        <table:table-row table:style-name="TableRow2976">
          <table:table-cell table:style-name="TableCell2977">
            <text:p text:style-name="P2978">INF0039</text:p>
          </table:table-cell>
          <table:table-cell table:style-name="TableCell2979">
            <text:p text:style-name="P2980">2º</text:p>
          </table:table-cell>
          <table:table-cell table:style-name="TableCell2981">
            <text:p text:style-name="P2982">2010</text:p>
          </table:table-cell>
          <table:table-cell table:style-name="TableCell2983">
            <text:p text:style-name="P2984">3N2345</text:p>
          </table:table-cell>
        </table:table-row>
        <table:table-row table:style-name="TableRow2985">
          <table:table-cell table:style-name="TableCell2986">
            <text:p text:style-name="P2987">INF0039</text:p>
          </table:table-cell>
          <table:table-cell table:style-name="TableCell2988">
            <text:p text:style-name="P2989">2º</text:p>
          </table:table-cell>
          <table:table-cell table:style-name="TableCell2990">
            <text:p text:style-name="P2991">2010</text:p>
          </table:table-cell>
          <table:table-cell table:style-name="TableCell2992">
            <text:p text:style-name="P2993">5N45</text:p>
          </table:table-cell>
        </table:table-row>
        <table:table-row table:style-name="TableRow2994">
          <table:table-cell table:style-name="TableCell2995">
            <text:p text:style-name="P2996">INF0039</text:p>
          </table:table-cell>
          <table:table-cell table:style-name="TableCell2997">
            <text:p text:style-name="P2998">1º</text:p>
          </table:table-cell>
          <table:table-cell table:style-name="TableCell2999">
            <text:p text:style-name="P3000">2016</text:p>
          </table:table-cell>
          <table:table-cell table:style-name="TableCell3001">
            <text:p text:style-name="P3002">3N2345</text:p>
          </table:table-cell>
        </table:table-row>
        <table:table-row table:style-name="TableRow3003">
          <table:table-cell table:style-name="TableCell3004">
            <text:p text:style-name="P3005">INF0039</text:p>
          </table:table-cell>
          <table:table-cell table:style-name="TableCell3006">
            <text:p text:style-name="P3007">1º</text:p>
          </table:table-cell>
          <table:table-cell table:style-name="TableCell3008">
            <text:p text:style-name="P3009">2016</text:p>
          </table:table-cell>
          <table:table-cell table:style-name="TableCell3010">
            <text:p text:style-name="P3011">5N45</text:p>
          </table:table-cell>
        </table:table-row>
        <table:table-row table:style-name="TableRow3012">
          <table:table-cell table:style-name="TableCell3013">
            <text:p text:style-name="P3014">INF0040</text:p>
          </table:table-cell>
          <table:table-cell table:style-name="TableCell3015">
            <text:p text:style-name="P3016">1º</text:p>
          </table:table-cell>
          <table:table-cell table:style-name="TableCell3017">
            <text:p text:style-name="P3018">2007</text:p>
          </table:table-cell>
          <table:table-cell table:style-name="TableCell3019">
            <text:p text:style-name="P3020">2T1234</text:p>
          </table:table-cell>
        </table:table-row>
        <table:table-row table:style-name="TableRow3021">
          <table:table-cell table:style-name="TableCell3022">
            <text:p text:style-name="P3023">INF0040</text:p>
          </table:table-cell>
          <table:table-cell table:style-name="TableCell3024">
            <text:p text:style-name="P3025">1º</text:p>
          </table:table-cell>
          <table:table-cell table:style-name="TableCell3026">
            <text:p text:style-name="P3027">2015</text:p>
          </table:table-cell>
          <table:table-cell table:style-name="TableCell3028">
            <text:p text:style-name="P3029">2T1234</text:p>
          </table:table-cell>
        </table:table-row>
        <table:table-row table:style-name="TableRow3030">
          <table:table-cell table:style-name="TableCell3031">
            <text:p text:style-name="P3032">INF0041</text:p>
          </table:table-cell>
          <table:table-cell table:style-name="TableCell3033">
            <text:p text:style-name="P3034">2º</text:p>
          </table:table-cell>
          <table:table-cell table:style-name="TableCell3035">
            <text:p text:style-name="P3036">2007</text:p>
          </table:table-cell>
          <table:table-cell table:style-name="TableCell3037">
            <text:p text:style-name="P3038">4N2345</text:p>
          </table:table-cell>
        </table:table-row>
        <table:table-row table:style-name="TableRow3039">
          <table:table-cell table:style-name="TableCell3040">
            <text:p text:style-name="P3041">INF0041</text:p>
          </table:table-cell>
          <table:table-cell table:style-name="TableCell3042">
            <text:p text:style-name="P3043">2º</text:p>
          </table:table-cell>
          <table:table-cell table:style-name="TableCell3044">
            <text:p text:style-name="P3045">2008</text:p>
          </table:table-cell>
          <table:table-cell table:style-name="TableCell3046">
            <text:p text:style-name="P3047">3M1234</text:p>
          </table:table-cell>
        </table:table-row>
        <table:table-row table:style-name="TableRow3048">
          <table:table-cell table:style-name="TableCell3049">
            <text:p text:style-name="P3050">INF0041</text:p>
          </table:table-cell>
          <table:table-cell table:style-name="TableCell3051">
            <text:p text:style-name="P3052">2º</text:p>
          </table:table-cell>
          <table:table-cell table:style-name="TableCell3053">
            <text:p text:style-name="P3054">2010</text:p>
          </table:table-cell>
          <table:table-cell table:style-name="TableCell3055">
            <text:p text:style-name="P3056">4N2345</text:p>
          </table:table-cell>
        </table:table-row>
        <text:soft-page-break/>
        <table:table-row table:style-name="TableRow3057">
          <table:table-cell table:style-name="TableCell3058">
            <text:p text:style-name="P3059">INF0041</text:p>
          </table:table-cell>
          <table:table-cell table:style-name="TableCell3060">
            <text:p text:style-name="P3061">1º</text:p>
          </table:table-cell>
          <table:table-cell table:style-name="TableCell3062">
            <text:p text:style-name="P3063">2016</text:p>
          </table:table-cell>
          <table:table-cell table:style-name="TableCell3064">
            <text:p text:style-name="P3065">4N2345</text:p>
          </table:table-cell>
        </table:table-row>
        <table:table-row table:style-name="TableRow3066">
          <table:table-cell table:style-name="TableCell3067">
            <text:p text:style-name="P3068">INF0047</text:p>
          </table:table-cell>
          <table:table-cell table:style-name="TableCell3069">
            <text:p text:style-name="P3070">2º</text:p>
          </table:table-cell>
          <table:table-cell table:style-name="TableCell3071">
            <text:p text:style-name="P3072">2007</text:p>
          </table:table-cell>
          <table:table-cell table:style-name="TableCell3073">
            <text:p text:style-name="P3074">5N2345</text:p>
          </table:table-cell>
        </table:table-row>
        <table:table-row table:style-name="TableRow3075">
          <table:table-cell table:style-name="TableCell3076">
            <text:p text:style-name="P3077">INF0047</text:p>
          </table:table-cell>
          <table:table-cell table:style-name="TableCell3078">
            <text:p text:style-name="P3079">1º</text:p>
          </table:table-cell>
          <table:table-cell table:style-name="TableCell3080">
            <text:p text:style-name="P3081">2011</text:p>
          </table:table-cell>
          <table:table-cell table:style-name="TableCell3082">
            <text:p text:style-name="P3083">5N2345</text:p>
          </table:table-cell>
        </table:table-row>
        <table:table-row table:style-name="TableRow3084">
          <table:table-cell table:style-name="TableCell3085">
            <text:p text:style-name="P3086">INF0055</text:p>
          </table:table-cell>
          <table:table-cell table:style-name="TableCell3087">
            <text:p text:style-name="P3088">1º</text:p>
          </table:table-cell>
          <table:table-cell table:style-name="TableCell3089">
            <text:p text:style-name="P3090">2008</text:p>
          </table:table-cell>
          <table:table-cell table:style-name="TableCell3091">
            <text:p text:style-name="P3092">6T2345</text:p>
          </table:table-cell>
        </table:table-row>
        <table:table-row table:style-name="TableRow3093">
          <table:table-cell table:style-name="TableCell3094">
            <text:p text:style-name="P3095">INF0055</text:p>
          </table:table-cell>
          <table:table-cell table:style-name="TableCell3096">
            <text:p text:style-name="P3097">1º</text:p>
          </table:table-cell>
          <table:table-cell table:style-name="TableCell3098">
            <text:p text:style-name="P3099">2016</text:p>
          </table:table-cell>
          <table:table-cell table:style-name="TableCell3100">
            <text:p text:style-name="P3101">6T2345</text:p>
          </table:table-cell>
        </table:table-row>
        <table:table-row table:style-name="TableRow3102">
          <table:table-cell table:style-name="TableCell3103">
            <text:p text:style-name="P3104">INF0056</text:p>
          </table:table-cell>
          <table:table-cell table:style-name="TableCell3105">
            <text:p text:style-name="P3106">1º</text:p>
          </table:table-cell>
          <table:table-cell table:style-name="TableCell3107">
            <text:p text:style-name="P3108">2008</text:p>
          </table:table-cell>
          <table:table-cell table:style-name="TableCell3109">
            <text:p text:style-name="P3110">2N2345</text:p>
          </table:table-cell>
        </table:table-row>
        <table:table-row table:style-name="TableRow3111">
          <table:table-cell table:style-name="TableCell3112">
            <text:p text:style-name="P3113">INF0056</text:p>
          </table:table-cell>
          <table:table-cell table:style-name="TableCell3114">
            <text:p text:style-name="P3115">2º</text:p>
          </table:table-cell>
          <table:table-cell table:style-name="TableCell3116">
            <text:p text:style-name="P3117">2011</text:p>
          </table:table-cell>
          <table:table-cell table:style-name="TableCell3118">
            <text:p text:style-name="P3119">2N2345</text:p>
          </table:table-cell>
        </table:table-row>
      </table:table>
      <text:p text:style-name="P3120"/>
      <text:p text:style-name="P3121">SALA_TURMA</text:p>
      <table:table table:style-name="Table3122">
        <table:table-columns>
          <table:table-column table:style-name="TableColumn3123"/>
          <table:table-column table:style-name="TableColumn3124"/>
          <table:table-column table:style-name="TableColumn3125"/>
          <table:table-column table:style-name="TableColumn3126"/>
        </table:table-columns>
        <table:table-row table:style-name="TableRow3127">
          <table:table-cell table:style-name="TableCell3128">
            <text:p text:style-name="P3129"><text:span text:style-name="T3130">CodD</text:span></text:p>
          </table:table-cell>
          <table:table-cell table:style-name="TableCell3131">
            <text:p text:style-name="P3132"><text:span text:style-name="T3133">Semestre</text:span></text:p>
          </table:table-cell>
          <table:table-cell table:style-name="TableCell3134">
            <text:p text:style-name="P3135"><text:span text:style-name="T3136">Ano</text:span></text:p>
          </table:table-cell>
          <table:table-cell table:style-name="TableCell3137">
            <text:p text:style-name="P3138"><text:span text:style-name="T3139">Sala</text:span></text:p>
          </table:table-cell>
        </table:table-row>
        <table:table-row table:style-name="TableRow3140">
          <table:table-cell table:style-name="TableCell3141">
            <text:p text:style-name="P3142"><text:span text:style-name="T3143">MED0001</text:span></text:p>
          </table:table-cell>
          <table:table-cell table:style-name="TableCell3144">
            <text:p text:style-name="P3145">1º</text:p>
          </table:table-cell>
          <table:table-cell table:style-name="TableCell3146">
            <text:p text:style-name="P3147">2012</text:p>
          </table:table-cell>
          <table:table-cell table:style-name="TableCell3148">
            <text:p text:style-name="P3149">A 111</text:p>
          </table:table-cell>
        </table:table-row>
        <table:table-row table:style-name="TableRow3150">
          <table:table-cell table:style-name="TableCell3151">
            <text:p text:style-name="P3152">MED0001</text:p>
          </table:table-cell>
          <table:table-cell table:style-name="TableCell3153">
            <text:p text:style-name="P3154">1º</text:p>
          </table:table-cell>
          <table:table-cell table:style-name="TableCell3155">
            <text:p text:style-name="P3156">2012</text:p>
          </table:table-cell>
          <table:table-cell table:style-name="TableCell3157">
            <text:p text:style-name="P3158">A 201</text:p>
          </table:table-cell>
        </table:table-row>
        <table:table-row table:style-name="TableRow3159">
          <table:table-cell table:style-name="TableCell3160">
            <text:p text:style-name="P3161">MED0001</text:p>
          </table:table-cell>
          <table:table-cell table:style-name="TableCell3162">
            <text:p text:style-name="P3163">1º</text:p>
          </table:table-cell>
          <table:table-cell table:style-name="TableCell3164">
            <text:p text:style-name="P3165">2015</text:p>
          </table:table-cell>
          <table:table-cell table:style-name="TableCell3166">
            <text:p text:style-name="P3167">A 111</text:p>
          </table:table-cell>
        </table:table-row>
        <table:table-row table:style-name="TableRow3168">
          <table:table-cell table:style-name="TableCell3169">
            <text:p text:style-name="P3170">MED0001</text:p>
          </table:table-cell>
          <table:table-cell table:style-name="TableCell3171">
            <text:p text:style-name="P3172">1º</text:p>
          </table:table-cell>
          <table:table-cell table:style-name="TableCell3173">
            <text:p text:style-name="P3174">2015</text:p>
          </table:table-cell>
          <table:table-cell table:style-name="TableCell3175">
            <text:p text:style-name="P3176">A 201</text:p>
          </table:table-cell>
        </table:table-row>
        <table:table-row table:style-name="TableRow3177">
          <table:table-cell table:style-name="TableCell3178">
            <text:p text:style-name="P3179">MED0002</text:p>
          </table:table-cell>
          <table:table-cell table:style-name="TableCell3180">
            <text:p text:style-name="P3181">1º</text:p>
          </table:table-cell>
          <table:table-cell table:style-name="TableCell3182">
            <text:p text:style-name="P3183">2012</text:p>
          </table:table-cell>
          <table:table-cell table:style-name="TableCell3184">
            <text:p text:style-name="P3185">A 309</text:p>
          </table:table-cell>
        </table:table-row>
        <table:table-row table:style-name="TableRow3186">
          <table:table-cell table:style-name="TableCell3187">
            <text:p text:style-name="P3188">MED0002</text:p>
          </table:table-cell>
          <table:table-cell table:style-name="TableCell3189">
            <text:p text:style-name="P3190">1º</text:p>
          </table:table-cell>
          <table:table-cell table:style-name="TableCell3191">
            <text:p text:style-name="P3192">2012</text:p>
          </table:table-cell>
          <table:table-cell table:style-name="TableCell3193">
            <text:p text:style-name="P3194">A 308</text:p>
          </table:table-cell>
        </table:table-row>
        <table:table-row table:style-name="TableRow3195">
          <table:table-cell table:style-name="TableCell3196">
            <text:p text:style-name="P3197">MED0002</text:p>
          </table:table-cell>
          <table:table-cell table:style-name="TableCell3198">
            <text:p text:style-name="P3199">1º</text:p>
          </table:table-cell>
          <table:table-cell table:style-name="TableCell3200">
            <text:p text:style-name="P3201">2015</text:p>
          </table:table-cell>
          <table:table-cell table:style-name="TableCell3202">
            <text:p text:style-name="P3203">A 309</text:p>
          </table:table-cell>
        </table:table-row>
        <table:table-row table:style-name="TableRow3204">
          <table:table-cell table:style-name="TableCell3205">
            <text:p text:style-name="P3206">MED0002</text:p>
          </table:table-cell>
          <table:table-cell table:style-name="TableCell3207">
            <text:p text:style-name="P3208">1º</text:p>
          </table:table-cell>
          <table:table-cell table:style-name="TableCell3209">
            <text:p text:style-name="P3210">2015</text:p>
          </table:table-cell>
          <table:table-cell table:style-name="TableCell3211">
            <text:p text:style-name="P3212">A 308</text:p>
          </table:table-cell>
        </table:table-row>
        <table:table-row table:style-name="TableRow3213">
          <table:table-cell table:style-name="TableCell3214">
            <text:p text:style-name="P3215">MED0013</text:p>
          </table:table-cell>
          <table:table-cell table:style-name="TableCell3216">
            <text:p text:style-name="P3217">1º</text:p>
          </table:table-cell>
          <table:table-cell table:style-name="TableCell3218">
            <text:p text:style-name="P3219">2013</text:p>
          </table:table-cell>
          <table:table-cell table:style-name="TableCell3220">
            <text:p text:style-name="P3221">A 102</text:p>
          </table:table-cell>
        </table:table-row>
        <table:table-row table:style-name="TableRow3222">
          <table:table-cell table:style-name="TableCell3223">
            <text:p text:style-name="P3224">MED0013</text:p>
          </table:table-cell>
          <table:table-cell table:style-name="TableCell3225">
            <text:p text:style-name="P3226">1º</text:p>
          </table:table-cell>
          <table:table-cell table:style-name="TableCell3227">
            <text:p text:style-name="P3228">2013</text:p>
          </table:table-cell>
          <table:table-cell table:style-name="TableCell3229">
            <text:p text:style-name="P3230">A 105</text:p>
          </table:table-cell>
        </table:table-row>
        <table:table-row table:style-name="TableRow3231">
          <table:table-cell table:style-name="TableCell3232">
            <text:p text:style-name="P3233">MED0013</text:p>
          </table:table-cell>
          <table:table-cell table:style-name="TableCell3234">
            <text:p text:style-name="P3235">1º</text:p>
          </table:table-cell>
          <table:table-cell table:style-name="TableCell3236">
            <text:p text:style-name="P3237">2016</text:p>
          </table:table-cell>
          <table:table-cell table:style-name="TableCell3238">
            <text:p text:style-name="P3239">A 102</text:p>
          </table:table-cell>
        </table:table-row>
        <table:table-row table:style-name="TableRow3240">
          <table:table-cell table:style-name="TableCell3241">
            <text:p text:style-name="P3242">MED0013</text:p>
          </table:table-cell>
          <table:table-cell table:style-name="TableCell3243">
            <text:p text:style-name="P3244">1º</text:p>
          </table:table-cell>
          <table:table-cell table:style-name="TableCell3245">
            <text:p text:style-name="P3246">2016</text:p>
          </table:table-cell>
          <table:table-cell table:style-name="TableCell3247">
            <text:p text:style-name="P3248">A 105</text:p>
          </table:table-cell>
        </table:table-row>
        <table:table-row table:style-name="TableRow3249">
          <table:table-cell table:style-name="TableCell3250">
            <text:p text:style-name="P3251">MED0018</text:p>
          </table:table-cell>
          <table:table-cell table:style-name="TableCell3252">
            <text:p text:style-name="P3253">2º</text:p>
          </table:table-cell>
          <table:table-cell table:style-name="TableCell3254">
            <text:p text:style-name="P3255">2013</text:p>
          </table:table-cell>
          <table:table-cell table:style-name="TableCell3256">
            <text:p text:style-name="P3257">A 204</text:p>
          </table:table-cell>
        </table:table-row>
        <table:table-row table:style-name="TableRow3258">
          <table:table-cell table:style-name="TableCell3259">
            <text:p text:style-name="P3260">MED0018</text:p>
          </table:table-cell>
          <table:table-cell table:style-name="TableCell3261">
            <text:p text:style-name="P3262">2º</text:p>
          </table:table-cell>
          <table:table-cell table:style-name="TableCell3263">
            <text:p text:style-name="P3264">2013</text:p>
          </table:table-cell>
          <table:table-cell table:style-name="TableCell3265">
            <text:p text:style-name="P3266">A 205</text:p>
          </table:table-cell>
        </table:table-row>
        <table:table-row table:style-name="TableRow3267">
          <table:table-cell table:style-name="TableCell3268">
            <text:p text:style-name="P3269">MED0029</text:p>
          </table:table-cell>
          <table:table-cell table:style-name="TableCell3270">
            <text:p text:style-name="P3271">2º</text:p>
          </table:table-cell>
          <table:table-cell table:style-name="TableCell3272">
            <text:p text:style-name="P3273">2014</text:p>
          </table:table-cell>
          <table:table-cell table:style-name="TableCell3274">
            <text:p text:style-name="P3275">A 309</text:p>
          </table:table-cell>
        </table:table-row>
        <table:table-row table:style-name="TableRow3276">
          <table:table-cell table:style-name="TableCell3277">
            <text:p text:style-name="P3278">INF0010</text:p>
          </table:table-cell>
          <table:table-cell table:style-name="TableCell3279">
            <text:p text:style-name="P3280">2º</text:p>
          </table:table-cell>
          <table:table-cell table:style-name="TableCell3281">
            <text:p text:style-name="P3282">2005</text:p>
          </table:table-cell>
          <table:table-cell table:style-name="TableCell3283">
            <text:p text:style-name="P3284">B 101</text:p>
          </table:table-cell>
        </table:table-row>
        <table:table-row table:style-name="TableRow3285">
          <table:table-cell table:style-name="TableCell3286">
            <text:p text:style-name="P3287">INF0010</text:p>
          </table:table-cell>
          <table:table-cell table:style-name="TableCell3288">
            <text:p text:style-name="P3289">1º</text:p>
          </table:table-cell>
          <table:table-cell table:style-name="TableCell3290">
            <text:p text:style-name="P3291">2007</text:p>
          </table:table-cell>
          <table:table-cell table:style-name="TableCell3292">
            <text:p text:style-name="P3293">B 101</text:p>
          </table:table-cell>
        </table:table-row>
        <table:table-row table:style-name="TableRow3294">
          <table:table-cell table:style-name="TableCell3295">
            <text:p text:style-name="P3296">INF0010</text:p>
          </table:table-cell>
          <table:table-cell table:style-name="TableCell3297">
            <text:p text:style-name="P3298">1º</text:p>
          </table:table-cell>
          <table:table-cell table:style-name="TableCell3299">
            <text:p text:style-name="P3300">2009</text:p>
          </table:table-cell>
          <table:table-cell table:style-name="TableCell3301">
            <text:p text:style-name="P3302">B 101</text:p>
          </table:table-cell>
        </table:table-row>
        <table:table-row table:style-name="TableRow3303">
          <table:table-cell table:style-name="TableCell3304">
            <text:p text:style-name="P3305">INF0010</text:p>
          </table:table-cell>
          <table:table-cell table:style-name="TableCell3306">
            <text:p text:style-name="P3307">1º</text:p>
          </table:table-cell>
          <table:table-cell table:style-name="TableCell3308">
            <text:p text:style-name="P3309">2014</text:p>
          </table:table-cell>
          <table:table-cell table:style-name="TableCell3310">
            <text:p text:style-name="P3311">B 101</text:p>
          </table:table-cell>
        </table:table-row>
        <table:table-row table:style-name="TableRow3312">
          <table:table-cell table:style-name="TableCell3313">
            <text:p text:style-name="P3314">INF0010</text:p>
          </table:table-cell>
          <table:table-cell table:style-name="TableCell3315">
            <text:p text:style-name="P3316">2º</text:p>
          </table:table-cell>
          <table:table-cell table:style-name="TableCell3317">
            <text:p text:style-name="P3318">2014</text:p>
          </table:table-cell>
          <table:table-cell table:style-name="TableCell3319">
            <text:p text:style-name="P3320">B 101</text:p>
          </table:table-cell>
        </table:table-row>
        <table:table-row table:style-name="TableRow3321">
          <table:table-cell table:style-name="TableCell3322">
            <text:p text:style-name="P3323">INF0011</text:p>
          </table:table-cell>
          <table:table-cell table:style-name="TableCell3324">
            <text:p text:style-name="P3325">2º</text:p>
          </table:table-cell>
          <table:table-cell table:style-name="TableCell3326">
            <text:p text:style-name="P3327">2005</text:p>
          </table:table-cell>
          <table:table-cell table:style-name="TableCell3328">
            <text:p text:style-name="P3329">B 203</text:p>
          </table:table-cell>
        </table:table-row>
        <table:table-row table:style-name="TableRow3330">
          <table:table-cell table:style-name="TableCell3331">
            <text:p text:style-name="P3332">INF0011</text:p>
          </table:table-cell>
          <table:table-cell table:style-name="TableCell3333">
            <text:p text:style-name="P3334">1º</text:p>
          </table:table-cell>
          <table:table-cell table:style-name="TableCell3335">
            <text:p text:style-name="P3336">2009</text:p>
          </table:table-cell>
          <table:table-cell table:style-name="TableCell3337">
            <text:p text:style-name="P3338">B 203</text:p>
          </table:table-cell>
        </table:table-row>
        <table:table-row table:style-name="TableRow3339">
          <table:table-cell table:style-name="TableCell3340">
            <text:p text:style-name="P3341">INF0011</text:p>
          </table:table-cell>
          <table:table-cell table:style-name="TableCell3342">
            <text:p text:style-name="P3343">1º</text:p>
          </table:table-cell>
          <table:table-cell table:style-name="TableCell3344">
            <text:p text:style-name="P3345">2014</text:p>
          </table:table-cell>
          <table:table-cell table:style-name="TableCell3346">
            <text:p text:style-name="P3347">B 203</text:p>
          </table:table-cell>
        </table:table-row>
        <table:table-row table:style-name="TableRow3348">
          <table:table-cell table:style-name="TableCell3349">
            <text:p text:style-name="P3350">INF0012</text:p>
          </table:table-cell>
          <table:table-cell table:style-name="TableCell3351">
            <text:p text:style-name="P3352">2º</text:p>
          </table:table-cell>
          <table:table-cell table:style-name="TableCell3353">
            <text:p text:style-name="P3354">2005</text:p>
          </table:table-cell>
          <table:table-cell table:style-name="TableCell3355">
            <text:p text:style-name="P3356">B 207</text:p>
          </table:table-cell>
        </table:table-row>
        <table:table-row table:style-name="TableRow3357">
          <table:table-cell table:style-name="TableCell3358">
            <text:p text:style-name="P3359">INF0012</text:p>
          </table:table-cell>
          <table:table-cell table:style-name="TableCell3360">
            <text:p text:style-name="P3361">2º</text:p>
          </table:table-cell>
          <table:table-cell table:style-name="TableCell3362">
            <text:p text:style-name="P3363">2013</text:p>
          </table:table-cell>
          <table:table-cell table:style-name="TableCell3364">
            <text:p text:style-name="P3365">B 207</text:p>
          </table:table-cell>
        </table:table-row>
        <table:table-row table:style-name="TableRow3366">
          <table:table-cell table:style-name="TableCell3367">
            <text:p text:style-name="P3368">INF0013</text:p>
          </table:table-cell>
          <table:table-cell table:style-name="TableCell3369">
            <text:p text:style-name="P3370">2º</text:p>
          </table:table-cell>
          <table:table-cell table:style-name="TableCell3371">
            <text:p text:style-name="P3372">2005</text:p>
          </table:table-cell>
          <table:table-cell table:style-name="TableCell3373">
            <text:p text:style-name="P3374">B 208</text:p>
          </table:table-cell>
        </table:table-row>
        <table:table-row table:style-name="TableRow3375">
          <table:table-cell table:style-name="TableCell3376">
            <text:p text:style-name="P3377">INF0013</text:p>
          </table:table-cell>
          <table:table-cell table:style-name="TableCell3378">
            <text:p text:style-name="P3379">2º</text:p>
          </table:table-cell>
          <table:table-cell table:style-name="TableCell3380">
            <text:p text:style-name="P3381">2013</text:p>
          </table:table-cell>
          <table:table-cell table:style-name="TableCell3382">
            <text:p text:style-name="P3383">B 208</text:p>
          </table:table-cell>
        </table:table-row>
        <table:table-row table:style-name="TableRow3384">
          <table:table-cell table:style-name="TableCell3385">
            <text:p text:style-name="P3386">INF0021</text:p>
          </table:table-cell>
          <table:table-cell table:style-name="TableCell3387">
            <text:p text:style-name="P3388">1º</text:p>
          </table:table-cell>
          <table:table-cell table:style-name="TableCell3389">
            <text:p text:style-name="P3390">2006</text:p>
          </table:table-cell>
          <table:table-cell table:style-name="TableCell3391">
            <text:p text:style-name="P3392">B 202</text:p>
          </table:table-cell>
        </table:table-row>
        <table:table-row table:style-name="TableRow3393">
          <table:table-cell table:style-name="TableCell3394">
            <text:p text:style-name="P3395">INF0021</text:p>
          </table:table-cell>
          <table:table-cell table:style-name="TableCell3396">
            <text:p text:style-name="P3397">1º</text:p>
          </table:table-cell>
          <table:table-cell table:style-name="TableCell3398">
            <text:p text:style-name="P3399">2009</text:p>
          </table:table-cell>
          <table:table-cell table:style-name="TableCell3400">
            <text:p text:style-name="P3401">B 202</text:p>
          </table:table-cell>
        </table:table-row>
        <table:table-row table:style-name="TableRow3402">
          <table:table-cell table:style-name="TableCell3403">
            <text:p text:style-name="P3404">INF0021</text:p>
          </table:table-cell>
          <table:table-cell table:style-name="TableCell3405">
            <text:p text:style-name="P3406">2º</text:p>
          </table:table-cell>
          <table:table-cell table:style-name="TableCell3407">
            <text:p text:style-name="P3408">2009</text:p>
          </table:table-cell>
          <table:table-cell table:style-name="TableCell3409">
            <text:p text:style-name="P3410">B 202</text:p>
          </table:table-cell>
        </table:table-row>
        <table:table-row table:style-name="TableRow3411">
          <table:table-cell table:style-name="TableCell3412">
            <text:p text:style-name="P3413">INF0021</text:p>
          </table:table-cell>
          <table:table-cell table:style-name="TableCell3414">
            <text:p text:style-name="P3415">1º</text:p>
          </table:table-cell>
          <table:table-cell table:style-name="TableCell3416">
            <text:p text:style-name="P3417">2015</text:p>
          </table:table-cell>
          <table:table-cell table:style-name="TableCell3418">
            <text:p text:style-name="P3419">B 202</text:p>
          </table:table-cell>
        </table:table-row>
        <text:soft-page-break/>
        <table:table-row table:style-name="TableRow3420">
          <table:table-cell table:style-name="TableCell3421">
            <text:p text:style-name="P3422">INF0021</text:p>
          </table:table-cell>
          <table:table-cell table:style-name="TableCell3423">
            <text:p text:style-name="P3424">2º</text:p>
          </table:table-cell>
          <table:table-cell table:style-name="TableCell3425">
            <text:p text:style-name="P3426">2015</text:p>
          </table:table-cell>
          <table:table-cell table:style-name="TableCell3427">
            <text:p text:style-name="P3428">B 202</text:p>
          </table:table-cell>
        </table:table-row>
        <table:table-row table:style-name="TableRow3429">
          <table:table-cell table:style-name="TableCell3430">
            <text:p text:style-name="P3431">INF0022</text:p>
          </table:table-cell>
          <table:table-cell table:style-name="TableCell3432">
            <text:p text:style-name="P3433">1º</text:p>
          </table:table-cell>
          <table:table-cell table:style-name="TableCell3434">
            <text:p text:style-name="P3435">2006</text:p>
          </table:table-cell>
          <table:table-cell table:style-name="TableCell3436">
            <text:p text:style-name="P3437">B 302</text:p>
          </table:table-cell>
        </table:table-row>
        <table:table-row table:style-name="TableRow3438">
          <table:table-cell table:style-name="TableCell3439">
            <text:p text:style-name="P3440">INF0022</text:p>
          </table:table-cell>
          <table:table-cell table:style-name="TableCell3441">
            <text:p text:style-name="P3442">2º</text:p>
          </table:table-cell>
          <table:table-cell table:style-name="TableCell3443">
            <text:p text:style-name="P3444">2009</text:p>
          </table:table-cell>
          <table:table-cell table:style-name="TableCell3445">
            <text:p text:style-name="P3446">B 302</text:p>
          </table:table-cell>
        </table:table-row>
        <table:table-row table:style-name="TableRow3447">
          <table:table-cell table:style-name="TableCell3448">
            <text:p text:style-name="P3449">INF0022</text:p>
          </table:table-cell>
          <table:table-cell table:style-name="TableCell3450">
            <text:p text:style-name="P3451">1º</text:p>
          </table:table-cell>
          <table:table-cell table:style-name="TableCell3452">
            <text:p text:style-name="P3453">2015</text:p>
          </table:table-cell>
          <table:table-cell table:style-name="TableCell3454">
            <text:p text:style-name="P3455">B 302</text:p>
          </table:table-cell>
        </table:table-row>
        <table:table-row table:style-name="TableRow3456">
          <table:table-cell table:style-name="TableCell3457">
            <text:p text:style-name="P3458">INF0023</text:p>
          </table:table-cell>
          <table:table-cell table:style-name="TableCell3459">
            <text:p text:style-name="P3460">1º</text:p>
          </table:table-cell>
          <table:table-cell table:style-name="TableCell3461">
            <text:p text:style-name="P3462">2006</text:p>
          </table:table-cell>
          <table:table-cell table:style-name="TableCell3463">
            <text:p text:style-name="P3464">B 309</text:p>
          </table:table-cell>
        </table:table-row>
        <table:table-row table:style-name="TableRow3465">
          <table:table-cell table:style-name="TableCell3466">
            <text:p text:style-name="P3467">INF0023</text:p>
          </table:table-cell>
          <table:table-cell table:style-name="TableCell3468">
            <text:p text:style-name="P3469">1º</text:p>
          </table:table-cell>
          <table:table-cell table:style-name="TableCell3470">
            <text:p text:style-name="P3471">2014</text:p>
          </table:table-cell>
          <table:table-cell table:style-name="TableCell3472">
            <text:p text:style-name="P3473">B 309</text:p>
          </table:table-cell>
        </table:table-row>
        <table:table-row table:style-name="TableRow3474">
          <table:table-cell table:style-name="TableCell3475">
            <text:p text:style-name="P3476">INF0024</text:p>
          </table:table-cell>
          <table:table-cell table:style-name="TableCell3477">
            <text:p text:style-name="P3478">1º</text:p>
          </table:table-cell>
          <table:table-cell table:style-name="TableCell3479">
            <text:p text:style-name="P3480">2006</text:p>
          </table:table-cell>
          <table:table-cell table:style-name="TableCell3481">
            <text:p text:style-name="P3482">B 106</text:p>
          </table:table-cell>
        </table:table-row>
        <table:table-row table:style-name="TableRow3483">
          <table:table-cell table:style-name="TableCell3484">
            <text:p text:style-name="P3485">INF0024</text:p>
          </table:table-cell>
          <table:table-cell table:style-name="TableCell3486">
            <text:p text:style-name="P3487">1º</text:p>
          </table:table-cell>
          <table:table-cell table:style-name="TableCell3488">
            <text:p text:style-name="P3489">2014</text:p>
          </table:table-cell>
          <table:table-cell table:style-name="TableCell3490">
            <text:p text:style-name="P3491">B 106</text:p>
          </table:table-cell>
        </table:table-row>
        <table:table-row table:style-name="TableRow3492">
          <table:table-cell table:style-name="TableCell3493">
            <text:p text:style-name="P3494">INF0030</text:p>
          </table:table-cell>
          <table:table-cell table:style-name="TableCell3495">
            <text:p text:style-name="P3496">2º</text:p>
          </table:table-cell>
          <table:table-cell table:style-name="TableCell3497">
            <text:p text:style-name="P3498">2006</text:p>
          </table:table-cell>
          <table:table-cell table:style-name="TableCell3499">
            <text:p text:style-name="P3500">B 305</text:p>
          </table:table-cell>
        </table:table-row>
        <table:table-row table:style-name="TableRow3501">
          <table:table-cell table:style-name="TableCell3502">
            <text:p text:style-name="P3503">INF0030</text:p>
          </table:table-cell>
          <table:table-cell table:style-name="TableCell3504">
            <text:p text:style-name="P3505">2º</text:p>
          </table:table-cell>
          <table:table-cell table:style-name="TableCell3506">
            <text:p text:style-name="P3507">2006</text:p>
          </table:table-cell>
          <table:table-cell table:style-name="TableCell3508">
            <text:p text:style-name="P3509">B 104</text:p>
          </table:table-cell>
        </table:table-row>
        <table:table-row table:style-name="TableRow3510">
          <table:table-cell table:style-name="TableCell3511">
            <text:p text:style-name="P3512">INF0030</text:p>
          </table:table-cell>
          <table:table-cell table:style-name="TableCell3513">
            <text:p text:style-name="P3514">2º</text:p>
          </table:table-cell>
          <table:table-cell table:style-name="TableCell3515">
            <text:p text:style-name="P3516">2007</text:p>
          </table:table-cell>
          <table:table-cell table:style-name="TableCell3517">
            <text:p text:style-name="P3518">B 305</text:p>
          </table:table-cell>
        </table:table-row>
        <table:table-row table:style-name="TableRow3519">
          <table:table-cell table:style-name="TableCell3520">
            <text:p text:style-name="P3521">INF0030</text:p>
          </table:table-cell>
          <table:table-cell table:style-name="TableCell3522">
            <text:p text:style-name="P3523">2º</text:p>
          </table:table-cell>
          <table:table-cell table:style-name="TableCell3524">
            <text:p text:style-name="P3525">2007</text:p>
          </table:table-cell>
          <table:table-cell table:style-name="TableCell3526">
            <text:p text:style-name="P3527">B 104</text:p>
          </table:table-cell>
        </table:table-row>
        <table:table-row table:style-name="TableRow3528">
          <table:table-cell table:style-name="TableCell3529">
            <text:p text:style-name="P3530">INF0030</text:p>
          </table:table-cell>
          <table:table-cell table:style-name="TableCell3531">
            <text:p text:style-name="P3532">1º</text:p>
          </table:table-cell>
          <table:table-cell table:style-name="TableCell3533">
            <text:p text:style-name="P3534">2010</text:p>
          </table:table-cell>
          <table:table-cell table:style-name="TableCell3535">
            <text:p text:style-name="P3536">B 305</text:p>
          </table:table-cell>
        </table:table-row>
        <table:table-row table:style-name="TableRow3537">
          <table:table-cell table:style-name="TableCell3538">
            <text:p text:style-name="P3539">INF0030</text:p>
          </table:table-cell>
          <table:table-cell table:style-name="TableCell3540">
            <text:p text:style-name="P3541">1º</text:p>
          </table:table-cell>
          <table:table-cell table:style-name="TableCell3542">
            <text:p text:style-name="P3543">2010</text:p>
          </table:table-cell>
          <table:table-cell table:style-name="TableCell3544">
            <text:p text:style-name="P3545">B 104</text:p>
          </table:table-cell>
        </table:table-row>
        <table:table-row table:style-name="TableRow3546">
          <table:table-cell table:style-name="TableCell3547">
            <text:p text:style-name="P3548">INF0030</text:p>
          </table:table-cell>
          <table:table-cell table:style-name="TableCell3549">
            <text:p text:style-name="P3550">2º</text:p>
          </table:table-cell>
          <table:table-cell table:style-name="TableCell3551">
            <text:p text:style-name="P3552">2014</text:p>
          </table:table-cell>
          <table:table-cell table:style-name="TableCell3553">
            <text:p text:style-name="P3554">B 305</text:p>
          </table:table-cell>
        </table:table-row>
        <table:table-row table:style-name="TableRow3555">
          <table:table-cell table:style-name="TableCell3556">
            <text:p text:style-name="P3557">INF0030</text:p>
          </table:table-cell>
          <table:table-cell table:style-name="TableCell3558">
            <text:p text:style-name="P3559">2º</text:p>
          </table:table-cell>
          <table:table-cell table:style-name="TableCell3560">
            <text:p text:style-name="P3561">2014</text:p>
          </table:table-cell>
          <table:table-cell table:style-name="TableCell3562">
            <text:p text:style-name="P3563">B 104</text:p>
          </table:table-cell>
        </table:table-row>
        <table:table-row table:style-name="TableRow3564">
          <table:table-cell table:style-name="TableCell3565">
            <text:p text:style-name="P3566">INF0030</text:p>
          </table:table-cell>
          <table:table-cell table:style-name="TableCell3567">
            <text:p text:style-name="P3568">2º</text:p>
          </table:table-cell>
          <table:table-cell table:style-name="TableCell3569">
            <text:p text:style-name="P3570">2015</text:p>
          </table:table-cell>
          <table:table-cell table:style-name="TableCell3571">
            <text:p text:style-name="P3572">B 305</text:p>
          </table:table-cell>
        </table:table-row>
        <table:table-row table:style-name="TableRow3573">
          <table:table-cell table:style-name="TableCell3574">
            <text:p text:style-name="P3575">INF0030</text:p>
          </table:table-cell>
          <table:table-cell table:style-name="TableCell3576">
            <text:p text:style-name="P3577">2º</text:p>
          </table:table-cell>
          <table:table-cell table:style-name="TableCell3578">
            <text:p text:style-name="P3579">2015</text:p>
          </table:table-cell>
          <table:table-cell table:style-name="TableCell3580">
            <text:p text:style-name="P3581">B 104</text:p>
          </table:table-cell>
        </table:table-row>
        <table:table-row table:style-name="TableRow3582">
          <table:table-cell table:style-name="TableCell3583">
            <text:p text:style-name="P3584">INF0031</text:p>
          </table:table-cell>
          <table:table-cell table:style-name="TableCell3585">
            <text:p text:style-name="P3586">2º</text:p>
          </table:table-cell>
          <table:table-cell table:style-name="TableCell3587">
            <text:p text:style-name="P3588">2006</text:p>
          </table:table-cell>
          <table:table-cell table:style-name="TableCell3589">
            <text:p text:style-name="P3590">B 106</text:p>
          </table:table-cell>
        </table:table-row>
        <table:table-row table:style-name="TableRow3591">
          <table:table-cell table:style-name="TableCell3592">
            <text:p text:style-name="P3593">INF0031</text:p>
          </table:table-cell>
          <table:table-cell table:style-name="TableCell3594">
            <text:p text:style-name="P3595">1º</text:p>
          </table:table-cell>
          <table:table-cell table:style-name="TableCell3596">
            <text:p text:style-name="P3597">2010</text:p>
          </table:table-cell>
          <table:table-cell table:style-name="TableCell3598">
            <text:p text:style-name="P3599">B 106</text:p>
          </table:table-cell>
        </table:table-row>
        <table:table-row table:style-name="TableRow3600">
          <table:table-cell table:style-name="TableCell3601">
            <text:p text:style-name="P3602">INF0031</text:p>
          </table:table-cell>
          <table:table-cell table:style-name="TableCell3603">
            <text:p text:style-name="P3604">2º</text:p>
          </table:table-cell>
          <table:table-cell table:style-name="TableCell3605">
            <text:p text:style-name="P3606">2015</text:p>
          </table:table-cell>
          <table:table-cell table:style-name="TableCell3607">
            <text:p text:style-name="P3608">B 106</text:p>
          </table:table-cell>
        </table:table-row>
        <table:table-row table:style-name="TableRow3609">
          <table:table-cell table:style-name="TableCell3610">
            <text:p text:style-name="P3611">INF0032</text:p>
          </table:table-cell>
          <table:table-cell table:style-name="TableCell3612">
            <text:p text:style-name="P3613">1º</text:p>
          </table:table-cell>
          <table:table-cell table:style-name="TableCell3614">
            <text:p text:style-name="P3615">2007</text:p>
          </table:table-cell>
          <table:table-cell table:style-name="TableCell3616">
            <text:p text:style-name="P3617">B 208</text:p>
          </table:table-cell>
        </table:table-row>
        <table:table-row table:style-name="TableRow3618">
          <table:table-cell table:style-name="TableCell3619">
            <text:p text:style-name="P3620">INF0032</text:p>
          </table:table-cell>
          <table:table-cell table:style-name="TableCell3621">
            <text:p text:style-name="P3622">2º</text:p>
          </table:table-cell>
          <table:table-cell table:style-name="TableCell3623">
            <text:p text:style-name="P3624">2014</text:p>
          </table:table-cell>
          <table:table-cell table:style-name="TableCell3625">
            <text:p text:style-name="P3626">B 208</text:p>
          </table:table-cell>
        </table:table-row>
        <table:table-row table:style-name="TableRow3627">
          <table:table-cell table:style-name="TableCell3628">
            <text:p text:style-name="P3629">INF0039</text:p>
          </table:table-cell>
          <table:table-cell table:style-name="TableCell3630">
            <text:p text:style-name="P3631">1º</text:p>
          </table:table-cell>
          <table:table-cell table:style-name="TableCell3632">
            <text:p text:style-name="P3633">2006</text:p>
          </table:table-cell>
          <table:table-cell table:style-name="TableCell3634">
            <text:p text:style-name="P3635">B 103</text:p>
          </table:table-cell>
        </table:table-row>
        <table:table-row table:style-name="TableRow3636">
          <table:table-cell table:style-name="TableCell3637">
            <text:p text:style-name="P3638">INF0039</text:p>
          </table:table-cell>
          <table:table-cell table:style-name="TableCell3639">
            <text:p text:style-name="P3640">1º</text:p>
          </table:table-cell>
          <table:table-cell table:style-name="TableCell3641">
            <text:p text:style-name="P3642">2006</text:p>
          </table:table-cell>
          <table:table-cell table:style-name="TableCell3643">
            <text:p text:style-name="P3644">B 303</text:p>
          </table:table-cell>
        </table:table-row>
        <table:table-row table:style-name="TableRow3645">
          <table:table-cell table:style-name="TableCell3646">
            <text:p text:style-name="P3647">INF0039</text:p>
          </table:table-cell>
          <table:table-cell table:style-name="TableCell3648">
            <text:p text:style-name="P3649">2º</text:p>
          </table:table-cell>
          <table:table-cell table:style-name="TableCell3650">
            <text:p text:style-name="P3651">2010</text:p>
          </table:table-cell>
          <table:table-cell table:style-name="TableCell3652">
            <text:p text:style-name="P3653">B 103</text:p>
          </table:table-cell>
        </table:table-row>
        <table:table-row table:style-name="TableRow3654">
          <table:table-cell table:style-name="TableCell3655">
            <text:p text:style-name="P3656">INF0039</text:p>
          </table:table-cell>
          <table:table-cell table:style-name="TableCell3657">
            <text:p text:style-name="P3658">2º</text:p>
          </table:table-cell>
          <table:table-cell table:style-name="TableCell3659">
            <text:p text:style-name="P3660">2010</text:p>
          </table:table-cell>
          <table:table-cell table:style-name="TableCell3661">
            <text:p text:style-name="P3662">B 303</text:p>
          </table:table-cell>
        </table:table-row>
        <table:table-row table:style-name="TableRow3663">
          <table:table-cell table:style-name="TableCell3664">
            <text:p text:style-name="P3665">INF0039</text:p>
          </table:table-cell>
          <table:table-cell table:style-name="TableCell3666">
            <text:p text:style-name="P3667">1º</text:p>
          </table:table-cell>
          <table:table-cell table:style-name="TableCell3668">
            <text:p text:style-name="P3669">2016</text:p>
          </table:table-cell>
          <table:table-cell table:style-name="TableCell3670">
            <text:p text:style-name="P3671">B 103</text:p>
          </table:table-cell>
        </table:table-row>
        <table:table-row table:style-name="TableRow3672">
          <table:table-cell table:style-name="TableCell3673">
            <text:p text:style-name="P3674">INF0039</text:p>
          </table:table-cell>
          <table:table-cell table:style-name="TableCell3675">
            <text:p text:style-name="P3676">1º</text:p>
          </table:table-cell>
          <table:table-cell table:style-name="TableCell3677">
            <text:p text:style-name="P3678">2016</text:p>
          </table:table-cell>
          <table:table-cell table:style-name="TableCell3679">
            <text:p text:style-name="P3680">B 303</text:p>
          </table:table-cell>
        </table:table-row>
        <table:table-row table:style-name="TableRow3681">
          <table:table-cell table:style-name="TableCell3682">
            <text:p text:style-name="P3683">INF0040</text:p>
          </table:table-cell>
          <table:table-cell table:style-name="TableCell3684">
            <text:p text:style-name="P3685">1º</text:p>
          </table:table-cell>
          <table:table-cell table:style-name="TableCell3686">
            <text:p text:style-name="P3687">2007</text:p>
          </table:table-cell>
          <table:table-cell table:style-name="TableCell3688">
            <text:p text:style-name="P3689">B 304</text:p>
          </table:table-cell>
        </table:table-row>
        <table:table-row table:style-name="TableRow3690">
          <table:table-cell table:style-name="TableCell3691">
            <text:p text:style-name="P3692">INF0040</text:p>
          </table:table-cell>
          <table:table-cell table:style-name="TableCell3693">
            <text:p text:style-name="P3694">1º</text:p>
          </table:table-cell>
          <table:table-cell table:style-name="TableCell3695">
            <text:p text:style-name="P3696">2015</text:p>
          </table:table-cell>
          <table:table-cell table:style-name="TableCell3697">
            <text:p text:style-name="P3698">B 304</text:p>
          </table:table-cell>
        </table:table-row>
        <table:table-row table:style-name="TableRow3699">
          <table:table-cell table:style-name="TableCell3700">
            <text:p text:style-name="P3701">INF0041</text:p>
          </table:table-cell>
          <table:table-cell table:style-name="TableCell3702">
            <text:p text:style-name="P3703">2º</text:p>
          </table:table-cell>
          <table:table-cell table:style-name="TableCell3704">
            <text:p text:style-name="P3705">2007</text:p>
          </table:table-cell>
          <table:table-cell table:style-name="TableCell3706">
            <text:p text:style-name="P3707">C 101</text:p>
          </table:table-cell>
        </table:table-row>
        <table:table-row table:style-name="TableRow3708">
          <table:table-cell table:style-name="TableCell3709">
            <text:p text:style-name="P3710">INF0041</text:p>
          </table:table-cell>
          <table:table-cell table:style-name="TableCell3711">
            <text:p text:style-name="P3712">2º</text:p>
          </table:table-cell>
          <table:table-cell table:style-name="TableCell3713">
            <text:p text:style-name="P3714">2008</text:p>
          </table:table-cell>
          <table:table-cell table:style-name="TableCell3715">
            <text:p text:style-name="P3716">C 101</text:p>
          </table:table-cell>
        </table:table-row>
        <table:table-row table:style-name="TableRow3717">
          <table:table-cell table:style-name="TableCell3718">
            <text:p text:style-name="P3719">INF0041</text:p>
          </table:table-cell>
          <table:table-cell table:style-name="TableCell3720">
            <text:p text:style-name="P3721">2º</text:p>
          </table:table-cell>
          <table:table-cell table:style-name="TableCell3722">
            <text:p text:style-name="P3723">2010</text:p>
          </table:table-cell>
          <table:table-cell table:style-name="TableCell3724">
            <text:p text:style-name="P3725">C 101</text:p>
          </table:table-cell>
        </table:table-row>
        <table:table-row table:style-name="TableRow3726">
          <table:table-cell table:style-name="TableCell3727">
            <text:p text:style-name="P3728">INF0041</text:p>
          </table:table-cell>
          <table:table-cell table:style-name="TableCell3729">
            <text:p text:style-name="P3730">1º</text:p>
          </table:table-cell>
          <table:table-cell table:style-name="TableCell3731">
            <text:p text:style-name="P3732">2016</text:p>
          </table:table-cell>
          <table:table-cell table:style-name="TableCell3733">
            <text:p text:style-name="P3734">C 101</text:p>
          </table:table-cell>
        </table:table-row>
        <table:table-row table:style-name="TableRow3735">
          <table:table-cell table:style-name="TableCell3736">
            <text:p text:style-name="P3737">INF0047</text:p>
          </table:table-cell>
          <table:table-cell table:style-name="TableCell3738">
            <text:p text:style-name="P3739">2º</text:p>
          </table:table-cell>
          <table:table-cell table:style-name="TableCell3740">
            <text:p text:style-name="P3741">2007</text:p>
          </table:table-cell>
          <table:table-cell table:style-name="TableCell3742">
            <text:p text:style-name="P3743">C 203</text:p>
          </table:table-cell>
        </table:table-row>
        <table:table-row table:style-name="TableRow3744">
          <table:table-cell table:style-name="TableCell3745">
            <text:p text:style-name="P3746">INF0047</text:p>
          </table:table-cell>
          <table:table-cell table:style-name="TableCell3747">
            <text:p text:style-name="P3748">1º</text:p>
          </table:table-cell>
          <table:table-cell table:style-name="TableCell3749">
            <text:p text:style-name="P3750">2011</text:p>
          </table:table-cell>
          <table:table-cell table:style-name="TableCell3751">
            <text:p text:style-name="P3752">C 203</text:p>
          </table:table-cell>
        </table:table-row>
        <table:table-row table:style-name="TableRow3753">
          <table:table-cell table:style-name="TableCell3754">
            <text:p text:style-name="P3755">INF0055</text:p>
          </table:table-cell>
          <table:table-cell table:style-name="TableCell3756">
            <text:p text:style-name="P3757">1º</text:p>
          </table:table-cell>
          <table:table-cell table:style-name="TableCell3758">
            <text:p text:style-name="P3759">2008</text:p>
          </table:table-cell>
          <table:table-cell table:style-name="TableCell3760">
            <text:p text:style-name="P3761">C 306</text:p>
          </table:table-cell>
        </table:table-row>
        <table:table-row table:style-name="TableRow3762">
          <table:table-cell table:style-name="TableCell3763">
            <text:p text:style-name="P3764">INF0055</text:p>
          </table:table-cell>
          <table:table-cell table:style-name="TableCell3765">
            <text:p text:style-name="P3766">1º</text:p>
          </table:table-cell>
          <table:table-cell table:style-name="TableCell3767">
            <text:p text:style-name="P3768">2016</text:p>
          </table:table-cell>
          <table:table-cell table:style-name="TableCell3769">
            <text:p text:style-name="P3770">C 306</text:p>
          </table:table-cell>
        </table:table-row>
        <table:table-row table:style-name="TableRow3771">
          <table:table-cell table:style-name="TableCell3772">
            <text:p text:style-name="P3773">INF0056</text:p>
          </table:table-cell>
          <table:table-cell table:style-name="TableCell3774">
            <text:p text:style-name="P3775">1º</text:p>
          </table:table-cell>
          <table:table-cell table:style-name="TableCell3776">
            <text:p text:style-name="P3777">2008</text:p>
          </table:table-cell>
          <table:table-cell table:style-name="TableCell3778">
            <text:p text:style-name="P3779">C 107</text:p>
          </table:table-cell>
        </table:table-row>
        <table:table-row table:style-name="TableRow3780">
          <table:table-cell table:style-name="TableCell3781">
            <text:p text:style-name="P3782">INF0056</text:p>
          </table:table-cell>
          <table:table-cell table:style-name="TableCell3783">
            <text:p text:style-name="P3784">2º</text:p>
          </table:table-cell>
          <table:table-cell table:style-name="TableCell3785">
            <text:p text:style-name="P3786">2011</text:p>
          </table:table-cell>
          <table:table-cell table:style-name="TableCell3787">
            <text:p text:style-name="P3788">C 107</text:p>
          </table:table-cell>
        </table:table-row>
      </table:table>
      <text:soft-page-break/>
      <text:p text:style-name="Standard"><text:span text:style-name="T3789">TURMAS_SEMESTRE</text:span></text:p>
      <table:table table:style-name="Table3790">
        <table:table-columns>
          <table:table-column table:style-name="TableColumn3791"/>
          <table:table-column table:style-name="TableColumn3792"/>
          <table:table-column table:style-name="TableColumn3793"/>
          <table:table-column table:style-name="TableColumn3794"/>
          <table:table-column table:style-name="TableColumn3795"/>
          <table:table-column table:style-name="TableColumn3796"/>
        </table:table-columns>
        <table:table-row table:style-name="TableRow3797">
          <table:table-cell table:style-name="TableCell3798">
            <text:p text:style-name="P3799"><text:span text:style-name="T3800">CodD</text:span></text:p>
          </table:table-cell>
          <table:table-cell table:style-name="TableCell3801">
            <text:p text:style-name="P3802"><text:span text:style-name="T3803">Semestre</text:span></text:p>
          </table:table-cell>
          <table:table-cell table:style-name="TableCell3804">
            <text:p text:style-name="P3805"><text:span text:style-name="T3806">Ano</text:span></text:p>
          </table:table-cell>
          <table:table-cell table:style-name="TableCell3807">
            <text:p text:style-name="P3808"><text:span text:style-name="T3809">MatAl</text:span></text:p>
          </table:table-cell>
          <table:table-cell table:style-name="TableCell3810">
            <text:p text:style-name="P3811">HorasFaltas</text:p>
          </table:table-cell>
          <table:table-cell table:style-name="TableCell3812">
            <text:p text:style-name="P3813">StatusAluno</text:p>
          </table:table-cell>
        </table:table-row>
        <table:table-row table:style-name="TableRow3814">
          <table:table-cell table:style-name="TableCell3815">
            <text:p text:style-name="P3816"><text:span text:style-name="T3817">MED0001</text:span></text:p>
          </table:table-cell>
          <table:table-cell table:style-name="TableCell3818">
            <text:p text:style-name="P3819">1º</text:p>
          </table:table-cell>
          <table:table-cell table:style-name="TableCell3820">
            <text:p text:style-name="P3821">2012</text:p>
          </table:table-cell>
          <table:table-cell table:style-name="TableCell3822">
            <text:p text:style-name="P3823"><text:span text:style-name="T3824">2012020987</text:span></text:p>
          </table:table-cell>
          <table:table-cell table:style-name="TableCell3825">
            <text:p text:style-name="P3826">26</text:p>
          </table:table-cell>
          <table:table-cell table:style-name="TableCell3827">
            <text:p text:style-name="P3828">Aprovado</text:p>
          </table:table-cell>
        </table:table-row>
        <table:table-row table:style-name="TableRow3829">
          <table:table-cell table:style-name="TableCell3830">
            <text:p text:style-name="P3831">MED0001</text:p>
          </table:table-cell>
          <table:table-cell table:style-name="TableCell3832">
            <text:p text:style-name="P3833">1º</text:p>
          </table:table-cell>
          <table:table-cell table:style-name="TableCell3834">
            <text:p text:style-name="P3835">2015</text:p>
          </table:table-cell>
          <table:table-cell table:style-name="TableCell3836">
            <text:p text:style-name="P3837"><text:span text:style-name="T3838">2015086743</text:span></text:p>
          </table:table-cell>
          <table:table-cell table:style-name="TableCell3839">
            <text:p text:style-name="P3840">24</text:p>
          </table:table-cell>
          <table:table-cell table:style-name="TableCell3841">
            <text:p text:style-name="P3842">Aprovado</text:p>
          </table:table-cell>
        </table:table-row>
        <table:table-row table:style-name="TableRow3843">
          <table:table-cell table:style-name="TableCell3844">
            <text:p text:style-name="P3845">MED0002</text:p>
          </table:table-cell>
          <table:table-cell table:style-name="TableCell3846">
            <text:p text:style-name="P3847">1º</text:p>
          </table:table-cell>
          <table:table-cell table:style-name="TableCell3848">
            <text:p text:style-name="P3849">2012</text:p>
          </table:table-cell>
          <table:table-cell table:style-name="TableCell3850">
            <text:p text:style-name="P3851"><text:span text:style-name="T3852">2012020987</text:span></text:p>
          </table:table-cell>
          <table:table-cell table:style-name="TableCell3853">
            <text:p text:style-name="P3854">6</text:p>
          </table:table-cell>
          <table:table-cell table:style-name="TableCell3855">
            <text:p text:style-name="P3856">Aprovado</text:p>
          </table:table-cell>
        </table:table-row>
        <table:table-row table:style-name="TableRow3857">
          <table:table-cell table:style-name="TableCell3858">
            <text:p text:style-name="P3859">MED0002</text:p>
          </table:table-cell>
          <table:table-cell table:style-name="TableCell3860">
            <text:p text:style-name="P3861">1º</text:p>
          </table:table-cell>
          <table:table-cell table:style-name="TableCell3862">
            <text:p text:style-name="P3863">2015</text:p>
          </table:table-cell>
          <table:table-cell table:style-name="TableCell3864">
            <text:p text:style-name="P3865"><text:span text:style-name="T3866">2015086743</text:span></text:p>
          </table:table-cell>
          <table:table-cell table:style-name="TableCell3867">
            <text:p text:style-name="P3868">12</text:p>
          </table:table-cell>
          <table:table-cell table:style-name="TableCell3869">
            <text:p text:style-name="P3870">Aprovado</text:p>
          </table:table-cell>
        </table:table-row>
        <table:table-row table:style-name="TableRow3871">
          <table:table-cell table:style-name="TableCell3872">
            <text:p text:style-name="P3873">MED0013</text:p>
          </table:table-cell>
          <table:table-cell table:style-name="TableCell3874">
            <text:p text:style-name="P3875">1º</text:p>
          </table:table-cell>
          <table:table-cell table:style-name="TableCell3876">
            <text:p text:style-name="P3877">2013</text:p>
          </table:table-cell>
          <table:table-cell table:style-name="TableCell3878">
            <text:p text:style-name="P3879"><text:span text:style-name="T3880">2012020987</text:span></text:p>
          </table:table-cell>
          <table:table-cell table:style-name="TableCell3881">
            <text:p text:style-name="P3882">14</text:p>
          </table:table-cell>
          <table:table-cell table:style-name="TableCell3883">
            <text:p text:style-name="P3884">Aprovado</text:p>
          </table:table-cell>
        </table:table-row>
        <table:table-row table:style-name="TableRow3885">
          <table:table-cell table:style-name="TableCell3886">
            <text:p text:style-name="P3887">MED0013</text:p>
          </table:table-cell>
          <table:table-cell table:style-name="TableCell3888">
            <text:p text:style-name="P3889">1º</text:p>
          </table:table-cell>
          <table:table-cell table:style-name="TableCell3890">
            <text:p text:style-name="P3891">2016</text:p>
          </table:table-cell>
          <table:table-cell table:style-name="TableCell3892">
            <text:p text:style-name="P3893"><text:span text:style-name="T3894">2015086743</text:span></text:p>
          </table:table-cell>
          <table:table-cell table:style-name="TableCell3895">
            <text:p text:style-name="P3896">22</text:p>
          </table:table-cell>
          <table:table-cell table:style-name="TableCell3897">
            <text:p text:style-name="P3898">Matriculado</text:p>
          </table:table-cell>
        </table:table-row>
        <table:table-row table:style-name="TableRow3899">
          <table:table-cell table:style-name="TableCell3900">
            <text:p text:style-name="P3901">MED0018</text:p>
          </table:table-cell>
          <table:table-cell table:style-name="TableCell3902">
            <text:p text:style-name="P3903">2º</text:p>
          </table:table-cell>
          <table:table-cell table:style-name="TableCell3904">
            <text:p text:style-name="P3905">2013</text:p>
          </table:table-cell>
          <table:table-cell table:style-name="TableCell3906">
            <text:p text:style-name="P3907"><text:span text:style-name="T3908">2012020987</text:span></text:p>
          </table:table-cell>
          <table:table-cell table:style-name="TableCell3909">
            <text:p text:style-name="P3910">0</text:p>
          </table:table-cell>
          <table:table-cell table:style-name="TableCell3911">
            <text:p text:style-name="P3912">Aprovado</text:p>
          </table:table-cell>
        </table:table-row>
        <table:table-row table:style-name="TableRow3913">
          <table:table-cell table:style-name="TableCell3914">
            <text:p text:style-name="P3915">MED0029</text:p>
          </table:table-cell>
          <table:table-cell table:style-name="TableCell3916">
            <text:p text:style-name="P3917">2º</text:p>
          </table:table-cell>
          <table:table-cell table:style-name="TableCell3918">
            <text:p text:style-name="P3919">2014</text:p>
          </table:table-cell>
          <table:table-cell table:style-name="TableCell3920">
            <text:p text:style-name="P3921"><text:span text:style-name="T3922">2012020987</text:span></text:p>
          </table:table-cell>
          <table:table-cell table:style-name="TableCell3923">
            <text:p text:style-name="P3924">6</text:p>
          </table:table-cell>
          <table:table-cell table:style-name="TableCell3925">
            <text:p text:style-name="P3926">Reprovado</text:p>
          </table:table-cell>
        </table:table-row>
        <table:table-row table:style-name="TableRow3927">
          <table:table-cell table:style-name="TableCell3928">
            <text:p text:style-name="P3929">INF0010</text:p>
          </table:table-cell>
          <table:table-cell table:style-name="TableCell3930">
            <text:p text:style-name="P3931">2º</text:p>
          </table:table-cell>
          <table:table-cell table:style-name="TableCell3932">
            <text:p text:style-name="P3933">2005</text:p>
          </table:table-cell>
          <table:table-cell table:style-name="TableCell3934">
            <text:p text:style-name="P3935"><text:span text:style-name="T3936">2005058645</text:span></text:p>
          </table:table-cell>
          <table:table-cell table:style-name="TableCell3937">
            <text:p text:style-name="P3938">4</text:p>
          </table:table-cell>
          <table:table-cell table:style-name="TableCell3939">
            <text:p text:style-name="P3940">Aprovado</text:p>
          </table:table-cell>
        </table:table-row>
        <table:table-row table:style-name="TableRow3941">
          <table:table-cell table:style-name="TableCell3942">
            <text:p text:style-name="P3943">INF0010</text:p>
          </table:table-cell>
          <table:table-cell table:style-name="TableCell3944">
            <text:p text:style-name="P3945">1º</text:p>
          </table:table-cell>
          <table:table-cell table:style-name="TableCell3946">
            <text:p text:style-name="P3947">2007</text:p>
          </table:table-cell>
          <table:table-cell table:style-name="TableCell3948">
            <text:p text:style-name="P3949"><text:span text:style-name="T3950">2005051111</text:span></text:p>
          </table:table-cell>
          <table:table-cell table:style-name="TableCell3951">
            <text:p text:style-name="P3952">3</text:p>
          </table:table-cell>
          <table:table-cell table:style-name="TableCell3953">
            <text:p text:style-name="P3954">Aprovado</text:p>
          </table:table-cell>
        </table:table-row>
        <table:table-row table:style-name="TableRow3955">
          <table:table-cell table:style-name="TableCell3956">
            <text:p text:style-name="P3957">INF0010</text:p>
          </table:table-cell>
          <table:table-cell table:style-name="TableCell3958">
            <text:p text:style-name="P3959">1º</text:p>
          </table:table-cell>
          <table:table-cell table:style-name="TableCell3960">
            <text:p text:style-name="P3961">2009</text:p>
          </table:table-cell>
          <table:table-cell table:style-name="TableCell3962">
            <text:p text:style-name="P3963"><text:span text:style-name="T3964">2009026755</text:span></text:p>
          </table:table-cell>
          <table:table-cell table:style-name="TableCell3965">
            <text:p text:style-name="P3966">0</text:p>
          </table:table-cell>
          <table:table-cell table:style-name="TableCell3967">
            <text:p text:style-name="P3968">Aprovado</text:p>
          </table:table-cell>
        </table:table-row>
        <table:table-row table:style-name="TableRow3969">
          <table:table-cell table:style-name="TableCell3970">
            <text:p text:style-name="P3971">INF0010</text:p>
          </table:table-cell>
          <table:table-cell table:style-name="TableCell3972">
            <text:p text:style-name="P3973">1º</text:p>
          </table:table-cell>
          <table:table-cell table:style-name="TableCell3974">
            <text:p text:style-name="P3975">2014</text:p>
          </table:table-cell>
          <table:table-cell table:style-name="TableCell3976">
            <text:p text:style-name="P3977"><text:span text:style-name="T3978">2013083322</text:span></text:p>
          </table:table-cell>
          <table:table-cell table:style-name="TableCell3979">
            <text:p text:style-name="P3980">20</text:p>
          </table:table-cell>
          <table:table-cell table:style-name="TableCell3981">
            <text:p text:style-name="P3982">Reprovado</text:p>
          </table:table-cell>
        </table:table-row>
        <table:table-row table:style-name="TableRow3983">
          <table:table-cell table:style-name="TableCell3984">
            <text:p text:style-name="P3985">INF0010</text:p>
          </table:table-cell>
          <table:table-cell table:style-name="TableCell3986">
            <text:p text:style-name="P3987">2º</text:p>
          </table:table-cell>
          <table:table-cell table:style-name="TableCell3988">
            <text:p text:style-name="P3989">2014</text:p>
          </table:table-cell>
          <table:table-cell table:style-name="TableCell3990">
            <text:p text:style-name="P3991"><text:span text:style-name="T3992">2014080453</text:span></text:p>
          </table:table-cell>
          <table:table-cell table:style-name="TableCell3993">
            <text:p text:style-name="P3994">4</text:p>
          </table:table-cell>
          <table:table-cell table:style-name="TableCell3995">
            <text:p text:style-name="P3996">Reprovado</text:p>
          </table:table-cell>
        </table:table-row>
        <table:table-row table:style-name="TableRow3997">
          <table:table-cell table:style-name="TableCell3998">
            <text:p text:style-name="P3999">INF0011</text:p>
          </table:table-cell>
          <table:table-cell table:style-name="TableCell4000">
            <text:p text:style-name="P4001">2º</text:p>
          </table:table-cell>
          <table:table-cell table:style-name="TableCell4002">
            <text:p text:style-name="P4003">2005</text:p>
          </table:table-cell>
          <table:table-cell table:style-name="TableCell4004">
            <text:p text:style-name="P4005"><text:span text:style-name="T4006">2005058645</text:span></text:p>
          </table:table-cell>
          <table:table-cell table:style-name="TableCell4007">
            <text:p text:style-name="P4008">0</text:p>
          </table:table-cell>
          <table:table-cell table:style-name="TableCell4009">
            <text:p text:style-name="P4010">Aprovado</text:p>
          </table:table-cell>
        </table:table-row>
        <table:table-row table:style-name="TableRow4011">
          <table:table-cell table:style-name="TableCell4012">
            <text:p text:style-name="P4013">INF0011</text:p>
          </table:table-cell>
          <table:table-cell table:style-name="TableCell4014">
            <text:p text:style-name="P4015">1º</text:p>
          </table:table-cell>
          <table:table-cell table:style-name="TableCell4016">
            <text:p text:style-name="P4017">2009</text:p>
          </table:table-cell>
          <table:table-cell table:style-name="TableCell4018">
            <text:p text:style-name="P4019"><text:span text:style-name="T4020">2009026755</text:span></text:p>
          </table:table-cell>
          <table:table-cell table:style-name="TableCell4021">
            <text:p text:style-name="P4022">6</text:p>
          </table:table-cell>
          <table:table-cell table:style-name="TableCell4023">
            <text:p text:style-name="P4024">Aprovado</text:p>
          </table:table-cell>
        </table:table-row>
        <table:table-row table:style-name="TableRow4025">
          <table:table-cell table:style-name="TableCell4026">
            <text:p text:style-name="P4027">INF0011</text:p>
          </table:table-cell>
          <table:table-cell table:style-name="TableCell4028">
            <text:p text:style-name="P4029">1º</text:p>
          </table:table-cell>
          <table:table-cell table:style-name="TableCell4030">
            <text:p text:style-name="P4031">2014</text:p>
          </table:table-cell>
          <table:table-cell table:style-name="TableCell4032">
            <text:p text:style-name="P4033"><text:span text:style-name="T4034">2014080453</text:span></text:p>
          </table:table-cell>
          <table:table-cell table:style-name="TableCell4035">
            <text:p text:style-name="P4036">12</text:p>
          </table:table-cell>
          <table:table-cell table:style-name="TableCell4037">
            <text:p text:style-name="P4038">Aprovado</text:p>
          </table:table-cell>
        </table:table-row>
        <table:table-row table:style-name="TableRow4039">
          <table:table-cell table:style-name="TableCell4040">
            <text:p text:style-name="P4041">INF0012</text:p>
          </table:table-cell>
          <table:table-cell table:style-name="TableCell4042">
            <text:p text:style-name="P4043">2º</text:p>
          </table:table-cell>
          <table:table-cell table:style-name="TableCell4044">
            <text:p text:style-name="P4045">2005</text:p>
          </table:table-cell>
          <table:table-cell table:style-name="TableCell4046">
            <text:p text:style-name="P4047"><text:span text:style-name="T4048">2005051111</text:span></text:p>
          </table:table-cell>
          <table:table-cell table:style-name="TableCell4049">
            <text:p text:style-name="P4050">10</text:p>
          </table:table-cell>
          <table:table-cell table:style-name="TableCell4051">
            <text:p text:style-name="P4052">Aprovado</text:p>
          </table:table-cell>
        </table:table-row>
        <table:table-row table:style-name="TableRow4053">
          <table:table-cell table:style-name="TableCell4054">
            <text:p text:style-name="P4055">INF0012</text:p>
          </table:table-cell>
          <table:table-cell table:style-name="TableCell4056">
            <text:p text:style-name="P4057">2º</text:p>
          </table:table-cell>
          <table:table-cell table:style-name="TableCell4058">
            <text:p text:style-name="P4059">2013</text:p>
          </table:table-cell>
          <table:table-cell table:style-name="TableCell4060">
            <text:p text:style-name="P4061"><text:span text:style-name="T4062">2013083322</text:span></text:p>
          </table:table-cell>
          <table:table-cell table:style-name="TableCell4063">
            <text:p text:style-name="P4064">14</text:p>
          </table:table-cell>
          <table:table-cell table:style-name="TableCell4065">
            <text:p text:style-name="P4066">Reprovado</text:p>
          </table:table-cell>
        </table:table-row>
        <table:table-row table:style-name="TableRow4067">
          <table:table-cell table:style-name="TableCell4068">
            <text:p text:style-name="P4069">INF0013</text:p>
          </table:table-cell>
          <table:table-cell table:style-name="TableCell4070">
            <text:p text:style-name="P4071">2º</text:p>
          </table:table-cell>
          <table:table-cell table:style-name="TableCell4072">
            <text:p text:style-name="P4073">2005</text:p>
          </table:table-cell>
          <table:table-cell table:style-name="TableCell4074">
            <text:p text:style-name="P4075"><text:span text:style-name="T4076">2005051111</text:span></text:p>
          </table:table-cell>
          <table:table-cell table:style-name="TableCell4077">
            <text:p text:style-name="P4078">4</text:p>
          </table:table-cell>
          <table:table-cell table:style-name="TableCell4079">
            <text:p text:style-name="P4080">Aprovado</text:p>
          </table:table-cell>
        </table:table-row>
        <table:table-row table:style-name="TableRow4081">
          <table:table-cell table:style-name="TableCell4082">
            <text:p text:style-name="P4083">INF0013</text:p>
          </table:table-cell>
          <table:table-cell table:style-name="TableCell4084">
            <text:p text:style-name="P4085">2º</text:p>
          </table:table-cell>
          <table:table-cell table:style-name="TableCell4086">
            <text:p text:style-name="P4087">2013</text:p>
          </table:table-cell>
          <table:table-cell table:style-name="TableCell4088">
            <text:p text:style-name="P4089"><text:span text:style-name="T4090">2013083322</text:span></text:p>
          </table:table-cell>
          <table:table-cell table:style-name="TableCell4091">
            <text:p text:style-name="P4092">12</text:p>
          </table:table-cell>
          <table:table-cell table:style-name="TableCell4093">
            <text:p text:style-name="P4094">Aprovado</text:p>
          </table:table-cell>
        </table:table-row>
        <table:table-row table:style-name="TableRow4095">
          <table:table-cell table:style-name="TableCell4096">
            <text:p text:style-name="P4097">INF0021</text:p>
          </table:table-cell>
          <table:table-cell table:style-name="TableCell4098">
            <text:p text:style-name="P4099">1º</text:p>
          </table:table-cell>
          <table:table-cell table:style-name="TableCell4100">
            <text:p text:style-name="P4101">2006</text:p>
          </table:table-cell>
          <table:table-cell table:style-name="TableCell4102">
            <text:p text:style-name="P4103"><text:span text:style-name="T4104">2005058645</text:span></text:p>
          </table:table-cell>
          <table:table-cell table:style-name="TableCell4105">
            <text:p text:style-name="P4106">10</text:p>
          </table:table-cell>
          <table:table-cell table:style-name="TableCell4107">
            <text:p text:style-name="P4108">Aprovado</text:p>
          </table:table-cell>
        </table:table-row>
        <table:table-row table:style-name="TableRow4109">
          <table:table-cell table:style-name="TableCell4110">
            <text:p text:style-name="P4111">INF0021</text:p>
          </table:table-cell>
          <table:table-cell table:style-name="TableCell4112">
            <text:p text:style-name="P4113">1º</text:p>
          </table:table-cell>
          <table:table-cell table:style-name="TableCell4114">
            <text:p text:style-name="P4115">2009</text:p>
          </table:table-cell>
          <table:table-cell table:style-name="TableCell4116">
            <text:p text:style-name="P4117"><text:span text:style-name="T4118">2005051111</text:span></text:p>
          </table:table-cell>
          <table:table-cell table:style-name="TableCell4119">
            <text:p text:style-name="P4120">2</text:p>
          </table:table-cell>
          <table:table-cell table:style-name="TableCell4121">
            <text:p text:style-name="P4122">Aprovado</text:p>
          </table:table-cell>
        </table:table-row>
        <table:table-row table:style-name="TableRow4123">
          <table:table-cell table:style-name="TableCell4124">
            <text:p text:style-name="P4125">INF0021</text:p>
          </table:table-cell>
          <table:table-cell table:style-name="TableCell4126">
            <text:p text:style-name="P4127">2º</text:p>
          </table:table-cell>
          <table:table-cell table:style-name="TableCell4128">
            <text:p text:style-name="P4129">2009</text:p>
          </table:table-cell>
          <table:table-cell table:style-name="TableCell4130">
            <text:p text:style-name="P4131"><text:span text:style-name="T4132">2009026755</text:span></text:p>
          </table:table-cell>
          <table:table-cell table:style-name="TableCell4133">
            <text:p text:style-name="P4134">4</text:p>
          </table:table-cell>
          <table:table-cell table:style-name="TableCell4135">
            <text:p text:style-name="P4136">Aprovado</text:p>
          </table:table-cell>
        </table:table-row>
        <table:table-row table:style-name="TableRow4137">
          <table:table-cell table:style-name="TableCell4138">
            <text:p text:style-name="P4139">INF0021</text:p>
          </table:table-cell>
          <table:table-cell table:style-name="TableCell4140">
            <text:p text:style-name="P4141">1º</text:p>
          </table:table-cell>
          <table:table-cell table:style-name="TableCell4142">
            <text:p text:style-name="P4143">2015</text:p>
          </table:table-cell>
          <table:table-cell table:style-name="TableCell4144">
            <text:p text:style-name="P4145"><text:span text:style-name="T4146">2014080453</text:span></text:p>
          </table:table-cell>
          <table:table-cell table:style-name="TableCell4147">
            <text:p text:style-name="P4148">6</text:p>
          </table:table-cell>
          <table:table-cell table:style-name="TableCell4149">
            <text:p text:style-name="P4150">Aprovado</text:p>
          </table:table-cell>
        </table:table-row>
        <table:table-row table:style-name="TableRow4151">
          <table:table-cell table:style-name="TableCell4152">
            <text:p text:style-name="P4153">INF0021</text:p>
          </table:table-cell>
          <table:table-cell table:style-name="TableCell4154">
            <text:p text:style-name="P4155">2º</text:p>
          </table:table-cell>
          <table:table-cell table:style-name="TableCell4156">
            <text:p text:style-name="P4157">2015</text:p>
          </table:table-cell>
          <table:table-cell table:style-name="TableCell4158">
            <text:p text:style-name="P4159"><text:span text:style-name="T4160">2013083322</text:span></text:p>
          </table:table-cell>
          <table:table-cell table:style-name="TableCell4161">
            <text:p text:style-name="P4162">4</text:p>
          </table:table-cell>
          <table:table-cell table:style-name="TableCell4163">
            <text:p text:style-name="P4164">Reprovado</text:p>
          </table:table-cell>
        </table:table-row>
        <table:table-row table:style-name="TableRow4165">
          <table:table-cell table:style-name="TableCell4166">
            <text:p text:style-name="P4167">INF0022</text:p>
          </table:table-cell>
          <table:table-cell table:style-name="TableCell4168">
            <text:p text:style-name="P4169">1º</text:p>
          </table:table-cell>
          <table:table-cell table:style-name="TableCell4170">
            <text:p text:style-name="P4171">2006</text:p>
          </table:table-cell>
          <table:table-cell table:style-name="TableCell4172">
            <text:p text:style-name="P4173"><text:span text:style-name="T4174">2005058645</text:span></text:p>
          </table:table-cell>
          <table:table-cell table:style-name="TableCell4175">
            <text:p text:style-name="P4176">4</text:p>
          </table:table-cell>
          <table:table-cell table:style-name="TableCell4177">
            <text:p text:style-name="P4178">Aprovado</text:p>
          </table:table-cell>
        </table:table-row>
        <table:table-row table:style-name="TableRow4179">
          <table:table-cell table:style-name="TableCell4180">
            <text:p text:style-name="P4181">INF0022</text:p>
          </table:table-cell>
          <table:table-cell table:style-name="TableCell4182">
            <text:p text:style-name="P4183">2º</text:p>
          </table:table-cell>
          <table:table-cell table:style-name="TableCell4184">
            <text:p text:style-name="P4185">2009</text:p>
          </table:table-cell>
          <table:table-cell table:style-name="TableCell4186">
            <text:p text:style-name="P4187"><text:span text:style-name="T4188">2009026755</text:span></text:p>
          </table:table-cell>
          <table:table-cell table:style-name="TableCell4189">
            <text:p text:style-name="P4190">6</text:p>
          </table:table-cell>
          <table:table-cell table:style-name="TableCell4191">
            <text:p text:style-name="P4192">Aprovado</text:p>
          </table:table-cell>
        </table:table-row>
        <table:table-row table:style-name="TableRow4193">
          <table:table-cell table:style-name="TableCell4194">
            <text:p text:style-name="P4195">INF0022</text:p>
          </table:table-cell>
          <table:table-cell table:style-name="TableCell4196">
            <text:p text:style-name="P4197">1º</text:p>
          </table:table-cell>
          <table:table-cell table:style-name="TableCell4198">
            <text:p text:style-name="P4199">2015</text:p>
          </table:table-cell>
          <table:table-cell table:style-name="TableCell4200">
            <text:p text:style-name="P4201"><text:span text:style-name="T4202">2014080453</text:span></text:p>
          </table:table-cell>
          <table:table-cell table:style-name="TableCell4203">
            <text:p text:style-name="P4204">4</text:p>
          </table:table-cell>
          <table:table-cell table:style-name="TableCell4205">
            <text:p text:style-name="P4206">Reprovado</text:p>
          </table:table-cell>
        </table:table-row>
        <table:table-row table:style-name="TableRow4207">
          <table:table-cell table:style-name="TableCell4208">
            <text:p text:style-name="P4209">INF0023</text:p>
          </table:table-cell>
          <table:table-cell table:style-name="TableCell4210">
            <text:p text:style-name="P4211">1º</text:p>
          </table:table-cell>
          <table:table-cell table:style-name="TableCell4212">
            <text:p text:style-name="P4213">2006</text:p>
          </table:table-cell>
          <table:table-cell table:style-name="TableCell4214">
            <text:p text:style-name="P4215"><text:span text:style-name="T4216">2005058645</text:span></text:p>
          </table:table-cell>
          <table:table-cell table:style-name="TableCell4217">
            <text:p text:style-name="P4218">10</text:p>
          </table:table-cell>
          <table:table-cell table:style-name="TableCell4219">
            <text:p text:style-name="P4220">Aprovado</text:p>
          </table:table-cell>
        </table:table-row>
        <table:table-row table:style-name="TableRow4221">
          <table:table-cell table:style-name="TableCell4222">
            <text:p text:style-name="P4223">INF0023</text:p>
          </table:table-cell>
          <table:table-cell table:style-name="TableCell4224">
            <text:p text:style-name="P4225">1º</text:p>
          </table:table-cell>
          <table:table-cell table:style-name="TableCell4226">
            <text:p text:style-name="P4227">2014</text:p>
          </table:table-cell>
          <table:table-cell table:style-name="TableCell4228">
            <text:p text:style-name="P4229"><text:span text:style-name="T4230">2014080453</text:span></text:p>
          </table:table-cell>
          <table:table-cell table:style-name="TableCell4231">
            <text:p text:style-name="P4232">2</text:p>
          </table:table-cell>
          <table:table-cell table:style-name="TableCell4233">
            <text:p text:style-name="P4234">Aprovado</text:p>
          </table:table-cell>
        </table:table-row>
        <table:table-row table:style-name="TableRow4235">
          <table:table-cell table:style-name="TableCell4236">
            <text:p text:style-name="P4237">INF0024</text:p>
          </table:table-cell>
          <table:table-cell table:style-name="TableCell4238">
            <text:p text:style-name="P4239">1º</text:p>
          </table:table-cell>
          <table:table-cell table:style-name="TableCell4240">
            <text:p text:style-name="P4241">2006</text:p>
          </table:table-cell>
          <table:table-cell table:style-name="TableCell4242">
            <text:p text:style-name="P4243"><text:span text:style-name="T4244">2005051111</text:span></text:p>
          </table:table-cell>
          <table:table-cell table:style-name="TableCell4245">
            <text:p text:style-name="P4246">12</text:p>
          </table:table-cell>
          <table:table-cell table:style-name="TableCell4247">
            <text:p text:style-name="P4248">Aprovado</text:p>
          </table:table-cell>
        </table:table-row>
        <table:table-row table:style-name="TableRow4249">
          <table:table-cell table:style-name="TableCell4250">
            <text:p text:style-name="P4251">INF0024</text:p>
          </table:table-cell>
          <table:table-cell table:style-name="TableCell4252">
            <text:p text:style-name="P4253">1º</text:p>
          </table:table-cell>
          <table:table-cell table:style-name="TableCell4254">
            <text:p text:style-name="P4255">2014</text:p>
          </table:table-cell>
          <table:table-cell table:style-name="TableCell4256">
            <text:p text:style-name="P4257"><text:span text:style-name="T4258">2013083322</text:span></text:p>
          </table:table-cell>
          <table:table-cell table:style-name="TableCell4259">
            <text:p text:style-name="P4260">6</text:p>
          </table:table-cell>
          <table:table-cell table:style-name="TableCell4261">
            <text:p text:style-name="P4262">Reprovado</text:p>
          </table:table-cell>
        </table:table-row>
        <table:table-row table:style-name="TableRow4263">
          <table:table-cell table:style-name="TableCell4264">
            <text:p text:style-name="P4265">INF0030</text:p>
          </table:table-cell>
          <table:table-cell table:style-name="TableCell4266">
            <text:p text:style-name="P4267">2º</text:p>
          </table:table-cell>
          <table:table-cell table:style-name="TableCell4268">
            <text:p text:style-name="P4269">2006</text:p>
          </table:table-cell>
          <table:table-cell table:style-name="TableCell4270">
            <text:p text:style-name="P4271"><text:span text:style-name="T4272">2005058645</text:span></text:p>
          </table:table-cell>
          <table:table-cell table:style-name="TableCell4273">
            <text:p text:style-name="P4274">8</text:p>
          </table:table-cell>
          <table:table-cell table:style-name="TableCell4275">
            <text:p text:style-name="P4276">Aprovado</text:p>
          </table:table-cell>
        </table:table-row>
        <table:table-row table:style-name="TableRow4277">
          <table:table-cell table:style-name="TableCell4278">
            <text:p text:style-name="P4279">INF0030</text:p>
          </table:table-cell>
          <table:table-cell table:style-name="TableCell4280">
            <text:p text:style-name="P4281">2º</text:p>
          </table:table-cell>
          <table:table-cell table:style-name="TableCell4282">
            <text:p text:style-name="P4283">2007</text:p>
          </table:table-cell>
          <table:table-cell table:style-name="TableCell4284">
            <text:p text:style-name="P4285"><text:span text:style-name="T4286">2005051111</text:span></text:p>
          </table:table-cell>
          <table:table-cell table:style-name="TableCell4287">
            <text:p text:style-name="P4288">8</text:p>
          </table:table-cell>
          <table:table-cell table:style-name="TableCell4289">
            <text:p text:style-name="P4290">Aprovado</text:p>
          </table:table-cell>
        </table:table-row>
        <table:table-row table:style-name="TableRow4291">
          <table:table-cell table:style-name="TableCell4292">
            <text:p text:style-name="P4293">INF0030</text:p>
          </table:table-cell>
          <table:table-cell table:style-name="TableCell4294">
            <text:p text:style-name="P4295">1º</text:p>
          </table:table-cell>
          <table:table-cell table:style-name="TableCell4296">
            <text:p text:style-name="P4297">2010</text:p>
          </table:table-cell>
          <table:table-cell table:style-name="TableCell4298">
            <text:p text:style-name="P4299"><text:span text:style-name="T4300">2009026755</text:span></text:p>
          </table:table-cell>
          <table:table-cell table:style-name="TableCell4301">
            <text:p text:style-name="P4302">8</text:p>
          </table:table-cell>
          <table:table-cell table:style-name="TableCell4303">
            <text:p text:style-name="P4304">Aprovado</text:p>
          </table:table-cell>
        </table:table-row>
        <table:table-row table:style-name="TableRow4305">
          <table:table-cell table:style-name="TableCell4306">
            <text:p text:style-name="P4307">INF0030</text:p>
          </table:table-cell>
          <table:table-cell table:style-name="TableCell4308">
            <text:p text:style-name="P4309">2º</text:p>
          </table:table-cell>
          <table:table-cell table:style-name="TableCell4310">
            <text:p text:style-name="P4311">2014</text:p>
          </table:table-cell>
          <table:table-cell table:style-name="TableCell4312">
            <text:p text:style-name="P4313"><text:span text:style-name="T4314">2013083322</text:span></text:p>
          </table:table-cell>
          <table:table-cell table:style-name="TableCell4315">
            <text:p text:style-name="P4316">10</text:p>
          </table:table-cell>
          <table:table-cell table:style-name="TableCell4317">
            <text:p text:style-name="P4318">Aprovado</text:p>
          </table:table-cell>
        </table:table-row>
        <table:table-row table:style-name="TableRow4319">
          <table:table-cell table:style-name="TableCell4320">
            <text:p text:style-name="P4321">INF0030</text:p>
          </table:table-cell>
          <table:table-cell table:style-name="TableCell4322">
            <text:p text:style-name="P4323">2º</text:p>
          </table:table-cell>
          <table:table-cell table:style-name="TableCell4324">
            <text:p text:style-name="P4325">2015</text:p>
          </table:table-cell>
          <table:table-cell table:style-name="TableCell4326">
            <text:p text:style-name="P4327"><text:span text:style-name="T4328">2014080453</text:span></text:p>
          </table:table-cell>
          <table:table-cell table:style-name="TableCell4329">
            <text:p text:style-name="P4330">6</text:p>
          </table:table-cell>
          <table:table-cell table:style-name="TableCell4331">
            <text:p text:style-name="P4332">Aprovado</text:p>
          </table:table-cell>
        </table:table-row>
        <table:table-row table:style-name="TableRow4333">
          <table:table-cell table:style-name="TableCell4334">
            <text:p text:style-name="P4335">INF0031</text:p>
          </table:table-cell>
          <table:table-cell table:style-name="TableCell4336">
            <text:p text:style-name="P4337">2º</text:p>
          </table:table-cell>
          <table:table-cell table:style-name="TableCell4338">
            <text:p text:style-name="P4339">2006</text:p>
          </table:table-cell>
          <table:table-cell table:style-name="TableCell4340">
            <text:p text:style-name="P4341"><text:span text:style-name="T4342">2005058645</text:span></text:p>
          </table:table-cell>
          <table:table-cell table:style-name="TableCell4343">
            <text:p text:style-name="P4344">2</text:p>
          </table:table-cell>
          <table:table-cell table:style-name="TableCell4345">
            <text:p text:style-name="P4346">Aprovado</text:p>
          </table:table-cell>
        </table:table-row>
        <table:table-row table:style-name="TableRow4347">
          <table:table-cell table:style-name="TableCell4348">
            <text:p text:style-name="P4349">INF0031</text:p>
          </table:table-cell>
          <table:table-cell table:style-name="TableCell4350">
            <text:p text:style-name="P4351">1º</text:p>
          </table:table-cell>
          <table:table-cell table:style-name="TableCell4352">
            <text:p text:style-name="P4353">2010</text:p>
          </table:table-cell>
          <table:table-cell table:style-name="TableCell4354">
            <text:p text:style-name="P4355"><text:span text:style-name="T4356">2009026755</text:span></text:p>
          </table:table-cell>
          <table:table-cell table:style-name="TableCell4357">
            <text:p text:style-name="P4358">0</text:p>
          </table:table-cell>
          <table:table-cell table:style-name="TableCell4359">
            <text:p text:style-name="P4360">Aprovado</text:p>
          </table:table-cell>
        </table:table-row>
        <text:soft-page-break/>
        <table:table-row table:style-name="TableRow4361">
          <table:table-cell table:style-name="TableCell4362">
            <text:p text:style-name="P4363">INF0031</text:p>
          </table:table-cell>
          <table:table-cell table:style-name="TableCell4364">
            <text:p text:style-name="P4365">2º</text:p>
          </table:table-cell>
          <table:table-cell table:style-name="TableCell4366">
            <text:p text:style-name="P4367">2015</text:p>
          </table:table-cell>
          <table:table-cell table:style-name="TableCell4368">
            <text:p text:style-name="P4369"><text:span text:style-name="T4370">2014080453</text:span></text:p>
          </table:table-cell>
          <table:table-cell table:style-name="TableCell4371">
            <text:p text:style-name="P4372">0</text:p>
          </table:table-cell>
          <table:table-cell table:style-name="TableCell4373">
            <text:p text:style-name="P4374">Reprovado</text:p>
          </table:table-cell>
        </table:table-row>
        <table:table-row table:style-name="TableRow4375">
          <table:table-cell table:style-name="TableCell4376">
            <text:p text:style-name="P4377">INF0032</text:p>
          </table:table-cell>
          <table:table-cell table:style-name="TableCell4378">
            <text:p text:style-name="P4379">1º</text:p>
          </table:table-cell>
          <table:table-cell table:style-name="TableCell4380">
            <text:p text:style-name="P4381">2007</text:p>
          </table:table-cell>
          <table:table-cell table:style-name="TableCell4382">
            <text:p text:style-name="P4383"><text:span text:style-name="T4384">2005051111</text:span></text:p>
          </table:table-cell>
          <table:table-cell table:style-name="TableCell4385">
            <text:p text:style-name="P4386">4</text:p>
          </table:table-cell>
          <table:table-cell table:style-name="TableCell4387">
            <text:p text:style-name="P4388">Aprovado</text:p>
          </table:table-cell>
        </table:table-row>
        <table:table-row table:style-name="TableRow4389">
          <table:table-cell table:style-name="TableCell4390">
            <text:p text:style-name="P4391">INF0032</text:p>
          </table:table-cell>
          <table:table-cell table:style-name="TableCell4392">
            <text:p text:style-name="P4393">2º</text:p>
          </table:table-cell>
          <table:table-cell table:style-name="TableCell4394">
            <text:p text:style-name="P4395">2014</text:p>
          </table:table-cell>
          <table:table-cell table:style-name="TableCell4396">
            <text:p text:style-name="P4397"><text:span text:style-name="T4398">2013083322</text:span></text:p>
          </table:table-cell>
          <table:table-cell table:style-name="TableCell4399">
            <text:p text:style-name="P4400">6</text:p>
          </table:table-cell>
          <table:table-cell table:style-name="TableCell4401">
            <text:p text:style-name="P4402">Aprovado</text:p>
          </table:table-cell>
        </table:table-row>
        <table:table-row table:style-name="TableRow4403">
          <table:table-cell table:style-name="TableCell4404">
            <text:p text:style-name="P4405">INF0039</text:p>
          </table:table-cell>
          <table:table-cell table:style-name="TableCell4406">
            <text:p text:style-name="P4407">1º</text:p>
          </table:table-cell>
          <table:table-cell table:style-name="TableCell4408">
            <text:p text:style-name="P4409">2006</text:p>
          </table:table-cell>
          <table:table-cell table:style-name="TableCell4410">
            <text:p text:style-name="P4411"><text:span text:style-name="T4412">2005058645</text:span></text:p>
          </table:table-cell>
          <table:table-cell table:style-name="TableCell4413">
            <text:p text:style-name="P4414">4</text:p>
          </table:table-cell>
          <table:table-cell table:style-name="TableCell4415">
            <text:p text:style-name="P4416">Aprovado</text:p>
          </table:table-cell>
        </table:table-row>
        <table:table-row table:style-name="TableRow4417">
          <table:table-cell table:style-name="TableCell4418">
            <text:p text:style-name="P4419">INF0039</text:p>
          </table:table-cell>
          <table:table-cell table:style-name="TableCell4420">
            <text:p text:style-name="P4421">2º</text:p>
          </table:table-cell>
          <table:table-cell table:style-name="TableCell4422">
            <text:p text:style-name="P4423">2010</text:p>
          </table:table-cell>
          <table:table-cell table:style-name="TableCell4424">
            <text:p text:style-name="P4425"><text:span text:style-name="T4426">2009026755</text:span></text:p>
          </table:table-cell>
          <table:table-cell table:style-name="TableCell4427">
            <text:p text:style-name="P4428">6</text:p>
          </table:table-cell>
          <table:table-cell table:style-name="TableCell4429">
            <text:p text:style-name="P4430">Aprovado</text:p>
          </table:table-cell>
        </table:table-row>
        <table:table-row table:style-name="TableRow4431">
          <table:table-cell table:style-name="TableCell4432">
            <text:p text:style-name="P4433">INF0039</text:p>
          </table:table-cell>
          <table:table-cell table:style-name="TableCell4434">
            <text:p text:style-name="P4435">1º</text:p>
          </table:table-cell>
          <table:table-cell table:style-name="TableCell4436">
            <text:p text:style-name="P4437">2016</text:p>
          </table:table-cell>
          <table:table-cell table:style-name="TableCell4438">
            <text:p text:style-name="P4439"><text:span text:style-name="T4440">2014080453</text:span></text:p>
          </table:table-cell>
          <table:table-cell table:style-name="TableCell4441">
            <text:p text:style-name="P4442">4</text:p>
          </table:table-cell>
          <table:table-cell table:style-name="TableCell4443">
            <text:p text:style-name="P4444">Matriculado</text:p>
          </table:table-cell>
        </table:table-row>
        <table:table-row table:style-name="TableRow4445">
          <table:table-cell table:style-name="TableCell4446">
            <text:p text:style-name="P4447">INF0040</text:p>
          </table:table-cell>
          <table:table-cell table:style-name="TableCell4448">
            <text:p text:style-name="P4449">1º</text:p>
          </table:table-cell>
          <table:table-cell table:style-name="TableCell4450">
            <text:p text:style-name="P4451">2007</text:p>
          </table:table-cell>
          <table:table-cell table:style-name="TableCell4452">
            <text:p text:style-name="P4453"><text:span text:style-name="T4454">2005051111</text:span></text:p>
          </table:table-cell>
          <table:table-cell table:style-name="TableCell4455">
            <text:p text:style-name="P4456">2</text:p>
          </table:table-cell>
          <table:table-cell table:style-name="TableCell4457">
            <text:p text:style-name="P4458">Aprovado</text:p>
          </table:table-cell>
        </table:table-row>
        <table:table-row table:style-name="TableRow4459">
          <table:table-cell table:style-name="TableCell4460">
            <text:p text:style-name="P4461">INF0040</text:p>
          </table:table-cell>
          <table:table-cell table:style-name="TableCell4462">
            <text:p text:style-name="P4463">1º</text:p>
          </table:table-cell>
          <table:table-cell table:style-name="TableCell4464">
            <text:p text:style-name="P4465">2015</text:p>
          </table:table-cell>
          <table:table-cell table:style-name="TableCell4466">
            <text:p text:style-name="P4467"><text:span text:style-name="T4468">2013083322</text:span></text:p>
          </table:table-cell>
          <table:table-cell table:style-name="TableCell4469">
            <text:p text:style-name="P4470">20</text:p>
          </table:table-cell>
          <table:table-cell table:style-name="TableCell4471">
            <text:p text:style-name="P4472">Reprovado</text:p>
          </table:table-cell>
        </table:table-row>
        <table:table-row table:style-name="TableRow4473">
          <table:table-cell table:style-name="TableCell4474">
            <text:p text:style-name="P4475">INF0041</text:p>
          </table:table-cell>
          <table:table-cell table:style-name="TableCell4476">
            <text:p text:style-name="P4477">2º</text:p>
          </table:table-cell>
          <table:table-cell table:style-name="TableCell4478">
            <text:p text:style-name="P4479">2007</text:p>
          </table:table-cell>
          <table:table-cell table:style-name="TableCell4480">
            <text:p text:style-name="P4481"><text:span text:style-name="T4482">2005058645</text:span></text:p>
          </table:table-cell>
          <table:table-cell table:style-name="TableCell4483">
            <text:p text:style-name="P4484">4</text:p>
          </table:table-cell>
          <table:table-cell table:style-name="TableCell4485">
            <text:p text:style-name="P4486">Aprovado</text:p>
          </table:table-cell>
        </table:table-row>
        <table:table-row table:style-name="TableRow4487">
          <table:table-cell table:style-name="TableCell4488">
            <text:p text:style-name="P4489">INF0041</text:p>
          </table:table-cell>
          <table:table-cell table:style-name="TableCell4490">
            <text:p text:style-name="P4491">2º</text:p>
          </table:table-cell>
          <table:table-cell table:style-name="TableCell4492">
            <text:p text:style-name="P4493">2008</text:p>
          </table:table-cell>
          <table:table-cell table:style-name="TableCell4494">
            <text:p text:style-name="P4495"><text:span text:style-name="T4496">2005051111</text:span></text:p>
          </table:table-cell>
          <table:table-cell table:style-name="TableCell4497">
            <text:p text:style-name="P4498">8</text:p>
          </table:table-cell>
          <table:table-cell table:style-name="TableCell4499">
            <text:p text:style-name="P4500">Aprovado</text:p>
          </table:table-cell>
        </table:table-row>
        <table:table-row table:style-name="TableRow4501">
          <table:table-cell table:style-name="TableCell4502">
            <text:p text:style-name="P4503">INF0041</text:p>
          </table:table-cell>
          <table:table-cell table:style-name="TableCell4504">
            <text:p text:style-name="P4505">2º</text:p>
          </table:table-cell>
          <table:table-cell table:style-name="TableCell4506">
            <text:p text:style-name="P4507">2010</text:p>
          </table:table-cell>
          <table:table-cell table:style-name="TableCell4508">
            <text:p text:style-name="P4509"><text:span text:style-name="T4510">2009026755</text:span></text:p>
          </table:table-cell>
          <table:table-cell table:style-name="TableCell4511">
            <text:p text:style-name="P4512">14</text:p>
          </table:table-cell>
          <table:table-cell table:style-name="TableCell4513">
            <text:p text:style-name="P4514">Aprovado</text:p>
          </table:table-cell>
        </table:table-row>
        <table:table-row table:style-name="TableRow4515">
          <table:table-cell table:style-name="TableCell4516">
            <text:p text:style-name="P4517">INF0041</text:p>
          </table:table-cell>
          <table:table-cell table:style-name="TableCell4518">
            <text:p text:style-name="P4519">1º</text:p>
          </table:table-cell>
          <table:table-cell table:style-name="TableCell4520">
            <text:p text:style-name="P4521">2016</text:p>
          </table:table-cell>
          <table:table-cell table:style-name="TableCell4522">
            <text:p text:style-name="P4523"><text:span text:style-name="T4524">2014080453</text:span></text:p>
          </table:table-cell>
          <table:table-cell table:style-name="TableCell4525">
            <text:p text:style-name="P4526">6</text:p>
          </table:table-cell>
          <table:table-cell table:style-name="TableCell4527">
            <text:p text:style-name="P4528">Matriculado</text:p>
          </table:table-cell>
        </table:table-row>
        <table:table-row table:style-name="TableRow4529">
          <table:table-cell table:style-name="TableCell4530">
            <text:p text:style-name="P4531">INF0047</text:p>
          </table:table-cell>
          <table:table-cell table:style-name="TableCell4532">
            <text:p text:style-name="P4533">2º</text:p>
          </table:table-cell>
          <table:table-cell table:style-name="TableCell4534">
            <text:p text:style-name="P4535">2007</text:p>
          </table:table-cell>
          <table:table-cell table:style-name="TableCell4536">
            <text:p text:style-name="P4537"><text:span text:style-name="T4538">2005058645</text:span></text:p>
          </table:table-cell>
          <table:table-cell table:style-name="TableCell4539">
            <text:p text:style-name="P4540">0</text:p>
          </table:table-cell>
          <table:table-cell table:style-name="TableCell4541">
            <text:p text:style-name="P4542">Aprovado</text:p>
          </table:table-cell>
        </table:table-row>
        <table:table-row table:style-name="TableRow4543">
          <table:table-cell table:style-name="TableCell4544">
            <text:p text:style-name="P4545">INF0047</text:p>
          </table:table-cell>
          <table:table-cell table:style-name="TableCell4546">
            <text:p text:style-name="P4547">1º</text:p>
          </table:table-cell>
          <table:table-cell table:style-name="TableCell4548">
            <text:p text:style-name="P4549">2011</text:p>
          </table:table-cell>
          <table:table-cell table:style-name="TableCell4550">
            <text:p text:style-name="P4551"><text:span text:style-name="T4552">2009026755</text:span></text:p>
          </table:table-cell>
          <table:table-cell table:style-name="TableCell4553">
            <text:p text:style-name="P4554">0</text:p>
          </table:table-cell>
          <table:table-cell table:style-name="TableCell4555">
            <text:p text:style-name="P4556">Aprovado</text:p>
          </table:table-cell>
        </table:table-row>
        <table:table-row table:style-name="TableRow4557">
          <table:table-cell table:style-name="TableCell4558">
            <text:p text:style-name="P4559">INF0055</text:p>
          </table:table-cell>
          <table:table-cell table:style-name="TableCell4560">
            <text:p text:style-name="P4561">1º</text:p>
          </table:table-cell>
          <table:table-cell table:style-name="TableCell4562">
            <text:p text:style-name="P4563">2008</text:p>
          </table:table-cell>
          <table:table-cell table:style-name="TableCell4564">
            <text:p text:style-name="P4565"><text:span text:style-name="T4566">2005051111</text:span></text:p>
          </table:table-cell>
          <table:table-cell table:style-name="TableCell4567">
            <text:p text:style-name="P4568">12</text:p>
          </table:table-cell>
          <table:table-cell table:style-name="TableCell4569">
            <text:p text:style-name="P4570">Aprovado</text:p>
          </table:table-cell>
        </table:table-row>
        <table:table-row table:style-name="TableRow4571">
          <table:table-cell table:style-name="TableCell4572">
            <text:p text:style-name="P4573">INF0055</text:p>
          </table:table-cell>
          <table:table-cell table:style-name="TableCell4574">
            <text:p text:style-name="P4575">1º</text:p>
          </table:table-cell>
          <table:table-cell table:style-name="TableCell4576">
            <text:p text:style-name="P4577">2016</text:p>
          </table:table-cell>
          <table:table-cell table:style-name="TableCell4578">
            <text:p text:style-name="P4579"><text:span text:style-name="T4580">2013083322</text:span></text:p>
          </table:table-cell>
          <table:table-cell table:style-name="TableCell4581">
            <text:p text:style-name="P4582">10</text:p>
          </table:table-cell>
          <table:table-cell table:style-name="TableCell4583">
            <text:p text:style-name="P4584">Matriculado</text:p>
          </table:table-cell>
        </table:table-row>
        <table:table-row table:style-name="TableRow4585">
          <table:table-cell table:style-name="TableCell4586">
            <text:p text:style-name="P4587">INF0056</text:p>
          </table:table-cell>
          <table:table-cell table:style-name="TableCell4588">
            <text:p text:style-name="P4589">1º</text:p>
          </table:table-cell>
          <table:table-cell table:style-name="TableCell4590">
            <text:p text:style-name="P4591">2008</text:p>
          </table:table-cell>
          <table:table-cell table:style-name="TableCell4592">
            <text:p text:style-name="P4593"><text:span text:style-name="T4594">2005058645</text:span></text:p>
          </table:table-cell>
          <table:table-cell table:style-name="TableCell4595">
            <text:p text:style-name="P4596">14</text:p>
          </table:table-cell>
          <table:table-cell table:style-name="TableCell4597">
            <text:p text:style-name="P4598">Aprovado</text:p>
          </table:table-cell>
        </table:table-row>
        <table:table-row table:style-name="TableRow4599">
          <table:table-cell table:style-name="TableCell4600">
            <text:p text:style-name="P4601">INF0056</text:p>
          </table:table-cell>
          <table:table-cell table:style-name="TableCell4602">
            <text:p text:style-name="P4603">2º</text:p>
          </table:table-cell>
          <table:table-cell table:style-name="TableCell4604">
            <text:p text:style-name="P4605">2011</text:p>
          </table:table-cell>
          <table:table-cell table:style-name="TableCell4606">
            <text:p text:style-name="P4607"><text:span text:style-name="T4608">2009026755</text:span></text:p>
          </table:table-cell>
          <table:table-cell table:style-name="TableCell4609">
            <text:p text:style-name="P4610">8</text:p>
          </table:table-cell>
          <table:table-cell table:style-name="TableCell4611">
            <text:p text:style-name="P4612">Aprovado</text:p>
          </table:table-cell>
        </table:table-row>
      </table:table>
      <text:p text:style-name="P4613"/>
      <text:p text:style-name="P4614">NOTAS_TURMAS</text:p>
      <table:table table:style-name="Table4615">
        <table:table-columns>
          <table:table-column table:style-name="TableColumn4616"/>
          <table:table-column table:style-name="TableColumn4617"/>
          <table:table-column table:style-name="TableColumn4618"/>
          <table:table-column table:style-name="TableColumn4619"/>
          <table:table-column table:style-name="TableColumn4620"/>
        </table:table-columns>
        <table:table-row table:style-name="TableRow4621">
          <table:table-cell table:style-name="TableCell4622">
            <text:p text:style-name="P4623"><text:span text:style-name="T4624">CodD</text:span></text:p>
          </table:table-cell>
          <table:table-cell table:style-name="TableCell4625">
            <text:p text:style-name="P4626"><text:span text:style-name="T4627">Semestre</text:span></text:p>
          </table:table-cell>
          <table:table-cell table:style-name="TableCell4628">
            <text:p text:style-name="P4629"><text:span text:style-name="T4630">Ano</text:span></text:p>
          </table:table-cell>
          <table:table-cell table:style-name="TableCell4631">
            <text:p text:style-name="P4632"><text:span text:style-name="T4633">MatAl</text:span></text:p>
          </table:table-cell>
          <table:table-cell table:style-name="TableCell4634">
            <text:p text:style-name="P4635"><text:span text:style-name="T4636">Nota</text:span></text:p>
          </table:table-cell>
        </table:table-row>
        <table:table-row table:style-name="TableRow4637">
          <table:table-cell table:style-name="TableCell4638">
            <text:p text:style-name="P4639"><text:span text:style-name="T4640">MED0001</text:span></text:p>
          </table:table-cell>
          <table:table-cell table:style-name="TableCell4641">
            <text:p text:style-name="P4642">1º</text:p>
          </table:table-cell>
          <table:table-cell table:style-name="TableCell4643">
            <text:p text:style-name="P4644">2012</text:p>
          </table:table-cell>
          <table:table-cell table:style-name="TableCell4645">
            <text:p text:style-name="P4646"><text:span text:style-name="T4647">2012020987</text:span></text:p>
          </table:table-cell>
          <table:table-cell table:style-name="TableCell4648">
            <text:p text:style-name="P4649">7,5</text:p>
          </table:table-cell>
        </table:table-row>
        <table:table-row table:style-name="TableRow4650">
          <table:table-cell table:style-name="TableCell4651">
            <text:p text:style-name="P4652">MED0001</text:p>
          </table:table-cell>
          <table:table-cell table:style-name="TableCell4653">
            <text:p text:style-name="P4654">1º</text:p>
          </table:table-cell>
          <table:table-cell table:style-name="TableCell4655">
            <text:p text:style-name="P4656">2015</text:p>
          </table:table-cell>
          <table:table-cell table:style-name="TableCell4657">
            <text:p text:style-name="P4658"><text:span text:style-name="T4659">2015086743</text:span></text:p>
          </table:table-cell>
          <table:table-cell table:style-name="TableCell4660">
            <text:p text:style-name="P4661">8,8</text:p>
          </table:table-cell>
        </table:table-row>
        <table:table-row table:style-name="TableRow4662">
          <table:table-cell table:style-name="TableCell4663">
            <text:p text:style-name="P4664">MED0002</text:p>
          </table:table-cell>
          <table:table-cell table:style-name="TableCell4665">
            <text:p text:style-name="P4666">1º</text:p>
          </table:table-cell>
          <table:table-cell table:style-name="TableCell4667">
            <text:p text:style-name="P4668">2012</text:p>
          </table:table-cell>
          <table:table-cell table:style-name="TableCell4669">
            <text:p text:style-name="P4670"><text:span text:style-name="T4671">2012020987</text:span></text:p>
          </table:table-cell>
          <table:table-cell table:style-name="TableCell4672">
            <text:p text:style-name="P4673">9,0</text:p>
          </table:table-cell>
        </table:table-row>
        <table:table-row table:style-name="TableRow4674">
          <table:table-cell table:style-name="TableCell4675">
            <text:p text:style-name="P4676">MED0002</text:p>
          </table:table-cell>
          <table:table-cell table:style-name="TableCell4677">
            <text:p text:style-name="P4678">1º</text:p>
          </table:table-cell>
          <table:table-cell table:style-name="TableCell4679">
            <text:p text:style-name="P4680">2015</text:p>
          </table:table-cell>
          <table:table-cell table:style-name="TableCell4681">
            <text:p text:style-name="P4682"><text:span text:style-name="T4683">2015086743</text:span></text:p>
          </table:table-cell>
          <table:table-cell table:style-name="TableCell4684">
            <text:p text:style-name="P4685">8,2</text:p>
          </table:table-cell>
        </table:table-row>
        <table:table-row table:style-name="TableRow4686">
          <table:table-cell table:style-name="TableCell4687">
            <text:p text:style-name="P4688">MED0013</text:p>
          </table:table-cell>
          <table:table-cell table:style-name="TableCell4689">
            <text:p text:style-name="P4690">1º</text:p>
          </table:table-cell>
          <table:table-cell table:style-name="TableCell4691">
            <text:p text:style-name="P4692">2013</text:p>
          </table:table-cell>
          <table:table-cell table:style-name="TableCell4693">
            <text:p text:style-name="P4694"><text:span text:style-name="T4695">2012020987</text:span></text:p>
          </table:table-cell>
          <table:table-cell table:style-name="TableCell4696">
            <text:p text:style-name="P4697">7,0</text:p>
          </table:table-cell>
        </table:table-row>
        <table:table-row table:style-name="TableRow4698">
          <table:table-cell table:style-name="TableCell4699">
            <text:p text:style-name="P4700">MED0013</text:p>
          </table:table-cell>
          <table:table-cell table:style-name="TableCell4701">
            <text:p text:style-name="P4702">1º</text:p>
          </table:table-cell>
          <table:table-cell table:style-name="TableCell4703">
            <text:p text:style-name="P4704">2016</text:p>
          </table:table-cell>
          <table:table-cell table:style-name="TableCell4705">
            <text:p text:style-name="P4706"><text:span text:style-name="T4707">2015086743</text:span></text:p>
          </table:table-cell>
          <table:table-cell table:style-name="TableCell4708">
            <text:p text:style-name="P4709"/>
          </table:table-cell>
        </table:table-row>
        <table:table-row table:style-name="TableRow4710">
          <table:table-cell table:style-name="TableCell4711">
            <text:p text:style-name="P4712">MED0018</text:p>
          </table:table-cell>
          <table:table-cell table:style-name="TableCell4713">
            <text:p text:style-name="P4714">2º</text:p>
          </table:table-cell>
          <table:table-cell table:style-name="TableCell4715">
            <text:p text:style-name="P4716">2013</text:p>
          </table:table-cell>
          <table:table-cell table:style-name="TableCell4717">
            <text:p text:style-name="P4718"><text:span text:style-name="T4719">2012020987</text:span></text:p>
          </table:table-cell>
          <table:table-cell table:style-name="TableCell4720">
            <text:p text:style-name="P4721">8,0</text:p>
          </table:table-cell>
        </table:table-row>
        <table:table-row table:style-name="TableRow4722">
          <table:table-cell table:style-name="TableCell4723">
            <text:p text:style-name="P4724">MED0029</text:p>
          </table:table-cell>
          <table:table-cell table:style-name="TableCell4725">
            <text:p text:style-name="P4726">2º</text:p>
          </table:table-cell>
          <table:table-cell table:style-name="TableCell4727">
            <text:p text:style-name="P4728">2014</text:p>
          </table:table-cell>
          <table:table-cell table:style-name="TableCell4729">
            <text:p text:style-name="P4730"><text:span text:style-name="T4731">2012020987</text:span></text:p>
          </table:table-cell>
          <table:table-cell table:style-name="TableCell4732">
            <text:p text:style-name="P4733">5,1</text:p>
          </table:table-cell>
        </table:table-row>
        <table:table-row table:style-name="TableRow4734">
          <table:table-cell table:style-name="TableCell4735">
            <text:p text:style-name="P4736">INF0010</text:p>
          </table:table-cell>
          <table:table-cell table:style-name="TableCell4737">
            <text:p text:style-name="P4738">2º</text:p>
          </table:table-cell>
          <table:table-cell table:style-name="TableCell4739">
            <text:p text:style-name="P4740">2005</text:p>
          </table:table-cell>
          <table:table-cell table:style-name="TableCell4741">
            <text:p text:style-name="P4742"><text:span text:style-name="T4743">2005058645</text:span></text:p>
          </table:table-cell>
          <table:table-cell table:style-name="TableCell4744">
            <text:p text:style-name="P4745">7,3</text:p>
          </table:table-cell>
        </table:table-row>
        <table:table-row table:style-name="TableRow4746">
          <table:table-cell table:style-name="TableCell4747">
            <text:p text:style-name="P4748">INF0010</text:p>
          </table:table-cell>
          <table:table-cell table:style-name="TableCell4749">
            <text:p text:style-name="P4750">1º</text:p>
          </table:table-cell>
          <table:table-cell table:style-name="TableCell4751">
            <text:p text:style-name="P4752">2007</text:p>
          </table:table-cell>
          <table:table-cell table:style-name="TableCell4753">
            <text:p text:style-name="P4754"><text:span text:style-name="T4755">2005051111</text:span></text:p>
          </table:table-cell>
          <table:table-cell table:style-name="TableCell4756">
            <text:p text:style-name="P4757">9,2</text:p>
          </table:table-cell>
        </table:table-row>
        <table:table-row table:style-name="TableRow4758">
          <table:table-cell table:style-name="TableCell4759">
            <text:p text:style-name="P4760">INF0010</text:p>
          </table:table-cell>
          <table:table-cell table:style-name="TableCell4761">
            <text:p text:style-name="P4762">1º</text:p>
          </table:table-cell>
          <table:table-cell table:style-name="TableCell4763">
            <text:p text:style-name="P4764">2009</text:p>
          </table:table-cell>
          <table:table-cell table:style-name="TableCell4765">
            <text:p text:style-name="P4766"><text:span text:style-name="T4767">2009026755</text:span></text:p>
          </table:table-cell>
          <table:table-cell table:style-name="TableCell4768">
            <text:p text:style-name="P4769">8,7</text:p>
          </table:table-cell>
        </table:table-row>
        <table:table-row table:style-name="TableRow4770">
          <table:table-cell table:style-name="TableCell4771">
            <text:p text:style-name="P4772">INF0010</text:p>
          </table:table-cell>
          <table:table-cell table:style-name="TableCell4773">
            <text:p text:style-name="P4774">1º</text:p>
          </table:table-cell>
          <table:table-cell table:style-name="TableCell4775">
            <text:p text:style-name="P4776">2014</text:p>
          </table:table-cell>
          <table:table-cell table:style-name="TableCell4777">
            <text:p text:style-name="P4778"><text:span text:style-name="T4779">2013083322</text:span></text:p>
          </table:table-cell>
          <table:table-cell table:style-name="TableCell4780">
            <text:p text:style-name="P4781">7,3</text:p>
          </table:table-cell>
        </table:table-row>
        <table:table-row table:style-name="TableRow4782">
          <table:table-cell table:style-name="TableCell4783">
            <text:p text:style-name="P4784">INF0010</text:p>
          </table:table-cell>
          <table:table-cell table:style-name="TableCell4785">
            <text:p text:style-name="P4786">2º</text:p>
          </table:table-cell>
          <table:table-cell table:style-name="TableCell4787">
            <text:p text:style-name="P4788">2014</text:p>
          </table:table-cell>
          <table:table-cell table:style-name="TableCell4789">
            <text:p text:style-name="P4790"><text:span text:style-name="T4791">2014080453</text:span></text:p>
          </table:table-cell>
          <table:table-cell table:style-name="TableCell4792">
            <text:p text:style-name="P4793">4,9</text:p>
          </table:table-cell>
        </table:table-row>
        <table:table-row table:style-name="TableRow4794">
          <table:table-cell table:style-name="TableCell4795">
            <text:p text:style-name="P4796">INF0011</text:p>
          </table:table-cell>
          <table:table-cell table:style-name="TableCell4797">
            <text:p text:style-name="P4798">2º</text:p>
          </table:table-cell>
          <table:table-cell table:style-name="TableCell4799">
            <text:p text:style-name="P4800">2005</text:p>
          </table:table-cell>
          <table:table-cell table:style-name="TableCell4801">
            <text:p text:style-name="P4802"><text:span text:style-name="T4803">2005058645</text:span></text:p>
          </table:table-cell>
          <table:table-cell table:style-name="TableCell4804">
            <text:p text:style-name="P4805">8,0</text:p>
          </table:table-cell>
        </table:table-row>
        <table:table-row table:style-name="TableRow4806">
          <table:table-cell table:style-name="TableCell4807">
            <text:p text:style-name="P4808">INF0011</text:p>
          </table:table-cell>
          <table:table-cell table:style-name="TableCell4809">
            <text:p text:style-name="P4810">1º</text:p>
          </table:table-cell>
          <table:table-cell table:style-name="TableCell4811">
            <text:p text:style-name="P4812">2009</text:p>
          </table:table-cell>
          <table:table-cell table:style-name="TableCell4813">
            <text:p text:style-name="P4814"><text:span text:style-name="T4815">2009026755</text:span></text:p>
          </table:table-cell>
          <table:table-cell table:style-name="TableCell4816">
            <text:p text:style-name="P4817">9,0</text:p>
          </table:table-cell>
        </table:table-row>
        <table:table-row table:style-name="TableRow4818">
          <table:table-cell table:style-name="TableCell4819">
            <text:p text:style-name="P4820">INF0011</text:p>
          </table:table-cell>
          <table:table-cell table:style-name="TableCell4821">
            <text:p text:style-name="P4822">1º</text:p>
          </table:table-cell>
          <table:table-cell table:style-name="TableCell4823">
            <text:p text:style-name="P4824">2014</text:p>
          </table:table-cell>
          <table:table-cell table:style-name="TableCell4825">
            <text:p text:style-name="P4826"><text:span text:style-name="T4827">2014080453</text:span></text:p>
          </table:table-cell>
          <table:table-cell table:style-name="TableCell4828">
            <text:p text:style-name="P4829">6,9</text:p>
          </table:table-cell>
        </table:table-row>
        <table:table-row table:style-name="TableRow4830">
          <table:table-cell table:style-name="TableCell4831">
            <text:p text:style-name="P4832">INF0012</text:p>
          </table:table-cell>
          <table:table-cell table:style-name="TableCell4833">
            <text:p text:style-name="P4834">2º</text:p>
          </table:table-cell>
          <table:table-cell table:style-name="TableCell4835">
            <text:p text:style-name="P4836">2005</text:p>
          </table:table-cell>
          <table:table-cell table:style-name="TableCell4837">
            <text:p text:style-name="P4838"><text:span text:style-name="T4839">2005051111</text:span></text:p>
          </table:table-cell>
          <table:table-cell table:style-name="TableCell4840">
            <text:p text:style-name="P4841">7,9</text:p>
          </table:table-cell>
        </table:table-row>
        <table:table-row table:style-name="TableRow4842">
          <table:table-cell table:style-name="TableCell4843">
            <text:p text:style-name="P4844">INF0012</text:p>
          </table:table-cell>
          <table:table-cell table:style-name="TableCell4845">
            <text:p text:style-name="P4846">2º</text:p>
          </table:table-cell>
          <table:table-cell table:style-name="TableCell4847">
            <text:p text:style-name="P4848">2013</text:p>
          </table:table-cell>
          <table:table-cell table:style-name="TableCell4849">
            <text:p text:style-name="P4850"><text:span text:style-name="T4851">2013083322</text:span></text:p>
          </table:table-cell>
          <table:table-cell table:style-name="TableCell4852">
            <text:p text:style-name="P4853">7,0</text:p>
          </table:table-cell>
        </table:table-row>
        <table:table-row table:style-name="TableRow4854">
          <table:table-cell table:style-name="TableCell4855">
            <text:p text:style-name="P4856">INF0013</text:p>
          </table:table-cell>
          <table:table-cell table:style-name="TableCell4857">
            <text:p text:style-name="P4858">2º</text:p>
          </table:table-cell>
          <table:table-cell table:style-name="TableCell4859">
            <text:p text:style-name="P4860">2005</text:p>
          </table:table-cell>
          <table:table-cell table:style-name="TableCell4861">
            <text:p text:style-name="P4862"><text:span text:style-name="T4863">2005051111</text:span></text:p>
          </table:table-cell>
          <table:table-cell table:style-name="TableCell4864">
            <text:p text:style-name="P4865">6,5</text:p>
          </table:table-cell>
        </table:table-row>
        <table:table-row table:style-name="TableRow4866">
          <table:table-cell table:style-name="TableCell4867">
            <text:p text:style-name="P4868">INF0013</text:p>
          </table:table-cell>
          <table:table-cell table:style-name="TableCell4869">
            <text:p text:style-name="P4870">2º</text:p>
          </table:table-cell>
          <table:table-cell table:style-name="TableCell4871">
            <text:p text:style-name="P4872">2013</text:p>
          </table:table-cell>
          <table:table-cell table:style-name="TableCell4873">
            <text:p text:style-name="P4874"><text:span text:style-name="T4875">2013083322</text:span></text:p>
          </table:table-cell>
          <table:table-cell table:style-name="TableCell4876">
            <text:p text:style-name="P4877">8,5</text:p>
          </table:table-cell>
        </table:table-row>
        <text:soft-page-break/>
        <table:table-row table:style-name="TableRow4878">
          <table:table-cell table:style-name="TableCell4879">
            <text:p text:style-name="P4880">INF0021</text:p>
          </table:table-cell>
          <table:table-cell table:style-name="TableCell4881">
            <text:p text:style-name="P4882">1º</text:p>
          </table:table-cell>
          <table:table-cell table:style-name="TableCell4883">
            <text:p text:style-name="P4884">2006</text:p>
          </table:table-cell>
          <table:table-cell table:style-name="TableCell4885">
            <text:p text:style-name="P4886"><text:span text:style-name="T4887">2005058645</text:span></text:p>
          </table:table-cell>
          <table:table-cell table:style-name="TableCell4888">
            <text:p text:style-name="P4889">8,5</text:p>
          </table:table-cell>
        </table:table-row>
        <table:table-row table:style-name="TableRow4890">
          <table:table-cell table:style-name="TableCell4891">
            <text:p text:style-name="P4892">INF0021</text:p>
          </table:table-cell>
          <table:table-cell table:style-name="TableCell4893">
            <text:p text:style-name="P4894">1º</text:p>
          </table:table-cell>
          <table:table-cell table:style-name="TableCell4895">
            <text:p text:style-name="P4896">2009</text:p>
          </table:table-cell>
          <table:table-cell table:style-name="TableCell4897">
            <text:p text:style-name="P4898"><text:span text:style-name="T4899">2005051111</text:span></text:p>
          </table:table-cell>
          <table:table-cell table:style-name="TableCell4900">
            <text:p text:style-name="P4901">7,6</text:p>
          </table:table-cell>
        </table:table-row>
        <table:table-row table:style-name="TableRow4902">
          <table:table-cell table:style-name="TableCell4903">
            <text:p text:style-name="P4904">INF0021</text:p>
          </table:table-cell>
          <table:table-cell table:style-name="TableCell4905">
            <text:p text:style-name="P4906">2º</text:p>
          </table:table-cell>
          <table:table-cell table:style-name="TableCell4907">
            <text:p text:style-name="P4908">2009</text:p>
          </table:table-cell>
          <table:table-cell table:style-name="TableCell4909">
            <text:p text:style-name="P4910"><text:span text:style-name="T4911">2009026755</text:span></text:p>
          </table:table-cell>
          <table:table-cell table:style-name="TableCell4912">
            <text:p text:style-name="P4913">8,0</text:p>
          </table:table-cell>
        </table:table-row>
        <table:table-row table:style-name="TableRow4914">
          <table:table-cell table:style-name="TableCell4915">
            <text:p text:style-name="P4916">INF0021</text:p>
          </table:table-cell>
          <table:table-cell table:style-name="TableCell4917">
            <text:p text:style-name="P4918">1º</text:p>
          </table:table-cell>
          <table:table-cell table:style-name="TableCell4919">
            <text:p text:style-name="P4920">2015</text:p>
          </table:table-cell>
          <table:table-cell table:style-name="TableCell4921">
            <text:p text:style-name="P4922"><text:span text:style-name="T4923">2014080453</text:span></text:p>
          </table:table-cell>
          <table:table-cell table:style-name="TableCell4924">
            <text:p text:style-name="P4925">7,0</text:p>
          </table:table-cell>
        </table:table-row>
        <table:table-row table:style-name="TableRow4926">
          <table:table-cell table:style-name="TableCell4927">
            <text:p text:style-name="P4928">INF0021</text:p>
          </table:table-cell>
          <table:table-cell table:style-name="TableCell4929">
            <text:p text:style-name="P4930">2º</text:p>
          </table:table-cell>
          <table:table-cell table:style-name="TableCell4931">
            <text:p text:style-name="P4932">2015</text:p>
          </table:table-cell>
          <table:table-cell table:style-name="TableCell4933">
            <text:p text:style-name="P4934"><text:span text:style-name="T4935">2013083322</text:span></text:p>
          </table:table-cell>
          <table:table-cell table:style-name="TableCell4936">
            <text:p text:style-name="P4937">5,5</text:p>
          </table:table-cell>
        </table:table-row>
        <table:table-row table:style-name="TableRow4938">
          <table:table-cell table:style-name="TableCell4939">
            <text:p text:style-name="P4940">INF0022</text:p>
          </table:table-cell>
          <table:table-cell table:style-name="TableCell4941">
            <text:p text:style-name="P4942">1º</text:p>
          </table:table-cell>
          <table:table-cell table:style-name="TableCell4943">
            <text:p text:style-name="P4944">2006</text:p>
          </table:table-cell>
          <table:table-cell table:style-name="TableCell4945">
            <text:p text:style-name="P4946"><text:span text:style-name="T4947">2005058645</text:span></text:p>
          </table:table-cell>
          <table:table-cell table:style-name="TableCell4948">
            <text:p text:style-name="P4949">8,2</text:p>
          </table:table-cell>
        </table:table-row>
        <table:table-row table:style-name="TableRow4950">
          <table:table-cell table:style-name="TableCell4951">
            <text:p text:style-name="P4952">INF0022</text:p>
          </table:table-cell>
          <table:table-cell table:style-name="TableCell4953">
            <text:p text:style-name="P4954">2º</text:p>
          </table:table-cell>
          <table:table-cell table:style-name="TableCell4955">
            <text:p text:style-name="P4956">2009</text:p>
          </table:table-cell>
          <table:table-cell table:style-name="TableCell4957">
            <text:p text:style-name="P4958"><text:span text:style-name="T4959">2009026755</text:span></text:p>
          </table:table-cell>
          <table:table-cell table:style-name="TableCell4960">
            <text:p text:style-name="P4961">7,6</text:p>
          </table:table-cell>
        </table:table-row>
        <table:table-row table:style-name="TableRow4962">
          <table:table-cell table:style-name="TableCell4963">
            <text:p text:style-name="P4964">INF0022</text:p>
          </table:table-cell>
          <table:table-cell table:style-name="TableCell4965">
            <text:p text:style-name="P4966">1º</text:p>
          </table:table-cell>
          <table:table-cell table:style-name="TableCell4967">
            <text:p text:style-name="P4968">2015</text:p>
          </table:table-cell>
          <table:table-cell table:style-name="TableCell4969">
            <text:p text:style-name="P4970"><text:span text:style-name="T4971">2014080453</text:span></text:p>
          </table:table-cell>
          <table:table-cell table:style-name="TableCell4972">
            <text:p text:style-name="P4973">3,8</text:p>
          </table:table-cell>
        </table:table-row>
        <table:table-row table:style-name="TableRow4974">
          <table:table-cell table:style-name="TableCell4975">
            <text:p text:style-name="P4976">INF0023</text:p>
          </table:table-cell>
          <table:table-cell table:style-name="TableCell4977">
            <text:p text:style-name="P4978">1º</text:p>
          </table:table-cell>
          <table:table-cell table:style-name="TableCell4979">
            <text:p text:style-name="P4980">2006</text:p>
          </table:table-cell>
          <table:table-cell table:style-name="TableCell4981">
            <text:p text:style-name="P4982"><text:span text:style-name="T4983">2005058645</text:span></text:p>
          </table:table-cell>
          <table:table-cell table:style-name="TableCell4984">
            <text:p text:style-name="P4985">9,0</text:p>
          </table:table-cell>
        </table:table-row>
        <table:table-row table:style-name="TableRow4986">
          <table:table-cell table:style-name="TableCell4987">
            <text:p text:style-name="P4988">INF0023</text:p>
          </table:table-cell>
          <table:table-cell table:style-name="TableCell4989">
            <text:p text:style-name="P4990">1º</text:p>
          </table:table-cell>
          <table:table-cell table:style-name="TableCell4991">
            <text:p text:style-name="P4992">2014</text:p>
          </table:table-cell>
          <table:table-cell table:style-name="TableCell4993">
            <text:p text:style-name="P4994"><text:span text:style-name="T4995">2014080453</text:span></text:p>
          </table:table-cell>
          <table:table-cell table:style-name="TableCell4996">
            <text:p text:style-name="P4997">7,8</text:p>
          </table:table-cell>
        </table:table-row>
        <table:table-row table:style-name="TableRow4998">
          <table:table-cell table:style-name="TableCell4999">
            <text:p text:style-name="P5000">INF0024</text:p>
          </table:table-cell>
          <table:table-cell table:style-name="TableCell5001">
            <text:p text:style-name="P5002">1º</text:p>
          </table:table-cell>
          <table:table-cell table:style-name="TableCell5003">
            <text:p text:style-name="P5004">2006</text:p>
          </table:table-cell>
          <table:table-cell table:style-name="TableCell5005">
            <text:p text:style-name="P5006"><text:span text:style-name="T5007">2005051111</text:span></text:p>
          </table:table-cell>
          <table:table-cell table:style-name="TableCell5008">
            <text:p text:style-name="P5009">8,4</text:p>
          </table:table-cell>
        </table:table-row>
        <table:table-row table:style-name="TableRow5010">
          <table:table-cell table:style-name="TableCell5011">
            <text:p text:style-name="P5012">INF0024</text:p>
          </table:table-cell>
          <table:table-cell table:style-name="TableCell5013">
            <text:p text:style-name="P5014">1º</text:p>
          </table:table-cell>
          <table:table-cell table:style-name="TableCell5015">
            <text:p text:style-name="P5016">2014</text:p>
          </table:table-cell>
          <table:table-cell table:style-name="TableCell5017">
            <text:p text:style-name="P5018"><text:span text:style-name="T5019">2013083322</text:span></text:p>
          </table:table-cell>
          <table:table-cell table:style-name="TableCell5020">
            <text:p text:style-name="P5021">5,0</text:p>
          </table:table-cell>
        </table:table-row>
        <table:table-row table:style-name="TableRow5022">
          <table:table-cell table:style-name="TableCell5023">
            <text:p text:style-name="P5024">INF0030</text:p>
          </table:table-cell>
          <table:table-cell table:style-name="TableCell5025">
            <text:p text:style-name="P5026">2º</text:p>
          </table:table-cell>
          <table:table-cell table:style-name="TableCell5027">
            <text:p text:style-name="P5028">2006</text:p>
          </table:table-cell>
          <table:table-cell table:style-name="TableCell5029">
            <text:p text:style-name="P5030"><text:span text:style-name="T5031">2005058645</text:span></text:p>
          </table:table-cell>
          <table:table-cell table:style-name="TableCell5032">
            <text:p text:style-name="P5033">6,5</text:p>
          </table:table-cell>
        </table:table-row>
        <table:table-row table:style-name="TableRow5034">
          <table:table-cell table:style-name="TableCell5035">
            <text:p text:style-name="P5036">INF0030</text:p>
          </table:table-cell>
          <table:table-cell table:style-name="TableCell5037">
            <text:p text:style-name="P5038">2º</text:p>
          </table:table-cell>
          <table:table-cell table:style-name="TableCell5039">
            <text:p text:style-name="P5040">2007</text:p>
          </table:table-cell>
          <table:table-cell table:style-name="TableCell5041">
            <text:p text:style-name="P5042"><text:span text:style-name="T5043">2005051111</text:span></text:p>
          </table:table-cell>
          <table:table-cell table:style-name="TableCell5044">
            <text:p text:style-name="P5045">6,8</text:p>
          </table:table-cell>
        </table:table-row>
        <table:table-row table:style-name="TableRow5046">
          <table:table-cell table:style-name="TableCell5047">
            <text:p text:style-name="P5048">INF0030</text:p>
          </table:table-cell>
          <table:table-cell table:style-name="TableCell5049">
            <text:p text:style-name="P5050">1º</text:p>
          </table:table-cell>
          <table:table-cell table:style-name="TableCell5051">
            <text:p text:style-name="P5052">2010</text:p>
          </table:table-cell>
          <table:table-cell table:style-name="TableCell5053">
            <text:p text:style-name="P5054"><text:span text:style-name="T5055">2009026755</text:span></text:p>
          </table:table-cell>
          <table:table-cell table:style-name="TableCell5056">
            <text:p text:style-name="P5057">7,8</text:p>
          </table:table-cell>
        </table:table-row>
        <table:table-row table:style-name="TableRow5058">
          <table:table-cell table:style-name="TableCell5059">
            <text:p text:style-name="P5060">INF0030</text:p>
          </table:table-cell>
          <table:table-cell table:style-name="TableCell5061">
            <text:p text:style-name="P5062">2º</text:p>
          </table:table-cell>
          <table:table-cell table:style-name="TableCell5063">
            <text:p text:style-name="P5064">2014</text:p>
          </table:table-cell>
          <table:table-cell table:style-name="TableCell5065">
            <text:p text:style-name="P5066"><text:span text:style-name="T5067">2013083322</text:span></text:p>
          </table:table-cell>
          <table:table-cell table:style-name="TableCell5068">
            <text:p text:style-name="P5069">8,8</text:p>
          </table:table-cell>
        </table:table-row>
        <table:table-row table:style-name="TableRow5070">
          <table:table-cell table:style-name="TableCell5071">
            <text:p text:style-name="P5072">INF0030</text:p>
          </table:table-cell>
          <table:table-cell table:style-name="TableCell5073">
            <text:p text:style-name="P5074">2º</text:p>
          </table:table-cell>
          <table:table-cell table:style-name="TableCell5075">
            <text:p text:style-name="P5076">2015</text:p>
          </table:table-cell>
          <table:table-cell table:style-name="TableCell5077">
            <text:p text:style-name="P5078"><text:span text:style-name="T5079">2014080453</text:span></text:p>
          </table:table-cell>
          <table:table-cell table:style-name="TableCell5080">
            <text:p text:style-name="P5081">8,4</text:p>
          </table:table-cell>
        </table:table-row>
        <table:table-row table:style-name="TableRow5082">
          <table:table-cell table:style-name="TableCell5083">
            <text:p text:style-name="P5084">INF0031</text:p>
          </table:table-cell>
          <table:table-cell table:style-name="TableCell5085">
            <text:p text:style-name="P5086">2º</text:p>
          </table:table-cell>
          <table:table-cell table:style-name="TableCell5087">
            <text:p text:style-name="P5088">2006</text:p>
          </table:table-cell>
          <table:table-cell table:style-name="TableCell5089">
            <text:p text:style-name="P5090"><text:span text:style-name="T5091">2005058645</text:span></text:p>
          </table:table-cell>
          <table:table-cell table:style-name="TableCell5092">
            <text:p text:style-name="P5093">7,6</text:p>
          </table:table-cell>
        </table:table-row>
        <table:table-row table:style-name="TableRow5094">
          <table:table-cell table:style-name="TableCell5095">
            <text:p text:style-name="P5096">INF0031</text:p>
          </table:table-cell>
          <table:table-cell table:style-name="TableCell5097">
            <text:p text:style-name="P5098">1º</text:p>
          </table:table-cell>
          <table:table-cell table:style-name="TableCell5099">
            <text:p text:style-name="P5100">2010</text:p>
          </table:table-cell>
          <table:table-cell table:style-name="TableCell5101">
            <text:p text:style-name="P5102"><text:span text:style-name="T5103">2009026755</text:span></text:p>
          </table:table-cell>
          <table:table-cell table:style-name="TableCell5104">
            <text:p text:style-name="P5105">8,0</text:p>
          </table:table-cell>
        </table:table-row>
        <table:table-row table:style-name="TableRow5106">
          <table:table-cell table:style-name="TableCell5107">
            <text:p text:style-name="P5108">INF0031</text:p>
          </table:table-cell>
          <table:table-cell table:style-name="TableCell5109">
            <text:p text:style-name="P5110">2º</text:p>
          </table:table-cell>
          <table:table-cell table:style-name="TableCell5111">
            <text:p text:style-name="P5112">2015</text:p>
          </table:table-cell>
          <table:table-cell table:style-name="TableCell5113">
            <text:p text:style-name="P5114"><text:span text:style-name="T5115">2014080453</text:span></text:p>
          </table:table-cell>
          <table:table-cell table:style-name="TableCell5116">
            <text:p text:style-name="P5117">4,8</text:p>
          </table:table-cell>
        </table:table-row>
        <table:table-row table:style-name="TableRow5118">
          <table:table-cell table:style-name="TableCell5119">
            <text:p text:style-name="P5120">INF0032</text:p>
          </table:table-cell>
          <table:table-cell table:style-name="TableCell5121">
            <text:p text:style-name="P5122">1º</text:p>
          </table:table-cell>
          <table:table-cell table:style-name="TableCell5123">
            <text:p text:style-name="P5124">2007</text:p>
          </table:table-cell>
          <table:table-cell table:style-name="TableCell5125">
            <text:p text:style-name="P5126"><text:span text:style-name="T5127">2005051111</text:span></text:p>
          </table:table-cell>
          <table:table-cell table:style-name="TableCell5128">
            <text:p text:style-name="P5129">8,9</text:p>
          </table:table-cell>
        </table:table-row>
        <table:table-row table:style-name="TableRow5130">
          <table:table-cell table:style-name="TableCell5131">
            <text:p text:style-name="P5132">INF0032</text:p>
          </table:table-cell>
          <table:table-cell table:style-name="TableCell5133">
            <text:p text:style-name="P5134">2º</text:p>
          </table:table-cell>
          <table:table-cell table:style-name="TableCell5135">
            <text:p text:style-name="P5136">2014</text:p>
          </table:table-cell>
          <table:table-cell table:style-name="TableCell5137">
            <text:p text:style-name="P5138"><text:span text:style-name="T5139">2013083322</text:span></text:p>
          </table:table-cell>
          <table:table-cell table:style-name="TableCell5140">
            <text:p text:style-name="P5141">9,0</text:p>
          </table:table-cell>
        </table:table-row>
        <table:table-row table:style-name="TableRow5142">
          <table:table-cell table:style-name="TableCell5143">
            <text:p text:style-name="P5144">INF0039</text:p>
          </table:table-cell>
          <table:table-cell table:style-name="TableCell5145">
            <text:p text:style-name="P5146">1º</text:p>
          </table:table-cell>
          <table:table-cell table:style-name="TableCell5147">
            <text:p text:style-name="P5148">2006</text:p>
          </table:table-cell>
          <table:table-cell table:style-name="TableCell5149">
            <text:p text:style-name="P5150"><text:span text:style-name="T5151">2005058645</text:span></text:p>
          </table:table-cell>
          <table:table-cell table:style-name="TableCell5152">
            <text:p text:style-name="P5153">7,5</text:p>
          </table:table-cell>
        </table:table-row>
        <table:table-row table:style-name="TableRow5154">
          <table:table-cell table:style-name="TableCell5155">
            <text:p text:style-name="P5156">INF0039</text:p>
          </table:table-cell>
          <table:table-cell table:style-name="TableCell5157">
            <text:p text:style-name="P5158">2º</text:p>
          </table:table-cell>
          <table:table-cell table:style-name="TableCell5159">
            <text:p text:style-name="P5160">2010</text:p>
          </table:table-cell>
          <table:table-cell table:style-name="TableCell5161">
            <text:p text:style-name="P5162"><text:span text:style-name="T5163">2009026755</text:span></text:p>
          </table:table-cell>
          <table:table-cell table:style-name="TableCell5164">
            <text:p text:style-name="P5165">8,5</text:p>
          </table:table-cell>
        </table:table-row>
        <table:table-row table:style-name="TableRow5166">
          <table:table-cell table:style-name="TableCell5167">
            <text:p text:style-name="P5168">INF0039</text:p>
          </table:table-cell>
          <table:table-cell table:style-name="TableCell5169">
            <text:p text:style-name="P5170">1º</text:p>
          </table:table-cell>
          <table:table-cell table:style-name="TableCell5171">
            <text:p text:style-name="P5172">2016</text:p>
          </table:table-cell>
          <table:table-cell table:style-name="TableCell5173">
            <text:p text:style-name="P5174"><text:span text:style-name="T5175">2014080453</text:span></text:p>
          </table:table-cell>
          <table:table-cell table:style-name="TableCell5176">
            <text:p text:style-name="P5177"/>
          </table:table-cell>
        </table:table-row>
        <table:table-row table:style-name="TableRow5178">
          <table:table-cell table:style-name="TableCell5179">
            <text:p text:style-name="P5180">INF0040</text:p>
          </table:table-cell>
          <table:table-cell table:style-name="TableCell5181">
            <text:p text:style-name="P5182">1º</text:p>
          </table:table-cell>
          <table:table-cell table:style-name="TableCell5183">
            <text:p text:style-name="P5184">2007</text:p>
          </table:table-cell>
          <table:table-cell table:style-name="TableCell5185">
            <text:p text:style-name="P5186"><text:span text:style-name="T5187">2005051111</text:span></text:p>
          </table:table-cell>
          <table:table-cell table:style-name="TableCell5188">
            <text:p text:style-name="P5189">7,9</text:p>
          </table:table-cell>
        </table:table-row>
        <table:table-row table:style-name="TableRow5190">
          <table:table-cell table:style-name="TableCell5191">
            <text:p text:style-name="P5192">INF0040</text:p>
          </table:table-cell>
          <table:table-cell table:style-name="TableCell5193">
            <text:p text:style-name="P5194">1º</text:p>
          </table:table-cell>
          <table:table-cell table:style-name="TableCell5195">
            <text:p text:style-name="P5196">2015</text:p>
          </table:table-cell>
          <table:table-cell table:style-name="TableCell5197">
            <text:p text:style-name="P5198"><text:span text:style-name="T5199">2013083322</text:span></text:p>
          </table:table-cell>
          <table:table-cell table:style-name="TableCell5200">
            <text:p text:style-name="P5201">6,2</text:p>
          </table:table-cell>
        </table:table-row>
        <table:table-row table:style-name="TableRow5202">
          <table:table-cell table:style-name="TableCell5203">
            <text:p text:style-name="P5204">INF0041</text:p>
          </table:table-cell>
          <table:table-cell table:style-name="TableCell5205">
            <text:p text:style-name="P5206">2º</text:p>
          </table:table-cell>
          <table:table-cell table:style-name="TableCell5207">
            <text:p text:style-name="P5208">2007</text:p>
          </table:table-cell>
          <table:table-cell table:style-name="TableCell5209">
            <text:p text:style-name="P5210"><text:span text:style-name="T5211">2005058645</text:span></text:p>
          </table:table-cell>
          <table:table-cell table:style-name="TableCell5212">
            <text:p text:style-name="P5213">8,8</text:p>
          </table:table-cell>
        </table:table-row>
        <table:table-row table:style-name="TableRow5214">
          <table:table-cell table:style-name="TableCell5215">
            <text:p text:style-name="P5216">INF0041</text:p>
          </table:table-cell>
          <table:table-cell table:style-name="TableCell5217">
            <text:p text:style-name="P5218">2º</text:p>
          </table:table-cell>
          <table:table-cell table:style-name="TableCell5219">
            <text:p text:style-name="P5220">2008</text:p>
          </table:table-cell>
          <table:table-cell table:style-name="TableCell5221">
            <text:p text:style-name="P5222"><text:span text:style-name="T5223">2005051111</text:span></text:p>
          </table:table-cell>
          <table:table-cell table:style-name="TableCell5224">
            <text:p text:style-name="P5225">7,2</text:p>
          </table:table-cell>
        </table:table-row>
        <table:table-row table:style-name="TableRow5226">
          <table:table-cell table:style-name="TableCell5227">
            <text:p text:style-name="P5228">INF0041</text:p>
          </table:table-cell>
          <table:table-cell table:style-name="TableCell5229">
            <text:p text:style-name="P5230">2º</text:p>
          </table:table-cell>
          <table:table-cell table:style-name="TableCell5231">
            <text:p text:style-name="P5232">2010</text:p>
          </table:table-cell>
          <table:table-cell table:style-name="TableCell5233">
            <text:p text:style-name="P5234"><text:span text:style-name="T5235">2009026755</text:span></text:p>
          </table:table-cell>
          <table:table-cell table:style-name="TableCell5236">
            <text:p text:style-name="P5237">6,5</text:p>
          </table:table-cell>
        </table:table-row>
        <table:table-row table:style-name="TableRow5238">
          <table:table-cell table:style-name="TableCell5239">
            <text:p text:style-name="P5240">INF0041</text:p>
          </table:table-cell>
          <table:table-cell table:style-name="TableCell5241">
            <text:p text:style-name="P5242">1º</text:p>
          </table:table-cell>
          <table:table-cell table:style-name="TableCell5243">
            <text:p text:style-name="P5244">2016</text:p>
          </table:table-cell>
          <table:table-cell table:style-name="TableCell5245">
            <text:p text:style-name="P5246"><text:span text:style-name="T5247">2014080453</text:span></text:p>
          </table:table-cell>
          <table:table-cell table:style-name="TableCell5248">
            <text:p text:style-name="P5249"/>
          </table:table-cell>
        </table:table-row>
        <table:table-row table:style-name="TableRow5250">
          <table:table-cell table:style-name="TableCell5251">
            <text:p text:style-name="P5252">INF0047</text:p>
          </table:table-cell>
          <table:table-cell table:style-name="TableCell5253">
            <text:p text:style-name="P5254">2º</text:p>
          </table:table-cell>
          <table:table-cell table:style-name="TableCell5255">
            <text:p text:style-name="P5256">2007</text:p>
          </table:table-cell>
          <table:table-cell table:style-name="TableCell5257">
            <text:p text:style-name="P5258"><text:span text:style-name="T5259">2005058645</text:span></text:p>
          </table:table-cell>
          <table:table-cell table:style-name="TableCell5260">
            <text:p text:style-name="P5261">8,6</text:p>
          </table:table-cell>
        </table:table-row>
        <table:table-row table:style-name="TableRow5262">
          <table:table-cell table:style-name="TableCell5263">
            <text:p text:style-name="P5264">INF0047</text:p>
          </table:table-cell>
          <table:table-cell table:style-name="TableCell5265">
            <text:p text:style-name="P5266">1º</text:p>
          </table:table-cell>
          <table:table-cell table:style-name="TableCell5267">
            <text:p text:style-name="P5268">2011</text:p>
          </table:table-cell>
          <table:table-cell table:style-name="TableCell5269">
            <text:p text:style-name="P5270"><text:span text:style-name="T5271">2009026755</text:span></text:p>
          </table:table-cell>
          <table:table-cell table:style-name="TableCell5272">
            <text:p text:style-name="P5273">9,0</text:p>
          </table:table-cell>
        </table:table-row>
        <table:table-row table:style-name="TableRow5274">
          <table:table-cell table:style-name="TableCell5275">
            <text:p text:style-name="P5276">INF0055</text:p>
          </table:table-cell>
          <table:table-cell table:style-name="TableCell5277">
            <text:p text:style-name="P5278">1º</text:p>
          </table:table-cell>
          <table:table-cell table:style-name="TableCell5279">
            <text:p text:style-name="P5280">2008</text:p>
          </table:table-cell>
          <table:table-cell table:style-name="TableCell5281">
            <text:p text:style-name="P5282"><text:span text:style-name="T5283">2005051111</text:span></text:p>
          </table:table-cell>
          <table:table-cell table:style-name="TableCell5284">
            <text:p text:style-name="P5285">7,2</text:p>
          </table:table-cell>
        </table:table-row>
        <table:table-row table:style-name="TableRow5286">
          <table:table-cell table:style-name="TableCell5287">
            <text:p text:style-name="P5288">INF0055</text:p>
          </table:table-cell>
          <table:table-cell table:style-name="TableCell5289">
            <text:p text:style-name="P5290">1º</text:p>
          </table:table-cell>
          <table:table-cell table:style-name="TableCell5291">
            <text:p text:style-name="P5292">2016</text:p>
          </table:table-cell>
          <table:table-cell table:style-name="TableCell5293">
            <text:p text:style-name="P5294"><text:span text:style-name="T5295">2013083322</text:span></text:p>
          </table:table-cell>
          <table:table-cell table:style-name="TableCell5296">
            <text:p text:style-name="P5297"/>
          </table:table-cell>
        </table:table-row>
        <table:table-row table:style-name="TableRow5298">
          <table:table-cell table:style-name="TableCell5299">
            <text:p text:style-name="P5300">INF0056</text:p>
          </table:table-cell>
          <table:table-cell table:style-name="TableCell5301">
            <text:p text:style-name="P5302">1º</text:p>
          </table:table-cell>
          <table:table-cell table:style-name="TableCell5303">
            <text:p text:style-name="P5304">2008</text:p>
          </table:table-cell>
          <table:table-cell table:style-name="TableCell5305">
            <text:p text:style-name="P5306"><text:span text:style-name="T5307">2005058645</text:span></text:p>
          </table:table-cell>
          <table:table-cell table:style-name="TableCell5308">
            <text:p text:style-name="P5309">6,9</text:p>
          </table:table-cell>
        </table:table-row>
        <table:table-row table:style-name="TableRow5310">
          <table:table-cell table:style-name="TableCell5311">
            <text:p text:style-name="P5312">INF0056</text:p>
          </table:table-cell>
          <table:table-cell table:style-name="TableCell5313">
            <text:p text:style-name="P5314">2º</text:p>
          </table:table-cell>
          <table:table-cell table:style-name="TableCell5315">
            <text:p text:style-name="P5316">2011</text:p>
          </table:table-cell>
          <table:table-cell table:style-name="TableCell5317">
            <text:p text:style-name="P5318"><text:span text:style-name="T5319">2009026755</text:span></text:p>
          </table:table-cell>
          <table:table-cell table:style-name="TableCell5320">
            <text:p text:style-name="P5321">8,2</text:p>
          </table:table-cell>
        </table:table-row>
      </table:table>
      <text:p text:style-name="P5322"/>
      <text:p text:style-name="P5323"/>
      <text:p text:style-name="P53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81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FCOSTA PC</dc:creator>
    <meta:creation-date>2016-07-08T16:12:00Z</meta:creation-date>
    <dc:date>2016-07-10T02:36:00Z</dc:date>
    <meta:template xlink:href="Normal.dotm" xlink:type="simple"/>
    <meta:editing-cycles>41</meta:editing-cycles>
    <meta:editing-duration>PT28860S</meta:editing-duration>
    <meta:document-statistic meta:page-count="14" meta:paragraph-count="34" meta:word-count="2685" meta:character-count="17152" meta:row-count="120" meta:non-whitespace-character-count="14501"/>
  </office:meta>
</office:document-meta>
</file>